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1.5146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1.011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37"/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ext-properties style:font-name-asian="AR PL SungtiL G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column table:style-name="co1" table:default-cell-style-name="ce5"/>
        <table:table-column table:style-name="co1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hips in Luanda Bay</text:p>
          </table:table-cell>
          <table:table-cell table:style-name="ce2" office:value-type="string" calcext:value-type="string">
            <text:p>Ships in Offshore Area</text:p>
          </table:table-cell>
          <table:table-cell table:style-name="ce2" office:value-type="string" calcext:value-type="string">
            <text:p>Ships in Lobito Bay</text:p>
          </table:table-cell>
          <table:table-cell table:style-name="ce2" office:value-type="string" calcext:value-type="string">
            <text:p>Closure Policy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ies</text:p>
          </table:table-cell>
          <table:table-cell table:style-name="ce2" office:value-type="string" calcext:value-type="string">
            <text:p>Measured Current Infected</text:p>
          </table:table-cell>
          <table:table-cell table:style-name="ce4" office:value-type="string" calcext:value-type="string">
            <text:p>Death likelihood</text:p>
          </table:table-cell>
          <table:table-cell table:style-name="ce4" office:value-type="string" calcext:value-type="string">
            <text:p>Susceptible Population</text:p>
          </table:table-cell>
          <table:table-cell table:style-name="ce4" office:value-type="string" calcext:value-type="string">
            <text:p>True Infected</text:p>
          </table:table-cell>
          <table:table-cell table:style-name="ce4" office:value-type="string" calcext:value-type="string">
            <text:p>True Infection Rate</text:p>
          </table:table-cell>
          <table:table-cell table:style-name="ce4" office:value-type="string" calcext:value-type="string">
            <text:p>Measured Infection Rate</text:p>
          </table:table-cell>
          <table:table-cell table:style-name="ce2" office:value-type="string" calcext:value-type="string">
            <text:p>nat_retail_recreation_mob</text:p>
          </table:table-cell>
          <table:table-cell table:style-name="ce2" office:value-type="string" calcext:value-type="string">
            <text:p>nat_grocery__pharmacy_mob</text:p>
          </table:table-cell>
          <table:table-cell table:style-name="ce2" office:value-type="string" calcext:value-type="string">
            <text:p>nat_parks_mob</text:p>
          </table:table-cell>
          <table:table-cell table:style-name="ce2" office:value-type="string" calcext:value-type="string">
            <text:p>nat_transit_mob</text:p>
          </table:table-cell>
          <table:table-cell table:style-name="ce2" office:value-type="string" calcext:value-type="string">
            <text:p>nat_workplaces_mob</text:p>
          </table:table-cell>
          <table:table-cell table:style-name="ce2" office:value-type="string" calcext:value-type="string">
            <text:p>nat_residential_mob</text:p>
          </table:table-cell>
          <table:table-cell table:style-name="ce2" office:value-type="string" calcext:value-type="string">
            <text:p>loc_retail_recreation_mob</text:p>
          </table:table-cell>
          <table:table-cell table:style-name="ce2" office:value-type="string" calcext:value-type="string">
            <text:p>loc_grocery__pharmacy_mob</text:p>
          </table:table-cell>
          <table:table-cell table:style-name="ce2" office:value-type="string" calcext:value-type="string">
            <text:p>loc_parks_mob</text:p>
          </table:table-cell>
          <table:table-cell table:style-name="ce2" office:value-type="string" calcext:value-type="string">
            <text:p>loc_transit_mob</text:p>
          </table:table-cell>
          <table:table-cell table:style-name="ce2" office:value-type="string" calcext:value-type="string">
            <text:p>loc_workplaces_mob</text:p>
          </table:table-cell>
          <table:table-cell table:style-name="ce2" office:value-type="string" calcext:value-type="string">
            <text:p>loc_residential_mob</text:p>
          </table:table-cell>
          <table:table-cell table:style-name="ce2" table:number-columns-repeated="998"/>
        </table:table-row>
        <table:table-row table:style-name="ro2">
          <table:table-cell office:value-type="date" office:date-value="2020-01-10" calcext:value-type="date">
            <text:p>01/10/20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-Emergency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2]-[.G2]-[.H2]" office:value-type="float" office:value="0" calcext:value-type="float">
            <text:p>0</text:p>
          </table:table-cell>
          <table:table-cell/>
          <table:table-cell table:formula="of:=33467077-[.F2]" office:value-type="float" office:value="33467077" calcext:value-type="float">
            <text:p>33467077</text:p>
          </table:table-cell>
          <table:table-cell table:formula="of:=MAX(0;NORMINV(RAND();MAX([.I9];1);MAX(0.25*[.I9];1))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1-11" calcext:value-type="date">
            <text:p>01/11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3]-[.G3]-[.H3]" office:value-type="float" office:value="0" calcext:value-type="float">
            <text:p>0</text:p>
          </table:table-cell>
          <table:table-cell/>
          <table:table-cell table:formula="of:=33467077-[.F3]" office:value-type="float" office:value="33467077" calcext:value-type="float">
            <text:p>33467077</text:p>
          </table:table-cell>
          <table:table-cell table:formula="of:=MAX(0;NORMINV(RAND();MAX([.I10];1);MAX(0.25*[.I10];1)))" office:value-type="float" office:value="0.551968903428808" calcext:value-type="float">
            <text:p>0.551968903428808</text:p>
          </table:table-cell>
          <table:table-cell table:formula="of:=[.L3]-[.L2]" office:value-type="float" office:value="0.551968903428808" calcext:value-type="float">
            <text:p>0.551968903428808</text:p>
          </table:table-cell>
          <table:table-cell table:formula="of:=[.I3]-[.I2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1-12" calcext:value-type="date">
            <text:p>01/12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4]-[.G4]-[.H4]" office:value-type="float" office:value="0" calcext:value-type="float">
            <text:p>0</text:p>
          </table:table-cell>
          <table:table-cell/>
          <table:table-cell table:formula="of:=33467077-[.F4]" office:value-type="float" office:value="33467077" calcext:value-type="float">
            <text:p>33467077</text:p>
          </table:table-cell>
          <table:table-cell table:formula="of:=MAX(0;NORMINV(RAND();MAX([.I11];1);MAX(0.25*[.I11];1)))" office:value-type="float" office:value="0.529486560970693" calcext:value-type="float">
            <text:p>0.529486560970693</text:p>
          </table:table-cell>
          <table:table-cell table:formula="of:=[.L4]-[.L3]" office:value-type="float" office:value="-0.0224823424581155" calcext:value-type="float">
            <text:p>-0.022482342458116</text:p>
          </table:table-cell>
          <table:table-cell table:formula="of:=[.I4]-[.I3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1-13" calcext:value-type="date">
            <text:p>01/13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5]-[.G5]-[.H5]" office:value-type="float" office:value="0" calcext:value-type="float">
            <text:p>0</text:p>
          </table:table-cell>
          <table:table-cell/>
          <table:table-cell table:formula="of:=33467077-[.F5]" office:value-type="float" office:value="33467077" calcext:value-type="float">
            <text:p>33467077</text:p>
          </table:table-cell>
          <table:table-cell table:formula="of:=MAX(0;NORMINV(RAND();MAX([.I12];1);MAX(0.25*[.I12];1)))" office:value-type="float" office:value="0.354618256673347" calcext:value-type="float">
            <text:p>0.354618256673347</text:p>
          </table:table-cell>
          <table:table-cell table:formula="of:=[.L5]-[.L4]" office:value-type="float" office:value="-0.174868304297346" calcext:value-type="float">
            <text:p>-0.174868304297346</text:p>
          </table:table-cell>
          <table:table-cell table:formula="of:=[.I5]-[.I4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1-14" calcext:value-type="date">
            <text:p>01/14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6]-[.G6]-[.H6]" office:value-type="float" office:value="0" calcext:value-type="float">
            <text:p>0</text:p>
          </table:table-cell>
          <table:table-cell/>
          <table:table-cell table:formula="of:=33467077-[.F6]" office:value-type="float" office:value="33467077" calcext:value-type="float">
            <text:p>33467077</text:p>
          </table:table-cell>
          <table:table-cell table:formula="of:=MAX(0;NORMINV(RAND();MAX([.I13];1);MAX(0.25*[.I13];1)))" office:value-type="float" office:value="0.618814303341115" calcext:value-type="float">
            <text:p>0.618814303341115</text:p>
          </table:table-cell>
          <table:table-cell table:formula="of:=[.L6]-[.L5]" office:value-type="float" office:value="0.264196046667767" calcext:value-type="float">
            <text:p>0.264196046667767</text:p>
          </table:table-cell>
          <table:table-cell table:formula="of:=[.I6]-[.I5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1-15" calcext:value-type="date">
            <text:p>01/15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7]-[.G7]-[.H7]" office:value-type="float" office:value="0" calcext:value-type="float">
            <text:p>0</text:p>
          </table:table-cell>
          <table:table-cell/>
          <table:table-cell table:formula="of:=33467077-[.F7]" office:value-type="float" office:value="33467077" calcext:value-type="float">
            <text:p>33467077</text:p>
          </table:table-cell>
          <table:table-cell table:formula="of:=MAX(0;NORMINV(RAND();MAX([.I14];1);MAX(0.25*[.I14];1)))" office:value-type="float" office:value="0.627306086850564" calcext:value-type="float">
            <text:p>0.627306086850564</text:p>
          </table:table-cell>
          <table:table-cell table:formula="of:=[.L7]-[.L6]" office:value-type="float" office:value="0.00849178350944923" calcext:value-type="float">
            <text:p>0.008491783509449</text:p>
          </table:table-cell>
          <table:table-cell table:formula="of:=[.I7]-[.I6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1-16" calcext:value-type="date">
            <text:p>01/16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8]-[.G8]-[.H8]" office:value-type="float" office:value="0" calcext:value-type="float">
            <text:p>0</text:p>
          </table:table-cell>
          <table:table-cell/>
          <table:table-cell table:formula="of:=33467077-[.F8]" office:value-type="float" office:value="33467077" calcext:value-type="float">
            <text:p>33467077</text:p>
          </table:table-cell>
          <table:table-cell table:formula="of:=MAX(0;NORMINV(RAND()*0.5+0.5;MAX([.I15];1);MAX(0.25*[.I15];1)))" office:value-type="float" office:value="1.88461020023304" calcext:value-type="float">
            <text:p>1.88461020023304</text:p>
          </table:table-cell>
          <table:table-cell table:formula="of:=[.L8]-[.L7]" office:value-type="float" office:value="1.25730411338247" calcext:value-type="float">
            <text:p>1.25730411338247</text:p>
          </table:table-cell>
          <table:table-cell table:formula="of:=[.I8]-[.I7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1-17" calcext:value-type="date">
            <text:p>01/17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9]-[.G9]-[.H9]" office:value-type="float" office:value="0" calcext:value-type="float">
            <text:p>0</text:p>
          </table:table-cell>
          <table:table-cell/>
          <table:table-cell table:formula="of:=33467077-[.F9]" office:value-type="float" office:value="33467077" calcext:value-type="float">
            <text:p>33467077</text:p>
          </table:table-cell>
          <table:table-cell table:formula="of:=MAX(0;NORMINV(RAND()*0.5+0.5;MAX([.I16];1);MAX(0.25*[.I16];1)))" office:value-type="float" office:value="2.38734514136613" calcext:value-type="float">
            <text:p>2.38734514136613</text:p>
          </table:table-cell>
          <table:table-cell table:formula="of:=[.L9]-[.L8]" office:value-type="float" office:value="0.502734941133096" calcext:value-type="float">
            <text:p>0.502734941133096</text:p>
          </table:table-cell>
          <table:table-cell table:formula="of:=[.I9]-[.I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1-18" calcext:value-type="date">
            <text:p>01/18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10]-[.G10]-[.H10]" office:value-type="float" office:value="0" calcext:value-type="float">
            <text:p>0</text:p>
          </table:table-cell>
          <table:table-cell/>
          <table:table-cell table:formula="of:=33467077-[.F10]" office:value-type="float" office:value="33467077" calcext:value-type="float">
            <text:p>33467077</text:p>
          </table:table-cell>
          <table:table-cell table:formula="of:=MAX(0;NORMINV(RAND()*0.5+0.5;MAX([.I17];1);MAX(0.25*[.I17];1)))" office:value-type="float" office:value="1.91769637229998" calcext:value-type="float">
            <text:p>1.91769637229998</text:p>
          </table:table-cell>
          <table:table-cell table:formula="of:=[.L10]-[.L9]" office:value-type="float" office:value="-0.469648769066149" calcext:value-type="float">
            <text:p>-0.469648769066149</text:p>
          </table:table-cell>
          <table:table-cell table:formula="of:=[.I10]-[.I9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1-19" calcext:value-type="date">
            <text:p>01/19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11]-[.G11]-[.H11]" office:value-type="float" office:value="0" calcext:value-type="float">
            <text:p>0</text:p>
          </table:table-cell>
          <table:table-cell/>
          <table:table-cell table:formula="of:=33467077-[.F11]" office:value-type="float" office:value="33467077" calcext:value-type="float">
            <text:p>33467077</text:p>
          </table:table-cell>
          <table:table-cell table:formula="of:=MAX(0;NORMINV(RAND()*0.5+0.5;MAX([.I18];1);MAX(0.25*[.I18];1)))" office:value-type="float" office:value="2.61351826511295" calcext:value-type="float">
            <text:p>2.61351826511295</text:p>
          </table:table-cell>
          <table:table-cell table:formula="of:=[.L11]-[.L10]" office:value-type="float" office:value="0.695821892812972" calcext:value-type="float">
            <text:p>0.695821892812972</text:p>
          </table:table-cell>
          <table:table-cell table:formula="of:=[.I11]-[.I10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1-20" calcext:value-type="date">
            <text:p>01/20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12]-[.G12]-[.H12]" office:value-type="float" office:value="0" calcext:value-type="float">
            <text:p>0</text:p>
          </table:table-cell>
          <table:table-cell/>
          <table:table-cell table:formula="of:=33467077-[.F12]" office:value-type="float" office:value="33467077" calcext:value-type="float">
            <text:p>33467077</text:p>
          </table:table-cell>
          <table:table-cell table:formula="of:=MAX(0;NORMINV(RAND()*0.5+0.5;MAX([.I19];1);MAX(0.25*[.I19];1)))" office:value-type="float" office:value="2.50886950725565" calcext:value-type="float">
            <text:p>2.50886950725565</text:p>
          </table:table-cell>
          <table:table-cell table:formula="of:=[.L12]-[.L11]" office:value-type="float" office:value="-0.104648757857302" calcext:value-type="float">
            <text:p>-0.104648757857302</text:p>
          </table:table-cell>
          <table:table-cell table:formula="of:=[.I12]-[.I11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1-21" calcext:value-type="date">
            <text:p>01/21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13]-[.G13]-[.H13]" office:value-type="float" office:value="0" calcext:value-type="float">
            <text:p>0</text:p>
          </table:table-cell>
          <table:table-cell/>
          <table:table-cell table:formula="of:=33467077-[.F13]" office:value-type="float" office:value="33467077" calcext:value-type="float">
            <text:p>33467077</text:p>
          </table:table-cell>
          <table:table-cell table:formula="of:=MAX(0;NORMINV(RAND()*0.5+0.5;MAX([.I20];1);MAX(0.25*[.I20];1)))" office:value-type="float" office:value="2.46194167076865" calcext:value-type="float">
            <text:p>2.46194167076865</text:p>
          </table:table-cell>
          <table:table-cell table:formula="of:=[.L13]-[.L12]" office:value-type="float" office:value="-0.0469278364870038" calcext:value-type="float">
            <text:p>-0.046927836487004</text:p>
          </table:table-cell>
          <table:table-cell table:formula="of:=[.I13]-[.I12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1-22" calcext:value-type="date">
            <text:p>01/22/20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-Emergency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14]-[.G14]-[.H14]" office:value-type="float" office:value="0" calcext:value-type="float">
            <text:p>0</text:p>
          </table:table-cell>
          <table:table-cell/>
          <table:table-cell table:formula="of:=33467077-[.F14]" office:value-type="float" office:value="33467077" calcext:value-type="float">
            <text:p>33467077</text:p>
          </table:table-cell>
          <table:table-cell table:formula="of:=MAX(0;NORMINV(RAND()*0.5+0.5;MAX([.I21];1);MAX(0.25*[.I21];1)))" office:value-type="float" office:value="1.71557466574327" calcext:value-type="float">
            <text:p>1.71557466574327</text:p>
          </table:table-cell>
          <table:table-cell table:formula="of:=[.L14]-[.L13]" office:value-type="float" office:value="-0.746367005025377" calcext:value-type="float">
            <text:p>-0.746367005025377</text:p>
          </table:table-cell>
          <table:table-cell table:formula="of:=[.I14]-[.I13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1-23" calcext:value-type="date">
            <text:p>01/23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15]-[.G15]-[.H15]" office:value-type="float" office:value="0" calcext:value-type="float">
            <text:p>0</text:p>
          </table:table-cell>
          <table:table-cell/>
          <table:table-cell table:formula="of:=33467077-[.F15]" office:value-type="float" office:value="33467077" calcext:value-type="float">
            <text:p>33467077</text:p>
          </table:table-cell>
          <table:table-cell table:formula="of:=MAX(0;NORMINV(RAND()*0.5+0.5;MAX([.I22];1);MAX(0.25*[.I22];1)))" office:value-type="float" office:value="1.20605488664649" calcext:value-type="float">
            <text:p>1.20605488664649</text:p>
          </table:table-cell>
          <table:table-cell table:formula="of:=[.L15]-[.L14]" office:value-type="float" office:value="-0.509519779096781" calcext:value-type="float">
            <text:p>-0.509519779096781</text:p>
          </table:table-cell>
          <table:table-cell table:formula="of:=[.I15]-[.I14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1-24" calcext:value-type="date">
            <text:p>01/24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16]-[.G16]-[.H16]" office:value-type="float" office:value="0" calcext:value-type="float">
            <text:p>0</text:p>
          </table:table-cell>
          <table:table-cell/>
          <table:table-cell table:formula="of:=33467077-[.F16]" office:value-type="float" office:value="33467077" calcext:value-type="float">
            <text:p>33467077</text:p>
          </table:table-cell>
          <table:table-cell table:formula="of:=MAX(0;NORMINV(RAND()*0.5+0.5;MAX([.I23];1);MAX(0.25*[.I23];1)))" office:value-type="float" office:value="1.44433229193156" calcext:value-type="float">
            <text:p>1.44433229193156</text:p>
          </table:table-cell>
          <table:table-cell table:formula="of:=[.L16]-[.L15]" office:value-type="float" office:value="0.238277405285067" calcext:value-type="float">
            <text:p>0.238277405285067</text:p>
          </table:table-cell>
          <table:table-cell table:formula="of:=[.I16]-[.I15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1-25" calcext:value-type="date">
            <text:p>01/25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17]-[.G17]-[.H17]" office:value-type="float" office:value="0" calcext:value-type="float">
            <text:p>0</text:p>
          </table:table-cell>
          <table:table-cell/>
          <table:table-cell table:formula="of:=33467077-[.F17]" office:value-type="float" office:value="33467077" calcext:value-type="float">
            <text:p>33467077</text:p>
          </table:table-cell>
          <table:table-cell table:formula="of:=MAX(0;NORMINV(RAND()*0.5+0.5;MAX([.I24];1);MAX(0.25*[.I24];1)))" office:value-type="float" office:value="1.37984767256333" calcext:value-type="float">
            <text:p>1.37984767256333</text:p>
          </table:table-cell>
          <table:table-cell table:formula="of:=[.L17]-[.L16]" office:value-type="float" office:value="-0.0644846193682231" calcext:value-type="float">
            <text:p>-0.064484619368223</text:p>
          </table:table-cell>
          <table:table-cell table:formula="of:=[.I17]-[.I16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1-26" calcext:value-type="date">
            <text:p>01/26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18]-[.G18]-[.H18]" office:value-type="float" office:value="0" calcext:value-type="float">
            <text:p>0</text:p>
          </table:table-cell>
          <table:table-cell/>
          <table:table-cell table:formula="of:=33467077-[.F18]" office:value-type="float" office:value="33467077" calcext:value-type="float">
            <text:p>33467077</text:p>
          </table:table-cell>
          <table:table-cell table:formula="of:=MAX(0;NORMINV(RAND()*0.5+0.5;MAX([.I25];1);MAX(0.25*[.I25];1)))" office:value-type="float" office:value="1.37693338910053" calcext:value-type="float">
            <text:p>1.37693338910053</text:p>
          </table:table-cell>
          <table:table-cell table:formula="of:=[.L18]-[.L17]" office:value-type="float" office:value="-0.00291428346280131" calcext:value-type="float">
            <text:p>-0.002914283462801</text:p>
          </table:table-cell>
          <table:table-cell table:formula="of:=[.I18]-[.I17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1-27" calcext:value-type="date">
            <text:p>01/27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19]-[.G19]-[.H19]" office:value-type="float" office:value="0" calcext:value-type="float">
            <text:p>0</text:p>
          </table:table-cell>
          <table:table-cell/>
          <table:table-cell table:formula="of:=33467077-[.F19]" office:value-type="float" office:value="33467077" calcext:value-type="float">
            <text:p>33467077</text:p>
          </table:table-cell>
          <table:table-cell table:formula="of:=MAX(0;NORMINV(RAND()*0.5+0.5;MAX([.I26];1);MAX(0.25*[.I26];1)))" office:value-type="float" office:value="1.39754855827813" calcext:value-type="float">
            <text:p>1.39754855827813</text:p>
          </table:table-cell>
          <table:table-cell table:formula="of:=[.L19]-[.L18]" office:value-type="float" office:value="0.0206151691775973" calcext:value-type="float">
            <text:p>0.020615169177597</text:p>
          </table:table-cell>
          <table:table-cell table:formula="of:=[.I19]-[.I1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1-28" calcext:value-type="date">
            <text:p>01/28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20]-[.G20]-[.H20]" office:value-type="float" office:value="0" calcext:value-type="float">
            <text:p>0</text:p>
          </table:table-cell>
          <table:table-cell/>
          <table:table-cell table:formula="of:=33467077-[.F20]" office:value-type="float" office:value="33467077" calcext:value-type="float">
            <text:p>33467077</text:p>
          </table:table-cell>
          <table:table-cell table:formula="of:=MAX(0;NORMINV(RAND()*0.5+0.5;MAX([.I27];1);MAX(0.25*[.I27];1)))" office:value-type="float" office:value="1.65603753461216" calcext:value-type="float">
            <text:p>1.65603753461216</text:p>
          </table:table-cell>
          <table:table-cell table:formula="of:=[.L20]-[.L19]" office:value-type="float" office:value="0.258488976334034" calcext:value-type="float">
            <text:p>0.258488976334034</text:p>
          </table:table-cell>
          <table:table-cell table:formula="of:=[.I20]-[.I19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1-29" calcext:value-type="date">
            <text:p>01/29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21]-[.G21]-[.H21]" office:value-type="float" office:value="0" calcext:value-type="float">
            <text:p>0</text:p>
          </table:table-cell>
          <table:table-cell/>
          <table:table-cell table:formula="of:=33467077-[.F21]" office:value-type="float" office:value="33467077" calcext:value-type="float">
            <text:p>33467077</text:p>
          </table:table-cell>
          <table:table-cell table:formula="of:=MAX(0;NORMINV(RAND()*0.5+0.5;MAX([.I28];1);MAX(0.25*[.I28];1)))" office:value-type="float" office:value="2.04025298224785" calcext:value-type="float">
            <text:p>2.04025298224785</text:p>
          </table:table-cell>
          <table:table-cell table:formula="of:=[.L21]-[.L20]" office:value-type="float" office:value="0.38421544763569" calcext:value-type="float">
            <text:p>0.38421544763569</text:p>
          </table:table-cell>
          <table:table-cell table:formula="of:=[.I21]-[.I20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1-30" calcext:value-type="date">
            <text:p>01/30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22]-[.G22]-[.H22]" office:value-type="float" office:value="0" calcext:value-type="float">
            <text:p>0</text:p>
          </table:table-cell>
          <table:table-cell/>
          <table:table-cell table:formula="of:=33467077-[.F22]" office:value-type="float" office:value="33467077" calcext:value-type="float">
            <text:p>33467077</text:p>
          </table:table-cell>
          <table:table-cell table:formula="of:=MAX(0;NORMINV(RAND()*0.5+0.5;MAX([.I29];1);MAX(0.25*[.I29];1)))" office:value-type="float" office:value="1.42667084460256" calcext:value-type="float">
            <text:p>1.42667084460256</text:p>
          </table:table-cell>
          <table:table-cell table:formula="of:=[.L22]-[.L21]" office:value-type="float" office:value="-0.613582137645291" calcext:value-type="float">
            <text:p>-0.613582137645291</text:p>
          </table:table-cell>
          <table:table-cell table:formula="of:=[.I22]-[.I21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1-31" calcext:value-type="date">
            <text:p>01/31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23]-[.G23]-[.H23]" office:value-type="float" office:value="0" calcext:value-type="float">
            <text:p>0</text:p>
          </table:table-cell>
          <table:table-cell/>
          <table:table-cell table:formula="of:=33467077-[.F23]" office:value-type="float" office:value="33467077" calcext:value-type="float">
            <text:p>33467077</text:p>
          </table:table-cell>
          <table:table-cell table:formula="of:=MAX(0;NORMINV(RAND()*0.5+0.5;MAX([.I30];1);MAX(0.25*[.I30];1)))" office:value-type="float" office:value="2.20700181336932" calcext:value-type="float">
            <text:p>2.20700181336932</text:p>
          </table:table-cell>
          <table:table-cell table:formula="of:=[.L23]-[.L22]" office:value-type="float" office:value="0.780330968766756" calcext:value-type="float">
            <text:p>0.780330968766756</text:p>
          </table:table-cell>
          <table:table-cell table:formula="of:=[.I23]-[.I22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2-01" calcext:value-type="date">
            <text:p>02/01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24]-[.G24]-[.H24]" office:value-type="float" office:value="0" calcext:value-type="float">
            <text:p>0</text:p>
          </table:table-cell>
          <table:table-cell/>
          <table:table-cell table:formula="of:=33467077-[.F24]" office:value-type="float" office:value="33467077" calcext:value-type="float">
            <text:p>33467077</text:p>
          </table:table-cell>
          <table:table-cell table:formula="of:=MAX(0;NORMINV(RAND()*0.5+0.5;MAX([.I31];1);MAX(0.25*[.I31];1)))" office:value-type="float" office:value="1.60242132133597" calcext:value-type="float">
            <text:p>1.60242132133597</text:p>
          </table:table-cell>
          <table:table-cell table:formula="of:=[.L24]-[.L23]" office:value-type="float" office:value="-0.604580492033354" calcext:value-type="float">
            <text:p>-0.604580492033354</text:p>
          </table:table-cell>
          <table:table-cell table:formula="of:=[.I24]-[.I23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2-02" calcext:value-type="date">
            <text:p>02/02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25]-[.G25]-[.H25]" office:value-type="float" office:value="0" calcext:value-type="float">
            <text:p>0</text:p>
          </table:table-cell>
          <table:table-cell/>
          <table:table-cell table:formula="of:=33467077-[.F25]" office:value-type="float" office:value="33467077" calcext:value-type="float">
            <text:p>33467077</text:p>
          </table:table-cell>
          <table:table-cell table:formula="of:=MAX(0;NORMINV(RAND()*0.5+0.5;MAX([.I32];1);MAX(0.25*[.I32];1)))" office:value-type="float" office:value="1.24897229106548" calcext:value-type="float">
            <text:p>1.24897229106548</text:p>
          </table:table-cell>
          <table:table-cell table:formula="of:=[.L25]-[.L24]" office:value-type="float" office:value="-0.353449030270483" calcext:value-type="float">
            <text:p>-0.353449030270483</text:p>
          </table:table-cell>
          <table:table-cell table:formula="of:=[.I25]-[.I24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2-03" calcext:value-type="date">
            <text:p>02/03/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-Emergency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26]-[.G26]-[.H26]" office:value-type="float" office:value="0" calcext:value-type="float">
            <text:p>0</text:p>
          </table:table-cell>
          <table:table-cell/>
          <table:table-cell table:formula="of:=33467077-[.F26]" office:value-type="float" office:value="33467077" calcext:value-type="float">
            <text:p>33467077</text:p>
          </table:table-cell>
          <table:table-cell table:formula="of:=MAX(0;NORMINV(RAND()*0.5+0.5;MAX([.I33];1);MAX(0.25*[.I33];1)))" office:value-type="float" office:value="1.09038607255549" calcext:value-type="float">
            <text:p>1.09038607255549</text:p>
          </table:table-cell>
          <table:table-cell table:formula="of:=[.L26]-[.L25]" office:value-type="float" office:value="-0.158586218509991" calcext:value-type="float">
            <text:p>-0.158586218509991</text:p>
          </table:table-cell>
          <table:table-cell table:formula="of:=[.I26]-[.I25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2-04" calcext:value-type="date">
            <text:p>02/04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27]-[.G27]-[.H27]" office:value-type="float" office:value="0" calcext:value-type="float">
            <text:p>0</text:p>
          </table:table-cell>
          <table:table-cell/>
          <table:table-cell table:formula="of:=33467077-[.F27]" office:value-type="float" office:value="33467077" calcext:value-type="float">
            <text:p>33467077</text:p>
          </table:table-cell>
          <table:table-cell table:formula="of:=MAX(0;NORMINV(RAND()*0.5+0.5;MAX([.I34];1);MAX(0.25*[.I34];1)))" office:value-type="float" office:value="1.08165355479813" calcext:value-type="float">
            <text:p>1.08165355479813</text:p>
          </table:table-cell>
          <table:table-cell table:formula="of:=[.L27]-[.L26]" office:value-type="float" office:value="-0.00873251775735984" calcext:value-type="float">
            <text:p>-0.00873251775736</text:p>
          </table:table-cell>
          <table:table-cell table:formula="of:=[.I27]-[.I26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2-05" calcext:value-type="date">
            <text:p>02/05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28]-[.G28]-[.H28]" office:value-type="float" office:value="0" calcext:value-type="float">
            <text:p>0</text:p>
          </table:table-cell>
          <table:table-cell/>
          <table:table-cell table:formula="of:=33467077-[.F28]" office:value-type="float" office:value="33467077" calcext:value-type="float">
            <text:p>33467077</text:p>
          </table:table-cell>
          <table:table-cell table:formula="of:=MAX(0;NORMINV(RAND()*0.5+0.5;MAX([.I35];1);MAX(0.25*[.I35];1)))" office:value-type="float" office:value="1.30886025367222" calcext:value-type="float">
            <text:p>1.30886025367222</text:p>
          </table:table-cell>
          <table:table-cell table:formula="of:=[.L28]-[.L27]" office:value-type="float" office:value="0.227206698874093" calcext:value-type="float">
            <text:p>0.227206698874093</text:p>
          </table:table-cell>
          <table:table-cell table:formula="of:=[.I28]-[.I27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2-06" calcext:value-type="date">
            <text:p>02/06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29]-[.G29]-[.H29]" office:value-type="float" office:value="0" calcext:value-type="float">
            <text:p>0</text:p>
          </table:table-cell>
          <table:table-cell/>
          <table:table-cell table:formula="of:=33467077-[.F29]" office:value-type="float" office:value="33467077" calcext:value-type="float">
            <text:p>33467077</text:p>
          </table:table-cell>
          <table:table-cell table:formula="of:=MAX(0;NORMINV(RAND()*0.5+0.5;MAX([.I36];1);MAX(0.25*[.I36];1)))" office:value-type="float" office:value="1.41599656539989" calcext:value-type="float">
            <text:p>1.41599656539989</text:p>
          </table:table-cell>
          <table:table-cell table:formula="of:=[.L29]-[.L28]" office:value-type="float" office:value="0.107136311727662" calcext:value-type="float">
            <text:p>0.107136311727662</text:p>
          </table:table-cell>
          <table:table-cell table:formula="of:=[.I29]-[.I2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2-07" calcext:value-type="date">
            <text:p>02/07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30]-[.G30]-[.H30]" office:value-type="float" office:value="0" calcext:value-type="float">
            <text:p>0</text:p>
          </table:table-cell>
          <table:table-cell/>
          <table:table-cell table:formula="of:=33467077-[.F30]" office:value-type="float" office:value="33467077" calcext:value-type="float">
            <text:p>33467077</text:p>
          </table:table-cell>
          <table:table-cell table:formula="of:=MAX(0;NORMINV(RAND()*0.5+0.5;MAX([.I37];1);MAX(0.25*[.I37];1)))" office:value-type="float" office:value="1.36727953841782" calcext:value-type="float">
            <text:p>1.36727953841782</text:p>
          </table:table-cell>
          <table:table-cell table:formula="of:=[.L30]-[.L29]" office:value-type="float" office:value="-0.0487170269820638" calcext:value-type="float">
            <text:p>-0.048717026982064</text:p>
          </table:table-cell>
          <table:table-cell table:formula="of:=[.I30]-[.I29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2-08" calcext:value-type="date">
            <text:p>02/08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31]-[.G31]-[.H31]" office:value-type="float" office:value="0" calcext:value-type="float">
            <text:p>0</text:p>
          </table:table-cell>
          <table:table-cell/>
          <table:table-cell table:formula="of:=33467077-[.F31]" office:value-type="float" office:value="33467077" calcext:value-type="float">
            <text:p>33467077</text:p>
          </table:table-cell>
          <table:table-cell table:formula="of:=MAX(0;NORMINV(RAND()*0.5+0.5;MAX([.I38];1);MAX(0.25*[.I38];1)))" office:value-type="float" office:value="1.87730408118906" calcext:value-type="float">
            <text:p>1.87730408118906</text:p>
          </table:table-cell>
          <table:table-cell table:formula="of:=[.L31]-[.L30]" office:value-type="float" office:value="0.510024542771237" calcext:value-type="float">
            <text:p>0.510024542771237</text:p>
          </table:table-cell>
          <table:table-cell table:formula="of:=[.I31]-[.I30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2-09" calcext:value-type="date">
            <text:p>02/09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32]-[.G32]-[.H32]" office:value-type="float" office:value="0" calcext:value-type="float">
            <text:p>0</text:p>
          </table:table-cell>
          <table:table-cell/>
          <table:table-cell table:formula="of:=33467077-[.F32]" office:value-type="float" office:value="33467077" calcext:value-type="float">
            <text:p>33467077</text:p>
          </table:table-cell>
          <table:table-cell table:formula="of:=MAX(0;NORMINV(RAND()*0.5+0.5;MAX([.I39];1);MAX(0.25*[.I39];1)))" office:value-type="float" office:value="2.55299163664203" calcext:value-type="float">
            <text:p>2.55299163664203</text:p>
          </table:table-cell>
          <table:table-cell table:formula="of:=[.L32]-[.L31]" office:value-type="float" office:value="0.675687555452969" calcext:value-type="float">
            <text:p>0.675687555452969</text:p>
          </table:table-cell>
          <table:table-cell table:formula="of:=[.I32]-[.I31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2-10" calcext:value-type="date">
            <text:p>02/10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33]-[.G33]-[.H33]" office:value-type="float" office:value="0" calcext:value-type="float">
            <text:p>0</text:p>
          </table:table-cell>
          <table:table-cell/>
          <table:table-cell table:formula="of:=33467077-[.F33]" office:value-type="float" office:value="33467077" calcext:value-type="float">
            <text:p>33467077</text:p>
          </table:table-cell>
          <table:table-cell table:formula="of:=MAX(0;NORMINV(RAND()*0.5+0.5;MAX([.I40];1);MAX(0.25*[.I40];1)))" office:value-type="float" office:value="2.34829910896993" calcext:value-type="float">
            <text:p>2.34829910896993</text:p>
          </table:table-cell>
          <table:table-cell table:formula="of:=[.L33]-[.L32]" office:value-type="float" office:value="-0.204692527672095" calcext:value-type="float">
            <text:p>-0.204692527672095</text:p>
          </table:table-cell>
          <table:table-cell table:formula="of:=[.I33]-[.I32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2-11" calcext:value-type="date">
            <text:p>02/11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34]-[.G34]-[.H34]" office:value-type="float" office:value="0" calcext:value-type="float">
            <text:p>0</text:p>
          </table:table-cell>
          <table:table-cell/>
          <table:table-cell table:formula="of:=33467077-[.F34]" office:value-type="float" office:value="33467077" calcext:value-type="float">
            <text:p>33467077</text:p>
          </table:table-cell>
          <table:table-cell table:formula="of:=MAX(0;NORMINV(RAND()*0.5+0.5;MAX([.I41];1);MAX(0.25*[.I41];1)))" office:value-type="float" office:value="1.87244560537044" calcext:value-type="float">
            <text:p>1.87244560537044</text:p>
          </table:table-cell>
          <table:table-cell table:formula="of:=[.L34]-[.L33]" office:value-type="float" office:value="-0.475853503599495" calcext:value-type="float">
            <text:p>-0.475853503599495</text:p>
          </table:table-cell>
          <table:table-cell table:formula="of:=[.I34]-[.I33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2-12" calcext:value-type="date">
            <text:p>02/12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35]-[.G35]-[.H35]" office:value-type="float" office:value="0" calcext:value-type="float">
            <text:p>0</text:p>
          </table:table-cell>
          <table:table-cell/>
          <table:table-cell table:formula="of:=33467077-[.F35]" office:value-type="float" office:value="33467077" calcext:value-type="float">
            <text:p>33467077</text:p>
          </table:table-cell>
          <table:table-cell table:formula="of:=MAX(0;NORMINV(RAND()*0.5+0.5;MAX([.I42];1);MAX(0.25*[.I42];1)))" office:value-type="float" office:value="1.67965655849318" calcext:value-type="float">
            <text:p>1.67965655849318</text:p>
          </table:table-cell>
          <table:table-cell table:formula="of:=[.L35]-[.L34]" office:value-type="float" office:value="-0.192789046877255" calcext:value-type="float">
            <text:p>-0.192789046877255</text:p>
          </table:table-cell>
          <table:table-cell table:formula="of:=[.I35]-[.I34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2-13" calcext:value-type="date">
            <text:p>02/13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36]-[.G36]-[.H36]" office:value-type="float" office:value="0" calcext:value-type="float">
            <text:p>0</text:p>
          </table:table-cell>
          <table:table-cell/>
          <table:table-cell table:formula="of:=33467077-[.F36]" office:value-type="float" office:value="33467077" calcext:value-type="float">
            <text:p>33467077</text:p>
          </table:table-cell>
          <table:table-cell table:formula="of:=MAX(0;NORMINV(RAND()*0.5+0.5;MAX([.I43];1);MAX(0.25*[.I43];1)))" office:value-type="float" office:value="1.15512522546499" calcext:value-type="float">
            <text:p>1.15512522546499</text:p>
          </table:table-cell>
          <table:table-cell table:formula="of:=[.L36]-[.L35]" office:value-type="float" office:value="-0.524531333028196" calcext:value-type="float">
            <text:p>-0.524531333028196</text:p>
          </table:table-cell>
          <table:table-cell table:formula="of:=[.I36]-[.I35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2-14" calcext:value-type="date">
            <text:p>02/14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37]-[.G37]-[.H37]" office:value-type="float" office:value="0" calcext:value-type="float">
            <text:p>0</text:p>
          </table:table-cell>
          <table:table-cell/>
          <table:table-cell table:formula="of:=33467077-[.F37]" office:value-type="float" office:value="33467077" calcext:value-type="float">
            <text:p>33467077</text:p>
          </table:table-cell>
          <table:table-cell table:formula="of:=MAX(0;NORMINV(RAND()*0.5+0.5;MAX([.I44];1);MAX(0.25*[.I44];1)))" office:value-type="float" office:value="1.26963255289281" calcext:value-type="float">
            <text:p>1.26963255289281</text:p>
          </table:table-cell>
          <table:table-cell table:formula="of:=[.L37]-[.L36]" office:value-type="float" office:value="0.114507327427827" calcext:value-type="float">
            <text:p>0.114507327427827</text:p>
          </table:table-cell>
          <table:table-cell table:formula="of:=[.I37]-[.I36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2-15" calcext:value-type="date">
            <text:p>02/15/20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-Emergency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38]-[.G38]-[.H38]" office:value-type="float" office:value="0" calcext:value-type="float">
            <text:p>0</text:p>
          </table:table-cell>
          <table:table-cell/>
          <table:table-cell table:formula="of:=33467077-[.F38]" office:value-type="float" office:value="33467077" calcext:value-type="float">
            <text:p>33467077</text:p>
          </table:table-cell>
          <table:table-cell table:formula="of:=MAX(0;NORMINV(RAND()*0.5+0.5;MAX([.I45];1);MAX(0.25*[.I45];1)))" office:value-type="float" office:value="1.47023320067452" calcext:value-type="float">
            <text:p>1.47023320067452</text:p>
          </table:table-cell>
          <table:table-cell table:formula="of:=[.L38]-[.L37]" office:value-type="float" office:value="0.200600647781702" calcext:value-type="float">
            <text:p>0.200600647781702</text:p>
          </table:table-cell>
          <table:table-cell table:formula="of:=[.I38]-[.I37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office:value-type="date" office:date-value="2020-02-16" calcext:value-type="date">
            <text:p>02/16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39]-[.G39]-[.H39]" office:value-type="float" office:value="0" calcext:value-type="float">
            <text:p>0</text:p>
          </table:table-cell>
          <table:table-cell/>
          <table:table-cell table:formula="of:=33467077-[.F39]" office:value-type="float" office:value="33467077" calcext:value-type="float">
            <text:p>33467077</text:p>
          </table:table-cell>
          <table:table-cell table:formula="of:=MAX(0;NORMINV(RAND()*0.5+0.5;MAX([.I46];1);MAX(0.25*[.I46];1)))" office:value-type="float" office:value="1.97873324687029" calcext:value-type="float">
            <text:p>1.97873324687029</text:p>
          </table:table-cell>
          <table:table-cell table:formula="of:=[.L39]-[.L38]" office:value-type="float" office:value="0.508500046195779" calcext:value-type="float">
            <text:p>0.508500046195779</text:p>
          </table:table-cell>
          <table:table-cell table:formula="of:=[.I39]-[.I38]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2">
          <table:table-cell office:value-type="date" office:date-value="2020-02-17" calcext:value-type="date">
            <text:p>02/17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40]-[.G40]-[.H40]" office:value-type="float" office:value="0" calcext:value-type="float">
            <text:p>0</text:p>
          </table:table-cell>
          <table:table-cell/>
          <table:table-cell table:formula="of:=33467077-[.F40]" office:value-type="float" office:value="33467077" calcext:value-type="float">
            <text:p>33467077</text:p>
          </table:table-cell>
          <table:table-cell table:formula="of:=MAX(0;NORMINV(RAND()*0.5+0.5;MAX([.I47];1);MAX(0.25*[.I47];1)))" office:value-type="float" office:value="2.57566999288125" calcext:value-type="float">
            <text:p>2.57566999288125</text:p>
          </table:table-cell>
          <table:table-cell table:formula="of:=[.L40]-[.L39]" office:value-type="float" office:value="0.596936746010961" calcext:value-type="float">
            <text:p>0.596936746010961</text:p>
          </table:table-cell>
          <table:table-cell table:formula="of:=[.I40]-[.I39]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office:value-type="date" office:date-value="2020-02-18" calcext:value-type="date">
            <text:p>02/18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41]-[.G41]-[.H41]" office:value-type="float" office:value="0" calcext:value-type="float">
            <text:p>0</text:p>
          </table:table-cell>
          <table:table-cell/>
          <table:table-cell table:formula="of:=33467077-[.F41]" office:value-type="float" office:value="33467077" calcext:value-type="float">
            <text:p>33467077</text:p>
          </table:table-cell>
          <table:table-cell table:formula="of:=MAX(0;NORMINV(RAND()*0.5+0.5;MAX([.I48];1);MAX(0.25*[.I48];1)))" office:value-type="float" office:value="1.49477444033551" calcext:value-type="float">
            <text:p>1.49477444033551</text:p>
          </table:table-cell>
          <table:table-cell table:formula="of:=[.L41]-[.L40]" office:value-type="float" office:value="-1.08089555254574" calcext:value-type="float">
            <text:p>-1.08089555254574</text:p>
          </table:table-cell>
          <table:table-cell table:formula="of:=[.I41]-[.I40]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office:value-type="date" office:date-value="2020-02-19" calcext:value-type="date">
            <text:p>02/19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42]-[.G42]-[.H42]" office:value-type="float" office:value="0" calcext:value-type="float">
            <text:p>0</text:p>
          </table:table-cell>
          <table:table-cell/>
          <table:table-cell table:formula="of:=33467077-[.F42]" office:value-type="float" office:value="33467077" calcext:value-type="float">
            <text:p>33467077</text:p>
          </table:table-cell>
          <table:table-cell table:formula="of:=MAX(0;NORMINV(RAND()*0.5+0.5;MAX([.I49];1);MAX(0.25*[.I49];1)))" office:value-type="float" office:value="2.23013725748547" calcext:value-type="float">
            <text:p>2.23013725748547</text:p>
          </table:table-cell>
          <table:table-cell table:formula="of:=[.L42]-[.L41]" office:value-type="float" office:value="0.735362817149961" calcext:value-type="float">
            <text:p>0.735362817149961</text:p>
          </table:table-cell>
          <table:table-cell table:formula="of:=[.I42]-[.I41]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12" calcext:value-type="float">
            <text:p>-12</text:p>
          </table:table-cell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-12" calcext:value-type="float">
            <text:p>-12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office:value-type="date" office:date-value="2020-02-20" calcext:value-type="date">
            <text:p>02/20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43]-[.G43]-[.H43]" office:value-type="float" office:value="0" calcext:value-type="float">
            <text:p>0</text:p>
          </table:table-cell>
          <table:table-cell/>
          <table:table-cell table:formula="of:=33467077-[.F43]" office:value-type="float" office:value="33467077" calcext:value-type="float">
            <text:p>33467077</text:p>
          </table:table-cell>
          <table:table-cell table:formula="of:=MAX(0;NORMINV(RAND()*0.5+0.5;MAX([.I50];1);MAX(0.25*[.I50];1)))" office:value-type="float" office:value="1.69209504112421" calcext:value-type="float">
            <text:p>1.69209504112421</text:p>
          </table:table-cell>
          <table:table-cell table:formula="of:=[.L43]-[.L42]" office:value-type="float" office:value="-0.53804221636126" calcext:value-type="float">
            <text:p>-0.53804221636126</text:p>
          </table:table-cell>
          <table:table-cell table:formula="of:=[.I43]-[.I42]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office:value-type="date" office:date-value="2020-02-21" calcext:value-type="date">
            <text:p>02/21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44]-[.G44]-[.H44]" office:value-type="float" office:value="0" calcext:value-type="float">
            <text:p>0</text:p>
          </table:table-cell>
          <table:table-cell/>
          <table:table-cell table:formula="of:=33467077-[.F44]" office:value-type="float" office:value="33467077" calcext:value-type="float">
            <text:p>33467077</text:p>
          </table:table-cell>
          <table:table-cell table:formula="of:=MAX(0;NORMINV(RAND()*0.5+0.5;MAX([.I51];1);MAX(0.25*[.I51];1)))" office:value-type="float" office:value="1.89123938778638" calcext:value-type="float">
            <text:p>1.89123938778638</text:p>
          </table:table-cell>
          <table:table-cell table:formula="of:=[.L44]-[.L43]" office:value-type="float" office:value="0.199144346662163" calcext:value-type="float">
            <text:p>0.199144346662163</text:p>
          </table:table-cell>
          <table:table-cell table:formula="of:=[.I44]-[.I43]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office:value-type="date" office:date-value="2020-02-22" calcext:value-type="date">
            <text:p>02/22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45]-[.G45]-[.H45]" office:value-type="float" office:value="0" calcext:value-type="float">
            <text:p>0</text:p>
          </table:table-cell>
          <table:table-cell/>
          <table:table-cell table:formula="of:=33467077-[.F45]" office:value-type="float" office:value="33467077" calcext:value-type="float">
            <text:p>33467077</text:p>
          </table:table-cell>
          <table:table-cell table:formula="of:=MAX(0;NORMINV(RAND()*0.5+0.5;MAX([.I52];1);MAX(0.25*[.I52];1)))" office:value-type="float" office:value="1.95459967629324" calcext:value-type="float">
            <text:p>1.95459967629324</text:p>
          </table:table-cell>
          <table:table-cell table:formula="of:=[.L45]-[.L44]" office:value-type="float" office:value="0.0633602885068663" calcext:value-type="float">
            <text:p>0.063360288506866</text:p>
          </table:table-cell>
          <table:table-cell table:formula="of:=[.I45]-[.I4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office:value-type="date" office:date-value="2020-02-23" calcext:value-type="date">
            <text:p>02/23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46]-[.G46]-[.H46]" office:value-type="float" office:value="0" calcext:value-type="float">
            <text:p>0</text:p>
          </table:table-cell>
          <table:table-cell/>
          <table:table-cell table:formula="of:=33467077-[.F46]" office:value-type="float" office:value="33467077" calcext:value-type="float">
            <text:p>33467077</text:p>
          </table:table-cell>
          <table:table-cell table:formula="of:=MAX(0;NORMINV(RAND()*0.5+0.5;MAX([.I53];1);MAX(0.25*[.I53];1)))" office:value-type="float" office:value="3.38167626204581" calcext:value-type="float">
            <text:p>3.38167626204581</text:p>
          </table:table-cell>
          <table:table-cell table:formula="of:=[.L46]-[.L45]" office:value-type="float" office:value="1.42707658575256" calcext:value-type="float">
            <text:p>1.42707658575256</text:p>
          </table:table-cell>
          <table:table-cell table:formula="of:=[.I46]-[.I45]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3" calcext:value-type="float">
            <text:p>-13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office:value-type="date" office:date-value="2020-02-24" calcext:value-type="date">
            <text:p>02/24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47]-[.G47]-[.H47]" office:value-type="float" office:value="0" calcext:value-type="float">
            <text:p>0</text:p>
          </table:table-cell>
          <table:table-cell/>
          <table:table-cell table:formula="of:=33467077-[.F47]" office:value-type="float" office:value="33467077" calcext:value-type="float">
            <text:p>33467077</text:p>
          </table:table-cell>
          <table:table-cell table:formula="of:=MAX(0;NORMINV(RAND()*0.5+0.5;MAX([.I54];1);MAX(0.25*[.I54];1)))" office:value-type="float" office:value="2.11669262822437" calcext:value-type="float">
            <text:p>2.11669262822437</text:p>
          </table:table-cell>
          <table:table-cell table:formula="of:=[.L47]-[.L46]" office:value-type="float" office:value="-1.26498363382144" calcext:value-type="float">
            <text:p>-1.26498363382144</text:p>
          </table:table-cell>
          <table:table-cell table:formula="of:=[.I47]-[.I46]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office:value-type="float" office:value="-63" calcext:value-type="float">
            <text:p>-63</text:p>
          </table:table-cell>
          <table:table-cell office:value-type="float" office:value="12" calcext:value-type="float">
            <text:p>12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-24" calcext:value-type="float">
            <text:p>-24</text:p>
          </table:table-cell>
          <table:table-cell office:value-type="float" office:value="-66" calcext:value-type="float">
            <text:p>-66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2">
          <table:table-cell office:value-type="date" office:date-value="2020-02-25" calcext:value-type="date">
            <text:p>02/25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48]-[.G48]-[.H48]" office:value-type="float" office:value="0" calcext:value-type="float">
            <text:p>0</text:p>
          </table:table-cell>
          <table:table-cell/>
          <table:table-cell table:formula="of:=33467077-[.F48]" office:value-type="float" office:value="33467077" calcext:value-type="float">
            <text:p>33467077</text:p>
          </table:table-cell>
          <table:table-cell table:formula="of:=MAX(0;NORMINV(RAND()*0.5+0.5;MAX([.I55];1);MAX(0.25*[.I55];1)))" office:value-type="float" office:value="1.81345644161733" calcext:value-type="float">
            <text:p>1.81345644161733</text:p>
          </table:table-cell>
          <table:table-cell table:formula="of:=[.L48]-[.L47]" office:value-type="float" office:value="-0.303236186607034" calcext:value-type="float">
            <text:p>-0.303236186607034</text:p>
          </table:table-cell>
          <table:table-cell table:formula="of:=[.I48]-[.I47]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20" calcext:value-type="float">
            <text:p>-20</text:p>
          </table:table-cell>
          <table:table-cell office:value-type="float" office:value="-12" calcext:value-type="float">
            <text:p>-12</text:p>
          </table:table-cell>
          <table:table-cell office:value-type="float" office:value="-28" calcext:value-type="float">
            <text:p>-28</text:p>
          </table:table-cell>
          <table:table-cell office:value-type="float" office:value="-69" calcext:value-type="float">
            <text:p>-6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-17" calcext:value-type="float">
            <text:p>-17</text:p>
          </table:table-cell>
          <table:table-cell office:value-type="float" office:value="-28" calcext:value-type="float">
            <text:p>-28</text:p>
          </table:table-cell>
          <table:table-cell office:value-type="float" office:value="-23" calcext:value-type="float">
            <text:p>-23</text:p>
          </table:table-cell>
          <table:table-cell office:value-type="float" office:value="-72" calcext:value-type="float">
            <text:p>-72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2-26" calcext:value-type="date">
            <text:p>02/26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49]-[.G49]-[.H49]" office:value-type="float" office:value="0" calcext:value-type="float">
            <text:p>0</text:p>
          </table:table-cell>
          <table:table-cell/>
          <table:table-cell table:formula="of:=33467077-[.F49]" office:value-type="float" office:value="33467077" calcext:value-type="float">
            <text:p>33467077</text:p>
          </table:table-cell>
          <table:table-cell table:formula="of:=MAX(0;NORMINV(RAND()*0.5+0.5;MAX([.I56];1);MAX(0.25*[.I56];1)))" office:value-type="float" office:value="1.28274205952158" calcext:value-type="float">
            <text:p>1.28274205952158</text:p>
          </table:table-cell>
          <table:table-cell table:formula="of:=[.L49]-[.L48]" office:value-type="float" office:value="-0.53071438209575" calcext:value-type="float">
            <text:p>-0.53071438209575</text:p>
          </table:table-cell>
          <table:table-cell table:formula="of:=[.I49]-[.I48]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office:value-type="date" office:date-value="2020-02-27" calcext:value-type="date">
            <text:p>02/27/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-Emergency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50]-[.G50]-[.H50]" office:value-type="float" office:value="0" calcext:value-type="float">
            <text:p>0</text:p>
          </table:table-cell>
          <table:table-cell/>
          <table:table-cell table:formula="of:=33467077-[.F50]" office:value-type="float" office:value="33467077" calcext:value-type="float">
            <text:p>33467077</text:p>
          </table:table-cell>
          <table:table-cell table:formula="of:=MAX(0;NORMINV(RAND()*0.5+0.5;MAX([.I57];1);MAX(0.25*[.I57];1)))" office:value-type="float" office:value="1.17448505718193" calcext:value-type="float">
            <text:p>1.17448505718193</text:p>
          </table:table-cell>
          <table:table-cell table:formula="of:=[.L50]-[.L49]" office:value-type="float" office:value="-0.108257002339656" calcext:value-type="float">
            <text:p>-0.108257002339656</text:p>
          </table:table-cell>
          <table:table-cell table:formula="of:=[.I50]-[.I49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office:value-type="date" office:date-value="2020-02-28" calcext:value-type="date">
            <text:p>02/28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51]-[.G51]-[.H51]" office:value-type="float" office:value="0" calcext:value-type="float">
            <text:p>0</text:p>
          </table:table-cell>
          <table:table-cell/>
          <table:table-cell table:formula="of:=33467077-[.F51]" office:value-type="float" office:value="33467077" calcext:value-type="float">
            <text:p>33467077</text:p>
          </table:table-cell>
          <table:table-cell table:formula="of:=MAX(0;NORMINV(RAND()*0.5+0.5;MAX([.I58];1);MAX(0.25*[.I58];1)))" office:value-type="float" office:value="1.08225575131346" calcext:value-type="float">
            <text:p>1.08225575131346</text:p>
          </table:table-cell>
          <table:table-cell table:formula="of:=[.L51]-[.L50]" office:value-type="float" office:value="-0.0922293058684658" calcext:value-type="float">
            <text:p>-0.092229305868466</text:p>
          </table:table-cell>
          <table:table-cell table:formula="of:=[.I51]-[.I50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office:value-type="date" office:date-value="2020-02-29" calcext:value-type="date">
            <text:p>02/29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52]-[.G52]-[.H52]" office:value-type="float" office:value="0" calcext:value-type="float">
            <text:p>0</text:p>
          </table:table-cell>
          <table:table-cell/>
          <table:table-cell table:formula="of:=33467077-[.F52]" office:value-type="float" office:value="33467077" calcext:value-type="float">
            <text:p>33467077</text:p>
          </table:table-cell>
          <table:table-cell table:formula="of:=MAX(0;NORMINV(RAND()*0.5+0.5;MAX([.I59];1);MAX(0.25*[.I59];1)))" office:value-type="float" office:value="1.2851646506725" calcext:value-type="float">
            <text:p>1.2851646506725</text:p>
          </table:table-cell>
          <table:table-cell table:formula="of:=[.L52]-[.L51]" office:value-type="float" office:value="0.202908899359038" calcext:value-type="float">
            <text:p>0.202908899359038</text:p>
          </table:table-cell>
          <table:table-cell table:formula="of:=[.I52]-[.I51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office:value-type="date" office:date-value="2020-03-01" calcext:value-type="date">
            <text:p>03/01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53]-[.G53]-[.H53]" office:value-type="float" office:value="0" calcext:value-type="float">
            <text:p>0</text:p>
          </table:table-cell>
          <table:table-cell/>
          <table:table-cell table:formula="of:=33467077-[.F53]" office:value-type="float" office:value="33467077" calcext:value-type="float">
            <text:p>33467077</text:p>
          </table:table-cell>
          <table:table-cell table:formula="of:=MAX(0;NORMINV(RAND()*0.5+0.5;MAX([.I60];1);MAX(0.25*[.I60];1)))" office:value-type="float" office:value="1.30575281064604" calcext:value-type="float">
            <text:p>1.30575281064604</text:p>
          </table:table-cell>
          <table:table-cell table:formula="of:=[.L53]-[.L52]" office:value-type="float" office:value="0.0205881599735434" calcext:value-type="float">
            <text:p>0.020588159973543</text:p>
          </table:table-cell>
          <table:table-cell table:formula="of:=[.I53]-[.I52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-8" calcext:value-type="float">
            <text:p>-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office:value-type="date" office:date-value="2020-03-02" calcext:value-type="date">
            <text:p>03/02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54]-[.G54]-[.H54]" office:value-type="float" office:value="0" calcext:value-type="float">
            <text:p>0</text:p>
          </table:table-cell>
          <table:table-cell/>
          <table:table-cell table:formula="of:=33467077-[.F54]" office:value-type="float" office:value="33467077" calcext:value-type="float">
            <text:p>33467077</text:p>
          </table:table-cell>
          <table:table-cell table:formula="of:=MAX(0;NORMINV(RAND()*0.5+0.5;MAX([.I61];1);MAX(0.25*[.I61];1)))" office:value-type="float" office:value="1.89205853133762" calcext:value-type="float">
            <text:p>1.89205853133762</text:p>
          </table:table-cell>
          <table:table-cell table:formula="of:=[.L54]-[.L53]" office:value-type="float" office:value="0.58630572069158" calcext:value-type="float">
            <text:p>0.58630572069158</text:p>
          </table:table-cell>
          <table:table-cell table:formula="of:=[.I54]-[.I53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office:value-type="date" office:date-value="2020-03-03" calcext:value-type="date">
            <text:p>03/03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55]-[.G55]-[.H55]" office:value-type="float" office:value="0" calcext:value-type="float">
            <text:p>0</text:p>
          </table:table-cell>
          <table:table-cell/>
          <table:table-cell table:formula="of:=33467077-[.F55]" office:value-type="float" office:value="33467077" calcext:value-type="float">
            <text:p>33467077</text:p>
          </table:table-cell>
          <table:table-cell table:formula="of:=MAX(0;NORMINV(RAND()*0.5+0.5;MAX([.I62];1);MAX(0.25*[.I62];1)))" office:value-type="float" office:value="1.22158728938162" calcext:value-type="float">
            <text:p>1.22158728938162</text:p>
          </table:table-cell>
          <table:table-cell table:formula="of:=[.L55]-[.L54]" office:value-type="float" office:value="-0.670471241956" calcext:value-type="float">
            <text:p>-0.670471241956</text:p>
          </table:table-cell>
          <table:table-cell table:formula="of:=[.I55]-[.I54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office:value-type="date" office:date-value="2020-03-04" calcext:value-type="date">
            <text:p>03/04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56]-[.G56]-[.H56]" office:value-type="float" office:value="0" calcext:value-type="float">
            <text:p>0</text:p>
          </table:table-cell>
          <table:table-cell/>
          <table:table-cell table:formula="of:=33467077-[.F56]" office:value-type="float" office:value="33467077" calcext:value-type="float">
            <text:p>33467077</text:p>
          </table:table-cell>
          <table:table-cell table:formula="of:=MAX(0;NORMINV(RAND()*0.5+0.5;MAX([.I63];1);MAX(0.25*[.I63];1)))" office:value-type="float" office:value="2.54437647679228" calcext:value-type="float">
            <text:p>2.54437647679228</text:p>
          </table:table-cell>
          <table:table-cell table:formula="of:=[.L56]-[.L55]" office:value-type="float" office:value="1.32278918741066" calcext:value-type="float">
            <text:p>1.32278918741066</text:p>
          </table:table-cell>
          <table:table-cell table:formula="of:=[.I56]-[.I55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office:value-type="date" office:date-value="2020-03-05" calcext:value-type="date">
            <text:p>03/05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57]-[.G57]-[.H57]" office:value-type="float" office:value="0" calcext:value-type="float">
            <text:p>0</text:p>
          </table:table-cell>
          <table:table-cell/>
          <table:table-cell table:formula="of:=33467077-[.F57]" office:value-type="float" office:value="33467077" calcext:value-type="float">
            <text:p>33467077</text:p>
          </table:table-cell>
          <table:table-cell table:formula="of:=MAX(0;NORMINV(RAND()*0.5+0.5;MAX([.I64];1);MAX(0.25*[.I64];1)))" office:value-type="float" office:value="2.66078908734107" calcext:value-type="float">
            <text:p>2.66078908734107</text:p>
          </table:table-cell>
          <table:table-cell table:formula="of:=[.L57]-[.L56]" office:value-type="float" office:value="0.116412610548795" calcext:value-type="float">
            <text:p>0.116412610548795</text:p>
          </table:table-cell>
          <table:table-cell table:formula="of:=[.I57]-[.I56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table:number-columns-repeated="998"/>
        </table:table-row>
        <table:table-row table:style-name="ro2">
          <table:table-cell office:value-type="date" office:date-value="2020-03-06" calcext:value-type="date">
            <text:p>03/06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58]-[.G58]-[.H58]" office:value-type="float" office:value="0" calcext:value-type="float">
            <text:p>0</text:p>
          </table:table-cell>
          <table:table-cell/>
          <table:table-cell table:formula="of:=33467077-[.F58]" office:value-type="float" office:value="33467077" calcext:value-type="float">
            <text:p>33467077</text:p>
          </table:table-cell>
          <table:table-cell table:formula="of:=MAX(0;NORMINV(RAND()*0.5+0.5;MAX([.I65];1);MAX(0.25*[.I65];1)))" office:value-type="float" office:value="1.67548642540883" calcext:value-type="float">
            <text:p>1.67548642540883</text:p>
          </table:table-cell>
          <table:table-cell table:formula="of:=[.L58]-[.L57]" office:value-type="float" office:value="-0.98530266193224" calcext:value-type="float">
            <text:p>-0.98530266193224</text:p>
          </table:table-cell>
          <table:table-cell table:formula="of:=[.I58]-[.I57]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office:value-type="date" office:date-value="2020-03-07" calcext:value-type="date">
            <text:p>03/07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59]-[.G59]-[.H59]" office:value-type="float" office:value="0" calcext:value-type="float">
            <text:p>0</text:p>
          </table:table-cell>
          <table:table-cell/>
          <table:table-cell table:formula="of:=33467077-[.F59]" office:value-type="float" office:value="33467077" calcext:value-type="float">
            <text:p>33467077</text:p>
          </table:table-cell>
          <table:table-cell table:formula="of:=MAX(0;NORMINV(RAND()*0.5+0.5;MAX([.I66];1);MAX(0.25*[.I66];1)))" office:value-type="float" office:value="1.095656902318" calcext:value-type="float">
            <text:p>1.095656902318</text:p>
          </table:table-cell>
          <table:table-cell table:formula="of:=[.L59]-[.L58]" office:value-type="float" office:value="-0.579829523090837" calcext:value-type="float">
            <text:p>-0.579829523090837</text:p>
          </table:table-cell>
          <table:table-cell table:formula="of:=[.I59]-[.I58]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office:value-type="date" office:date-value="2020-03-08" calcext:value-type="date">
            <text:p>03/08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60]-[.G60]-[.H60]" office:value-type="float" office:value="0" calcext:value-type="float">
            <text:p>0</text:p>
          </table:table-cell>
          <table:table-cell/>
          <table:table-cell table:formula="of:=33467077-[.F60]" office:value-type="float" office:value="33467077" calcext:value-type="float">
            <text:p>33467077</text:p>
          </table:table-cell>
          <table:table-cell table:formula="of:=MAX(0;NORMINV(RAND()*0.5+0.5;MAX([.I67];1);MAX(0.25*[.I67];1)))" office:value-type="float" office:value="1.62702861787363" calcext:value-type="float">
            <text:p>1.62702861787363</text:p>
          </table:table-cell>
          <table:table-cell table:formula="of:=[.L60]-[.L59]" office:value-type="float" office:value="0.53137171555563" calcext:value-type="float">
            <text:p>0.53137171555563</text:p>
          </table:table-cell>
          <table:table-cell table:formula="of:=[.I60]-[.I59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office:value-type="date" office:date-value="2020-03-09" calcext:value-type="date">
            <text:p>03/09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61]-[.G61]-[.H61]" office:value-type="float" office:value="0" calcext:value-type="float">
            <text:p>0</text:p>
          </table:table-cell>
          <table:table-cell/>
          <table:table-cell table:formula="of:=33467077-[.F61]" office:value-type="float" office:value="33467077" calcext:value-type="float">
            <text:p>33467077</text:p>
          </table:table-cell>
          <table:table-cell table:formula="of:=MAX(0;NORMINV(RAND()*0.5+0.5;MAX([.I68];1);MAX(0.25*[.I68];1)))" office:value-type="float" office:value="1.45741246767575" calcext:value-type="float">
            <text:p>1.45741246767575</text:p>
          </table:table-cell>
          <table:table-cell table:formula="of:=[.L61]-[.L60]" office:value-type="float" office:value="-0.169616150197882" calcext:value-type="float">
            <text:p>-0.169616150197882</text:p>
          </table:table-cell>
          <table:table-cell table:formula="of:=[.I61]-[.I6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office:value-type="date" office:date-value="2020-03-10" calcext:value-type="date">
            <text:p>03/10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62]-[.G62]-[.H62]" office:value-type="float" office:value="0" calcext:value-type="float">
            <text:p>0</text:p>
          </table:table-cell>
          <table:table-cell/>
          <table:table-cell table:formula="of:=33467077-[.F62]" office:value-type="float" office:value="33467077" calcext:value-type="float">
            <text:p>33467077</text:p>
          </table:table-cell>
          <table:table-cell table:formula="of:=MAX(0;NORMINV(RAND()*0.5+0.5;MAX([.I69];1);MAX(0.25*[.I69];1)))" office:value-type="float" office:value="1.24751621415472" calcext:value-type="float">
            <text:p>1.24751621415472</text:p>
          </table:table-cell>
          <table:table-cell table:formula="of:=[.L62]-[.L61]" office:value-type="float" office:value="-0.209896253521029" calcext:value-type="float">
            <text:p>-0.209896253521029</text:p>
          </table:table-cell>
          <table:table-cell table:formula="of:=[.I62]-[.I6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office:value-type="date" office:date-value="2020-03-11" calcext:value-type="date">
            <text:p>03/11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63]-[.G63]-[.H63]" office:value-type="float" office:value="0" calcext:value-type="float">
            <text:p>0</text:p>
          </table:table-cell>
          <table:table-cell/>
          <table:table-cell table:formula="of:=33467077-[.F63]" office:value-type="float" office:value="33467077" calcext:value-type="float">
            <text:p>33467077</text:p>
          </table:table-cell>
          <table:table-cell table:formula="of:=MAX(0;NORMINV(RAND()*0.5+0.5;MAX([.I70];1);MAX(0.25*[.I70];1)))" office:value-type="float" office:value="1.45768148974666" calcext:value-type="float">
            <text:p>1.45768148974666</text:p>
          </table:table-cell>
          <table:table-cell table:formula="of:=[.L63]-[.L62]" office:value-type="float" office:value="0.210165275591948" calcext:value-type="float">
            <text:p>0.210165275591948</text:p>
          </table:table-cell>
          <table:table-cell table:formula="of:=[.I63]-[.I6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11" calcext:value-type="float">
            <text:p>-1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2" calcext:value-type="float">
            <text:p>-12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office:value-type="date" office:date-value="2020-03-12" calcext:value-type="date">
            <text:p>03/12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64]-[.G64]-[.H64]" office:value-type="float" office:value="0" calcext:value-type="float">
            <text:p>0</text:p>
          </table:table-cell>
          <table:table-cell/>
          <table:table-cell table:formula="of:=33467077-[.F64]" office:value-type="float" office:value="33467077" calcext:value-type="float">
            <text:p>33467077</text:p>
          </table:table-cell>
          <table:table-cell table:formula="of:=MAX(0;NORMINV(RAND()*0.5+0.5;MAX([.I71];1);MAX(0.25*[.I71];1)))" office:value-type="float" office:value="2.1777873830137" calcext:value-type="float">
            <text:p>2.1777873830137</text:p>
          </table:table-cell>
          <table:table-cell table:formula="of:=[.L64]-[.L63]" office:value-type="float" office:value="0.720105893267041" calcext:value-type="float">
            <text:p>0.720105893267041</text:p>
          </table:table-cell>
          <table:table-cell table:formula="of:=[.I64]-[.I6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table:number-columns-repeated="998"/>
        </table:table-row>
        <table:table-row table:style-name="ro2">
          <table:table-cell office:value-type="date" office:date-value="2020-03-13" calcext:value-type="date">
            <text:p>03/13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65]-[.G65]-[.H65]" office:value-type="float" office:value="0" calcext:value-type="float">
            <text:p>0</text:p>
          </table:table-cell>
          <table:table-cell/>
          <table:table-cell table:formula="of:=33467077-[.F65]" office:value-type="float" office:value="33467077" calcext:value-type="float">
            <text:p>33467077</text:p>
          </table:table-cell>
          <table:table-cell table:formula="of:=MAX(0;NORMINV(RAND()*0.5+0.5;MAX([.I72];1);MAX(0.25*[.I72];1)))" office:value-type="float" office:value="1.68735433673796" calcext:value-type="float">
            <text:p>1.68735433673796</text:p>
          </table:table-cell>
          <table:table-cell table:formula="of:=[.L65]-[.L64]" office:value-type="float" office:value="-0.490433046275745" calcext:value-type="float">
            <text:p>-0.490433046275745</text:p>
          </table:table-cell>
          <table:table-cell table:formula="of:=[.I65]-[.I64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12" calcext:value-type="float">
            <text:p>-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office:value-type="date" office:date-value="2020-03-14" calcext:value-type="date">
            <text:p>03/14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66]-[.G66]-[.H66]" office:value-type="float" office:value="0" calcext:value-type="float">
            <text:p>0</text:p>
          </table:table-cell>
          <table:table-cell/>
          <table:table-cell table:formula="of:=33467077-[.F66]" office:value-type="float" office:value="33467077" calcext:value-type="float">
            <text:p>33467077</text:p>
          </table:table-cell>
          <table:table-cell table:formula="of:=MAX(0;NORMINV(RAND()*0.5+0.5;MAX([.I73];1);MAX(0.25*[.I73];1)))" office:value-type="float" office:value="2.25738688464632" calcext:value-type="float">
            <text:p>2.25738688464632</text:p>
          </table:table-cell>
          <table:table-cell table:formula="of:=[.L66]-[.L65]" office:value-type="float" office:value="0.570032547908359" calcext:value-type="float">
            <text:p>0.570032547908359</text:p>
          </table:table-cell>
          <table:table-cell table:formula="of:=[.I66]-[.I65]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office:value-type="date" office:date-value="2020-03-15" calcext:value-type="date">
            <text:p>03/15/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-Emergency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67]-[.G67]-[.H67]" office:value-type="float" office:value="0" calcext:value-type="float">
            <text:p>0</text:p>
          </table:table-cell>
          <table:table-cell/>
          <table:table-cell table:formula="of:=33467077-[.F67]" office:value-type="float" office:value="33467077" calcext:value-type="float">
            <text:p>33467077</text:p>
          </table:table-cell>
          <table:table-cell table:formula="of:=MAX(0;NORMINV(RAND()*0.5+0.5;MAX([.I74];1);MAX(0.25*[.I74];1)))" office:value-type="float" office:value="2.28495983151288" calcext:value-type="float">
            <text:p>2.28495983151288</text:p>
          </table:table-cell>
          <table:table-cell table:formula="of:=[.L67]-[.L66]" office:value-type="float" office:value="0.02757294686656" calcext:value-type="float">
            <text:p>0.02757294686656</text:p>
          </table:table-cell>
          <table:table-cell table:formula="of:=[.I67]-[.I66]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3" calcext:value-type="float">
            <text:p>-13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2">
          <table:table-cell office:value-type="date" office:date-value="2020-03-16" calcext:value-type="date">
            <text:p>03/16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68]-[.G68]-[.H68]" office:value-type="float" office:value="0" calcext:value-type="float">
            <text:p>0</text:p>
          </table:table-cell>
          <table:table-cell/>
          <table:table-cell table:formula="of:=33467077-[.F68]" office:value-type="float" office:value="33467077" calcext:value-type="float">
            <text:p>33467077</text:p>
          </table:table-cell>
          <table:table-cell table:formula="of:=MAX(0;NORMINV(RAND()*0.5+0.5;MAX([.I75];1);MAX(0.25*[.I75];1)))" office:value-type="float" office:value="3.99596253188072" calcext:value-type="float">
            <text:p>3.99596253188072</text:p>
          </table:table-cell>
          <table:table-cell table:formula="of:=[.L68]-[.L67]" office:value-type="float" office:value="1.71100270036784" calcext:value-type="float">
            <text:p>1.71100270036784</text:p>
          </table:table-cell>
          <table:table-cell table:formula="of:=[.I68]-[.I67]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6" calcext:value-type="float">
            <text:p>-16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office:value-type="date" office:date-value="2020-03-17" calcext:value-type="date">
            <text:p>03/17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69]-[.G69]-[.H69]" office:value-type="float" office:value="0" calcext:value-type="float">
            <text:p>0</text:p>
          </table:table-cell>
          <table:table-cell/>
          <table:table-cell table:formula="of:=33467077-[.F69]" office:value-type="float" office:value="33467077" calcext:value-type="float">
            <text:p>33467077</text:p>
          </table:table-cell>
          <table:table-cell table:formula="of:=MAX(0;NORMINV(RAND()*0.5+0.5;MAX([.I76];1);MAX(0.25*[.I76];1)))" office:value-type="float" office:value="4.7642266920327" calcext:value-type="float">
            <text:p>4.7642266920327</text:p>
          </table:table-cell>
          <table:table-cell table:formula="of:=[.L69]-[.L68]" office:value-type="float" office:value="0.768264160151979" calcext:value-type="float">
            <text:p>0.768264160151979</text:p>
          </table:table-cell>
          <table:table-cell table:formula="of:=[.I69]-[.I68]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16" calcext:value-type="float">
            <text:p>-16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office:value-type="date" office:date-value="2020-03-18" calcext:value-type="date">
            <text:p>03/18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70]-[.G70]-[.H70]" office:value-type="float" office:value="0" calcext:value-type="float">
            <text:p>0</text:p>
          </table:table-cell>
          <table:table-cell/>
          <table:table-cell table:formula="of:=33467077-[.F70]" office:value-type="float" office:value="33467077" calcext:value-type="float">
            <text:p>33467077</text:p>
          </table:table-cell>
          <table:table-cell table:formula="of:=MAX(0;NORMINV(RAND()*0.5+0.5;MAX([.I77];1);MAX(0.25*[.I77];1)))" office:value-type="float" office:value="4.25747101701155" calcext:value-type="float">
            <text:p>4.25747101701155</text:p>
          </table:table-cell>
          <table:table-cell table:formula="of:=[.L70]-[.L69]" office:value-type="float" office:value="-0.506755675021141" calcext:value-type="float">
            <text:p>-0.506755675021141</text:p>
          </table:table-cell>
          <table:table-cell table:formula="of:=[.I70]-[.I69]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2" calcext:value-type="float">
            <text:p>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-14" calcext:value-type="float">
            <text:p>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office:value-type="date" office:date-value="2020-03-19" calcext:value-type="date">
            <text:p>03/19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71]-[.G71]-[.H71]" office:value-type="float" office:value="0" calcext:value-type="float">
            <text:p>0</text:p>
          </table:table-cell>
          <table:table-cell/>
          <table:table-cell table:formula="of:=33467077-[.F71]" office:value-type="float" office:value="33467077" calcext:value-type="float">
            <text:p>33467077</text:p>
          </table:table-cell>
          <table:table-cell table:formula="of:=MAX(0;NORMINV(RAND()*0.5+0.5;MAX([.I78];1);MAX(0.25*[.I78];1)))" office:value-type="float" office:value="4.00441303900468" calcext:value-type="float">
            <text:p>4.00441303900468</text:p>
          </table:table-cell>
          <table:table-cell table:formula="of:=[.L71]-[.L70]" office:value-type="float" office:value="-0.253057978006878" calcext:value-type="float">
            <text:p>-0.253057978006878</text:p>
          </table:table-cell>
          <table:table-cell table:formula="of:=[.I71]-[.I70]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office:value-type="date" office:date-value="2020-03-20" calcext:value-type="date">
            <text:p>03/20/2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72]-[.G72]-[.H72]" office:value-type="float" office:value="1" calcext:value-type="float">
            <text:p>1</text:p>
          </table:table-cell>
          <table:table-cell/>
          <table:table-cell table:formula="of:=33467077-[.F72]" office:value-type="float" office:value="33467076" calcext:value-type="float">
            <text:p>33467076</text:p>
          </table:table-cell>
          <table:table-cell table:formula="of:=MAX(0;NORMINV(RAND()*0.5+0.5;MAX([.I79];1);MAX(0.25*[.I79];1)))" office:value-type="float" office:value="5.4495494341901" calcext:value-type="float">
            <text:p>5.4495494341901</text:p>
          </table:table-cell>
          <table:table-cell table:formula="of:=[.L72]-[.L71]" office:value-type="float" office:value="1.44513639518543" calcext:value-type="float">
            <text:p>1.44513639518543</text:p>
          </table:table-cell>
          <table:table-cell table:formula="of:=[.I72]-[.I71]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-21" calcext:value-type="float">
            <text:p>-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14" calcext:value-type="float">
            <text:p>14</text:p>
          </table:table-cell>
          <table:table-cell office:value-type="float" office:value="-7" calcext:value-type="float">
            <text:p>-7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2">
          <table:table-cell office:value-type="date" office:date-value="2020-03-21" calcext:value-type="date">
            <text:p>03/21/2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73]-[.G73]-[.H73]" office:value-type="float" office:value="2" calcext:value-type="float">
            <text:p>2</text:p>
          </table:table-cell>
          <table:table-cell/>
          <table:table-cell table:formula="of:=33467077-[.F73]" office:value-type="float" office:value="33467075" calcext:value-type="float">
            <text:p>33467075</text:p>
          </table:table-cell>
          <table:table-cell table:formula="of:=MAX(0;NORMINV(RAND()*0.5+0.5;MAX([.I80];1);MAX(0.25*[.I80];1)))" office:value-type="float" office:value="5.49727070642316" calcext:value-type="float">
            <text:p>5.49727070642316</text:p>
          </table:table-cell>
          <table:table-cell table:formula="of:=[.L73]-[.L72]" office:value-type="float" office:value="0.047721272233054" calcext:value-type="float">
            <text:p>0.047721272233054</text:p>
          </table:table-cell>
          <table:table-cell table:formula="of:=[.I73]-[.I72]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12" calcext:value-type="float">
            <text:p>12</text:p>
          </table:table-cell>
          <table:table-cell office:value-type="float" office:value="-15" calcext:value-type="float">
            <text:p>-15</text:p>
          </table:table-cell>
          <table:table-cell office:value-type="float" office:value="-23" calcext:value-type="float">
            <text:p>-23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2">
          <table:table-cell office:value-type="date" office:date-value="2020-03-22" calcext:value-type="date">
            <text:p>03/22/2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-Emergenc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74]-[.G74]-[.H74]" office:value-type="float" office:value="2" calcext:value-type="float">
            <text:p>2</text:p>
          </table:table-cell>
          <table:table-cell/>
          <table:table-cell table:formula="of:=33467077-[.F74]" office:value-type="float" office:value="33467075" calcext:value-type="float">
            <text:p>33467075</text:p>
          </table:table-cell>
          <table:table-cell table:formula="of:=MAX(0;NORMINV(RAND()*0.5+0.5;MAX([.I81];1);MAX(0.25*[.I81];1)))" office:value-type="float" office:value="7.37609121146395" calcext:value-type="float">
            <text:p>7.37609121146395</text:p>
          </table:table-cell>
          <table:table-cell table:formula="of:=[.L74]-[.L73]" office:value-type="float" office:value="1.87882050504079" calcext:value-type="float">
            <text:p>1.87882050504079</text:p>
          </table:table-cell>
          <table:table-cell table:formula="of:=[.I74]-[.I73]"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-29" calcext:value-type="float">
            <text:p>-29</text:p>
          </table:table-cell>
          <table:table-cell office:value-type="float" office:value="-41" calcext:value-type="float">
            <text:p>-41</text:p>
          </table:table-cell>
          <table:table-cell office:value-type="float" office:value="-10" calcext:value-type="float">
            <text:p>-10</text:p>
          </table:table-cell>
          <table:table-cell office:value-type="float" office:value="13" calcext:value-type="float">
            <text:p>13</text:p>
          </table:table-cell>
          <table:table-cell office:value-type="float" office:value="-39" calcext:value-type="float">
            <text:p>-39</text:p>
          </table:table-cell>
          <table:table-cell office:value-type="float" office:value="-10" calcext:value-type="float">
            <text:p>-10</text:p>
          </table:table-cell>
          <table:table-cell office:value-type="float" office:value="-51" calcext:value-type="float">
            <text:p>-51</text:p>
          </table:table-cell>
          <table:table-cell office:value-type="float" office:value="-54" calcext:value-type="float">
            <text:p>-54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3-23" calcext:value-type="date">
            <text:p>03/23/2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75]-[.G75]-[.H75]" office:value-type="float" office:value="3" calcext:value-type="float">
            <text:p>3</text:p>
          </table:table-cell>
          <table:table-cell/>
          <table:table-cell table:formula="of:=33467077-[.F75]" office:value-type="float" office:value="33467074" calcext:value-type="float">
            <text:p>33467074</text:p>
          </table:table-cell>
          <table:table-cell table:formula="of:=MAX(0;NORMINV(RAND()*0.5+0.5;MAX([.I82];1);MAX(0.25*[.I82];1)))" office:value-type="float" office:value="6.34405470187425" calcext:value-type="float">
            <text:p>6.34405470187425</text:p>
          </table:table-cell>
          <table:table-cell table:formula="of:=[.L75]-[.L74]" office:value-type="float" office:value="-1.0320365095897" calcext:value-type="float">
            <text:p>-1.0320365095897</text:p>
          </table:table-cell>
          <table:table-cell table:formula="of:=[.I75]-[.I74]"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office:value-type="float" office:value="-25" calcext:value-type="float">
            <text:p>-25</text:p>
          </table:table-cell>
          <table:table-cell office:value-type="float" office:value="-31" calcext:value-type="float">
            <text:p>-31</text:p>
          </table:table-cell>
          <table:table-cell office:value-type="float" office:value="-52" calcext:value-type="float">
            <text:p>-52</text:p>
          </table:table-cell>
          <table:table-cell office:value-type="float" office:value="-68" calcext:value-type="float">
            <text:p>-68</text:p>
          </table:table-cell>
          <table:table-cell office:value-type="float" office:value="26" calcext:value-type="float">
            <text:p>26</text:p>
          </table:table-cell>
          <table:table-cell office:value-type="float" office:value="-46" calcext:value-type="float">
            <text:p>-46</text:p>
          </table:table-cell>
          <table:table-cell office:value-type="float" office:value="-27" calcext:value-type="float">
            <text:p>-27</text:p>
          </table:table-cell>
          <table:table-cell office:value-type="float" office:value="-50" calcext:value-type="float">
            <text:p>-50</text:p>
          </table:table-cell>
          <table:table-cell office:value-type="float" office:value="-63" calcext:value-type="float">
            <text:p>-63</text:p>
          </table:table-cell>
          <table:table-cell office:value-type="float" office:value="-72" calcext:value-type="float">
            <text:p>-72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2">
          <table:table-cell office:value-type="date" office:date-value="2020-03-24" calcext:value-type="date">
            <text:p>03/24/2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76]-[.G76]-[.H76]" office:value-type="float" office:value="3" calcext:value-type="float">
            <text:p>3</text:p>
          </table:table-cell>
          <table:table-cell/>
          <table:table-cell table:formula="of:=33467077-[.F76]" office:value-type="float" office:value="33467074" calcext:value-type="float">
            <text:p>33467074</text:p>
          </table:table-cell>
          <table:table-cell table:formula="of:=MAX(0;NORMINV(RAND()*0.5+0.5;MAX([.I83];1);MAX(0.25*[.I83];1)))" office:value-type="float" office:value="4.21498891017882" calcext:value-type="float">
            <text:p>4.21498891017882</text:p>
          </table:table-cell>
          <table:table-cell table:formula="of:=[.L76]-[.L75]" office:value-type="float" office:value="-2.12906579169543" calcext:value-type="float">
            <text:p>-2.12906579169543</text:p>
          </table:table-cell>
          <table:table-cell table:formula="of:=[.I76]-[.I75]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8" calcext:value-type="float">
            <text:p>-8</text:p>
          </table:table-cell>
          <table:table-cell office:value-type="float" office:value="-21" calcext:value-type="float">
            <text:p>-21</text:p>
          </table:table-cell>
          <table:table-cell office:value-type="float" office:value="-36" calcext:value-type="float">
            <text:p>-36</text:p>
          </table:table-cell>
          <table:table-cell office:value-type="float" office:value="-14" calcext:value-type="float">
            <text:p>-14</text:p>
          </table:table-cell>
          <table:table-cell office:value-type="float" office:value="12" calcext:value-type="float">
            <text:p>12</text:p>
          </table:table-cell>
          <table:table-cell office:value-type="float" office:value="-29" calcext:value-type="float">
            <text:p>-29</text:p>
          </table:table-cell>
          <table:table-cell office:value-type="float" office:value="-11" calcext:value-type="float">
            <text:p>-11</text:p>
          </table:table-cell>
          <table:table-cell office:value-type="float" office:value="-36" calcext:value-type="float">
            <text:p>-36</text:p>
          </table:table-cell>
          <table:table-cell office:value-type="float" office:value="-46" calcext:value-type="float">
            <text:p>-46</text:p>
          </table:table-cell>
          <table:table-cell office:value-type="float" office:value="-17" calcext:value-type="float">
            <text:p>-17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3-25" calcext:value-type="date">
            <text:p>03/25/2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77]-[.G77]-[.H77]" office:value-type="float" office:value="3" calcext:value-type="float">
            <text:p>3</text:p>
          </table:table-cell>
          <table:table-cell/>
          <table:table-cell table:formula="of:=33467077-[.F77]" office:value-type="float" office:value="33467074" calcext:value-type="float">
            <text:p>33467074</text:p>
          </table:table-cell>
          <table:table-cell table:formula="of:=MAX(0;NORMINV(RAND()*0.5+0.5;MAX([.I84];1);MAX(0.25*[.I84];1)))" office:value-type="float" office:value="5.67569708604351" calcext:value-type="float">
            <text:p>5.67569708604351</text:p>
          </table:table-cell>
          <table:table-cell table:formula="of:=[.L77]-[.L76]" office:value-type="float" office:value="1.46070817586469" calcext:value-type="float">
            <text:p>1.46070817586469</text:p>
          </table:table-cell>
          <table:table-cell table:formula="of:=[.I77]-[.I76]"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1" calcext:value-type="float">
            <text:p>1</text:p>
          </table:table-cell>
          <table:table-cell office:value-type="float" office:value="-24" calcext:value-type="float">
            <text:p>-24</text:p>
          </table:table-cell>
          <table:table-cell office:value-type="float" office:value="-41" calcext:value-type="float">
            <text:p>-41</text:p>
          </table:table-cell>
          <table:table-cell office:value-type="float" office:value="-22" calcext:value-type="float">
            <text:p>-22</text:p>
          </table:table-cell>
          <table:table-cell office:value-type="float" office:value="15" calcext:value-type="float">
            <text:p>15</text:p>
          </table:table-cell>
          <table:table-cell office:value-type="float" office:value="-25" calcext:value-type="float">
            <text:p>-25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52" calcext:value-type="float">
            <text:p>-52</text:p>
          </table:table-cell>
          <table:table-cell office:value-type="float" office:value="-27" calcext:value-type="float">
            <text:p>-27</text:p>
          </table:table-cell>
          <table:table-cell office:value-type="float" office:value="17" calcext:value-type="float">
            <text:p>17</text:p>
          </table:table-cell>
          <table:table-cell table:number-columns-repeated="998"/>
        </table:table-row>
        <table:table-row table:style-name="ro2">
          <table:table-cell office:value-type="date" office:date-value="2020-03-26" calcext:value-type="date">
            <text:p>03/26/2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78]-[.G78]-[.H78]" office:value-type="float" office:value="4" calcext:value-type="float">
            <text:p>4</text:p>
          </table:table-cell>
          <table:table-cell/>
          <table:table-cell table:formula="of:=33467077-[.F78]" office:value-type="float" office:value="33467073" calcext:value-type="float">
            <text:p>33467073</text:p>
          </table:table-cell>
          <table:table-cell table:formula="of:=MAX(0;NORMINV(RAND()*0.5+0.5;MAX([.I85];1);MAX(0.25*[.I85];1)))" office:value-type="float" office:value="6.30670587387555" calcext:value-type="float">
            <text:p>6.30670587387555</text:p>
          </table:table-cell>
          <table:table-cell table:formula="of:=[.L78]-[.L77]" office:value-type="float" office:value="0.631008787832037" calcext:value-type="float">
            <text:p>0.631008787832037</text:p>
          </table:table-cell>
          <table:table-cell table:formula="of:=[.I78]-[.I77]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23" calcext:value-type="float">
            <text:p>23</text:p>
          </table:table-cell>
          <table:table-cell office:value-type="float" office:value="-9" calcext:value-type="float">
            <text:p>-9</text:p>
          </table:table-cell>
          <table:table-cell office:value-type="float" office:value="-25" calcext:value-type="float">
            <text:p>-25</text:p>
          </table:table-cell>
          <table:table-cell office:value-type="float" office:value="-27" calcext:value-type="float">
            <text:p>-27</text:p>
          </table:table-cell>
          <table:table-cell office:value-type="float" office:value="11" calcext:value-type="float">
            <text:p>11</text:p>
          </table:table-cell>
          <table:table-cell office:value-type="float" office:value="-14" calcext:value-type="float">
            <text:p>-14</text:p>
          </table:table-cell>
          <table:table-cell office:value-type="float" office:value="21" calcext:value-type="float">
            <text:p>21</text:p>
          </table:table-cell>
          <table:table-cell office:value-type="float" office:value="-18" calcext:value-type="float">
            <text:p>-18</text:p>
          </table:table-cell>
          <table:table-cell office:value-type="float" office:value="-38" calcext:value-type="float">
            <text:p>-38</text:p>
          </table:table-cell>
          <table:table-cell office:value-type="float" office:value="-32" calcext:value-type="float">
            <text:p>-32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office:value-type="date" office:date-value="2020-03-27" calcext:value-type="date">
            <text:p>03/27/2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79]-[.G79]-[.H79]" office:value-type="float" office:value="4" calcext:value-type="float">
            <text:p>4</text:p>
          </table:table-cell>
          <table:table-cell/>
          <table:table-cell table:formula="of:=33467077-[.F79]" office:value-type="float" office:value="33467073" calcext:value-type="float">
            <text:p>33467073</text:p>
          </table:table-cell>
          <table:table-cell table:formula="of:=MAX(0;NORMINV(RAND()*0.5+0.5;MAX([.I86];1);MAX(0.25*[.I86];1)))" office:value-type="float" office:value="5.60375143615211" calcext:value-type="float">
            <text:p>5.60375143615211</text:p>
          </table:table-cell>
          <table:table-cell table:formula="of:=[.L79]-[.L78]" office:value-type="float" office:value="-0.702954437723434" calcext:value-type="float">
            <text:p>-0.702954437723434</text:p>
          </table:table-cell>
          <table:table-cell table:formula="of:=[.I79]-[.I78]"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office:value-type="float" office:value="-22" calcext:value-type="float">
            <text:p>-22</text:p>
          </table:table-cell>
          <table:table-cell office:value-type="float" office:value="-32" calcext:value-type="float">
            <text:p>-32</text:p>
          </table:table-cell>
          <table:table-cell office:value-type="float" office:value="-52" calcext:value-type="float">
            <text:p>-52</text:p>
          </table:table-cell>
          <table:table-cell office:value-type="float" office:value="-47" calcext:value-type="float">
            <text:p>-47</text:p>
          </table:table-cell>
          <table:table-cell office:value-type="float" office:value="26" calcext:value-type="float">
            <text:p>26</text:p>
          </table:table-cell>
          <table:table-cell office:value-type="float" office:value="-54" calcext:value-type="float">
            <text:p>-54</text:p>
          </table:table-cell>
          <table:table-cell office:value-type="float" office:value="-28" calcext:value-type="float">
            <text:p>-28</text:p>
          </table:table-cell>
          <table:table-cell office:value-type="float" office:value="-52" calcext:value-type="float">
            <text:p>-52</text:p>
          </table:table-cell>
          <table:table-cell office:value-type="float" office:value="-66" calcext:value-type="float">
            <text:p>-66</text:p>
          </table:table-cell>
          <table:table-cell office:value-type="float" office:value="-53" calcext:value-type="float">
            <text:p>-53</text:p>
          </table:table-cell>
          <table:table-cell office:value-type="float" office:value="29" calcext:value-type="float">
            <text:p>29</text:p>
          </table:table-cell>
          <table:table-cell table:number-columns-repeated="998"/>
        </table:table-row>
        <table:table-row table:style-name="ro2">
          <table:table-cell office:value-type="date" office:date-value="2020-03-28" calcext:value-type="date">
            <text:p>03/28/2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0]-[.G80]-[.H80]" office:value-type="float" office:value="5" calcext:value-type="float">
            <text:p>5</text:p>
          </table:table-cell>
          <table:table-cell/>
          <table:table-cell table:formula="of:=33467077-[.F80]" office:value-type="float" office:value="33467072" calcext:value-type="float">
            <text:p>33467072</text:p>
          </table:table-cell>
          <table:table-cell table:formula="of:=MAX(0;NORMINV(RAND()*0.5+0.5;MAX([.I87];1);MAX(0.25*[.I87];1)))" office:value-type="float" office:value="7.77176402288396" calcext:value-type="float">
            <text:p>7.77176402288396</text:p>
          </table:table-cell>
          <table:table-cell table:formula="of:=[.L80]-[.L79]" office:value-type="float" office:value="2.16801258673185" calcext:value-type="float">
            <text:p>2.16801258673185</text:p>
          </table:table-cell>
          <table:table-cell table:formula="of:=[.I80]-[.I79]"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office:value-type="float" office:value="-33" calcext:value-type="float">
            <text:p>-33</text:p>
          </table:table-cell>
          <table:table-cell office:value-type="float" office:value="-28" calcext:value-type="float">
            <text:p>-28</text:p>
          </table:table-cell>
          <table:table-cell office:value-type="float" office:value="-41" calcext:value-type="float">
            <text:p>-41</text:p>
          </table:table-cell>
          <table:table-cell office:value-type="float" office:value="-22" calcext:value-type="float">
            <text:p>-22</text:p>
          </table:table-cell>
          <table:table-cell office:value-type="float" office:value="20" calcext:value-type="float">
            <text:p>20</text:p>
          </table:table-cell>
          <table:table-cell office:value-type="float" office:value="-59" calcext:value-type="float">
            <text:p>-59</text:p>
          </table:table-cell>
          <table:table-cell office:value-type="float" office:value="-41" calcext:value-type="float">
            <text:p>-41</text:p>
          </table:table-cell>
          <table:table-cell office:value-type="float" office:value="-55" calcext:value-type="float">
            <text:p>-55</text:p>
          </table:table-cell>
          <table:table-cell office:value-type="float" office:value="-58" calcext:value-type="float">
            <text:p>-58</text:p>
          </table:table-cell>
          <table:table-cell office:value-type="float" office:value="-32" calcext:value-type="float">
            <text:p>-32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2">
          <table:table-cell office:value-type="date" office:date-value="2020-03-29" calcext:value-type="date">
            <text:p>03/29/2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F81]-[.G81]-[.H81]" office:value-type="float" office:value="5" calcext:value-type="float">
            <text:p>5</text:p>
          </table:table-cell>
          <table:table-cell/>
          <table:table-cell table:formula="of:=33467077-[.F81]" office:value-type="float" office:value="33467070" calcext:value-type="float">
            <text:p>33467070</text:p>
          </table:table-cell>
          <table:table-cell table:formula="of:=MAX(0;NORMINV(RAND()*0.5+0.5;MAX([.I88];1);MAX(0.25*[.I88];1)))" office:value-type="float" office:value="14.4752717990055" calcext:value-type="float">
            <text:p>14.4752717990055</text:p>
          </table:table-cell>
          <table:table-cell table:formula="of:=[.L81]-[.L80]" office:value-type="float" office:value="6.70350777612156" calcext:value-type="float">
            <text:p>6.70350777612156</text:p>
          </table:table-cell>
          <table:table-cell table:formula="of:=[.I81]-[.I80]" office:value-type="float" office:value="0" calcext:value-type="float">
            <text:p>0</text:p>
          </table:table-cell>
          <table:table-cell office:value-type="float" office:value="-61" calcext:value-type="float">
            <text:p>-6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57" calcext:value-type="float">
            <text:p>-57</text:p>
          </table:table-cell>
          <table:table-cell office:value-type="float" office:value="-11" calcext:value-type="float">
            <text:p>-11</text:p>
          </table:table-cell>
          <table:table-cell office:value-type="float" office:value="22" calcext:value-type="float">
            <text:p>22</text:p>
          </table:table-cell>
          <table:table-cell office:value-type="float" office:value="-67" calcext:value-type="float">
            <text:p>-67</text:p>
          </table:table-cell>
          <table:table-cell office:value-type="float" office:value="-50" calcext:value-type="float">
            <text:p>-50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19" calcext:value-type="float">
            <text:p>-19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2">
          <table:table-cell office:value-type="date" office:date-value="2020-03-30" calcext:value-type="date">
            <text:p>03/30/2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F82]-[.G82]-[.H82]" office:value-type="float" office:value="5" calcext:value-type="float">
            <text:p>5</text:p>
          </table:table-cell>
          <table:table-cell/>
          <table:table-cell table:formula="of:=33467077-[.F82]" office:value-type="float" office:value="33467070" calcext:value-type="float">
            <text:p>33467070</text:p>
          </table:table-cell>
          <table:table-cell table:formula="of:=MAX(0;NORMINV(RAND()*0.5+0.5;MAX([.I89];1);MAX(0.25*[.I89];1)))" office:value-type="float" office:value="13.2276529612266" calcext:value-type="float">
            <text:p>13.2276529612266</text:p>
          </table:table-cell>
          <table:table-cell table:formula="of:=[.L82]-[.L81]" office:value-type="float" office:value="-1.24761883777892" calcext:value-type="float">
            <text:p>-1.24761883777892</text:p>
          </table:table-cell>
          <table:table-cell table:formula="of:=[.I82]-[.I81]" office:value-type="float" office:value="0" calcext:value-type="float">
            <text:p>0</text:p>
          </table:table-cell>
          <table:table-cell office:value-type="float" office:value="-55" calcext:value-type="float">
            <text:p>-55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59" calcext:value-type="float">
            <text:p>-59</text:p>
          </table:table-cell>
          <table:table-cell office:value-type="float" office:value="-54" calcext:value-type="float">
            <text:p>-54</text:p>
          </table:table-cell>
          <table:table-cell office:value-type="float" office:value="30" calcext:value-type="float">
            <text:p>30</text:p>
          </table:table-cell>
          <table:table-cell office:value-type="float" office:value="-59" calcext:value-type="float">
            <text:p>-59</text:p>
          </table:table-cell>
          <table:table-cell office:value-type="float" office:value="-41" calcext:value-type="float">
            <text:p>-41</text:p>
          </table:table-cell>
          <table:table-cell office:value-type="float" office:value="-59" calcext:value-type="float">
            <text:p>-59</text:p>
          </table:table-cell>
          <table:table-cell office:value-type="float" office:value="-71" calcext:value-type="float">
            <text:p>-71</text:p>
          </table:table-cell>
          <table:table-cell office:value-type="float" office:value="-60" calcext:value-type="float">
            <text:p>-60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2">
          <table:table-cell office:value-type="date" office:date-value="2020-03-31" calcext:value-type="date">
            <text:p>03/31/2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F83]-[.G83]-[.H83]" office:value-type="float" office:value="4" calcext:value-type="float">
            <text:p>4</text:p>
          </table:table-cell>
          <table:table-cell/>
          <table:table-cell table:formula="of:=33467077-[.F83]" office:value-type="float" office:value="33467070" calcext:value-type="float">
            <text:p>33467070</text:p>
          </table:table-cell>
          <table:table-cell table:formula="of:=MAX(0;NORMINV(RAND()*0.5+0.5;MAX([.I90];1);MAX(0.25*[.I90];1)))" office:value-type="float" office:value="14.02479475234" calcext:value-type="float">
            <text:p>14.02479475234</text:p>
          </table:table-cell>
          <table:table-cell table:formula="of:=[.L83]-[.L82]" office:value-type="float" office:value="0.797141791113372" calcext:value-type="float">
            <text:p>0.797141791113372</text:p>
          </table:table-cell>
          <table:table-cell table:formula="of:=[.I83]-[.I82]" office:value-type="float" office:value="-1" calcext:value-type="float">
            <text:p>-1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-37" calcext:value-type="float">
            <text:p>-37</text:p>
          </table:table-cell>
          <table:table-cell office:value-type="float" office:value="-62" calcext:value-type="float">
            <text:p>-62</text:p>
          </table:table-cell>
          <table:table-cell office:value-type="float" office:value="-55" calcext:value-type="float">
            <text:p>-55</text:p>
          </table:table-cell>
          <table:table-cell office:value-type="float" office:value="29" calcext:value-type="float">
            <text:p>29</text:p>
          </table:table-cell>
          <table:table-cell office:value-type="float" office:value="-59" calcext:value-type="float">
            <text:p>-59</text:p>
          </table:table-cell>
          <table:table-cell office:value-type="float" office:value="-42" calcext:value-type="float">
            <text:p>-42</text:p>
          </table:table-cell>
          <table:table-cell office:value-type="float" office:value="-62" calcext:value-type="float">
            <text:p>-62</text:p>
          </table:table-cell>
          <table:table-cell office:value-type="float" office:value="-73" calcext:value-type="float">
            <text:p>-73</text:p>
          </table:table-cell>
          <table:table-cell office:value-type="float" office:value="-60" calcext:value-type="float">
            <text:p>-60</text:p>
          </table:table-cell>
          <table:table-cell office:value-type="float" office:value="31" calcext:value-type="float">
            <text:p>31</text:p>
          </table:table-cell>
          <table:table-cell table:number-columns-repeated="998"/>
        </table:table-row>
        <table:table-row table:style-name="ro2">
          <table:table-cell office:value-type="date" office:date-value="2020-04-01" calcext:value-type="date">
            <text:p>04/01/2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F84]-[.G84]-[.H84]" office:value-type="float" office:value="5" calcext:value-type="float">
            <text:p>5</text:p>
          </table:table-cell>
          <table:table-cell/>
          <table:table-cell table:formula="of:=33467077-[.F84]" office:value-type="float" office:value="33467069" calcext:value-type="float">
            <text:p>33467069</text:p>
          </table:table-cell>
          <table:table-cell table:formula="of:=MAX(0;NORMINV(RAND()*0.5+0.5;MAX([.I91];1);MAX(0.25*[.I91];1)))" office:value-type="float" office:value="16.6568351464889" calcext:value-type="float">
            <text:p>16.6568351464889</text:p>
          </table:table-cell>
          <table:table-cell table:formula="of:=[.L84]-[.L83]" office:value-type="float" office:value="2.63204039414891" calcext:value-type="float">
            <text:p>2.63204039414891</text:p>
          </table:table-cell>
          <table:table-cell table:formula="of:=[.I84]-[.I83]"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office:value-type="float" office:value="-36" calcext:value-type="float">
            <text:p>-36</text:p>
          </table:table-cell>
          <table:table-cell office:value-type="float" office:value="-40" calcext:value-type="float">
            <text:p>-40</text:p>
          </table:table-cell>
          <table:table-cell office:value-type="float" office:value="-61" calcext:value-type="float">
            <text:p>-61</text:p>
          </table:table-cell>
          <table:table-cell office:value-type="float" office:value="-55" calcext:value-type="float">
            <text:p>-55</text:p>
          </table:table-cell>
          <table:table-cell office:value-type="float" office:value="28" calcext:value-type="float">
            <text:p>28</text:p>
          </table:table-cell>
          <table:table-cell office:value-type="float" office:value="-58" calcext:value-type="float">
            <text:p>-58</text:p>
          </table:table-cell>
          <table:table-cell office:value-type="float" office:value="-40" calcext:value-type="float">
            <text:p>-40</text:p>
          </table:table-cell>
          <table:table-cell office:value-type="float" office:value="-64" calcext:value-type="float">
            <text:p>-64</text:p>
          </table:table-cell>
          <table:table-cell office:value-type="float" office:value="-71" calcext:value-type="float">
            <text:p>-71</text:p>
          </table:table-cell>
          <table:table-cell office:value-type="float" office:value="-60" calcext:value-type="float">
            <text:p>-60</text:p>
          </table:table-cell>
          <table:table-cell office:value-type="float" office:value="31" calcext:value-type="float">
            <text:p>31</text:p>
          </table:table-cell>
          <table:table-cell table:number-columns-repeated="998"/>
        </table:table-row>
        <table:table-row table:style-name="ro2">
          <table:table-cell office:value-type="date" office:date-value="2020-04-02" calcext:value-type="date">
            <text:p>04/02/2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F85]-[.G85]-[.H85]" office:value-type="float" office:value="5" calcext:value-type="float">
            <text:p>5</text:p>
          </table:table-cell>
          <table:table-cell/>
          <table:table-cell table:formula="of:=33467077-[.F85]" office:value-type="float" office:value="33467069" calcext:value-type="float">
            <text:p>33467069</text:p>
          </table:table-cell>
          <table:table-cell table:formula="of:=MAX(0;NORMINV(RAND()*0.5+0.5;MAX([.I92];1);MAX(0.25*[.I92];1)))" office:value-type="float" office:value="15.5345922979427" calcext:value-type="float">
            <text:p>15.5345922979427</text:p>
          </table:table-cell>
          <table:table-cell table:formula="of:=[.L85]-[.L84]" office:value-type="float" office:value="-1.12224284854617" calcext:value-type="float">
            <text:p>-1.12224284854617</text:p>
          </table:table-cell>
          <table:table-cell table:formula="of:=[.I85]-[.I84]" office:value-type="float" office:value="0" calcext:value-type="float">
            <text:p>0</text:p>
          </table:table-cell>
          <table:table-cell office:value-type="float" office:value="-55" calcext:value-type="float">
            <text:p>-55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60" calcext:value-type="float">
            <text:p>-60</text:p>
          </table:table-cell>
          <table:table-cell office:value-type="float" office:value="-55" calcext:value-type="float">
            <text:p>-55</text:p>
          </table:table-cell>
          <table:table-cell office:value-type="float" office:value="28" calcext:value-type="float">
            <text:p>28</text:p>
          </table:table-cell>
          <table:table-cell office:value-type="float" office:value="-58" calcext:value-type="float">
            <text:p>-58</text:p>
          </table:table-cell>
          <table:table-cell office:value-type="float" office:value="-39" calcext:value-type="float">
            <text:p>-39</text:p>
          </table:table-cell>
          <table:table-cell office:value-type="float" office:value="-52" calcext:value-type="float">
            <text:p>-52</text:p>
          </table:table-cell>
          <table:table-cell office:value-type="float" office:value="-71" calcext:value-type="float">
            <text:p>-71</text:p>
          </table:table-cell>
          <table:table-cell office:value-type="float" office:value="-60" calcext:value-type="float">
            <text:p>-60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2">
          <table:table-cell office:value-type="date" office:date-value="2020-04-03" calcext:value-type="date">
            <text:p>04/03/2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mergency Stat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F86]-[.G86]-[.H86]" office:value-type="float" office:value="5" calcext:value-type="float">
            <text:p>5</text:p>
          </table:table-cell>
          <table:table-cell/>
          <table:table-cell table:formula="of:=33467077-[.F86]" office:value-type="float" office:value="33467069" calcext:value-type="float">
            <text:p>33467069</text:p>
          </table:table-cell>
          <table:table-cell table:formula="of:=MAX(0;NORMINV(RAND()*0.5+0.5;MAX([.I93];1);MAX(0.25*[.I93];1)))" office:value-type="float" office:value="16.6050770514653" calcext:value-type="float">
            <text:p>16.6050770514653</text:p>
          </table:table-cell>
          <table:table-cell table:formula="of:=[.L86]-[.L85]" office:value-type="float" office:value="1.07048475352255" calcext:value-type="float">
            <text:p>1.07048475352255</text:p>
          </table:table-cell>
          <table:table-cell table:formula="of:=[.I86]-[.I85]" office:value-type="float" office:value="0" calcext:value-type="float">
            <text:p>0</text:p>
          </table:table-cell>
          <table:table-cell office:value-type="float" office:value="-58" calcext:value-type="float">
            <text:p>-58</text:p>
          </table:table-cell>
          <table:table-cell office:value-type="float" office:value="-35" calcext:value-type="float">
            <text:p>-35</text:p>
          </table:table-cell>
          <table:table-cell office:value-type="float" office:value="-41" calcext:value-type="float">
            <text:p>-41</text:p>
          </table:table-cell>
          <table:table-cell office:value-type="float" office:value="-63" calcext:value-type="float">
            <text:p>-63</text:p>
          </table:table-cell>
          <table:table-cell office:value-type="float" office:value="-53" calcext:value-type="float">
            <text:p>-53</text:p>
          </table:table-cell>
          <table:table-cell office:value-type="float" office:value="32" calcext:value-type="float">
            <text:p>32</text:p>
          </table:table-cell>
          <table:table-cell office:value-type="float" office:value="-62" calcext:value-type="float">
            <text:p>-62</text:p>
          </table:table-cell>
          <table:table-cell office:value-type="float" office:value="-40" calcext:value-type="float">
            <text:p>-40</text:p>
          </table:table-cell>
          <table:table-cell office:value-type="float" office:value="-63" calcext:value-type="float">
            <text:p>-63</text:p>
          </table:table-cell>
          <table:table-cell office:value-type="float" office:value="-74" calcext:value-type="float">
            <text:p>-74</text:p>
          </table:table-cell>
          <table:table-cell office:value-type="float" office:value="-58" calcext:value-type="float">
            <text:p>-58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2">
          <table:table-cell office:value-type="date" office:date-value="2020-04-04" calcext:value-type="date">
            <text:p>04/04/2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87]-[.G87]-[.H87]" office:value-type="float" office:value="6" calcext:value-type="float">
            <text:p>6</text:p>
          </table:table-cell>
          <table:table-cell table:formula="of:=[.G87]/[.F73]" office:value-type="float" office:value="1" calcext:value-type="float">
            <text:p>1</text:p>
          </table:table-cell>
          <table:table-cell table:formula="of:=33467077-[.F87]" office:value-type="float" office:value="33467067" calcext:value-type="float">
            <text:p>33467067</text:p>
          </table:table-cell>
          <table:table-cell table:formula="of:=MAX(0;NORMINV(RAND()*0.5+0.5;MAX([.I94];1);MAX(0.25*[.I94];1)))" office:value-type="float" office:value="13.3004153256359" calcext:value-type="float">
            <text:p>13.3004153256359</text:p>
          </table:table-cell>
          <table:table-cell table:formula="of:=[.L87]-[.L86]" office:value-type="float" office:value="-3.30466172582938" calcext:value-type="float">
            <text:p>-3.30466172582938</text:p>
          </table:table-cell>
          <table:table-cell table:formula="of:=[.I87]-[.I86]" office:value-type="float" office:value="1" calcext:value-type="float">
            <text:p>1</text:p>
          </table:table-cell>
          <table:table-cell office:value-type="float" office:value="-58" calcext:value-type="float">
            <text:p>-58</text:p>
          </table:table-cell>
          <table:table-cell office:value-type="float" office:value="-40" calcext:value-type="float">
            <text:p>-40</text:p>
          </table:table-cell>
          <table:table-cell office:value-type="float" office:value="-37" calcext:value-type="float">
            <text:p>-37</text:p>
          </table:table-cell>
          <table:table-cell office:value-type="float" office:value="-56" calcext:value-type="float">
            <text:p>-56</text:p>
          </table:table-cell>
          <table:table-cell office:value-type="float" office:value="-36" calcext:value-type="float">
            <text:p>-36</text:p>
          </table:table-cell>
          <table:table-cell office:value-type="float" office:value="24" calcext:value-type="float">
            <text:p>24</text:p>
          </table:table-cell>
          <table:table-cell office:value-type="float" office:value="-63" calcext:value-type="float">
            <text:p>-63</text:p>
          </table:table-cell>
          <table:table-cell office:value-type="float" office:value="-45" calcext:value-type="float">
            <text:p>-45</text:p>
          </table:table-cell>
          <table:table-cell office:value-type="float" office:value="-61" calcext:value-type="float">
            <text:p>-61</text:p>
          </table:table-cell>
          <table:table-cell office:value-type="float" office:value="-69" calcext:value-type="float">
            <text:p>-69</text:p>
          </table:table-cell>
          <table:table-cell office:value-type="float" office:value="-43" calcext:value-type="float">
            <text:p>-43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2">
          <table:table-cell office:value-type="date" office:date-value="2020-04-05" calcext:value-type="date">
            <text:p>04/05/20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88]-[.G88]-[.H88]" office:value-type="float" office:value="10" calcext:value-type="float">
            <text:p>10</text:p>
          </table:table-cell>
          <table:table-cell table:formula="of:=[.G88]/[.F74]" office:value-type="float" office:value="1" calcext:value-type="float">
            <text:p>1</text:p>
          </table:table-cell>
          <table:table-cell table:formula="of:=33467077-[.F88]" office:value-type="float" office:value="33467063" calcext:value-type="float">
            <text:p>33467063</text:p>
          </table:table-cell>
          <table:table-cell table:formula="of:=MAX(0;NORMINV(RAND()*0.5+0.5;MAX([.I95];1);MAX(0.25*[.I95];1)))" office:value-type="float" office:value="14.9131007388752" calcext:value-type="float">
            <text:p>14.9131007388752</text:p>
          </table:table-cell>
          <table:table-cell table:formula="of:=[.L88]-[.L87]" office:value-type="float" office:value="1.61268541323936" calcext:value-type="float">
            <text:p>1.61268541323936</text:p>
          </table:table-cell>
          <table:table-cell table:formula="of:=[.I88]-[.I87]" office:value-type="float" office:value="4" calcext:value-type="float">
            <text:p>4</text:p>
          </table:table-cell>
          <table:table-cell office:value-type="float" office:value="-62" calcext:value-type="float">
            <text:p>-62</text:p>
          </table:table-cell>
          <table:table-cell office:value-type="float" office:value="-37" calcext:value-type="float">
            <text:p>-37</text:p>
          </table:table-cell>
          <table:table-cell office:value-type="float" office:value="-48" calcext:value-type="float">
            <text:p>-48</text:p>
          </table:table-cell>
          <table:table-cell office:value-type="float" office:value="-63" calcext:value-type="float">
            <text:p>-63</text:p>
          </table:table-cell>
          <table:table-cell office:value-type="float" office:value="-17" calcext:value-type="float">
            <text:p>-17</text:p>
          </table:table-cell>
          <table:table-cell office:value-type="float" office:value="22" calcext:value-type="float">
            <text:p>22</text:p>
          </table:table-cell>
          <table:table-cell office:value-type="float" office:value="-66" calcext:value-type="float">
            <text:p>-66</text:p>
          </table:table-cell>
          <table:table-cell office:value-type="float" office:value="-44" calcext:value-type="float">
            <text:p>-44</text:p>
          </table:table-cell>
          <table:table-cell office:value-type="float" office:value="-72" calcext:value-type="float">
            <text:p>-72</text:p>
          </table:table-cell>
          <table:table-cell office:value-type="float" office:value="-75" calcext:value-type="float">
            <text:p>-75</text:p>
          </table:table-cell>
          <table:table-cell office:value-type="float" office:value="-24" calcext:value-type="float">
            <text:p>-24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2">
          <table:table-cell office:value-type="date" office:date-value="2020-04-06" calcext:value-type="date">
            <text:p>04/06/20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89]-[.G89]-[.H89]" office:value-type="float" office:value="12" calcext:value-type="float">
            <text:p>12</text:p>
          </table:table-cell>
          <table:table-cell table:formula="of:=[.G89]/[.F75]" office:value-type="float" office:value="0.666666666666667" calcext:value-type="float">
            <text:p>0.666666666666667</text:p>
          </table:table-cell>
          <table:table-cell table:formula="of:=33467077-[.F89]" office:value-type="float" office:value="33467061" calcext:value-type="float">
            <text:p>33467061</text:p>
          </table:table-cell>
          <table:table-cell table:formula="of:=MAX(0;NORMINV(RAND()*0.5+0.5;MAX([.I96];1);MAX(0.25*[.I96];1)))" office:value-type="float" office:value="21.9188387857942" calcext:value-type="float">
            <text:p>21.9188387857942</text:p>
          </table:table-cell>
          <table:table-cell table:formula="of:=[.L89]-[.L88]" office:value-type="float" office:value="7.00573804691898" calcext:value-type="float">
            <text:p>7.00573804691898</text:p>
          </table:table-cell>
          <table:table-cell table:formula="of:=[.I89]-[.I88]" office:value-type="float" office:value="2" calcext:value-type="float">
            <text:p>2</text:p>
          </table:table-cell>
          <table:table-cell office:value-type="float" office:value="-52" calcext:value-type="float">
            <text:p>-52</text:p>
          </table:table-cell>
          <table:table-cell office:value-type="float" office:value="-33" calcext:value-type="float">
            <text:p>-33</text:p>
          </table:table-cell>
          <table:table-cell office:value-type="float" office:value="-37" calcext:value-type="float">
            <text:p>-37</text:p>
          </table:table-cell>
          <table:table-cell office:value-type="float" office:value="-59" calcext:value-type="float">
            <text:p>-59</text:p>
          </table:table-cell>
          <table:table-cell office:value-type="float" office:value="-52" calcext:value-type="float">
            <text:p>-52</text:p>
          </table:table-cell>
          <table:table-cell office:value-type="float" office:value="28" calcext:value-type="float">
            <text:p>28</text:p>
          </table:table-cell>
          <table:table-cell office:value-type="float" office:value="-56" calcext:value-type="float">
            <text:p>-56</text:p>
          </table:table-cell>
          <table:table-cell office:value-type="float" office:value="-37" calcext:value-type="float">
            <text:p>-37</text:p>
          </table:table-cell>
          <table:table-cell office:value-type="float" office:value="-55" calcext:value-type="float">
            <text:p>-55</text:p>
          </table:table-cell>
          <table:table-cell office:value-type="float" office:value="-69" calcext:value-type="float">
            <text:p>-69</text:p>
          </table:table-cell>
          <table:table-cell office:value-type="float" office:value="-57" calcext:value-type="float">
            <text:p>-57</text:p>
          </table:table-cell>
          <table:table-cell office:value-type="float" office:value="31" calcext:value-type="float">
            <text:p>31</text:p>
          </table:table-cell>
          <table:table-cell table:number-columns-repeated="998"/>
        </table:table-row>
        <table:table-row table:style-name="ro2">
          <table:table-cell office:value-type="date" office:date-value="2020-04-07" calcext:value-type="date">
            <text:p>04/07/20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90]-[.G90]-[.H90]" office:value-type="float" office:value="13" calcext:value-type="float">
            <text:p>13</text:p>
          </table:table-cell>
          <table:table-cell table:formula="of:=[.G90]/[.F76]" office:value-type="float" office:value="0.666666666666667" calcext:value-type="float">
            <text:p>0.666666666666667</text:p>
          </table:table-cell>
          <table:table-cell table:formula="of:=33467077-[.F90]" office:value-type="float" office:value="33467060" calcext:value-type="float">
            <text:p>33467060</text:p>
          </table:table-cell>
          <table:table-cell table:formula="of:=MAX(0;NORMINV(RAND()*0.5+0.5;MAX([.I97];1);MAX(0.25*[.I97];1)))" office:value-type="float" office:value="16.8235603541246" calcext:value-type="float">
            <text:p>16.8235603541246</text:p>
          </table:table-cell>
          <table:table-cell table:formula="of:=[.L90]-[.L89]" office:value-type="float" office:value="-5.09527843166962" calcext:value-type="float">
            <text:p>-5.09527843166962</text:p>
          </table:table-cell>
          <table:table-cell table:formula="of:=[.I90]-[.I89]"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office:value-type="float" office:value="-33" calcext:value-type="float">
            <text:p>-33</text:p>
          </table:table-cell>
          <table:table-cell office:value-type="float" office:value="-41" calcext:value-type="float">
            <text:p>-41</text:p>
          </table:table-cell>
          <table:table-cell office:value-type="float" office:value="-61" calcext:value-type="float">
            <text:p>-61</text:p>
          </table:table-cell>
          <table:table-cell office:value-type="float" office:value="-54" calcext:value-type="float">
            <text:p>-54</text:p>
          </table:table-cell>
          <table:table-cell office:value-type="float" office:value="28" calcext:value-type="float">
            <text:p>28</text:p>
          </table:table-cell>
          <table:table-cell office:value-type="float" office:value="-56" calcext:value-type="float">
            <text:p>-56</text:p>
          </table:table-cell>
          <table:table-cell office:value-type="float" office:value="-37" calcext:value-type="float">
            <text:p>-37</text:p>
          </table:table-cell>
          <table:table-cell office:value-type="float" office:value="-60" calcext:value-type="float">
            <text:p>-60</text:p>
          </table:table-cell>
          <table:table-cell office:value-type="float" office:value="-70" calcext:value-type="float">
            <text:p>-70</text:p>
          </table:table-cell>
          <table:table-cell office:value-type="float" office:value="-59" calcext:value-type="float">
            <text:p>-59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2">
          <table:table-cell office:value-type="date" office:date-value="2020-04-08" calcext:value-type="date">
            <text:p>04/08/20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91]-[.G91]-[.H91]" office:value-type="float" office:value="15" calcext:value-type="float">
            <text:p>15</text:p>
          </table:table-cell>
          <table:table-cell table:formula="of:=[.G91]/[.F77]" office:value-type="float" office:value="0.666666666666667" calcext:value-type="float">
            <text:p>0.666666666666667</text:p>
          </table:table-cell>
          <table:table-cell table:formula="of:=33467077-[.F91]" office:value-type="float" office:value="33467058" calcext:value-type="float">
            <text:p>33467058</text:p>
          </table:table-cell>
          <table:table-cell table:formula="of:=MAX(0;NORMINV(RAND()*0.5+0.5;MAX([.I98];1);MAX(0.25*[.I98];1)))" office:value-type="float" office:value="13.410973253134" calcext:value-type="float">
            <text:p>13.410973253134</text:p>
          </table:table-cell>
          <table:table-cell table:formula="of:=[.L91]-[.L90]" office:value-type="float" office:value="-3.41258710099062" calcext:value-type="float">
            <text:p>-3.41258710099062</text:p>
          </table:table-cell>
          <table:table-cell table:formula="of:=[.I91]-[.I90]" office:value-type="float" office:value="2" calcext:value-type="float">
            <text:p>2</text:p>
          </table:table-cell>
          <table:table-cell office:value-type="float" office:value="-54" calcext:value-type="float">
            <text:p>-54</text:p>
          </table:table-cell>
          <table:table-cell office:value-type="float" office:value="-36" calcext:value-type="float">
            <text:p>-36</text:p>
          </table:table-cell>
          <table:table-cell office:value-type="float" office:value="-41" calcext:value-type="float">
            <text:p>-41</text:p>
          </table:table-cell>
          <table:table-cell office:value-type="float" office:value="-62" calcext:value-type="float">
            <text:p>-62</text:p>
          </table:table-cell>
          <table:table-cell office:value-type="float" office:value="-53" calcext:value-type="float">
            <text:p>-53</text:p>
          </table:table-cell>
          <table:table-cell office:value-type="float" office:value="28" calcext:value-type="float">
            <text:p>28</text:p>
          </table:table-cell>
          <table:table-cell office:value-type="float" office:value="-57" calcext:value-type="float">
            <text:p>-57</text:p>
          </table:table-cell>
          <table:table-cell office:value-type="float" office:value="-39" calcext:value-type="float">
            <text:p>-39</text:p>
          </table:table-cell>
          <table:table-cell office:value-type="float" office:value="-60" calcext:value-type="float">
            <text:p>-60</text:p>
          </table:table-cell>
          <table:table-cell office:value-type="float" office:value="-71" calcext:value-type="float">
            <text:p>-71</text:p>
          </table:table-cell>
          <table:table-cell office:value-type="float" office:value="-59" calcext:value-type="float">
            <text:p>-59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2">
          <table:table-cell office:value-type="date" office:date-value="2020-04-09" calcext:value-type="date">
            <text:p>04/09/20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92]-[.G92]-[.H92]" office:value-type="float" office:value="15" calcext:value-type="float">
            <text:p>15</text:p>
          </table:table-cell>
          <table:table-cell table:formula="of:=[.G92]/[.F78]" office:value-type="float" office:value="0.5" calcext:value-type="float">
            <text:p>0.5</text:p>
          </table:table-cell>
          <table:table-cell table:formula="of:=33467077-[.F92]" office:value-type="float" office:value="33467058" calcext:value-type="float">
            <text:p>33467058</text:p>
          </table:table-cell>
          <table:table-cell table:formula="of:=MAX(0;NORMINV(RAND()*0.5+0.5;MAX([.I99];1);MAX(0.25*[.I99];1)))" office:value-type="float" office:value="14.3847439626218" calcext:value-type="float">
            <text:p>14.3847439626218</text:p>
          </table:table-cell>
          <table:table-cell table:formula="of:=[.L92]-[.L91]" office:value-type="float" office:value="0.973770709487804" calcext:value-type="float">
            <text:p>0.973770709487804</text:p>
          </table:table-cell>
          <table:table-cell table:formula="of:=[.I92]-[.I91]"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office:value-type="float" office:value="-30" calcext:value-type="float">
            <text:p>-30</text:p>
          </table:table-cell>
          <table:table-cell office:value-type="float" office:value="-34" calcext:value-type="float">
            <text:p>-34</text:p>
          </table:table-cell>
          <table:table-cell office:value-type="float" office:value="-58" calcext:value-type="float">
            <text:p>-58</text:p>
          </table:table-cell>
          <table:table-cell office:value-type="float" office:value="-53" calcext:value-type="float">
            <text:p>-53</text:p>
          </table:table-cell>
          <table:table-cell office:value-type="float" office:value="27" calcext:value-type="float">
            <text:p>27</text:p>
          </table:table-cell>
          <table:table-cell office:value-type="float" office:value="-54" calcext:value-type="float">
            <text:p>-54</text:p>
          </table:table-cell>
          <table:table-cell office:value-type="float" office:value="-33" calcext:value-type="float">
            <text:p>-33</text:p>
          </table:table-cell>
          <table:table-cell office:value-type="float" office:value="-51" calcext:value-type="float">
            <text:p>-51</text:p>
          </table:table-cell>
          <table:table-cell office:value-type="float" office:value="-68" calcext:value-type="float">
            <text:p>-68</text:p>
          </table:table-cell>
          <table:table-cell office:value-type="float" office:value="-58" calcext:value-type="float">
            <text:p>-58</text:p>
          </table:table-cell>
          <table:table-cell office:value-type="float" office:value="29" calcext:value-type="float">
            <text:p>29</text:p>
          </table:table-cell>
          <table:table-cell table:number-columns-repeated="998"/>
        </table:table-row>
        <table:table-row table:style-name="ro2">
          <table:table-cell office:value-type="date" office:date-value="2020-04-10" calcext:value-type="date">
            <text:p>04/10/20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93]-[.G93]-[.H93]" office:value-type="float" office:value="15" calcext:value-type="float">
            <text:p>15</text:p>
          </table:table-cell>
          <table:table-cell table:formula="of:=[.G93]/[.F79]" office:value-type="float" office:value="0.5" calcext:value-type="float">
            <text:p>0.5</text:p>
          </table:table-cell>
          <table:table-cell table:formula="of:=33467077-[.F93]" office:value-type="float" office:value="33467058" calcext:value-type="float">
            <text:p>33467058</text:p>
          </table:table-cell>
          <table:table-cell table:formula="of:=MAX(0;NORMINV(RAND()*0.5+0.5;MAX([.I100];1);MAX(0.25*[.I100];1)))" office:value-type="float" office:value="12.4313825669783" calcext:value-type="float">
            <text:p>12.4313825669783</text:p>
          </table:table-cell>
          <table:table-cell table:formula="of:=[.L93]-[.L92]" office:value-type="float" office:value="-1.9533613956435" calcext:value-type="float">
            <text:p>-1.9533613956435</text:p>
          </table:table-cell>
          <table:table-cell table:formula="of:=[.I93]-[.I92]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office:value-type="float" office:value="-37" calcext:value-type="float">
            <text:p>-37</text:p>
          </table:table-cell>
          <table:table-cell office:value-type="float" office:value="-49" calcext:value-type="float">
            <text:p>-49</text:p>
          </table:table-cell>
          <table:table-cell office:value-type="float" office:value="-65" calcext:value-type="float">
            <text:p>-65</text:p>
          </table:table-cell>
          <table:table-cell office:value-type="float" office:value="-69" calcext:value-type="float">
            <text:p>-69</text:p>
          </table:table-cell>
          <table:table-cell office:value-type="float" office:value="36" calcext:value-type="float">
            <text:p>36</text:p>
          </table:table-cell>
          <table:table-cell office:value-type="float" office:value="-64" calcext:value-type="float">
            <text:p>-64</text:p>
          </table:table-cell>
          <table:table-cell office:value-type="float" office:value="-41" calcext:value-type="float">
            <text:p>-41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38" calcext:value-type="float">
            <text:p>38</text:p>
          </table:table-cell>
          <table:table-cell table:number-columns-repeated="998"/>
        </table:table-row>
        <table:table-row table:style-name="ro2">
          <table:table-cell office:value-type="date" office:date-value="2020-04-11" calcext:value-type="date">
            <text:p>04/11/20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F94]-[.G94]-[.H94]" office:value-type="float" office:value="13" calcext:value-type="float">
            <text:p>13</text:p>
          </table:table-cell>
          <table:table-cell table:formula="of:=[.G94]/[.F80]" office:value-type="float" office:value="0.4" calcext:value-type="float">
            <text:p>0.4</text:p>
          </table:table-cell>
          <table:table-cell table:formula="of:=33467077-[.F94]" office:value-type="float" office:value="33467058" calcext:value-type="float">
            <text:p>33467058</text:p>
          </table:table-cell>
          <table:table-cell table:formula="of:=MAX(0;NORMINV(RAND()*0.5+0.5;MAX([.I101];1);MAX(0.25*[.I101];1)))" office:value-type="float" office:value="17.3298016246452" calcext:value-type="float">
            <text:p>17.3298016246452</text:p>
          </table:table-cell>
          <table:table-cell table:formula="of:=[.L94]-[.L93]" office:value-type="float" office:value="4.89841905766693" calcext:value-type="float">
            <text:p>4.89841905766693</text:p>
          </table:table-cell>
          <table:table-cell table:formula="of:=[.I94]-[.I93]" office:value-type="float" office:value="-2" calcext:value-type="float">
            <text:p>-2</text:p>
          </table:table-cell>
          <table:table-cell office:value-type="float" office:value="-53" calcext:value-type="float">
            <text:p>-53</text:p>
          </table:table-cell>
          <table:table-cell office:value-type="float" office:value="-32" calcext:value-type="float">
            <text:p>-32</text:p>
          </table:table-cell>
          <table:table-cell office:value-type="float" office:value="-37" calcext:value-type="float">
            <text:p>-37</text:p>
          </table:table-cell>
          <table:table-cell office:value-type="float" office:value="-44" calcext:value-type="float">
            <text:p>-44</text:p>
          </table:table-cell>
          <table:table-cell office:value-type="float" office:value="-31" calcext:value-type="float">
            <text:p>-31</text:p>
          </table:table-cell>
          <table:table-cell office:value-type="float" office:value="22" calcext:value-type="float">
            <text:p>22</text:p>
          </table:table-cell>
          <table:table-cell office:value-type="float" office:value="-59" calcext:value-type="float">
            <text:p>-59</text:p>
          </table:table-cell>
          <table:table-cell office:value-type="float" office:value="-39" calcext:value-type="float">
            <text:p>-39</text:p>
          </table:table-cell>
          <table:table-cell table:number-columns-repeated="2" office:value-type="float" office:value="-59" calcext:value-type="float">
            <text:p>-59</text:p>
          </table:table-cell>
          <table:table-cell office:value-type="float" office:value="-37" calcext:value-type="float">
            <text:p>-37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2">
          <table:table-cell office:value-type="date" office:date-value="2020-04-12" calcext:value-type="date">
            <text:p>04/12/20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F95]-[.G95]-[.H95]" office:value-type="float" office:value="13" calcext:value-type="float">
            <text:p>13</text:p>
          </table:table-cell>
          <table:table-cell table:formula="of:=[.G95]/[.F81]" office:value-type="float" office:value="0.285714285714286" calcext:value-type="float">
            <text:p>0.285714285714286</text:p>
          </table:table-cell>
          <table:table-cell table:formula="of:=33467077-[.F95]" office:value-type="float" office:value="33467058" calcext:value-type="float">
            <text:p>33467058</text:p>
          </table:table-cell>
          <table:table-cell table:formula="of:=MAX(0;NORMINV(RAND()*0.5+0.5;MAX([.I102];1);MAX(0.25*[.I102];1)))" office:value-type="float" office:value="20.1257253798714" calcext:value-type="float">
            <text:p>20.1257253798714</text:p>
          </table:table-cell>
          <table:table-cell table:formula="of:=[.L95]-[.L94]" office:value-type="float" office:value="2.79592375522615" calcext:value-type="float">
            <text:p>2.79592375522615</text:p>
          </table:table-cell>
          <table:table-cell table:formula="of:=[.I95]-[.I94]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office:value-type="float" office:value="-36" calcext:value-type="float">
            <text:p>-36</text:p>
          </table:table-cell>
          <table:table-cell office:value-type="float" office:value="-45" calcext:value-type="float">
            <text:p>-45</text:p>
          </table:table-cell>
          <table:table-cell office:value-type="float" office:value="-56" calcext:value-type="float">
            <text:p>-56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  <table:table-cell office:value-type="float" office:value="-65" calcext:value-type="float">
            <text:p>-65</text:p>
          </table:table-cell>
          <table:table-cell office:value-type="float" office:value="-44" calcext:value-type="float">
            <text:p>-44</text:p>
          </table:table-cell>
          <table:table-cell office:value-type="float" office:value="-66" calcext:value-type="float">
            <text:p>-66</text:p>
          </table:table-cell>
          <table:table-cell office:value-type="float" office:value="-70" calcext:value-type="float">
            <text:p>-70</text:p>
          </table:table-cell>
          <table:table-cell office:value-type="float" office:value="-24" calcext:value-type="float">
            <text:p>-24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2">
          <table:table-cell office:value-type="date" office:date-value="2020-04-13" calcext:value-type="date">
            <text:p>04/13/20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F96]-[.G96]-[.H96]" office:value-type="float" office:value="13" calcext:value-type="float">
            <text:p>13</text:p>
          </table:table-cell>
          <table:table-cell table:formula="of:=[.G96]/[.F82]" office:value-type="float" office:value="0.285714285714286" calcext:value-type="float">
            <text:p>0.285714285714286</text:p>
          </table:table-cell>
          <table:table-cell table:formula="of:=33467077-[.F96]" office:value-type="float" office:value="33467058" calcext:value-type="float">
            <text:p>33467058</text:p>
          </table:table-cell>
          <table:table-cell table:formula="of:=MAX(0;NORMINV(RAND()*0.5+0.5;MAX([.I103];1);MAX(0.25*[.I103];1)))" office:value-type="float" office:value="23.468844498453" calcext:value-type="float">
            <text:p>23.468844498453</text:p>
          </table:table-cell>
          <table:table-cell table:formula="of:=[.L96]-[.L95]" office:value-type="float" office:value="3.34311911858163" calcext:value-type="float">
            <text:p>3.34311911858163</text:p>
          </table:table-cell>
          <table:table-cell table:formula="of:=[.I96]-[.I95]" office:value-type="float" office:value="0" calcext:value-type="float">
            <text:p>0</text:p>
          </table:table-cell>
          <table:table-cell office:value-type="float" office:value="-55" calcext:value-type="float">
            <text:p>-55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60" calcext:value-type="float">
            <text:p>-60</text:p>
          </table:table-cell>
          <table:table-cell office:value-type="float" office:value="-51" calcext:value-type="float">
            <text:p>-51</text:p>
          </table:table-cell>
          <table:table-cell office:value-type="float" office:value="29" calcext:value-type="float">
            <text:p>29</text:p>
          </table:table-cell>
          <table:table-cell office:value-type="float" office:value="-58" calcext:value-type="float">
            <text:p>-58</text:p>
          </table:table-cell>
          <table:table-cell office:value-type="float" office:value="-42" calcext:value-type="float">
            <text:p>-42</text:p>
          </table:table-cell>
          <table:table-cell office:value-type="float" office:value="-57" calcext:value-type="float">
            <text:p>-57</text:p>
          </table:table-cell>
          <table:table-cell office:value-type="float" office:value="-71" calcext:value-type="float">
            <text:p>-71</text:p>
          </table:table-cell>
          <table:table-cell office:value-type="float" office:value="-56" calcext:value-type="float">
            <text:p>-56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2">
          <table:table-cell office:value-type="date" office:date-value="2020-04-14" calcext:value-type="date">
            <text:p>04/14/20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F97]-[.G97]-[.H97]" office:value-type="float" office:value="12" calcext:value-type="float">
            <text:p>12</text:p>
          </table:table-cell>
          <table:table-cell table:formula="of:=[.G97]/[.F83]" office:value-type="float" office:value="0.285714285714286" calcext:value-type="float">
            <text:p>0.285714285714286</text:p>
          </table:table-cell>
          <table:table-cell table:formula="of:=33467077-[.F97]" office:value-type="float" office:value="33467058" calcext:value-type="float">
            <text:p>33467058</text:p>
          </table:table-cell>
          <table:table-cell table:formula="of:=MAX(0;NORMINV(RAND()*0.5+0.5;MAX([.I104];1);MAX(0.25*[.I104];1)))" office:value-type="float" office:value="18.6731669547806" calcext:value-type="float">
            <text:p>18.6731669547806</text:p>
          </table:table-cell>
          <table:table-cell table:formula="of:=[.L97]-[.L96]" office:value-type="float" office:value="-4.79567754367239" calcext:value-type="float">
            <text:p>-4.79567754367239</text:p>
          </table:table-cell>
          <table:table-cell table:formula="of:=[.I97]-[.I96]"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office:value-type="float" office:value="-35" calcext:value-type="float">
            <text:p>-35</text:p>
          </table:table-cell>
          <table:table-cell office:value-type="float" office:value="-40" calcext:value-type="float">
            <text:p>-40</text:p>
          </table:table-cell>
          <table:table-cell office:value-type="float" office:value="-57" calcext:value-type="float">
            <text:p>-57</text:p>
          </table:table-cell>
          <table:table-cell office:value-type="float" office:value="-51" calcext:value-type="float">
            <text:p>-51</text:p>
          </table:table-cell>
          <table:table-cell office:value-type="float" office:value="27" calcext:value-type="float">
            <text:p>27</text:p>
          </table:table-cell>
          <table:table-cell office:value-type="float" office:value="-55" calcext:value-type="float">
            <text:p>-55</text:p>
          </table:table-cell>
          <table:table-cell office:value-type="float" office:value="-38" calcext:value-type="float">
            <text:p>-38</text:p>
          </table:table-cell>
          <table:table-cell office:value-type="float" office:value="-57" calcext:value-type="float">
            <text:p>-57</text:p>
          </table:table-cell>
          <table:table-cell office:value-type="float" office:value="-66" calcext:value-type="float">
            <text:p>-66</text:p>
          </table:table-cell>
          <table:table-cell office:value-type="float" office:value="-56" calcext:value-type="float">
            <text:p>-56</text:p>
          </table:table-cell>
          <table:table-cell office:value-type="float" office:value="29" calcext:value-type="float">
            <text:p>29</text:p>
          </table:table-cell>
          <table:table-cell table:number-columns-repeated="998"/>
        </table:table-row>
        <table:table-row table:style-name="ro2">
          <table:table-cell office:value-type="date" office:date-value="2020-04-15" calcext:value-type="date">
            <text:p>04/15/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mergency State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F98]-[.G98]-[.H98]" office:value-type="float" office:value="12" calcext:value-type="float">
            <text:p>12</text:p>
          </table:table-cell>
          <table:table-cell table:formula="of:=[.G98]/[.F84]" office:value-type="float" office:value="0.25" calcext:value-type="float">
            <text:p>0.25</text:p>
          </table:table-cell>
          <table:table-cell table:formula="of:=33467077-[.F98]" office:value-type="float" office:value="33467058" calcext:value-type="float">
            <text:p>33467058</text:p>
          </table:table-cell>
          <table:table-cell table:formula="of:=MAX(0;NORMINV(RAND()*0.5+0.5;MAX([.I105];1);MAX(0.25*[.I105];1)))" office:value-type="float" office:value="23.6547937414177" calcext:value-type="float">
            <text:p>23.6547937414177</text:p>
          </table:table-cell>
          <table:table-cell table:formula="of:=[.L98]-[.L97]" office:value-type="float" office:value="4.98162678663706" calcext:value-type="float">
            <text:p>4.98162678663706</text:p>
          </table:table-cell>
          <table:table-cell table:formula="of:=[.I98]-[.I97]" office:value-type="float" office:value="0" calcext:value-type="float">
            <text:p>0</text:p>
          </table:table-cell>
          <table:table-cell office:value-type="float" office:value="-54" calcext:value-type="float">
            <text:p>-54</text:p>
          </table:table-cell>
          <table:table-cell office:value-type="float" office:value="-40" calcext:value-type="float">
            <text:p>-40</text:p>
          </table:table-cell>
          <table:table-cell office:value-type="float" office:value="-41" calcext:value-type="float">
            <text:p>-41</text:p>
          </table:table-cell>
          <table:table-cell office:value-type="float" office:value="-64" calcext:value-type="float">
            <text:p>-64</text:p>
          </table:table-cell>
          <table:table-cell office:value-type="float" office:value="-52" calcext:value-type="float">
            <text:p>-52</text:p>
          </table:table-cell>
          <table:table-cell office:value-type="float" office:value="29" calcext:value-type="float">
            <text:p>29</text:p>
          </table:table-cell>
          <table:table-cell office:value-type="float" office:value="-57" calcext:value-type="float">
            <text:p>-57</text:p>
          </table:table-cell>
          <table:table-cell office:value-type="float" office:value="-43" calcext:value-type="float">
            <text:p>-43</text:p>
          </table:table-cell>
          <table:table-cell office:value-type="float" office:value="-58" calcext:value-type="float">
            <text:p>-58</text:p>
          </table:table-cell>
          <table:table-cell office:value-type="float" office:value="-74" calcext:value-type="float">
            <text:p>-74</text:p>
          </table:table-cell>
          <table:table-cell office:value-type="float" office:value="-57" calcext:value-type="float">
            <text:p>-57</text:p>
          </table:table-cell>
          <table:table-cell office:value-type="float" office:value="31" calcext:value-type="float">
            <text:p>31</text:p>
          </table:table-cell>
          <table:table-cell table:number-columns-repeated="998"/>
        </table:table-row>
        <table:table-row table:style-name="ro2">
          <table:table-cell office:value-type="date" office:date-value="2020-04-16" calcext:value-type="date">
            <text:p>04/16/20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F99]-[.G99]-[.H99]" office:value-type="float" office:value="12" calcext:value-type="float">
            <text:p>12</text:p>
          </table:table-cell>
          <table:table-cell table:formula="of:=[.G99]/[.F85]" office:value-type="float" office:value="0.25" calcext:value-type="float">
            <text:p>0.25</text:p>
          </table:table-cell>
          <table:table-cell table:formula="of:=33467077-[.F99]" office:value-type="float" office:value="33467058" calcext:value-type="float">
            <text:p>33467058</text:p>
          </table:table-cell>
          <table:table-cell table:formula="of:=MAX(0;NORMINV(RAND()*0.5+0.5;MAX([.I106];1);MAX(0.25*[.I106];1)))" office:value-type="float" office:value="17.1465253498084" calcext:value-type="float">
            <text:p>17.1465253498084</text:p>
          </table:table-cell>
          <table:table-cell table:formula="of:=[.L99]-[.L98]" office:value-type="float" office:value="-6.50826839160924" calcext:value-type="float">
            <text:p>-6.50826839160924</text:p>
          </table:table-cell>
          <table:table-cell table:formula="of:=[.I99]-[.I98]" office:value-type="float" office:value="0" calcext:value-type="float">
            <text:p>0</text:p>
          </table:table-cell>
          <table:table-cell office:value-type="float" office:value="-52" calcext:value-type="float">
            <text:p>-52</text:p>
          </table:table-cell>
          <table:table-cell office:value-type="float" office:value="-34" calcext:value-type="float">
            <text:p>-34</text:p>
          </table:table-cell>
          <table:table-cell office:value-type="float" office:value="-36" calcext:value-type="float">
            <text:p>-36</text:p>
          </table:table-cell>
          <table:table-cell office:value-type="float" office:value="-59" calcext:value-type="float">
            <text:p>-59</text:p>
          </table:table-cell>
          <table:table-cell office:value-type="float" office:value="-51" calcext:value-type="float">
            <text:p>-51</text:p>
          </table:table-cell>
          <table:table-cell office:value-type="float" office:value="25" calcext:value-type="float">
            <text:p>25</text:p>
          </table:table-cell>
          <table:table-cell office:value-type="float" office:value="-55" calcext:value-type="float">
            <text:p>-55</text:p>
          </table:table-cell>
          <table:table-cell office:value-type="float" office:value="-37" calcext:value-type="float">
            <text:p>-37</text:p>
          </table:table-cell>
          <table:table-cell office:value-type="float" office:value="-50" calcext:value-type="float">
            <text:p>-50</text:p>
          </table:table-cell>
          <table:table-cell office:value-type="float" office:value="-69" calcext:value-type="float">
            <text:p>-69</text:p>
          </table:table-cell>
          <table:table-cell office:value-type="float" office:value="-56" calcext:value-type="float">
            <text:p>-56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2">
          <table:table-cell office:value-type="date" office:date-value="2020-04-17" calcext:value-type="date">
            <text:p>04/17/20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F100]-[.G100]-[.H100]" office:value-type="float" office:value="12" calcext:value-type="float">
            <text:p>12</text:p>
          </table:table-cell>
          <table:table-cell table:formula="of:=[.G100]/[.F86]" office:value-type="float" office:value="0.25" calcext:value-type="float">
            <text:p>0.25</text:p>
          </table:table-cell>
          <table:table-cell table:formula="of:=33467077-[.F100]" office:value-type="float" office:value="33467058" calcext:value-type="float">
            <text:p>33467058</text:p>
          </table:table-cell>
          <table:table-cell table:formula="of:=MAX(0;NORMINV(RAND()*0.5+0.5;MAX([.I107];1);MAX(0.25*[.I107];1)))" office:value-type="float" office:value="19.2901449730043" calcext:value-type="float">
            <text:p>19.2901449730043</text:p>
          </table:table-cell>
          <table:table-cell table:formula="of:=[.L100]-[.L99]" office:value-type="float" office:value="2.14361962319584" calcext:value-type="float">
            <text:p>2.14361962319584</text:p>
          </table:table-cell>
          <table:table-cell table:formula="of:=[.I100]-[.I99]" office:value-type="float" office:value="0" calcext:value-type="float">
            <text:p>0</text:p>
          </table:table-cell>
          <table:table-cell office:value-type="float" office:value="-56" calcext:value-type="float">
            <text:p>-56</text:p>
          </table:table-cell>
          <table:table-cell office:value-type="float" office:value="-37" calcext:value-type="float">
            <text:p>-37</text:p>
          </table:table-cell>
          <table:table-cell office:value-type="float" office:value="-43" calcext:value-type="float">
            <text:p>-43</text:p>
          </table:table-cell>
          <table:table-cell office:value-type="float" office:value="-63" calcext:value-type="float">
            <text:p>-63</text:p>
          </table:table-cell>
          <table:table-cell office:value-type="float" office:value="-50" calcext:value-type="float">
            <text:p>-50</text:p>
          </table:table-cell>
          <table:table-cell office:value-type="float" office:value="31" calcext:value-type="float">
            <text:p>31</text:p>
          </table:table-cell>
          <table:table-cell office:value-type="float" office:value="-60" calcext:value-type="float">
            <text:p>-60</text:p>
          </table:table-cell>
          <table:table-cell office:value-type="float" office:value="-41" calcext:value-type="float">
            <text:p>-41</text:p>
          </table:table-cell>
          <table:table-cell office:value-type="float" office:value="-59" calcext:value-type="float">
            <text:p>-59</text:p>
          </table:table-cell>
          <table:table-cell office:value-type="float" office:value="-74" calcext:value-type="float">
            <text:p>-74</text:p>
          </table:table-cell>
          <table:table-cell office:value-type="float" office:value="-56" calcext:value-type="float">
            <text:p>-56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2">
          <table:table-cell office:value-type="date" office:date-value="2020-04-18" calcext:value-type="date">
            <text:p>04/18/20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101]-[.G101]-[.H101]" office:value-type="float" office:value="16" calcext:value-type="float">
            <text:p>16</text:p>
          </table:table-cell>
          <table:table-cell table:formula="of:=[.G101]/[.F87]" office:value-type="float" office:value="0.2" calcext:value-type="float">
            <text:p>0.2</text:p>
          </table:table-cell>
          <table:table-cell table:formula="of:=33467077-[.F101]" office:value-type="float" office:value="33467053" calcext:value-type="float">
            <text:p>33467053</text:p>
          </table:table-cell>
          <table:table-cell table:formula="of:=MAX(0;NORMINV(RAND()*0.5+0.5;MAX([.I108];1);MAX(0.25*[.I108];1)))" office:value-type="float" office:value="20.1640694831403" calcext:value-type="float">
            <text:p>20.1640694831403</text:p>
          </table:table-cell>
          <table:table-cell table:formula="of:=[.L101]-[.L100]" office:value-type="float" office:value="0.873924510136014" calcext:value-type="float">
            <text:p>0.873924510136014</text:p>
          </table:table-cell>
          <table:table-cell table:formula="of:=[.I101]-[.I100]" office:value-type="float" office:value="4" calcext:value-type="float">
            <text:p>4</text:p>
          </table:table-cell>
          <table:table-cell office:value-type="float" office:value="-60" calcext:value-type="float">
            <text:p>-60</text:p>
          </table:table-cell>
          <table:table-cell office:value-type="float" office:value="-41" calcext:value-type="float">
            <text:p>-41</text:p>
          </table:table-cell>
          <table:table-cell office:value-type="float" office:value="-39" calcext:value-type="float">
            <text:p>-39</text:p>
          </table:table-cell>
          <table:table-cell office:value-type="float" office:value="-61" calcext:value-type="float">
            <text:p>-61</text:p>
          </table:table-cell>
          <table:table-cell office:value-type="float" office:value="-35" calcext:value-type="float">
            <text:p>-35</text:p>
          </table:table-cell>
          <table:table-cell office:value-type="float" office:value="23" calcext:value-type="float">
            <text:p>23</text:p>
          </table:table-cell>
          <table:table-cell office:value-type="float" office:value="-64" calcext:value-type="float">
            <text:p>-64</text:p>
          </table:table-cell>
          <table:table-cell office:value-type="float" office:value="-46" calcext:value-type="float">
            <text:p>-46</text:p>
          </table:table-cell>
          <table:table-cell office:value-type="float" office:value="-58" calcext:value-type="float">
            <text:p>-58</text:p>
          </table:table-cell>
          <table:table-cell office:value-type="float" office:value="-71" calcext:value-type="float">
            <text:p>-71</text:p>
          </table:table-cell>
          <table:table-cell office:value-type="float" office:value="-44" calcext:value-type="float">
            <text:p>-44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2">
          <table:table-cell office:value-type="date" office:date-value="2020-04-19" calcext:value-type="date">
            <text:p>04/19/20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102]-[.G102]-[.H102]" office:value-type="float" office:value="16" calcext:value-type="float">
            <text:p>16</text:p>
          </table:table-cell>
          <table:table-cell table:formula="of:=[.G102]/[.F88]" office:value-type="float" office:value="0.142857142857143" calcext:value-type="float">
            <text:p>0.142857142857143</text:p>
          </table:table-cell>
          <table:table-cell table:formula="of:=33467077-[.F102]" office:value-type="float" office:value="33467053" calcext:value-type="float">
            <text:p>33467053</text:p>
          </table:table-cell>
          <table:table-cell table:formula="of:=MAX(0;NORMINV(RAND()*0.5+0.5;MAX([.I109];1);MAX(0.25*[.I109];1)))" office:value-type="float" office:value="25.7890860609471" calcext:value-type="float">
            <text:p>25.7890860609471</text:p>
          </table:table-cell>
          <table:table-cell table:formula="of:=[.L102]-[.L101]" office:value-type="float" office:value="5.62501657780684" calcext:value-type="float">
            <text:p>5.62501657780684</text:p>
          </table:table-cell>
          <table:table-cell table:formula="of:=[.I102]-[.I101]" office:value-type="float" office:value="0" calcext:value-type="float">
            <text:p>0</text:p>
          </table:table-cell>
          <table:table-cell office:value-type="float" office:value="-63" calcext:value-type="float">
            <text:p>-63</text:p>
          </table:table-cell>
          <table:table-cell office:value-type="float" office:value="-41" calcext:value-type="float">
            <text:p>-41</text:p>
          </table:table-cell>
          <table:table-cell office:value-type="float" office:value="-47" calcext:value-type="float">
            <text:p>-47</text:p>
          </table:table-cell>
          <table:table-cell office:value-type="float" office:value="-68" calcext:value-type="float">
            <text:p>-68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  <table:table-cell office:value-type="float" office:value="-66" calcext:value-type="float">
            <text:p>-66</text:p>
          </table:table-cell>
          <table:table-cell office:value-type="float" office:value="-45" calcext:value-type="float">
            <text:p>-45</text:p>
          </table:table-cell>
          <table:table-cell office:value-type="float" office:value="-72" calcext:value-type="float">
            <text:p>-72</text:p>
          </table:table-cell>
          <table:table-cell office:value-type="float" office:value="-76" calcext:value-type="float">
            <text:p>-76</text:p>
          </table:table-cell>
          <table:table-cell office:value-type="float" office:value="-25" calcext:value-type="float">
            <text:p>-25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2">
          <table:table-cell office:value-type="date" office:date-value="2020-04-20" calcext:value-type="date">
            <text:p>04/20/20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103]-[.G103]-[.H103]" office:value-type="float" office:value="16" calcext:value-type="float">
            <text:p>16</text:p>
          </table:table-cell>
          <table:table-cell table:formula="of:=[.G103]/[.F89]" office:value-type="float" office:value="0.125" calcext:value-type="float">
            <text:p>0.125</text:p>
          </table:table-cell>
          <table:table-cell table:formula="of:=33467077-[.F103]" office:value-type="float" office:value="33467053" calcext:value-type="float">
            <text:p>33467053</text:p>
          </table:table-cell>
          <table:table-cell table:formula="of:=MAX(0;NORMINV(RAND()*0.5+0.5;MAX([.I110];1);MAX(0.25*[.I110];1)))" office:value-type="float" office:value="26.0777814294778" calcext:value-type="float">
            <text:p>26.0777814294778</text:p>
          </table:table-cell>
          <table:table-cell table:formula="of:=[.L103]-[.L102]" office:value-type="float" office:value="0.288695368530636" calcext:value-type="float">
            <text:p>0.288695368530636</text:p>
          </table:table-cell>
          <table:table-cell table:formula="of:=[.I103]-[.I102]" office:value-type="float" office:value="0" calcext:value-type="float">
            <text:p>0</text:p>
          </table:table-cell>
          <table:table-cell office:value-type="float" office:value="-55" calcext:value-type="float">
            <text:p>-55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67" calcext:value-type="float">
            <text:p>-67</text:p>
          </table:table-cell>
          <table:table-cell office:value-type="float" office:value="-49" calcext:value-type="float">
            <text:p>-49</text:p>
          </table:table-cell>
          <table:table-cell office:value-type="float" office:value="28" calcext:value-type="float">
            <text:p>28</text:p>
          </table:table-cell>
          <table:table-cell office:value-type="float" office:value="-57" calcext:value-type="float">
            <text:p>-57</text:p>
          </table:table-cell>
          <table:table-cell office:value-type="float" office:value="-41" calcext:value-type="float">
            <text:p>-41</text:p>
          </table:table-cell>
          <table:table-cell office:value-type="float" office:value="-57" calcext:value-type="float">
            <text:p>-57</text:p>
          </table:table-cell>
          <table:table-cell office:value-type="float" office:value="-75" calcext:value-type="float">
            <text:p>-75</text:p>
          </table:table-cell>
          <table:table-cell office:value-type="float" office:value="-54" calcext:value-type="float">
            <text:p>-54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2">
          <table:table-cell office:value-type="date" office:date-value="2020-04-21" calcext:value-type="date">
            <text:p>04/21/20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104]-[.G104]-[.H104]" office:value-type="float" office:value="16" calcext:value-type="float">
            <text:p>16</text:p>
          </table:table-cell>
          <table:table-cell table:formula="of:=[.G104]/[.F90]" office:value-type="float" office:value="0.117647058823529" calcext:value-type="float">
            <text:p>0.117647058823529</text:p>
          </table:table-cell>
          <table:table-cell table:formula="of:=33467077-[.F104]" office:value-type="float" office:value="33467053" calcext:value-type="float">
            <text:p>33467053</text:p>
          </table:table-cell>
          <table:table-cell table:formula="of:=MAX(0;NORMINV(RAND()*0.5+0.5;MAX([.I111];1);MAX(0.25*[.I111];1)))" office:value-type="float" office:value="28.6273580237621" calcext:value-type="float">
            <text:p>28.6273580237621</text:p>
          </table:table-cell>
          <table:table-cell table:formula="of:=[.L104]-[.L103]" office:value-type="float" office:value="2.54957659428432" calcext:value-type="float">
            <text:p>2.54957659428432</text:p>
          </table:table-cell>
          <table:table-cell table:formula="of:=[.I104]-[.I103]" office:value-type="float" office:value="0" calcext:value-type="float">
            <text:p>0</text:p>
          </table:table-cell>
          <table:table-cell office:value-type="float" office:value="-53" calcext:value-type="float">
            <text:p>-53</text:p>
          </table:table-cell>
          <table:table-cell office:value-type="float" office:value="-34" calcext:value-type="float">
            <text:p>-34</text:p>
          </table:table-cell>
          <table:table-cell office:value-type="float" office:value="-37" calcext:value-type="float">
            <text:p>-37</text:p>
          </table:table-cell>
          <table:table-cell office:value-type="float" office:value="-64" calcext:value-type="float">
            <text:p>-64</text:p>
          </table:table-cell>
          <table:table-cell office:value-type="float" office:value="-49" calcext:value-type="float">
            <text:p>-49</text:p>
          </table:table-cell>
          <table:table-cell office:value-type="float" office:value="27" calcext:value-type="float">
            <text:p>27</text:p>
          </table:table-cell>
          <table:table-cell office:value-type="float" office:value="-55" calcext:value-type="float">
            <text:p>-55</text:p>
          </table:table-cell>
          <table:table-cell office:value-type="float" office:value="-37" calcext:value-type="float">
            <text:p>-37</text:p>
          </table:table-cell>
          <table:table-cell office:value-type="float" office:value="-58" calcext:value-type="float">
            <text:p>-58</text:p>
          </table:table-cell>
          <table:table-cell office:value-type="float" office:value="-71" calcext:value-type="float">
            <text:p>-71</text:p>
          </table:table-cell>
          <table:table-cell office:value-type="float" office:value="-55" calcext:value-type="float">
            <text:p>-55</text:p>
          </table:table-cell>
          <table:table-cell office:value-type="float" office:value="29" calcext:value-type="float">
            <text:p>29</text:p>
          </table:table-cell>
          <table:table-cell table:number-columns-repeated="998"/>
        </table:table-row>
        <table:table-row table:style-name="ro2">
          <table:table-cell office:value-type="date" office:date-value="2020-04-22" calcext:value-type="date">
            <text:p>04/22/20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105]-[.G105]-[.H105]" office:value-type="float" office:value="17" calcext:value-type="float">
            <text:p>17</text:p>
          </table:table-cell>
          <table:table-cell table:formula="of:=[.G105]/[.F91]" office:value-type="float" office:value="0.105263157894737" calcext:value-type="float">
            <text:p>0.105263157894737</text:p>
          </table:table-cell>
          <table:table-cell table:formula="of:=33467077-[.F105]" office:value-type="float" office:value="33467052" calcext:value-type="float">
            <text:p>33467052</text:p>
          </table:table-cell>
          <table:table-cell table:formula="of:=MAX(0;NORMINV(RAND()*0.5+0.5;MAX([.I112];1);MAX(0.25*[.I112];1)))" office:value-type="float" office:value="23.523629809953" calcext:value-type="float">
            <text:p>23.523629809953</text:p>
          </table:table-cell>
          <table:table-cell table:formula="of:=[.L105]-[.L104]" office:value-type="float" office:value="-5.10372821380912" calcext:value-type="float">
            <text:p>-5.10372821380912</text:p>
          </table:table-cell>
          <table:table-cell table:formula="of:=[.I105]-[.I104]"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office:value-type="float" office:value="-40" calcext:value-type="float">
            <text:p>-40</text:p>
          </table:table-cell>
          <table:table-cell office:value-type="float" office:value="-41" calcext:value-type="float">
            <text:p>-41</text:p>
          </table:table-cell>
          <table:table-cell office:value-type="float" office:value="-68" calcext:value-type="float">
            <text:p>-68</text:p>
          </table:table-cell>
          <table:table-cell office:value-type="float" office:value="-50" calcext:value-type="float">
            <text:p>-50</text:p>
          </table:table-cell>
          <table:table-cell office:value-type="float" office:value="28" calcext:value-type="float">
            <text:p>28</text:p>
          </table:table-cell>
          <table:table-cell office:value-type="float" office:value="-56" calcext:value-type="float">
            <text:p>-56</text:p>
          </table:table-cell>
          <table:table-cell office:value-type="float" office:value="-41" calcext:value-type="float">
            <text:p>-41</text:p>
          </table:table-cell>
          <table:table-cell office:value-type="float" office:value="-60" calcext:value-type="float">
            <text:p>-60</text:p>
          </table:table-cell>
          <table:table-cell office:value-type="float" office:value="-74" calcext:value-type="float">
            <text:p>-74</text:p>
          </table:table-cell>
          <table:table-cell office:value-type="float" office:value="-55" calcext:value-type="float">
            <text:p>-55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2">
          <table:table-cell office:value-type="date" office:date-value="2020-04-23" calcext:value-type="date">
            <text:p>04/23/20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106]-[.G106]-[.H106]" office:value-type="float" office:value="17" calcext:value-type="float">
            <text:p>17</text:p>
          </table:table-cell>
          <table:table-cell table:formula="of:=[.G106]/[.F92]" office:value-type="float" office:value="0.105263157894737" calcext:value-type="float">
            <text:p>0.105263157894737</text:p>
          </table:table-cell>
          <table:table-cell table:formula="of:=33467077-[.F106]" office:value-type="float" office:value="33467052" calcext:value-type="float">
            <text:p>33467052</text:p>
          </table:table-cell>
          <table:table-cell table:formula="of:=MAX(0;NORMINV(RAND()*0.5+0.5;MAX([.I113];1);MAX(0.25*[.I113];1)))" office:value-type="float" office:value="21.9356158688847" calcext:value-type="float">
            <text:p>21.9356158688847</text:p>
          </table:table-cell>
          <table:table-cell table:formula="of:=[.L106]-[.L105]" office:value-type="float" office:value="-1.58801394106826" calcext:value-type="float">
            <text:p>-1.58801394106826</text:p>
          </table:table-cell>
          <table:table-cell table:formula="of:=[.I106]-[.I105]"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office:value-type="float" office:value="-31" calcext:value-type="float">
            <text:p>-31</text:p>
          </table:table-cell>
          <table:table-cell office:value-type="float" office:value="-36" calcext:value-type="float">
            <text:p>-36</text:p>
          </table:table-cell>
          <table:table-cell office:value-type="float" office:value="-63" calcext:value-type="float">
            <text:p>-63</text:p>
          </table:table-cell>
          <table:table-cell office:value-type="float" office:value="-49" calcext:value-type="float">
            <text:p>-49</text:p>
          </table:table-cell>
          <table:table-cell office:value-type="float" office:value="26" calcext:value-type="float">
            <text:p>26</text:p>
          </table:table-cell>
          <table:table-cell office:value-type="float" office:value="-53" calcext:value-type="float">
            <text:p>-53</text:p>
          </table:table-cell>
          <table:table-cell office:value-type="float" office:value="-31" calcext:value-type="float">
            <text:p>-31</text:p>
          </table:table-cell>
          <table:table-cell office:value-type="float" office:value="-52" calcext:value-type="float">
            <text:p>-52</text:p>
          </table:table-cell>
          <table:table-cell office:value-type="float" office:value="-71" calcext:value-type="float">
            <text:p>-71</text:p>
          </table:table-cell>
          <table:table-cell office:value-type="float" office:value="-54" calcext:value-type="float">
            <text:p>-54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2">
          <table:table-cell office:value-type="date" office:date-value="2020-04-24" calcext:value-type="date">
            <text:p>04/24/20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107]-[.G107]-[.H107]" office:value-type="float" office:value="17" calcext:value-type="float">
            <text:p>17</text:p>
          </table:table-cell>
          <table:table-cell table:formula="of:=[.G107]/[.F93]" office:value-type="float" office:value="0.105263157894737" calcext:value-type="float">
            <text:p>0.105263157894737</text:p>
          </table:table-cell>
          <table:table-cell table:formula="of:=33467077-[.F107]" office:value-type="float" office:value="33467052" calcext:value-type="float">
            <text:p>33467052</text:p>
          </table:table-cell>
          <table:table-cell table:formula="of:=MAX(0;NORMINV(RAND()*0.5+0.5;MAX([.I114];1);MAX(0.25*[.I114];1)))" office:value-type="float" office:value="23.0245173686563" calcext:value-type="float">
            <text:p>23.0245173686563</text:p>
          </table:table-cell>
          <table:table-cell table:formula="of:=[.L107]-[.L106]" office:value-type="float" office:value="1.08890149977156" calcext:value-type="float">
            <text:p>1.08890149977156</text:p>
          </table:table-cell>
          <table:table-cell table:formula="of:=[.I107]-[.I106]" office:value-type="float" office:value="0" calcext:value-type="float">
            <text:p>0</text:p>
          </table:table-cell>
          <table:table-cell office:value-type="float" office:value="-55" calcext:value-type="float">
            <text:p>-55</text:p>
          </table:table-cell>
          <table:table-cell office:value-type="float" office:value="-34" calcext:value-type="float">
            <text:p>-34</text:p>
          </table:table-cell>
          <table:table-cell office:value-type="float" office:value="-39" calcext:value-type="float">
            <text:p>-39</text:p>
          </table:table-cell>
          <table:table-cell office:value-type="float" office:value="-65" calcext:value-type="float">
            <text:p>-65</text:p>
          </table:table-cell>
          <table:table-cell office:value-type="float" office:value="-47" calcext:value-type="float">
            <text:p>-47</text:p>
          </table:table-cell>
          <table:table-cell office:value-type="float" office:value="29" calcext:value-type="float">
            <text:p>29</text:p>
          </table:table-cell>
          <table:table-cell office:value-type="float" office:value="-57" calcext:value-type="float">
            <text:p>-57</text:p>
          </table:table-cell>
          <table:table-cell office:value-type="float" office:value="-36" calcext:value-type="float">
            <text:p>-36</text:p>
          </table:table-cell>
          <table:table-cell office:value-type="float" office:value="-57" calcext:value-type="float">
            <text:p>-57</text:p>
          </table:table-cell>
          <table:table-cell office:value-type="float" office:value="-73" calcext:value-type="float">
            <text:p>-73</text:p>
          </table:table-cell>
          <table:table-cell office:value-type="float" office:value="-52" calcext:value-type="float">
            <text:p>-5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2">
          <table:table-cell office:value-type="date" office:date-value="2020-04-25" calcext:value-type="date">
            <text:p>04/25/20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108]-[.G108]-[.H108]" office:value-type="float" office:value="17" calcext:value-type="float">
            <text:p>17</text:p>
          </table:table-cell>
          <table:table-cell table:formula="of:=[.G108]/[.F94]" office:value-type="float" office:value="0.105263157894737" calcext:value-type="float">
            <text:p>0.105263157894737</text:p>
          </table:table-cell>
          <table:table-cell table:formula="of:=33467077-[.F108]" office:value-type="float" office:value="33467052" calcext:value-type="float">
            <text:p>33467052</text:p>
          </table:table-cell>
          <table:table-cell table:formula="of:=MAX(0;NORMINV(RAND()*0.5+0.5;MAX([.I115];1);MAX(0.25*[.I115];1)))" office:value-type="float" office:value="23.8613584917279" calcext:value-type="float">
            <text:p>23.8613584917279</text:p>
          </table:table-cell>
          <table:table-cell table:formula="of:=[.L108]-[.L107]" office:value-type="float" office:value="0.83684112307165" calcext:value-type="float">
            <text:p>0.83684112307165</text:p>
          </table:table-cell>
          <table:table-cell table:formula="of:=[.I108]-[.I107]" office:value-type="float" office:value="0" calcext:value-type="float">
            <text:p>0</text:p>
          </table:table-cell>
          <table:table-cell office:value-type="float" office:value="-47" calcext:value-type="float">
            <text:p>-47</text:p>
          </table:table-cell>
          <table:table-cell office:value-type="float" office:value="-24" calcext:value-type="float">
            <text:p>-24</text:p>
          </table:table-cell>
          <table:table-cell office:value-type="float" office:value="-27" calcext:value-type="float">
            <text:p>-27</text:p>
          </table:table-cell>
          <table:table-cell office:value-type="float" office:value="-53" calcext:value-type="float">
            <text:p>-53</text:p>
          </table:table-cell>
          <table:table-cell office:value-type="float" office:value="-24" calcext:value-type="float">
            <text:p>-24</text:p>
          </table:table-cell>
          <table:table-cell office:value-type="float" office:value="18" calcext:value-type="float">
            <text:p>18</text:p>
          </table:table-cell>
          <table:table-cell office:value-type="float" office:value="-52" calcext:value-type="float">
            <text:p>-52</text:p>
          </table:table-cell>
          <table:table-cell office:value-type="float" office:value="-28" calcext:value-type="float">
            <text:p>-28</text:p>
          </table:table-cell>
          <table:table-cell office:value-type="float" office:value="-48" calcext:value-type="float">
            <text:p>-48</text:p>
          </table:table-cell>
          <table:table-cell office:value-type="float" office:value="-64" calcext:value-type="float">
            <text:p>-64</text:p>
          </table:table-cell>
          <table:table-cell office:value-type="float" office:value="-31" calcext:value-type="float">
            <text:p>-31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2">
          <table:table-cell office:value-type="date" office:date-value="2020-04-26" calcext:value-type="date">
            <text:p>04/26/20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109]-[.G109]-[.H109]" office:value-type="float" office:value="18" calcext:value-type="float">
            <text:p>18</text:p>
          </table:table-cell>
          <table:table-cell table:formula="of:=[.G109]/[.F95]" office:value-type="float" office:value="0.105263157894737" calcext:value-type="float">
            <text:p>0.105263157894737</text:p>
          </table:table-cell>
          <table:table-cell table:formula="of:=33467077-[.F109]" office:value-type="float" office:value="33467051" calcext:value-type="float">
            <text:p>33467051</text:p>
          </table:table-cell>
          <table:table-cell table:formula="of:=MAX(0;NORMINV(RAND()*0.5+0.5;MAX([.I116];1);MAX(0.25*[.I116];1)))" office:value-type="float" office:value="25.7051768782654" calcext:value-type="float">
            <text:p>25.7051768782654</text:p>
          </table:table-cell>
          <table:table-cell table:formula="of:=[.L109]-[.L108]" office:value-type="float" office:value="1.84381838653751" calcext:value-type="float">
            <text:p>1.84381838653751</text:p>
          </table:table-cell>
          <table:table-cell table:formula="of:=[.I109]-[.I108]"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office:value-type="float" office:value="-23" calcext:value-type="float">
            <text:p>-23</text:p>
          </table:table-cell>
          <table:table-cell office:value-type="float" office:value="-41" calcext:value-type="float">
            <text:p>-41</text:p>
          </table:table-cell>
          <table:table-cell office:value-type="float" office:value="-63" calcext:value-type="float">
            <text:p>-63</text:p>
          </table:table-cell>
          <table:table-cell office:value-type="float" office:value="-9" calcext:value-type="float">
            <text:p>-9</text:p>
          </table:table-cell>
          <table:table-cell office:value-type="float" office:value="19" calcext:value-type="float">
            <text:p>19</text:p>
          </table:table-cell>
          <table:table-cell office:value-type="float" office:value="-56" calcext:value-type="float">
            <text:p>-56</text:p>
          </table:table-cell>
          <table:table-cell office:value-type="float" office:value="-30" calcext:value-type="float">
            <text:p>-30</text:p>
          </table:table-cell>
          <table:table-cell office:value-type="float" office:value="-64" calcext:value-type="float">
            <text:p>-64</text:p>
          </table:table-cell>
          <table:table-cell office:value-type="float" office:value="-74" calcext:value-type="float">
            <text:p>-74</text:p>
          </table:table-cell>
          <table:table-cell office:value-type="float" office:value="-16" calcext:value-type="float">
            <text:p>-16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2">
          <table:table-cell office:value-type="date" office:date-value="2020-04-27" calcext:value-type="date">
            <text:p>04/27/2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mergency State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110]-[.G110]-[.H110]" office:value-type="float" office:value="19" calcext:value-type="float">
            <text:p>19</text:p>
          </table:table-cell>
          <table:table-cell table:formula="of:=[.G110]/[.F96]" office:value-type="float" office:value="0.105263157894737" calcext:value-type="float">
            <text:p>0.105263157894737</text:p>
          </table:table-cell>
          <table:table-cell table:formula="of:=33467077-[.F110]" office:value-type="float" office:value="33467050" calcext:value-type="float">
            <text:p>33467050</text:p>
          </table:table-cell>
          <table:table-cell table:formula="of:=MAX(0;NORMINV(RAND()*0.5+0.5;MAX([.I117];1);MAX(0.25*[.I117];1)))" office:value-type="float" office:value="24.3972660785467" calcext:value-type="float">
            <text:p>24.3972660785467</text:p>
          </table:table-cell>
          <table:table-cell table:formula="of:=[.L110]-[.L109]" office:value-type="float" office:value="-1.30791079971871" calcext:value-type="float">
            <text:p>-1.30791079971871</text:p>
          </table:table-cell>
          <table:table-cell table:formula="of:=[.I110]-[.I109]" office:value-type="float" office:value="1" calcext:value-type="float">
            <text:p>1</text:p>
          </table:table-cell>
          <table:table-cell office:value-type="float" office:value="-37" calcext:value-type="float">
            <text:p>-37</text:p>
          </table:table-cell>
          <table:table-cell office:value-type="float" office:value="-21" calcext:value-type="float">
            <text:p>-21</text:p>
          </table:table-cell>
          <table:table-cell office:value-type="float" office:value="-26" calcext:value-type="float">
            <text:p>-26</text:p>
          </table:table-cell>
          <table:table-cell office:value-type="float" office:value="-55" calcext:value-type="float">
            <text:p>-55</text:p>
          </table:table-cell>
          <table:table-cell office:value-type="float" office:value="-33" calcext:value-type="float">
            <text:p>-33</text:p>
          </table:table-cell>
          <table:table-cell office:value-type="float" office:value="21" calcext:value-type="float">
            <text:p>21</text:p>
          </table:table-cell>
          <table:table-cell office:value-type="float" office:value="-40" calcext:value-type="float">
            <text:p>-40</text:p>
          </table:table-cell>
          <table:table-cell office:value-type="float" office:value="-25" calcext:value-type="float">
            <text:p>-25</text:p>
          </table:table-cell>
          <table:table-cell office:value-type="float" office:value="-45" calcext:value-type="float">
            <text:p>-45</text:p>
          </table:table-cell>
          <table:table-cell office:value-type="float" office:value="-65" calcext:value-type="float">
            <text:p>-65</text:p>
          </table:table-cell>
          <table:table-cell office:value-type="float" office:value="-39" calcext:value-type="float">
            <text:p>-39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2">
          <table:table-cell office:value-type="date" office:date-value="2020-04-28" calcext:value-type="date">
            <text:p>04/28/20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111]-[.G111]-[.H111]" office:value-type="float" office:value="19" calcext:value-type="float">
            <text:p>19</text:p>
          </table:table-cell>
          <table:table-cell table:formula="of:=[.G111]/[.F97]" office:value-type="float" office:value="0.105263157894737" calcext:value-type="float">
            <text:p>0.105263157894737</text:p>
          </table:table-cell>
          <table:table-cell table:formula="of:=33467077-[.F111]" office:value-type="float" office:value="33467050" calcext:value-type="float">
            <text:p>33467050</text:p>
          </table:table-cell>
          <table:table-cell table:formula="of:=MAX(0;NORMINV(RAND()*0.5+0.5;MAX([.I118];1);MAX(0.25*[.I118];1)))" office:value-type="float" office:value="23.9670674333239" calcext:value-type="float">
            <text:p>23.9670674333239</text:p>
          </table:table-cell>
          <table:table-cell table:formula="of:=[.L111]-[.L110]" office:value-type="float" office:value="-0.430198645222848" calcext:value-type="float">
            <text:p>-0.430198645222848</text:p>
          </table:table-cell>
          <table:table-cell table:formula="of:=[.I111]-[.I110]"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office:value-type="float" office:value="-11" calcext:value-type="float">
            <text:p>-11</text:p>
          </table:table-cell>
          <table:table-cell office:value-type="float" office:value="-19" calcext:value-type="float">
            <text:p>-19</text:p>
          </table:table-cell>
          <table:table-cell office:value-type="float" office:value="-45" calcext:value-type="float">
            <text:p>-45</text:p>
          </table:table-cell>
          <table:table-cell office:value-type="float" office:value="-33" calcext:value-type="float">
            <text:p>-33</text:p>
          </table:table-cell>
          <table:table-cell office:value-type="float" office:value="17" calcext:value-type="float">
            <text:p>17</text:p>
          </table:table-cell>
          <table:table-cell office:value-type="float" office:value="-35" calcext:value-type="float">
            <text:p>-35</text:p>
          </table:table-cell>
          <table:table-cell office:value-type="float" office:value="-16" calcext:value-type="float">
            <text:p>-16</text:p>
          </table:table-cell>
          <table:table-cell office:value-type="float" office:value="-41" calcext:value-type="float">
            <text:p>-41</text:p>
          </table:table-cell>
          <table:table-cell office:value-type="float" office:value="-55" calcext:value-type="float">
            <text:p>-55</text:p>
          </table:table-cell>
          <table:table-cell office:value-type="float" office:value="-38" calcext:value-type="float">
            <text:p>-38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2">
          <table:table-cell office:value-type="date" office:date-value="2020-04-29" calcext:value-type="date">
            <text:p>04/29/20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F112]-[.G112]-[.H112]" office:value-type="float" office:value="18" calcext:value-type="float">
            <text:p>18</text:p>
          </table:table-cell>
          <table:table-cell table:formula="of:=[.G112]/[.F98]" office:value-type="float" office:value="0.105263157894737" calcext:value-type="float">
            <text:p>0.105263157894737</text:p>
          </table:table-cell>
          <table:table-cell table:formula="of:=33467077-[.F112]" office:value-type="float" office:value="33467050" calcext:value-type="float">
            <text:p>33467050</text:p>
          </table:table-cell>
          <table:table-cell table:formula="of:=MAX(0;NORMINV(RAND()*0.5+0.5;MAX([.I119];1);MAX(0.25*[.I119];1)))" office:value-type="float" office:value="24.4610488388393" calcext:value-type="float">
            <text:p>24.4610488388393</text:p>
          </table:table-cell>
          <table:table-cell table:formula="of:=[.L112]-[.L111]" office:value-type="float" office:value="0.493981405515484" calcext:value-type="float">
            <text:p>0.493981405515484</text:p>
          </table:table-cell>
          <table:table-cell table:formula="of:=[.I112]-[.I111]"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2" calcext:value-type="float">
            <text:p>-12</text:p>
          </table:table-cell>
          <table:table-cell office:value-type="float" office:value="-22" calcext:value-type="float">
            <text:p>-22</text:p>
          </table:table-cell>
          <table:table-cell office:value-type="float" office:value="-49" calcext:value-type="float">
            <text:p>-49</text:p>
          </table:table-cell>
          <table:table-cell office:value-type="float" office:value="-32" calcext:value-type="float">
            <text:p>-32</text:p>
          </table:table-cell>
          <table:table-cell office:value-type="float" office:value="20" calcext:value-type="float">
            <text:p>20</text:p>
          </table:table-cell>
          <table:table-cell office:value-type="float" office:value="-36" calcext:value-type="float">
            <text:p>-36</text:p>
          </table:table-cell>
          <table:table-cell office:value-type="float" office:value="-17" calcext:value-type="float">
            <text:p>-17</text:p>
          </table:table-cell>
          <table:table-cell office:value-type="float" office:value="-46" calcext:value-type="float">
            <text:p>-46</text:p>
          </table:table-cell>
          <table:table-cell office:value-type="float" office:value="-60" calcext:value-type="float">
            <text:p>-60</text:p>
          </table:table-cell>
          <table:table-cell office:value-type="float" office:value="-39" calcext:value-type="float">
            <text:p>-39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2">
          <table:table-cell office:value-type="date" office:date-value="2020-04-30" calcext:value-type="date">
            <text:p>04/30/20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F113]-[.G113]-[.H113]" office:value-type="float" office:value="18" calcext:value-type="float">
            <text:p>18</text:p>
          </table:table-cell>
          <table:table-cell table:formula="of:=[.G113]/[.F99]" office:value-type="float" office:value="0.105263157894737" calcext:value-type="float">
            <text:p>0.105263157894737</text:p>
          </table:table-cell>
          <table:table-cell table:formula="of:=33467077-[.F113]" office:value-type="float" office:value="33467050" calcext:value-type="float">
            <text:p>33467050</text:p>
          </table:table-cell>
          <table:table-cell table:formula="of:=MAX(0;NORMINV(RAND()*0.5+0.5;MAX([.I120];1);MAX(0.25*[.I120];1)))" office:value-type="float" office:value="24.6275873847981" calcext:value-type="float">
            <text:p>24.6275873847981</text:p>
          </table:table-cell>
          <table:table-cell table:formula="of:=[.L113]-[.L112]" office:value-type="float" office:value="0.166538545958794" calcext:value-type="float">
            <text:p>0.166538545958794</text:p>
          </table:table-cell>
          <table:table-cell table:formula="of:=[.I113]-[.I112]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-6" calcext:value-type="float">
            <text:p>-6</text:p>
          </table:table-cell>
          <table:table-cell office:value-type="float" office:value="-13" calcext:value-type="float">
            <text:p>-13</text:p>
          </table:table-cell>
          <table:table-cell office:value-type="float" office:value="-39" calcext:value-type="float">
            <text:p>-39</text:p>
          </table:table-cell>
          <table:table-cell office:value-type="float" office:value="-31" calcext:value-type="float">
            <text:p>-31</text:p>
          </table:table-cell>
          <table:table-cell office:value-type="float" office:value="18" calcext:value-type="float">
            <text:p>18</text:p>
          </table:table-cell>
          <table:table-cell office:value-type="float" office:value="-34" calcext:value-type="float">
            <text:p>-34</text:p>
          </table:table-cell>
          <table:table-cell office:value-type="float" office:value="-11" calcext:value-type="float">
            <text:p>-11</text:p>
          </table:table-cell>
          <table:table-cell office:value-type="float" office:value="-33" calcext:value-type="float">
            <text:p>-33</text:p>
          </table:table-cell>
          <table:table-cell office:value-type="float" office:value="-53" calcext:value-type="float">
            <text:p>-53</text:p>
          </table:table-cell>
          <table:table-cell office:value-type="float" office:value="-37" calcext:value-type="float">
            <text:p>-37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2">
          <table:table-cell office:value-type="date" office:date-value="2020-05-01" calcext:value-type="date">
            <text:p>05/01/20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F114]-[.G114]-[.H114]" office:value-type="float" office:value="17" calcext:value-type="float">
            <text:p>17</text:p>
          </table:table-cell>
          <table:table-cell table:formula="of:=[.G114]/[.F100]" office:value-type="float" office:value="0.105263157894737" calcext:value-type="float">
            <text:p>0.105263157894737</text:p>
          </table:table-cell>
          <table:table-cell table:formula="of:=33467077-[.F114]" office:value-type="float" office:value="33467047" calcext:value-type="float">
            <text:p>33467047</text:p>
          </table:table-cell>
          <table:table-cell table:formula="of:=MAX(0;NORMINV(RAND()*0.5+0.5;MAX([.I121];1);MAX(0.25*[.I121];1)))" office:value-type="float" office:value="30.1062989138293" calcext:value-type="float">
            <text:p>30.1062989138293</text:p>
          </table:table-cell>
          <table:table-cell table:formula="of:=[.L114]-[.L113]" office:value-type="float" office:value="5.47871152903121" calcext:value-type="float">
            <text:p>5.47871152903121</text:p>
          </table:table-cell>
          <table:table-cell table:formula="of:=[.I114]-[.I113]"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31" calcext:value-type="float">
            <text:p>-31</text:p>
          </table:table-cell>
          <table:table-cell office:value-type="float" office:value="-38" calcext:value-type="float">
            <text:p>-38</text:p>
          </table:table-cell>
          <table:table-cell office:value-type="float" office:value="-62" calcext:value-type="float">
            <text:p>-62</text:p>
          </table:table-cell>
          <table:table-cell office:value-type="float" office:value="-64" calcext:value-type="float">
            <text:p>-64</text:p>
          </table:table-cell>
          <table:table-cell office:value-type="float" office:value="31" calcext:value-type="float">
            <text:p>31</text:p>
          </table:table-cell>
          <table:table-cell office:value-type="float" office:value="-54" calcext:value-type="float">
            <text:p>-54</text:p>
          </table:table-cell>
          <table:table-cell office:value-type="float" office:value="-34" calcext:value-type="float">
            <text:p>-34</text:p>
          </table:table-cell>
          <table:table-cell office:value-type="float" office:value="-61" calcext:value-type="float">
            <text:p>-61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2">
          <table:table-cell office:value-type="date" office:date-value="2020-05-02" calcext:value-type="date">
            <text:p>05/02/20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F115]-[.G115]-[.H115]" office:value-type="float" office:value="22" calcext:value-type="float">
            <text:p>22</text:p>
          </table:table-cell>
          <table:table-cell table:formula="of:=[.G115]/[.F101]" office:value-type="float" office:value="0.0833333333333333" calcext:value-type="float">
            <text:p>0.083333333333333</text:p>
          </table:table-cell>
          <table:table-cell table:formula="of:=33467077-[.F115]" office:value-type="float" office:value="33467042" calcext:value-type="float">
            <text:p>33467042</text:p>
          </table:table-cell>
          <table:table-cell table:formula="of:=MAX(0;NORMINV(RAND()*0.5+0.5;MAX([.I122];1);MAX(0.25*[.I122];1)))" office:value-type="float" office:value="41.1197618922867" calcext:value-type="float">
            <text:p>41.1197618922867</text:p>
          </table:table-cell>
          <table:table-cell table:formula="of:=[.L115]-[.L114]" office:value-type="float" office:value="11.0134629784573" calcext:value-type="float">
            <text:p>11.0134629784573</text:p>
          </table:table-cell>
          <table:table-cell table:formula="of:=[.I115]-[.I114]" office:value-type="float" office:value="5" calcext:value-type="float">
            <text:p>5</text:p>
          </table:table-cell>
          <table:table-cell office:value-type="float" office:value="-36" calcext:value-type="float">
            <text:p>-36</text:p>
          </table:table-cell>
          <table:table-cell office:value-type="float" office:value="-15" calcext:value-type="float">
            <text:p>-15</text:p>
          </table:table-cell>
          <table:table-cell office:value-type="float" office:value="-21" calcext:value-type="float">
            <text:p>-21</text:p>
          </table:table-cell>
          <table:table-cell office:value-type="float" office:value="-41" calcext:value-type="float">
            <text:p>-41</text:p>
          </table:table-cell>
          <table:table-cell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-42" calcext:value-type="float">
            <text:p>-42</text:p>
          </table:table-cell>
          <table:table-cell office:value-type="float" office:value="-19" calcext:value-type="float">
            <text:p>-19</text:p>
          </table:table-cell>
          <table:table-cell office:value-type="float" office:value="-43" calcext:value-type="float">
            <text:p>-43</text:p>
          </table:table-cell>
          <table:table-cell office:value-type="float" office:value="-53" calcext:value-type="float">
            <text:p>-53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2">
          <table:table-cell office:value-type="date" office:date-value="2020-05-03" calcext:value-type="date">
            <text:p>05/03/20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F116]-[.G116]-[.H116]" office:value-type="float" office:value="22" calcext:value-type="float">
            <text:p>22</text:p>
          </table:table-cell>
          <table:table-cell table:formula="of:=[.G116]/[.F102]" office:value-type="float" office:value="0.0833333333333333" calcext:value-type="float">
            <text:p>0.083333333333333</text:p>
          </table:table-cell>
          <table:table-cell table:formula="of:=33467077-[.F116]" office:value-type="float" office:value="33467042" calcext:value-type="float">
            <text:p>33467042</text:p>
          </table:table-cell>
          <table:table-cell table:formula="of:=MAX(0;NORMINV(RAND()*0.5+0.5;MAX([.I123];1);MAX(0.25*[.I123];1)))" office:value-type="float" office:value="40.904592490405" calcext:value-type="float">
            <text:p>40.904592490405</text:p>
          </table:table-cell>
          <table:table-cell table:formula="of:=[.L116]-[.L115]" office:value-type="float" office:value="-0.215169401881731" calcext:value-type="float">
            <text:p>-0.215169401881731</text:p>
          </table:table-cell>
          <table:table-cell table:formula="of:=[.I116]-[.I115]" office:value-type="float" office:value="0" calcext:value-type="float">
            <text:p>0</text:p>
          </table:table-cell>
          <table:table-cell office:value-type="float" office:value="-53" calcext:value-type="float">
            <text:p>-53</text:p>
          </table:table-cell>
          <table:table-cell office:value-type="float" office:value="-27" calcext:value-type="float">
            <text:p>-27</text:p>
          </table:table-cell>
          <table:table-cell office:value-type="float" office:value="-40" calcext:value-type="float">
            <text:p>-40</text:p>
          </table:table-cell>
          <table:table-cell office:value-type="float" office:value="-63" calcext:value-type="float">
            <text:p>-63</text:p>
          </table:table-cell>
          <table:table-cell office:value-type="float" office:value="-4" calcext:value-type="float">
            <text:p>-4</text:p>
          </table:table-cell>
          <table:table-cell office:value-type="float" office:value="19" calcext:value-type="float">
            <text:p>19</text:p>
          </table:table-cell>
          <table:table-cell office:value-type="float" office:value="-57" calcext:value-type="float">
            <text:p>-57</text:p>
          </table:table-cell>
          <table:table-cell office:value-type="float" office:value="-33" calcext:value-type="float">
            <text:p>-33</text:p>
          </table:table-cell>
          <table:table-cell office:value-type="float" office:value="-65" calcext:value-type="float">
            <text:p>-65</text:p>
          </table:table-cell>
          <table:table-cell office:value-type="float" office:value="-73" calcext:value-type="float">
            <text:p>-73</text:p>
          </table:table-cell>
          <table:table-cell office:value-type="float" office:value="-12" calcext:value-type="float">
            <text:p>-12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2">
          <table:table-cell office:value-type="date" office:date-value="2020-05-04" calcext:value-type="date">
            <text:p>05/04/20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F117]-[.G117]-[.H117]" office:value-type="float" office:value="22" calcext:value-type="float">
            <text:p>22</text:p>
          </table:table-cell>
          <table:table-cell table:formula="of:=[.G117]/[.F103]" office:value-type="float" office:value="0.0833333333333333" calcext:value-type="float">
            <text:p>0.083333333333333</text:p>
          </table:table-cell>
          <table:table-cell table:formula="of:=33467077-[.F117]" office:value-type="float" office:value="33467042" calcext:value-type="float">
            <text:p>33467042</text:p>
          </table:table-cell>
          <table:table-cell table:formula="of:=MAX(0;NORMINV(RAND()*0.5+0.5;MAX([.I124];1);MAX(0.25*[.I124];1)))" office:value-type="float" office:value="30.6835475842958" calcext:value-type="float">
            <text:p>30.6835475842958</text:p>
          </table:table-cell>
          <table:table-cell table:formula="of:=[.L117]-[.L116]" office:value-type="float" office:value="-10.2210449061092" calcext:value-type="float">
            <text:p>-10.2210449061092</text:p>
          </table:table-cell>
          <table:table-cell table:formula="of:=[.I117]-[.I116]" office:value-type="float" office:value="0" calcext:value-type="float">
            <text:p>0</text:p>
          </table:table-cell>
          <table:table-cell office:value-type="float" office:value="-37" calcext:value-type="float">
            <text:p>-37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54" calcext:value-type="float">
            <text:p>-54</text:p>
          </table:table-cell>
          <table:table-cell office:value-type="float" office:value="-30" calcext:value-type="float">
            <text:p>-30</text:p>
          </table:table-cell>
          <table:table-cell office:value-type="float" office:value="22" calcext:value-type="float">
            <text:p>22</text:p>
          </table:table-cell>
          <table:table-cell office:value-type="float" office:value="-40" calcext:value-type="float">
            <text:p>-40</text:p>
          </table:table-cell>
          <table:table-cell office:value-type="float" office:value="-27" calcext:value-type="float">
            <text:p>-27</text:p>
          </table:table-cell>
          <table:table-cell office:value-type="float" office:value="-41" calcext:value-type="float">
            <text:p>-41</text:p>
          </table:table-cell>
          <table:table-cell office:value-type="float" office:value="-64" calcext:value-type="float">
            <text:p>-64</text:p>
          </table:table-cell>
          <table:table-cell office:value-type="float" office:value="-36" calcext:value-type="float">
            <text:p>-36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2">
          <table:table-cell office:value-type="date" office:date-value="2020-05-05" calcext:value-type="date">
            <text:p>05/05/20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F118]-[.G118]-[.H118]" office:value-type="float" office:value="23" calcext:value-type="float">
            <text:p>23</text:p>
          </table:table-cell>
          <table:table-cell table:formula="of:=[.G118]/[.F104]" office:value-type="float" office:value="0.0833333333333333" calcext:value-type="float">
            <text:p>0.083333333333333</text:p>
          </table:table-cell>
          <table:table-cell table:formula="of:=33467077-[.F118]" office:value-type="float" office:value="33467041" calcext:value-type="float">
            <text:p>33467041</text:p>
          </table:table-cell>
          <table:table-cell table:formula="of:=MAX(0;NORMINV(RAND()*0.5+0.5;MAX([.I125];1);MAX(0.25*[.I125];1)))" office:value-type="float" office:value="31.7321652855334" calcext:value-type="float">
            <text:p>31.7321652855334</text:p>
          </table:table-cell>
          <table:table-cell table:formula="of:=[.L118]-[.L117]" office:value-type="float" office:value="1.04861770123761" calcext:value-type="float">
            <text:p>1.04861770123761</text:p>
          </table:table-cell>
          <table:table-cell table:formula="of:=[.I118]-[.I117]" office:value-type="float" office:value="1" calcext:value-type="float">
            <text:p>1</text:p>
          </table:table-cell>
          <table:table-cell office:value-type="float" office:value="-33" calcext:value-type="float">
            <text:p>-33</text:p>
          </table:table-cell>
          <table:table-cell office:value-type="float" office:value="-16" calcext:value-type="float">
            <text:p>-16</text:p>
          </table:table-cell>
          <table:table-cell office:value-type="float" office:value="-26" calcext:value-type="float">
            <text:p>-26</text:p>
          </table:table-cell>
          <table:table-cell office:value-type="float" office:value="-47" calcext:value-type="float">
            <text:p>-47</text:p>
          </table:table-cell>
          <table:table-cell office:value-type="float" office:value="-32" calcext:value-type="float">
            <text:p>-32</text:p>
          </table:table-cell>
          <table:table-cell office:value-type="float" office:value="19" calcext:value-type="float">
            <text:p>19</text:p>
          </table:table-cell>
          <table:table-cell office:value-type="float" office:value="-35" calcext:value-type="float">
            <text:p>-35</text:p>
          </table:table-cell>
          <table:table-cell office:value-type="float" office:value="-18" calcext:value-type="float">
            <text:p>-18</text:p>
          </table:table-cell>
          <table:table-cell office:value-type="float" office:value="-44" calcext:value-type="float">
            <text:p>-44</text:p>
          </table:table-cell>
          <table:table-cell office:value-type="float" office:value="-56" calcext:value-type="float">
            <text:p>-56</text:p>
          </table:table-cell>
          <table:table-cell office:value-type="float" office:value="-38" calcext:value-type="float">
            <text:p>-38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2">
          <table:table-cell office:value-type="date" office:date-value="2020-05-06" calcext:value-type="date">
            <text:p>05/06/20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F119]-[.G119]-[.H119]" office:value-type="float" office:value="23" calcext:value-type="float">
            <text:p>23</text:p>
          </table:table-cell>
          <table:table-cell table:formula="of:=[.G119]/[.F105]" office:value-type="float" office:value="0.08" calcext:value-type="float">
            <text:p>0.08</text:p>
          </table:table-cell>
          <table:table-cell table:formula="of:=33467077-[.F119]" office:value-type="float" office:value="33467041" calcext:value-type="float">
            <text:p>33467041</text:p>
          </table:table-cell>
          <table:table-cell table:formula="of:=MAX(0;NORMINV(RAND()*0.5+0.5;MAX([.I126];1);MAX(0.25*[.I126];1)))" office:value-type="float" office:value="37.4260891069318" calcext:value-type="float">
            <text:p>37.4260891069318</text:p>
          </table:table-cell>
          <table:table-cell table:formula="of:=[.L119]-[.L118]" office:value-type="float" office:value="5.69392382139838" calcext:value-type="float">
            <text:p>5.69392382139838</text:p>
          </table:table-cell>
          <table:table-cell table:formula="of:=[.I119]-[.I118]"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-22" calcext:value-type="float">
            <text:p>-22</text:p>
          </table:table-cell>
          <table:table-cell office:value-type="float" office:value="-26" calcext:value-type="float">
            <text:p>-26</text:p>
          </table:table-cell>
          <table:table-cell office:value-type="float" office:value="-51" calcext:value-type="float">
            <text:p>-51</text:p>
          </table:table-cell>
          <table:table-cell office:value-type="float" office:value="-31" calcext:value-type="float">
            <text:p>-31</text:p>
          </table:table-cell>
          <table:table-cell office:value-type="float" office:value="22" calcext:value-type="float">
            <text:p>22</text:p>
          </table:table-cell>
          <table:table-cell office:value-type="float" office:value="-36" calcext:value-type="float">
            <text:p>-36</text:p>
          </table:table-cell>
          <table:table-cell office:value-type="float" office:value="-25" calcext:value-type="float">
            <text:p>-25</text:p>
          </table:table-cell>
          <table:table-cell office:value-type="float" office:value="-48" calcext:value-type="float">
            <text:p>-48</text:p>
          </table:table-cell>
          <table:table-cell office:value-type="float" office:value="-61" calcext:value-type="float">
            <text:p>-61</text:p>
          </table:table-cell>
          <table:table-cell office:value-type="float" office:value="-37" calcext:value-type="float">
            <text:p>-37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2">
          <table:table-cell office:value-type="date" office:date-value="2020-05-07" calcext:value-type="date">
            <text:p>05/07/20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F120]-[.G120]-[.H120]" office:value-type="float" office:value="23" calcext:value-type="float">
            <text:p>23</text:p>
          </table:table-cell>
          <table:table-cell table:formula="of:=[.G120]/[.F106]" office:value-type="float" office:value="0.08" calcext:value-type="float">
            <text:p>0.08</text:p>
          </table:table-cell>
          <table:table-cell table:formula="of:=33467077-[.F120]" office:value-type="float" office:value="33467041" calcext:value-type="float">
            <text:p>33467041</text:p>
          </table:table-cell>
          <table:table-cell table:formula="of:=MAX(0;NORMINV(RAND()*0.5+0.5;MAX([.I127];1);MAX(0.25*[.I127];1)))" office:value-type="float" office:value="40.1643495221535" calcext:value-type="float">
            <text:p>40.1643495221535</text:p>
          </table:table-cell>
          <table:table-cell table:formula="of:=[.L120]-[.L119]" office:value-type="float" office:value="2.73826041522172" calcext:value-type="float">
            <text:p>2.73826041522172</text:p>
          </table:table-cell>
          <table:table-cell table:formula="of:=[.I120]-[.I119]"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office:value-type="float" office:value="-12" calcext:value-type="float">
            <text:p>-12</text:p>
          </table:table-cell>
          <table:table-cell office:value-type="float" office:value="-19" calcext:value-type="float">
            <text:p>-19</text:p>
          </table:table-cell>
          <table:table-cell office:value-type="float" office:value="-45" calcext:value-type="float">
            <text:p>-45</text:p>
          </table:table-cell>
          <table:table-cell office:value-type="float" office:value="-30" calcext:value-type="float">
            <text:p>-30</text:p>
          </table:table-cell>
          <table:table-cell office:value-type="float" office:value="19" calcext:value-type="float">
            <text:p>19</text:p>
          </table:table-cell>
          <table:table-cell office:value-type="float" office:value="-36" calcext:value-type="float">
            <text:p>-36</text:p>
          </table:table-cell>
          <table:table-cell office:value-type="float" office:value="-15" calcext:value-type="float">
            <text:p>-15</text:p>
          </table:table-cell>
          <table:table-cell office:value-type="float" office:value="-36" calcext:value-type="float">
            <text:p>-36</text:p>
          </table:table-cell>
          <table:table-cell office:value-type="float" office:value="-55" calcext:value-type="float">
            <text:p>-55</text:p>
          </table:table-cell>
          <table:table-cell office:value-type="float" office:value="-37" calcext:value-type="float">
            <text:p>-37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2">
          <table:table-cell office:value-type="date" office:date-value="2020-05-08" calcext:value-type="date">
            <text:p>05/08/20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F121]-[.G121]-[.H121]" office:value-type="float" office:value="30" calcext:value-type="float">
            <text:p>30</text:p>
          </table:table-cell>
          <table:table-cell table:formula="of:=[.G121]/[.F107]" office:value-type="float" office:value="0.08" calcext:value-type="float">
            <text:p>0.08</text:p>
          </table:table-cell>
          <table:table-cell table:formula="of:=33467077-[.F121]" office:value-type="float" office:value="33467034" calcext:value-type="float">
            <text:p>33467034</text:p>
          </table:table-cell>
          <table:table-cell table:formula="of:=MAX(0;NORMINV(RAND()*0.5+0.5;MAX([.I128];1);MAX(0.25*[.I128];1)))" office:value-type="float" office:value="34.4936553516189" calcext:value-type="float">
            <text:p>34.4936553516189</text:p>
          </table:table-cell>
          <table:table-cell table:formula="of:=[.L121]-[.L120]" office:value-type="float" office:value="-5.67069417053465" calcext:value-type="float">
            <text:p>-5.67069417053465</text:p>
          </table:table-cell>
          <table:table-cell table:formula="of:=[.I121]-[.I120]" office:value-type="float" office:value="7" calcext:value-type="float">
            <text:p>7</text:p>
          </table:table-cell>
          <table:table-cell office:value-type="float" office:value="-39" calcext:value-type="float">
            <text:p>-39</text:p>
          </table:table-cell>
          <table:table-cell office:value-type="float" office:value="-20" calcext:value-type="float">
            <text:p>-20</text:p>
          </table:table-cell>
          <table:table-cell office:value-type="float" office:value="-27" calcext:value-type="float">
            <text:p>-27</text:p>
          </table:table-cell>
          <table:table-cell office:value-type="float" office:value="-52" calcext:value-type="float">
            <text:p>-52</text:p>
          </table:table-cell>
          <table:table-cell office:value-type="float" office:value="-28" calcext:value-type="float">
            <text:p>-28</text:p>
          </table:table-cell>
          <table:table-cell office:value-type="float" office:value="24" calcext:value-type="float">
            <text:p>24</text:p>
          </table:table-cell>
          <table:table-cell office:value-type="float" office:value="-43" calcext:value-type="float">
            <text:p>-43</text:p>
          </table:table-cell>
          <table:table-cell office:value-type="float" office:value="-24" calcext:value-type="float">
            <text:p>-24</text:p>
          </table:table-cell>
          <table:table-cell office:value-type="float" office:value="-48" calcext:value-type="float">
            <text:p>-48</text:p>
          </table:table-cell>
          <table:table-cell office:value-type="float" office:value="-63" calcext:value-type="float">
            <text:p>-63</text:p>
          </table:table-cell>
          <table:table-cell office:value-type="float" office:value="-35" calcext:value-type="float">
            <text:p>-3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2">
          <table:table-cell office:value-type="date" office:date-value="2020-05-09" calcext:value-type="date">
            <text:p>05/09/2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mergency State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F122]-[.G122]-[.H122]" office:value-type="float" office:value="28" calcext:value-type="float">
            <text:p>28</text:p>
          </table:table-cell>
          <table:table-cell table:formula="of:=[.G122]/[.F108]" office:value-type="float" office:value="0.08" calcext:value-type="float">
            <text:p>0.08</text:p>
          </table:table-cell>
          <table:table-cell table:formula="of:=33467077-[.F122]" office:value-type="float" office:value="33467034" calcext:value-type="float">
            <text:p>33467034</text:p>
          </table:table-cell>
          <table:table-cell table:formula="of:=MAX(0;NORMINV(RAND()*0.5+0.5;MAX([.I129];1);MAX(0.25*[.I129];1)))" office:value-type="float" office:value="35.0232049933271" calcext:value-type="float">
            <text:p>35.0232049933271</text:p>
          </table:table-cell>
          <table:table-cell table:formula="of:=[.L122]-[.L121]" office:value-type="float" office:value="0.529549641708236" calcext:value-type="float">
            <text:p>0.529549641708236</text:p>
          </table:table-cell>
          <table:table-cell table:formula="of:=[.I122]-[.I121]"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11" calcext:value-type="float">
            <text:p>-11</text:p>
          </table:table-cell>
          <table:table-cell office:value-type="float" office:value="-19" calcext:value-type="float">
            <text:p>-19</text:p>
          </table:table-cell>
          <table:table-cell office:value-type="float" office:value="-41" calcext:value-type="float">
            <text:p>-41</text:p>
          </table:table-cell>
          <table:table-cell office:value-type="float" office:value="-5" calcext:value-type="float">
            <text:p>-5</text:p>
          </table:table-cell>
          <table:table-cell office:value-type="float" office:value="16" calcext:value-type="float">
            <text:p>16</text:p>
          </table:table-cell>
          <table:table-cell office:value-type="float" office:value="-40" calcext:value-type="float">
            <text:p>-40</text:p>
          </table:table-cell>
          <table:table-cell office:value-type="float" office:value="-16" calcext:value-type="float">
            <text:p>-16</text:p>
          </table:table-cell>
          <table:table-cell office:value-type="float" office:value="-42" calcext:value-type="float">
            <text:p>-42</text:p>
          </table:table-cell>
          <table:table-cell office:value-type="float" office:value="-53" calcext:value-type="float">
            <text:p>-53</text:p>
          </table:table-cell>
          <table:table-cell office:value-type="float" office:value="-12" calcext:value-type="float">
            <text:p>-12</text:p>
          </table:table-cell>
          <table:table-cell office:value-type="float" office:value="17" calcext:value-type="float">
            <text:p>17</text:p>
          </table:table-cell>
          <table:table-cell table:number-columns-repeated="998"/>
        </table:table-row>
        <table:table-row table:style-name="ro2">
          <table:table-cell office:value-type="date" office:date-value="2020-05-10" calcext:value-type="date">
            <text:p>05/10/20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F123]-[.G123]-[.H123]" office:value-type="float" office:value="30" calcext:value-type="float">
            <text:p>30</text:p>
          </table:table-cell>
          <table:table-cell table:formula="of:=[.G123]/[.F109]" office:value-type="float" office:value="0.0769230769230769" calcext:value-type="float">
            <text:p>0.076923076923077</text:p>
          </table:table-cell>
          <table:table-cell table:formula="of:=33467077-[.F123]" office:value-type="float" office:value="33467032" calcext:value-type="float">
            <text:p>33467032</text:p>
          </table:table-cell>
          <table:table-cell table:formula="of:=MAX(0;NORMINV(RAND()*0.5+0.5;MAX([.I130];1);MAX(0.25*[.I130];1)))" office:value-type="float" office:value="32.7122924128057" calcext:value-type="float">
            <text:p>32.7122924128057</text:p>
          </table:table-cell>
          <table:table-cell table:formula="of:=[.L123]-[.L122]" office:value-type="float" office:value="-2.31091258052142" calcext:value-type="float">
            <text:p>-2.31091258052142</text:p>
          </table:table-cell>
          <table:table-cell table:formula="of:=[.I123]-[.I122]" office:value-type="float" office:value="2" calcext:value-type="float">
            <text:p>2</text:p>
          </table:table-cell>
          <table:table-cell office:value-type="float" office:value="-52" calcext:value-type="float">
            <text:p>-52</text:p>
          </table:table-cell>
          <table:table-cell office:value-type="float" office:value="-26" calcext:value-type="float">
            <text:p>-26</text:p>
          </table:table-cell>
          <table:table-cell office:value-type="float" office:value="-37" calcext:value-type="float">
            <text:p>-37</text:p>
          </table:table-cell>
          <table:table-cell office:value-type="float" office:value="-60" calcext:value-type="float">
            <text:p>-60</text:p>
          </table:table-cell>
          <table:table-cell office:value-type="float" office:value="-3" calcext:value-type="float">
            <text:p>-3</text:p>
          </table:table-cell>
          <table:table-cell office:value-type="float" office:value="19" calcext:value-type="float">
            <text:p>19</text:p>
          </table:table-cell>
          <table:table-cell office:value-type="float" office:value="-55" calcext:value-type="float">
            <text:p>-55</text:p>
          </table:table-cell>
          <table:table-cell office:value-type="float" office:value="-30" calcext:value-type="float">
            <text:p>-30</text:p>
          </table:table-cell>
          <table:table-cell office:value-type="float" office:value="-61" calcext:value-type="float">
            <text:p>-61</text:p>
          </table:table-cell>
          <table:table-cell office:value-type="float" office:value="-70" calcext:value-type="float">
            <text:p>-7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2">
          <table:table-cell office:value-type="date" office:date-value="2020-05-11" calcext:value-type="date">
            <text:p>05/11/20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F124]-[.G124]-[.H124]" office:value-type="float" office:value="30" calcext:value-type="float">
            <text:p>30</text:p>
          </table:table-cell>
          <table:table-cell table:formula="of:=[.G124]/[.F110]" office:value-type="float" office:value="0.0740740740740741" calcext:value-type="float">
            <text:p>0.074074074074074</text:p>
          </table:table-cell>
          <table:table-cell table:formula="of:=33467077-[.F124]" office:value-type="float" office:value="33467032" calcext:value-type="float">
            <text:p>33467032</text:p>
          </table:table-cell>
          <table:table-cell table:formula="of:=MAX(0;NORMINV(RAND()*0.5+0.5;MAX([.I131];1);MAX(0.25*[.I131];1)))" office:value-type="float" office:value="37.0860536145534" calcext:value-type="float">
            <text:p>37.0860536145534</text:p>
          </table:table-cell>
          <table:table-cell table:formula="of:=[.L124]-[.L123]" office:value-type="float" office:value="4.37376120174769" calcext:value-type="float">
            <text:p>4.37376120174769</text:p>
          </table:table-cell>
          <table:table-cell table:formula="of:=[.I124]-[.I123]"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table:number-columns-repeated="2" office:value-type="float" office:value="-24" calcext:value-type="float">
            <text:p>-24</text:p>
          </table:table-cell>
          <table:table-cell office:value-type="float" office:value="-50" calcext:value-type="float">
            <text:p>-50</text:p>
          </table:table-cell>
          <table:table-cell office:value-type="float" office:value="-27" calcext:value-type="float">
            <text:p>-27</text:p>
          </table:table-cell>
          <table:table-cell office:value-type="float" office:value="21" calcext:value-type="float">
            <text:p>21</text:p>
          </table:table-cell>
          <table:table-cell office:value-type="float" office:value="-40" calcext:value-type="float">
            <text:p>-40</text:p>
          </table:table-cell>
          <table:table-cell office:value-type="float" office:value="-28" calcext:value-type="float">
            <text:p>-28</text:p>
          </table:table-cell>
          <table:table-cell office:value-type="float" office:value="-42" calcext:value-type="float">
            <text:p>-42</text:p>
          </table:table-cell>
          <table:table-cell office:value-type="float" office:value="-61" calcext:value-type="float">
            <text:p>-61</text:p>
          </table:table-cell>
          <table:table-cell office:value-type="float" office:value="-32" calcext:value-type="float">
            <text:p>-32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2">
          <table:table-cell office:value-type="date" office:date-value="2020-05-12" calcext:value-type="date">
            <text:p>05/12/20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F125]-[.G125]-[.H125]" office:value-type="float" office:value="30" calcext:value-type="float">
            <text:p>30</text:p>
          </table:table-cell>
          <table:table-cell table:formula="of:=[.G125]/[.F111]" office:value-type="float" office:value="0.0740740740740741" calcext:value-type="float">
            <text:p>0.074074074074074</text:p>
          </table:table-cell>
          <table:table-cell table:formula="of:=33467077-[.F125]" office:value-type="float" office:value="33467032" calcext:value-type="float">
            <text:p>33467032</text:p>
          </table:table-cell>
          <table:table-cell table:formula="of:=MAX(0;NORMINV(RAND()*0.5+0.5;MAX([.I132];1);MAX(0.25*[.I132];1)))" office:value-type="float" office:value="40.5845505938716" calcext:value-type="float">
            <text:p>40.5845505938716</text:p>
          </table:table-cell>
          <table:table-cell table:formula="of:=[.L125]-[.L124]" office:value-type="float" office:value="3.4984969793182" calcext:value-type="float">
            <text:p>3.4984969793182</text:p>
          </table:table-cell>
          <table:table-cell table:formula="of:=[.I125]-[.I124]"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office:value-type="float" office:value="-16" calcext:value-type="float">
            <text:p>-16</text:p>
          </table:table-cell>
          <table:table-cell office:value-type="float" office:value="-21" calcext:value-type="float">
            <text:p>-21</text:p>
          </table:table-cell>
          <table:table-cell office:value-type="float" office:value="-49" calcext:value-type="float">
            <text:p>-49</text:p>
          </table:table-cell>
          <table:table-cell office:value-type="float" office:value="-28" calcext:value-type="float">
            <text:p>-28</text:p>
          </table:table-cell>
          <table:table-cell office:value-type="float" office:value="20" calcext:value-type="float">
            <text:p>20</text:p>
          </table:table-cell>
          <table:table-cell office:value-type="float" office:value="-36" calcext:value-type="float">
            <text:p>-36</text:p>
          </table:table-cell>
          <table:table-cell office:value-type="float" office:value="-19" calcext:value-type="float">
            <text:p>-19</text:p>
          </table:table-cell>
          <table:table-cell office:value-type="float" office:value="-41" calcext:value-type="float">
            <text:p>-41</text:p>
          </table:table-cell>
          <table:table-cell office:value-type="float" office:value="-56" calcext:value-type="float">
            <text:p>-56</text:p>
          </table:table-cell>
          <table:table-cell office:value-type="float" office:value="-34" calcext:value-type="float">
            <text:p>-34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2">
          <table:table-cell office:value-type="date" office:date-value="2020-05-13" calcext:value-type="date">
            <text:p>05/13/20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F126]-[.G126]-[.H126]" office:value-type="float" office:value="29" calcext:value-type="float">
            <text:p>29</text:p>
          </table:table-cell>
          <table:table-cell table:formula="of:=[.G126]/[.F112]" office:value-type="float" office:value="0.0740740740740741" calcext:value-type="float">
            <text:p>0.074074074074074</text:p>
          </table:table-cell>
          <table:table-cell table:formula="of:=33467077-[.F126]" office:value-type="float" office:value="33467032" calcext:value-type="float">
            <text:p>33467032</text:p>
          </table:table-cell>
          <table:table-cell table:formula="of:=MAX(0;NORMINV(RAND()*0.5+0.5;MAX([.I133];1);MAX(0.25*[.I133];1)))" office:value-type="float" office:value="38.5063335259441" calcext:value-type="float">
            <text:p>38.5063335259441</text:p>
          </table:table-cell>
          <table:table-cell table:formula="of:=[.L126]-[.L125]" office:value-type="float" office:value="-2.07821706792744" calcext:value-type="float">
            <text:p>-2.07821706792744</text:p>
          </table:table-cell>
          <table:table-cell table:formula="of:=[.I126]-[.I125]"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20" calcext:value-type="float">
            <text:p>-20</text:p>
          </table:table-cell>
          <table:table-cell office:value-type="float" office:value="-25" calcext:value-type="float">
            <text:p>-25</text:p>
          </table:table-cell>
          <table:table-cell office:value-type="float" office:value="-51" calcext:value-type="float">
            <text:p>-51</text:p>
          </table:table-cell>
          <table:table-cell office:value-type="float" office:value="-28" calcext:value-type="float">
            <text:p>-28</text:p>
          </table:table-cell>
          <table:table-cell office:value-type="float" office:value="20" calcext:value-type="float">
            <text:p>20</text:p>
          </table:table-cell>
          <table:table-cell office:value-type="float" office:value="-37" calcext:value-type="float">
            <text:p>-37</text:p>
          </table:table-cell>
          <table:table-cell office:value-type="float" office:value="-23" calcext:value-type="float">
            <text:p>-23</text:p>
          </table:table-cell>
          <table:table-cell office:value-type="float" office:value="-43" calcext:value-type="float">
            <text:p>-43</text:p>
          </table:table-cell>
          <table:table-cell office:value-type="float" office:value="-60" calcext:value-type="float">
            <text:p>-60</text:p>
          </table:table-cell>
          <table:table-cell office:value-type="float" office:value="-34" calcext:value-type="float">
            <text:p>-34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2">
          <table:table-cell office:value-type="date" office:date-value="2020-05-14" calcext:value-type="date">
            <text:p>05/14/20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F127]-[.G127]-[.H127]" office:value-type="float" office:value="32" calcext:value-type="float">
            <text:p>32</text:p>
          </table:table-cell>
          <table:table-cell table:formula="of:=[.G127]/[.F113]" office:value-type="float" office:value="0.0740740740740741" calcext:value-type="float">
            <text:p>0.074074074074074</text:p>
          </table:table-cell>
          <table:table-cell table:formula="of:=33467077-[.F127]" office:value-type="float" office:value="33467029" calcext:value-type="float">
            <text:p>33467029</text:p>
          </table:table-cell>
          <table:table-cell table:formula="of:=MAX(0;NORMINV(RAND()*0.5+0.5;MAX([.I134];1);MAX(0.25*[.I134];1)))" office:value-type="float" office:value="52.7012646424458" calcext:value-type="float">
            <text:p>52.7012646424458</text:p>
          </table:table-cell>
          <table:table-cell table:formula="of:=[.L127]-[.L126]" office:value-type="float" office:value="14.1949311165016" calcext:value-type="float">
            <text:p>14.1949311165016</text:p>
          </table:table-cell>
          <table:table-cell table:formula="of:=[.I127]-[.I126]" office:value-type="float" office:value="3" calcext:value-type="float">
            <text:p>3</text:p>
          </table:table-cell>
          <table:table-cell office:value-type="float" office:value="-33" calcext:value-type="float">
            <text:p>-33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44" calcext:value-type="float">
            <text:p>-44</text:p>
          </table:table-cell>
          <table:table-cell office:value-type="float" office:value="-28" calcext:value-type="float">
            <text:p>-28</text:p>
          </table:table-cell>
          <table:table-cell office:value-type="float" office:value="18" calcext:value-type="float">
            <text:p>18</text:p>
          </table:table-cell>
          <table:table-cell office:value-type="float" office:value="-36" calcext:value-type="float">
            <text:p>-36</text:p>
          </table:table-cell>
          <table:table-cell office:value-type="float" office:value="-19" calcext:value-type="float">
            <text:p>-19</text:p>
          </table:table-cell>
          <table:table-cell office:value-type="float" office:value="-38" calcext:value-type="float">
            <text:p>-38</text:p>
          </table:table-cell>
          <table:table-cell office:value-type="float" office:value="-53" calcext:value-type="float">
            <text:p>-53</text:p>
          </table:table-cell>
          <table:table-cell office:value-type="float" office:value="-34" calcext:value-type="float">
            <text:p>-34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2">
          <table:table-cell office:value-type="date" office:date-value="2020-05-15" calcext:value-type="date">
            <text:p>05/15/20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F128]-[.G128]-[.H128]" office:value-type="float" office:value="29" calcext:value-type="float">
            <text:p>29</text:p>
          </table:table-cell>
          <table:table-cell table:formula="of:=[.G128]/[.F114]" office:value-type="float" office:value="0.0666666666666667" calcext:value-type="float">
            <text:p>0.066666666666667</text:p>
          </table:table-cell>
          <table:table-cell table:formula="of:=33467077-[.F128]" office:value-type="float" office:value="33467029" calcext:value-type="float">
            <text:p>33467029</text:p>
          </table:table-cell>
          <table:table-cell table:formula="of:=MAX(0;NORMINV(RAND()*0.5+0.5;MAX([.I135];1);MAX(0.25*[.I135];1)))" office:value-type="float" office:value="52.5493200384311" calcext:value-type="float">
            <text:p>52.5493200384311</text:p>
          </table:table-cell>
          <table:table-cell table:formula="of:=[.L128]-[.L127]" office:value-type="float" office:value="-0.151944604014716" calcext:value-type="float">
            <text:p>-0.151944604014716</text:p>
          </table:table-cell>
          <table:table-cell table:formula="of:=[.I128]-[.I127]" office:value-type="float" office:value="-3" calcext:value-type="float">
            <text:p>-3</text:p>
          </table:table-cell>
          <table:table-cell office:value-type="float" office:value="-38" calcext:value-type="float">
            <text:p>-38</text:p>
          </table:table-cell>
          <table:table-cell office:value-type="float" office:value="-19" calcext:value-type="float">
            <text:p>-19</text:p>
          </table:table-cell>
          <table:table-cell office:value-type="float" office:value="-24" calcext:value-type="float">
            <text:p>-24</text:p>
          </table:table-cell>
          <table:table-cell office:value-type="float" office:value="-49" calcext:value-type="float">
            <text:p>-49</text:p>
          </table:table-cell>
          <table:table-cell office:value-type="float" office:value="-27" calcext:value-type="float">
            <text:p>-27</text:p>
          </table:table-cell>
          <table:table-cell office:value-type="float" office:value="23" calcext:value-type="float">
            <text:p>23</text:p>
          </table:table-cell>
          <table:table-cell office:value-type="float" office:value="-42" calcext:value-type="float">
            <text:p>-42</text:p>
          </table:table-cell>
          <table:table-cell office:value-type="float" office:value="-23" calcext:value-type="float">
            <text:p>-23</text:p>
          </table:table-cell>
          <table:table-cell office:value-type="float" office:value="-45" calcext:value-type="float">
            <text:p>-45</text:p>
          </table:table-cell>
          <table:table-cell office:value-type="float" office:value="-59" calcext:value-type="float">
            <text:p>-59</text:p>
          </table:table-cell>
          <table:table-cell office:value-type="float" office:value="-32" calcext:value-type="float">
            <text:p>-32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2">
          <table:table-cell office:value-type="date" office:date-value="2020-05-16" calcext:value-type="date">
            <text:p>05/16/20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F129]-[.G129]-[.H129]" office:value-type="float" office:value="29" calcext:value-type="float">
            <text:p>29</text:p>
          </table:table-cell>
          <table:table-cell table:formula="of:=[.G129]/[.F115]" office:value-type="float" office:value="0.0571428571428571" calcext:value-type="float">
            <text:p>0.057142857142857</text:p>
          </table:table-cell>
          <table:table-cell table:formula="of:=33467077-[.F129]" office:value-type="float" office:value="33467029" calcext:value-type="float">
            <text:p>33467029</text:p>
          </table:table-cell>
          <table:table-cell table:formula="of:=MAX(0;NORMINV(RAND()*0.5+0.5;MAX([.I136];1);MAX(0.25*[.I136];1)))" office:value-type="float" office:value="42.4939323723192" calcext:value-type="float">
            <text:p>42.4939323723192</text:p>
          </table:table-cell>
          <table:table-cell table:formula="of:=[.L129]-[.L128]" office:value-type="float" office:value="-10.0553876661119" calcext:value-type="float">
            <text:p>-10.0553876661119</text:p>
          </table:table-cell>
          <table:table-cell table:formula="of:=[.I129]-[.I128]"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40" calcext:value-type="float">
            <text:p>-40</text:p>
          </table:table-cell>
          <table:table-cell office:value-type="float" office:value="-4" calcext:value-type="float">
            <text:p>-4</text:p>
          </table:table-cell>
          <table:table-cell office:value-type="float" office:value="17" calcext:value-type="float">
            <text:p>17</text:p>
          </table:table-cell>
          <table:table-cell office:value-type="float" office:value="-39" calcext:value-type="float">
            <text:p>-39</text:p>
          </table:table-cell>
          <table:table-cell office:value-type="float" office:value="-19" calcext:value-type="float">
            <text:p>-19</text:p>
          </table:table-cell>
          <table:table-cell office:value-type="float" office:value="-33" calcext:value-type="float">
            <text:p>-33</text:p>
          </table:table-cell>
          <table:table-cell office:value-type="float" office:value="-50" calcext:value-type="float">
            <text:p>-50</text:p>
          </table:table-cell>
          <table:table-cell office:value-type="float" office:value="-10" calcext:value-type="float">
            <text:p>-10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2">
          <table:table-cell office:value-type="date" office:date-value="2020-05-17" calcext:value-type="date">
            <text:p>05/17/20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F130]-[.G130]-[.H130]" office:value-type="float" office:value="29" calcext:value-type="float">
            <text:p>29</text:p>
          </table:table-cell>
          <table:table-cell table:formula="of:=[.G130]/[.F116]" office:value-type="float" office:value="0.0571428571428571" calcext:value-type="float">
            <text:p>0.057142857142857</text:p>
          </table:table-cell>
          <table:table-cell table:formula="of:=33467077-[.F130]" office:value-type="float" office:value="33467029" calcext:value-type="float">
            <text:p>33467029</text:p>
          </table:table-cell>
          <table:table-cell table:formula="of:=MAX(0;NORMINV(RAND()*0.5+0.5;MAX([.I137];1);MAX(0.25*[.I137];1)))" office:value-type="float" office:value="54.2191499505025" calcext:value-type="float">
            <text:p>54.2191499505025</text:p>
          </table:table-cell>
          <table:table-cell table:formula="of:=[.L130]-[.L129]" office:value-type="float" office:value="11.7252175781833" calcext:value-type="float">
            <text:p>11.7252175781833</text:p>
          </table:table-cell>
          <table:table-cell table:formula="of:=[.I130]-[.I129]"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office:value-type="float" office:value="-26" calcext:value-type="float">
            <text:p>-26</text:p>
          </table:table-cell>
          <table:table-cell office:value-type="float" office:value="-37" calcext:value-type="float">
            <text:p>-37</text:p>
          </table:table-cell>
          <table:table-cell office:value-type="float" office:value="-57" calcext:value-type="float">
            <text:p>-57</text:p>
          </table:table-cell>
          <table:table-cell office:value-type="float" office:value="-5" calcext:value-type="float">
            <text:p>-5</text:p>
          </table:table-cell>
          <table:table-cell office:value-type="float" office:value="18" calcext:value-type="float">
            <text:p>18</text:p>
          </table:table-cell>
          <table:table-cell office:value-type="float" office:value="-54" calcext:value-type="float">
            <text:p>-54</text:p>
          </table:table-cell>
          <table:table-cell office:value-type="float" office:value="-29" calcext:value-type="float">
            <text:p>-29</text:p>
          </table:table-cell>
          <table:table-cell office:value-type="float" office:value="-60" calcext:value-type="float">
            <text:p>-60</text:p>
          </table:table-cell>
          <table:table-cell office:value-type="float" office:value="-67" calcext:value-type="float">
            <text:p>-67</text:p>
          </table:table-cell>
          <table:table-cell office:value-type="float" office:value="-12" calcext:value-type="float">
            <text:p>-12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2">
          <table:table-cell office:value-type="date" office:date-value="2020-05-18" calcext:value-type="date">
            <text:p>05/18/20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F131]-[.G131]-[.H131]" office:value-type="float" office:value="30" calcext:value-type="float">
            <text:p>30</text:p>
          </table:table-cell>
          <table:table-cell table:formula="of:=[.G131]/[.F117]" office:value-type="float" office:value="0.0857142857142857" calcext:value-type="float">
            <text:p>0.085714285714286</text:p>
          </table:table-cell>
          <table:table-cell table:formula="of:=33467077-[.F131]" office:value-type="float" office:value="33467027" calcext:value-type="float">
            <text:p>33467027</text:p>
          </table:table-cell>
          <table:table-cell table:formula="of:=MAX(0;NORMINV(RAND()*0.5+0.5;MAX([.I138];1);MAX(0.25*[.I138];1)))" office:value-type="float" office:value="69.3791655806682" calcext:value-type="float">
            <text:p>69.3791655806682</text:p>
          </table:table-cell>
          <table:table-cell table:formula="of:=[.L131]-[.L130]" office:value-type="float" office:value="15.1600156301657" calcext:value-type="float">
            <text:p>15.1600156301657</text:p>
          </table:table-cell>
          <table:table-cell table:formula="of:=[.I131]-[.I130]"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49" calcext:value-type="float">
            <text:p>-49</text:p>
          </table:table-cell>
          <table:table-cell office:value-type="float" office:value="-25" calcext:value-type="float">
            <text:p>-25</text:p>
          </table:table-cell>
          <table:table-cell office:value-type="float" office:value="21" calcext:value-type="float">
            <text:p>21</text:p>
          </table:table-cell>
          <table:table-cell office:value-type="float" office:value="-38" calcext:value-type="float">
            <text:p>-38</text:p>
          </table:table-cell>
          <table:table-cell office:value-type="float" office:value="-26" calcext:value-type="float">
            <text:p>-26</text:p>
          </table:table-cell>
          <table:table-cell office:value-type="float" office:value="-38" calcext:value-type="float">
            <text:p>-38</text:p>
          </table:table-cell>
          <table:table-cell office:value-type="float" office:value="-58" calcext:value-type="float">
            <text:p>-58</text:p>
          </table:table-cell>
          <table:table-cell office:value-type="float" office:value="-31" calcext:value-type="float">
            <text:p>-31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2">
          <table:table-cell office:value-type="date" office:date-value="2020-05-19" calcext:value-type="date">
            <text:p>05/19/20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F132]-[.G132]-[.H132]" office:value-type="float" office:value="32" calcext:value-type="float">
            <text:p>32</text:p>
          </table:table-cell>
          <table:table-cell table:formula="of:=[.G132]/[.F118]" office:value-type="float" office:value="0.0833333333333333" calcext:value-type="float">
            <text:p>0.083333333333333</text:p>
          </table:table-cell>
          <table:table-cell table:formula="of:=33467077-[.F132]" office:value-type="float" office:value="33467025" calcext:value-type="float">
            <text:p>33467025</text:p>
          </table:table-cell>
          <table:table-cell table:formula="of:=MAX(0;NORMINV(RAND()*0.5+0.5;MAX([.I139];1);MAX(0.25*[.I139];1)))" office:value-type="float" office:value="53.8156166780017" calcext:value-type="float">
            <text:p>53.8156166780017</text:p>
          </table:table-cell>
          <table:table-cell table:formula="of:=[.L132]-[.L131]" office:value-type="float" office:value="-15.5635489026665" calcext:value-type="float">
            <text:p>-15.5635489026665</text:p>
          </table:table-cell>
          <table:table-cell table:formula="of:=[.I132]-[.I131]" office:value-type="float" office:value="2" calcext:value-type="float">
            <text:p>2</text:p>
          </table:table-cell>
          <table:table-cell office:value-type="float" office:value="-34" calcext:value-type="float">
            <text:p>-34</text:p>
          </table:table-cell>
          <table:table-cell office:value-type="float" office:value="-20" calcext:value-type="float">
            <text:p>-20</text:p>
          </table:table-cell>
          <table:table-cell office:value-type="float" office:value="-24" calcext:value-type="float">
            <text:p>-24</text:p>
          </table:table-cell>
          <table:table-cell office:value-type="float" office:value="-47" calcext:value-type="float">
            <text:p>-47</text:p>
          </table:table-cell>
          <table:table-cell office:value-type="float" office:value="-27" calcext:value-type="float">
            <text:p>-27</text:p>
          </table:table-cell>
          <table:table-cell office:value-type="float" office:value="20" calcext:value-type="float">
            <text:p>20</text:p>
          </table:table-cell>
          <table:table-cell office:value-type="float" office:value="-36" calcext:value-type="float">
            <text:p>-36</text:p>
          </table:table-cell>
          <table:table-cell office:value-type="float" office:value="-22" calcext:value-type="float">
            <text:p>-22</text:p>
          </table:table-cell>
          <table:table-cell office:value-type="float" office:value="-42" calcext:value-type="float">
            <text:p>-42</text:p>
          </table:table-cell>
          <table:table-cell office:value-type="float" office:value="-55" calcext:value-type="float">
            <text:p>-55</text:p>
          </table:table-cell>
          <table:table-cell office:value-type="float" office:value="-33" calcext:value-type="float">
            <text:p>-33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2">
          <table:table-cell office:value-type="date" office:date-value="2020-05-20" calcext:value-type="date">
            <text:p>05/20/20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F133]-[.G133]-[.H133]" office:value-type="float" office:value="32" calcext:value-type="float">
            <text:p>32</text:p>
          </table:table-cell>
          <table:table-cell table:formula="of:=[.G133]/[.F119]" office:value-type="float" office:value="0.0833333333333333" calcext:value-type="float">
            <text:p>0.083333333333333</text:p>
          </table:table-cell>
          <table:table-cell table:formula="of:=33467077-[.F133]" office:value-type="float" office:value="33467025" calcext:value-type="float">
            <text:p>33467025</text:p>
          </table:table-cell>
          <table:table-cell table:formula="of:=MAX(0;NORMINV(RAND()*0.5+0.5;MAX([.I140];1);MAX(0.25*[.I140];1)))" office:value-type="float" office:value="50.9780996231072" calcext:value-type="float">
            <text:p>50.9780996231072</text:p>
          </table:table-cell>
          <table:table-cell table:formula="of:=[.L133]-[.L132]" office:value-type="float" office:value="-2.83751705489447" calcext:value-type="float">
            <text:p>-2.83751705489447</text:p>
          </table:table-cell>
          <table:table-cell table:formula="of:=[.I133]-[.I132]"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office:value-type="float" office:value="-22" calcext:value-type="float">
            <text:p>-22</text:p>
          </table:table-cell>
          <table:table-cell office:value-type="float" office:value="-25" calcext:value-type="float">
            <text:p>-25</text:p>
          </table:table-cell>
          <table:table-cell office:value-type="float" office:value="-53" calcext:value-type="float">
            <text:p>-53</text:p>
          </table:table-cell>
          <table:table-cell office:value-type="float" office:value="-27" calcext:value-type="float">
            <text:p>-27</text:p>
          </table:table-cell>
          <table:table-cell office:value-type="float" office:value="21" calcext:value-type="float">
            <text:p>21</text:p>
          </table:table-cell>
          <table:table-cell office:value-type="float" office:value="-37" calcext:value-type="float">
            <text:p>-37</text:p>
          </table:table-cell>
          <table:table-cell office:value-type="float" office:value="-24" calcext:value-type="float">
            <text:p>-24</text:p>
          </table:table-cell>
          <table:table-cell office:value-type="float" office:value="-43" calcext:value-type="float">
            <text:p>-43</text:p>
          </table:table-cell>
          <table:table-cell office:value-type="float" office:value="-63" calcext:value-type="float">
            <text:p>-63</text:p>
          </table:table-cell>
          <table:table-cell office:value-type="float" office:value="-33" calcext:value-type="float">
            <text:p>-33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2">
          <table:table-cell office:value-type="date" office:date-value="2020-05-21" calcext:value-type="date">
            <text:p>05/21/20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mergency State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F134]-[.G134]-[.H134]" office:value-type="float" office:value="38" calcext:value-type="float">
            <text:p>38</text:p>
          </table:table-cell>
          <table:table-cell table:formula="of:=[.G134]/[.F120]" office:value-type="float" office:value="0.0833333333333333" calcext:value-type="float">
            <text:p>0.083333333333333</text:p>
          </table:table-cell>
          <table:table-cell table:formula="of:=33467077-[.F134]" office:value-type="float" office:value="33467019" calcext:value-type="float">
            <text:p>33467019</text:p>
          </table:table-cell>
          <table:table-cell table:formula="of:=MAX(0;NORMINV(RAND()*0.5+0.5;MAX([.I141];1);MAX(0.25*[.I141];1)))" office:value-type="float" office:value="56.4020118780574" calcext:value-type="float">
            <text:p>56.4020118780574</text:p>
          </table:table-cell>
          <table:table-cell table:formula="of:=[.L134]-[.L133]" office:value-type="float" office:value="5.42391225495014" calcext:value-type="float">
            <text:p>5.42391225495014</text:p>
          </table:table-cell>
          <table:table-cell table:formula="of:=[.I134]-[.I133]" office:value-type="float" office:value="6" calcext:value-type="float">
            <text:p>6</text:p>
          </table:table-cell>
          <table:table-cell office:value-type="float" office:value="-34" calcext:value-type="float">
            <text:p>-34</text:p>
          </table:table-cell>
          <table:table-cell office:value-type="float" office:value="-19" calcext:value-type="float">
            <text:p>-19</text:p>
          </table:table-cell>
          <table:table-cell office:value-type="float" office:value="-15" calcext:value-type="float">
            <text:p>-15</text:p>
          </table:table-cell>
          <table:table-cell office:value-type="float" office:value="-48" calcext:value-type="float">
            <text:p>-48</text:p>
          </table:table-cell>
          <table:table-cell office:value-type="float" office:value="-27" calcext:value-type="float">
            <text:p>-27</text:p>
          </table:table-cell>
          <table:table-cell office:value-type="float" office:value="20" calcext:value-type="float">
            <text:p>20</text:p>
          </table:table-cell>
          <table:table-cell office:value-type="float" office:value="-37" calcext:value-type="float">
            <text:p>-37</text:p>
          </table:table-cell>
          <table:table-cell office:value-type="float" office:value="-21" calcext:value-type="float">
            <text:p>-21</text:p>
          </table:table-cell>
          <table:table-cell office:value-type="float" office:value="-33" calcext:value-type="float">
            <text:p>-33</text:p>
          </table:table-cell>
          <table:table-cell office:value-type="float" office:value="-58" calcext:value-type="float">
            <text:p>-58</text:p>
          </table:table-cell>
          <table:table-cell office:value-type="float" office:value="-33" calcext:value-type="float">
            <text:p>-33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2">
          <table:table-cell office:value-type="date" office:date-value="2020-05-22" calcext:value-type="date">
            <text:p>05/22/20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F135]-[.G135]-[.H135]" office:value-type="float" office:value="40" calcext:value-type="float">
            <text:p>40</text:p>
          </table:table-cell>
          <table:table-cell table:formula="of:=[.G135]/[.F121]" office:value-type="float" office:value="0.0697674418604651" calcext:value-type="float">
            <text:p>0.069767441860465</text:p>
          </table:table-cell>
          <table:table-cell table:formula="of:=33467077-[.F135]" office:value-type="float" office:value="33467017" calcext:value-type="float">
            <text:p>33467017</text:p>
          </table:table-cell>
          <table:table-cell table:formula="of:=MAX(0;NORMINV(RAND()*0.5+0.5;MAX([.I142];1);MAX(0.25*[.I142];1)))" office:value-type="float" office:value="68.6979539407984" calcext:value-type="float">
            <text:p>68.6979539407984</text:p>
          </table:table-cell>
          <table:table-cell table:formula="of:=[.L135]-[.L134]" office:value-type="float" office:value="12.295942062741" calcext:value-type="float">
            <text:p>12.295942062741</text:p>
          </table:table-cell>
          <table:table-cell table:formula="of:=[.I135]-[.I134]" office:value-type="float" office:value="2" calcext:value-type="float">
            <text:p>2</text:p>
          </table:table-cell>
          <table:table-cell office:value-type="float" office:value="-37" calcext:value-type="float">
            <text:p>-37</text:p>
          </table:table-cell>
          <table:table-cell office:value-type="float" office:value="-19" calcext:value-type="float">
            <text:p>-19</text:p>
          </table:table-cell>
          <table:table-cell office:value-type="float" office:value="-22" calcext:value-type="float">
            <text:p>-22</text:p>
          </table:table-cell>
          <table:table-cell office:value-type="float" office:value="-49" calcext:value-type="float">
            <text:p>-49</text:p>
          </table:table-cell>
          <table:table-cell office:value-type="float" office:value="-24" calcext:value-type="float">
            <text:p>-24</text:p>
          </table:table-cell>
          <table:table-cell office:value-type="float" office:value="22" calcext:value-type="float">
            <text:p>22</text:p>
          </table:table-cell>
          <table:table-cell office:value-type="float" office:value="-40" calcext:value-type="float">
            <text:p>-40</text:p>
          </table:table-cell>
          <table:table-cell office:value-type="float" office:value="-23" calcext:value-type="float">
            <text:p>-23</text:p>
          </table:table-cell>
          <table:table-cell office:value-type="float" office:value="-40" calcext:value-type="float">
            <text:p>-40</text:p>
          </table:table-cell>
          <table:table-cell office:value-type="float" office:value="-57" calcext:value-type="float">
            <text:p>-57</text:p>
          </table:table-cell>
          <table:table-cell office:value-type="float" office:value="-30" calcext:value-type="float">
            <text:p>-30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2">
          <table:table-cell office:value-type="date" office:date-value="2020-05-23" calcext:value-type="date">
            <text:p>05/23/20</text:p>
          </table:table-cell>
          <table:table-cell table:number-columns-repeated="4"/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[.F136]-[.G136]-[.H136]" office:value-type="float" office:value="39" calcext:value-type="float">
            <text:p>39</text:p>
          </table:table-cell>
          <table:table-cell table:formula="of:=[.G136]/[.F122]" office:value-type="float" office:value="0.0930232558139535" calcext:value-type="float">
            <text:p>0.093023255813954</text:p>
          </table:table-cell>
          <table:table-cell table:formula="of:=33467077-[.F136]" office:value-type="float" office:value="33467016" calcext:value-type="float">
            <text:p>33467016</text:p>
          </table:table-cell>
          <table:table-cell table:formula="of:=MAX(0;NORMINV(RAND()*0.5+0.5;MAX([.I143];1);MAX(0.25*[.I143];1)))" office:value-type="float" office:value="63.8021167232848" calcext:value-type="float">
            <text:p>63.8021167232848</text:p>
          </table:table-cell>
          <table:table-cell table:formula="of:=[.L136]-[.L135]" office:value-type="float" office:value="-4.89583721751361" calcext:value-type="float">
            <text:p>-4.89583721751361</text:p>
          </table:table-cell>
          <table:table-cell table:formula="of:=[.I136]-[.I135]"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2" calcext:value-type="float">
            <text:p>-12</text:p>
          </table:table-cell>
          <table:table-cell office:value-type="float" office:value="-19" calcext:value-type="float">
            <text:p>-19</text:p>
          </table:table-cell>
          <table:table-cell office:value-type="float" office:value="-40" calcext:value-type="float">
            <text:p>-40</text:p>
          </table:table-cell>
          <table:table-cell office:value-type="float" office:value="-3" calcext:value-type="float">
            <text:p>-3</text:p>
          </table:table-cell>
          <table:table-cell office:value-type="float" office:value="15" calcext:value-type="float">
            <text:p>15</text:p>
          </table:table-cell>
          <table:table-cell office:value-type="float" office:value="-35" calcext:value-type="float">
            <text:p>-35</text:p>
          </table:table-cell>
          <table:table-cell office:value-type="float" office:value="-16" calcext:value-type="float">
            <text:p>-16</text:p>
          </table:table-cell>
          <table:table-cell office:value-type="float" office:value="-35" calcext:value-type="float">
            <text:p>-35</text:p>
          </table:table-cell>
          <table:table-cell office:value-type="float" office:value="-51" calcext:value-type="float">
            <text:p>-51</text:p>
          </table:table-cell>
          <table:table-cell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2">
          <table:table-cell office:value-type="date" office:date-value="2020-05-24" calcext:value-type="date">
            <text:p>05/24/20</text:p>
          </table:table-cell>
          <table:table-cell table:number-columns-repeated="4"/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[.F137]-[.G137]-[.H137]" office:value-type="float" office:value="47" calcext:value-type="float">
            <text:p>47</text:p>
          </table:table-cell>
          <table:table-cell table:formula="of:=[.G137]/[.F123]" office:value-type="float" office:value="0.0888888888888889" calcext:value-type="float">
            <text:p>0.088888888888889</text:p>
          </table:table-cell>
          <table:table-cell table:formula="of:=33467077-[.F137]" office:value-type="float" office:value="33467008" calcext:value-type="float">
            <text:p>33467008</text:p>
          </table:table-cell>
          <table:table-cell table:formula="of:=MAX(0;NORMINV(RAND()*0.5+0.5;MAX([.I144];1);MAX(0.25*[.I144];1)))" office:value-type="float" office:value="91.6923272318084" calcext:value-type="float">
            <text:p>91.6923272318084</text:p>
          </table:table-cell>
          <table:table-cell table:formula="of:=[.L137]-[.L136]" office:value-type="float" office:value="27.8902105085236" calcext:value-type="float">
            <text:p>27.8902105085236</text:p>
          </table:table-cell>
          <table:table-cell table:formula="of:=[.I137]-[.I136]" office:value-type="float" office:value="8" calcext:value-type="float">
            <text:p>8</text:p>
          </table:table-cell>
          <table:table-cell office:value-type="float" office:value="-45" calcext:value-type="float">
            <text:p>-45</text:p>
          </table:table-cell>
          <table:table-cell office:value-type="float" office:value="-22" calcext:value-type="float">
            <text:p>-22</text:p>
          </table:table-cell>
          <table:table-cell office:value-type="float" office:value="-35" calcext:value-type="float">
            <text:p>-35</text:p>
          </table:table-cell>
          <table:table-cell office:value-type="float" office:value="-57" calcext:value-type="float">
            <text:p>-57</text:p>
          </table:table-cell>
          <table:table-cell office:value-type="float" office:value="-3" calcext:value-type="float">
            <text:p>-3</text:p>
          </table:table-cell>
          <table:table-cell office:value-type="float" office:value="17" calcext:value-type="float">
            <text:p>17</text:p>
          </table:table-cell>
          <table:table-cell office:value-type="float" office:value="-48" calcext:value-type="float">
            <text:p>-48</text:p>
          </table:table-cell>
          <table:table-cell office:value-type="float" office:value="-26" calcext:value-type="float">
            <text:p>-26</text:p>
          </table:table-cell>
          <table:table-cell office:value-type="float" office:value="-58" calcext:value-type="float">
            <text:p>-58</text:p>
          </table:table-cell>
          <table:table-cell office:value-type="float" office:value="-66" calcext:value-type="float">
            <text:p>-66</text:p>
          </table:table-cell>
          <table:table-cell office:value-type="float" office:value="-10" calcext:value-type="float">
            <text:p>-10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2">
          <table:table-cell office:value-type="date" office:date-value="2020-05-25" calcext:value-type="date">
            <text:p>05/25/20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[.F138]-[.G138]-[.H138]" office:value-type="float" office:value="48" calcext:value-type="float">
            <text:p>48</text:p>
          </table:table-cell>
          <table:table-cell table:formula="of:=[.G138]/[.F124]" office:value-type="float" office:value="0.0888888888888889" calcext:value-type="float">
            <text:p>0.088888888888889</text:p>
          </table:table-cell>
          <table:table-cell table:formula="of:=33467077-[.F138]" office:value-type="float" office:value="33467007" calcext:value-type="float">
            <text:p>33467007</text:p>
          </table:table-cell>
          <table:table-cell table:formula="of:=MAX(0;NORMINV(RAND()*0.5+0.5;MAX([.I145];1);MAX(0.25*[.I145];1)))" office:value-type="float" office:value="84.1280611333468" calcext:value-type="float">
            <text:p>84.1280611333468</text:p>
          </table:table-cell>
          <table:table-cell table:formula="of:=[.L138]-[.L137]" office:value-type="float" office:value="-7.56426609846159" calcext:value-type="float">
            <text:p>-7.56426609846159</text:p>
          </table:table-cell>
          <table:table-cell table:formula="of:=[.I138]-[.I137]" office:value-type="float" office:value="1" calcext:value-type="float">
            <text:p>1</text:p>
          </table:table-cell>
          <table:table-cell office:value-type="float" office:value="-29" calcext:value-type="float">
            <text:p>-29</text:p>
          </table:table-cell>
          <table:table-cell office:value-type="float" office:value="-18" calcext:value-type="float">
            <text:p>-18</text:p>
          </table:table-cell>
          <table:table-cell office:value-type="float" office:value="-21" calcext:value-type="float">
            <text:p>-21</text:p>
          </table:table-cell>
          <table:table-cell office:value-type="float" office:value="-49" calcext:value-type="float">
            <text:p>-49</text:p>
          </table:table-cell>
          <table:table-cell office:value-type="float" office:value="-22" calcext:value-type="float">
            <text:p>-22</text:p>
          </table:table-cell>
          <table:table-cell office:value-type="float" office:value="19" calcext:value-type="float">
            <text:p>19</text:p>
          </table:table-cell>
          <table:table-cell office:value-type="float" office:value="-33" calcext:value-type="float">
            <text:p>-33</text:p>
          </table:table-cell>
          <table:table-cell office:value-type="float" office:value="-20" calcext:value-type="float">
            <text:p>-20</text:p>
          </table:table-cell>
          <table:table-cell office:value-type="float" office:value="-39" calcext:value-type="float">
            <text:p>-39</text:p>
          </table:table-cell>
          <table:table-cell office:value-type="float" office:value="-57" calcext:value-type="float">
            <text:p>-57</text:p>
          </table:table-cell>
          <table:table-cell office:value-type="float" office:value="-28" calcext:value-type="float">
            <text:p>-28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2">
          <table:table-cell office:value-type="date" office:date-value="2020-05-26" calcext:value-type="date">
            <text:p>05/26/20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[.F139]-[.G139]-[.H139]" office:value-type="float" office:value="48" calcext:value-type="float">
            <text:p>48</text:p>
          </table:table-cell>
          <table:table-cell table:formula="of:=[.G139]/[.F125]" office:value-type="float" office:value="0.0888888888888889" calcext:value-type="float">
            <text:p>0.088888888888889</text:p>
          </table:table-cell>
          <table:table-cell table:formula="of:=33467077-[.F139]" office:value-type="float" office:value="33467007" calcext:value-type="float">
            <text:p>33467007</text:p>
          </table:table-cell>
          <table:table-cell table:formula="of:=MAX(0;NORMINV(RAND()*0.5+0.5;MAX([.I146];1);MAX(0.25*[.I146];1)))" office:value-type="float" office:value="71.9065233394983" calcext:value-type="float">
            <text:p>71.9065233394983</text:p>
          </table:table-cell>
          <table:table-cell table:formula="of:=[.L139]-[.L138]" office:value-type="float" office:value="-12.2215377938485" calcext:value-type="float">
            <text:p>-12.2215377938485</text:p>
          </table:table-cell>
          <table:table-cell table:formula="of:=[.I139]-[.I138]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-7" calcext:value-type="float">
            <text:p>-7</text:p>
          </table:table-cell>
          <table:table-cell office:value-type="float" office:value="-21" calcext:value-type="float">
            <text:p>-21</text:p>
          </table:table-cell>
          <table:table-cell office:value-type="float" office:value="-41" calcext:value-type="float">
            <text:p>-41</text:p>
          </table:table-cell>
          <table:table-cell office:value-type="float" office:value="-22" calcext:value-type="float">
            <text:p>-22</text:p>
          </table:table-cell>
          <table:table-cell office:value-type="float" office:value="16" calcext:value-type="float">
            <text:p>16</text:p>
          </table:table-cell>
          <table:table-cell office:value-type="float" office:value="-26" calcext:value-type="float">
            <text:p>-26</text:p>
          </table:table-cell>
          <table:table-cell office:value-type="float" office:value="-9" calcext:value-type="float">
            <text:p>-9</text:p>
          </table:table-cell>
          <table:table-cell office:value-type="float" office:value="-32" calcext:value-type="float">
            <text:p>-32</text:p>
          </table:table-cell>
          <table:table-cell office:value-type="float" office:value="-49" calcext:value-type="float">
            <text:p>-49</text:p>
          </table:table-cell>
          <table:table-cell office:value-type="float" office:value="-29" calcext:value-type="float">
            <text:p>-29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2">
          <table:table-cell office:value-type="date" office:date-value="2020-05-27" calcext:value-type="date">
            <text:p>05/27/20</text:p>
          </table:table-cell>
          <table:table-cell table:number-columns-repeated="4"/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[.F140]-[.G140]-[.H140]" office:value-type="float" office:value="49" calcext:value-type="float">
            <text:p>49</text:p>
          </table:table-cell>
          <table:table-cell table:formula="of:=[.G140]/[.F126]" office:value-type="float" office:value="0.0888888888888889" calcext:value-type="float">
            <text:p>0.088888888888889</text:p>
          </table:table-cell>
          <table:table-cell table:formula="of:=33467077-[.F140]" office:value-type="float" office:value="33467006" calcext:value-type="float">
            <text:p>33467006</text:p>
          </table:table-cell>
          <table:table-cell table:formula="of:=MAX(0;NORMINV(RAND()*0.5+0.5;MAX([.I147];1);MAX(0.25*[.I147];1)))" office:value-type="float" office:value="69.0672870223313" calcext:value-type="float">
            <text:p>69.0672870223313</text:p>
          </table:table-cell>
          <table:table-cell table:formula="of:=[.L140]-[.L139]" office:value-type="float" office:value="-2.83923631716704" calcext:value-type="float">
            <text:p>-2.83923631716704</text:p>
          </table:table-cell>
          <table:table-cell table:formula="of:=[.I140]-[.I139]"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-43" calcext:value-type="float">
            <text:p>-43</text:p>
          </table:table-cell>
          <table:table-cell office:value-type="float" office:value="-21" calcext:value-type="float">
            <text:p>-21</text:p>
          </table:table-cell>
          <table:table-cell office:value-type="float" office:value="16" calcext:value-type="float">
            <text:p>16</text:p>
          </table:table-cell>
          <table:table-cell office:value-type="float" office:value="-22" calcext:value-type="float">
            <text:p>-22</text:p>
          </table:table-cell>
          <table:table-cell office:value-type="float" office:value="-6" calcext:value-type="float">
            <text:p>-6</text:p>
          </table:table-cell>
          <table:table-cell office:value-type="float" office:value="-34" calcext:value-type="float">
            <text:p>-34</text:p>
          </table:table-cell>
          <table:table-cell office:value-type="float" office:value="-53" calcext:value-type="float">
            <text:p>-53</text:p>
          </table:table-cell>
          <table:table-cell office:value-type="float" office:value="-27" calcext:value-type="float">
            <text:p>-27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2">
          <table:table-cell office:value-type="date" office:date-value="2020-05-28" calcext:value-type="date">
            <text:p>05/28/20</text:p>
          </table:table-cell>
          <table:table-cell table:number-columns-repeated="4"/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[.F141]-[.G141]-[.H141]" office:value-type="float" office:value="52" calcext:value-type="float">
            <text:p>52</text:p>
          </table:table-cell>
          <table:table-cell table:formula="of:=[.G141]/[.F127]" office:value-type="float" office:value="0.0833333333333333" calcext:value-type="float">
            <text:p>0.083333333333333</text:p>
          </table:table-cell>
          <table:table-cell table:formula="of:=33467077-[.F141]" office:value-type="float" office:value="33467003" calcext:value-type="float">
            <text:p>33467003</text:p>
          </table:table-cell>
          <table:table-cell table:formula="of:=MAX(0;NORMINV(RAND()*0.5+0.5;MAX([.I148];1);MAX(0.25*[.I148];1)))" office:value-type="float" office:value="84.2522857903406" calcext:value-type="float">
            <text:p>84.2522857903406</text:p>
          </table:table-cell>
          <table:table-cell table:formula="of:=[.L141]-[.L140]" office:value-type="float" office:value="15.1849987680093" calcext:value-type="float">
            <text:p>15.1849987680093</text:p>
          </table:table-cell>
          <table:table-cell table:formula="of:=[.I141]-[.I140]" office:value-type="float" office:value="3" calcext:value-type="float">
            <text:p>3</text:p>
          </table:table-cell>
          <table:table-cell office:value-type="float" office:value="-17" calcext:value-type="float">
            <text:p>-17</text:p>
          </table:table-cell>
          <table:table-cell office:value-type="float" office:value="3" calcext:value-type="float">
            <text:p>3</text:p>
          </table:table-cell>
          <table:table-cell office:value-type="float" office:value="-11" calcext:value-type="float">
            <text:p>-11</text:p>
          </table:table-cell>
          <table:table-cell office:value-type="float" office:value="-36" calcext:value-type="float">
            <text:p>-36</text:p>
          </table:table-cell>
          <table:table-cell office:value-type="float" office:value="-21" calcext:value-type="float">
            <text:p>-21</text:p>
          </table:table-cell>
          <table:table-cell office:value-type="float" office:value="15" calcext:value-type="float">
            <text:p>15</text:p>
          </table:table-cell>
          <table:table-cell office:value-type="float" office:value="-21" calcext:value-type="float">
            <text:p>-21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47" calcext:value-type="float">
            <text:p>-47</text:p>
          </table:table-cell>
          <table:table-cell office:value-type="float" office:value="-26" calcext:value-type="float">
            <text:p>-26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2">
          <table:table-cell office:value-type="date" office:date-value="2020-05-29" calcext:value-type="date">
            <text:p>05/29/20</text:p>
          </table:table-cell>
          <table:table-cell table:number-columns-repeated="4"/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[.F142]-[.G142]-[.H142]" office:value-type="float" office:value="59" calcext:value-type="float">
            <text:p>59</text:p>
          </table:table-cell>
          <table:table-cell table:formula="of:=[.G142]/[.F128]" office:value-type="float" office:value="0.0833333333333333" calcext:value-type="float">
            <text:p>0.083333333333333</text:p>
          </table:table-cell>
          <table:table-cell table:formula="of:=33467077-[.F142]" office:value-type="float" office:value="33466996" calcext:value-type="float">
            <text:p>33466996</text:p>
          </table:table-cell>
          <table:table-cell table:formula="of:=MAX(0;NORMINV(RAND()*0.5+0.5;MAX([.I149];1);MAX(0.25*[.I149];1)))" office:value-type="float" office:value="69.3895099953967" calcext:value-type="float">
            <text:p>69.3895099953967</text:p>
          </table:table-cell>
          <table:table-cell table:formula="of:=[.L142]-[.L141]" office:value-type="float" office:value="-14.862775794944" calcext:value-type="float">
            <text:p>-14.862775794944</text:p>
          </table:table-cell>
          <table:table-cell table:formula="of:=[.I142]-[.I141]" office:value-type="float" office:value="7" calcext:value-type="float">
            <text:p>7</text:p>
          </table:table-cell>
          <table:table-cell office:value-type="float" office:value="-18" calcext:value-type="float">
            <text:p>-18</text:p>
          </table:table-cell>
          <table:table-cell office:value-type="float" office:value="5" calcext:value-type="float">
            <text:p>5</text:p>
          </table:table-cell>
          <table:table-cell office:value-type="float" office:value="-11" calcext:value-type="float">
            <text:p>-11</text:p>
          </table:table-cell>
          <table:table-cell office:value-type="float" office:value="-37" calcext:value-type="float">
            <text:p>-37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  <table:table-cell office:value-type="float" office:value="-23" calcext:value-type="float">
            <text:p>-23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49" calcext:value-type="float">
            <text:p>-49</text:p>
          </table:table-cell>
          <table:table-cell office:value-type="float" office:value="-25" calcext:value-type="float">
            <text:p>-25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2">
          <table:table-cell office:value-type="date" office:date-value="2020-05-30" calcext:value-type="date">
            <text:p>05/30/20</text:p>
          </table:table-cell>
          <table:table-cell table:number-columns-repeated="4"/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[.F143]-[.G143]-[.H143]" office:value-type="float" office:value="62" calcext:value-type="float">
            <text:p>62</text:p>
          </table:table-cell>
          <table:table-cell table:formula="of:=[.G143]/[.F129]" office:value-type="float" office:value="0.0833333333333333" calcext:value-type="float">
            <text:p>0.083333333333333</text:p>
          </table:table-cell>
          <table:table-cell table:formula="of:=33467077-[.F143]" office:value-type="float" office:value="33466993" calcext:value-type="float">
            <text:p>33466993</text:p>
          </table:table-cell>
          <table:table-cell table:formula="of:=MAX(0;NORMINV(RAND()*0.5+0.5;MAX([.I150];1);MAX(0.25*[.I150];1)))" office:value-type="float" office:value="62.3518749351868" calcext:value-type="float">
            <text:p>62.3518749351868</text:p>
          </table:table-cell>
          <table:table-cell table:formula="of:=[.L143]-[.L142]" office:value-type="float" office:value="-7.03763506020983" calcext:value-type="float">
            <text:p>-7.03763506020983</text:p>
          </table:table-cell>
          <table:table-cell table:formula="of:=[.I143]-[.I142]" office:value-type="float" office:value="3" calcext:value-type="float">
            <text:p>3</text:p>
          </table:table-cell>
          <table:table-cell office:value-type="float" office:value="-17" calcext:value-type="float">
            <text:p>-17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-30" calcext:value-type="float">
            <text:p>-3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22" calcext:value-type="float">
            <text:p>-22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-41" calcext:value-type="float">
            <text:p>-4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2">
          <table:table-cell office:value-type="date" office:date-value="2020-05-31" calcext:value-type="date">
            <text:p>05/31/20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[.F144]-[.G144]-[.H144]" office:value-type="float" office:value="64" calcext:value-type="float">
            <text:p>64</text:p>
          </table:table-cell>
          <table:table-cell table:formula="of:=[.G144]/[.F130]" office:value-type="float" office:value="0.0833333333333333" calcext:value-type="float">
            <text:p>0.083333333333333</text:p>
          </table:table-cell>
          <table:table-cell table:formula="of:=33467077-[.F144]" office:value-type="float" office:value="33466991" calcext:value-type="float">
            <text:p>33466991</text:p>
          </table:table-cell>
          <table:table-cell table:formula="of:=MAX(0;NORMINV(RAND()*0.5+0.5;MAX([.I151];1);MAX(0.25*[.I151];1)))" office:value-type="float" office:value="72.561912408948" calcext:value-type="float">
            <text:p>72.561912408948</text:p>
          </table:table-cell>
          <table:table-cell table:formula="of:=[.L144]-[.L143]" office:value-type="float" office:value="10.2100374737612" calcext:value-type="float">
            <text:p>10.2100374737612</text:p>
          </table:table-cell>
          <table:table-cell table:formula="of:=[.I144]-[.I143]" office:value-type="float" office:value="2" calcext:value-type="float">
            <text:p>2</text:p>
          </table:table-cell>
          <table:table-cell office:value-type="float" office:value="-31" calcext:value-type="float">
            <text:p>-31</text:p>
          </table:table-cell>
          <table:table-cell office:value-type="float" office:value="-3" calcext:value-type="float">
            <text:p>-3</text:p>
          </table:table-cell>
          <table:table-cell office:value-type="float" office:value="-21" calcext:value-type="float">
            <text:p>-21</text:p>
          </table:table-cell>
          <table:table-cell office:value-type="float" office:value="-46" calcext:value-type="float">
            <text:p>-4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-35" calcext:value-type="float">
            <text:p>-35</text:p>
          </table:table-cell>
          <table:table-cell office:value-type="float" office:value="-7" calcext:value-type="float">
            <text:p>-7</text:p>
          </table:table-cell>
          <table:table-cell office:value-type="float" office:value="-47" calcext:value-type="float">
            <text:p>-47</text:p>
          </table:table-cell>
          <table:table-cell office:value-type="float" office:value="-59" calcext:value-type="float">
            <text:p>-5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6-01" calcext:value-type="date">
            <text:p>06/01/20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[.F145]-[.G145]-[.H145]" office:value-type="float" office:value="64" calcext:value-type="float">
            <text:p>64</text:p>
          </table:table-cell>
          <table:table-cell table:formula="of:=[.G145]/[.F131]" office:value-type="float" office:value="0.08" calcext:value-type="float">
            <text:p>0.08</text:p>
          </table:table-cell>
          <table:table-cell table:formula="of:=33467077-[.F145]" office:value-type="float" office:value="33466991" calcext:value-type="float">
            <text:p>33466991</text:p>
          </table:table-cell>
          <table:table-cell table:formula="of:=MAX(0;NORMINV(RAND()*0.5+0.5;MAX([.I152];1);MAX(0.25*[.I152];1)))" office:value-type="float" office:value="58.5237026563484" calcext:value-type="float">
            <text:p>58.5237026563484</text:p>
          </table:table-cell>
          <table:table-cell table:formula="of:=[.L145]-[.L144]" office:value-type="float" office:value="-14.0382097525996" calcext:value-type="float">
            <text:p>-14.0382097525996</text:p>
          </table:table-cell>
          <table:table-cell table:formula="of:=[.I145]-[.I144]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-31" calcext:value-type="float">
            <text:p>-31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office:value-type="float" office:value="-23" calcext:value-type="float">
            <text:p>-23</text:p>
          </table:table-cell>
          <table:table-cell office:value-type="float" office:value="-42" calcext:value-type="float">
            <text:p>-42</text:p>
          </table:table-cell>
          <table:table-cell office:value-type="float" office:value="-21" calcext:value-type="float">
            <text:p>-2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2">
          <table:table-cell office:value-type="date" office:date-value="2020-06-02" calcext:value-type="date">
            <text:p>06/02/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amity State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[.F146]-[.G146]-[.H146]" office:value-type="float" office:value="64" calcext:value-type="float">
            <text:p>64</text:p>
          </table:table-cell>
          <table:table-cell table:formula="of:=[.G146]/[.F132]" office:value-type="float" office:value="0.0769230769230769" calcext:value-type="float">
            <text:p>0.076923076923077</text:p>
          </table:table-cell>
          <table:table-cell table:formula="of:=33467077-[.F146]" office:value-type="float" office:value="33466991" calcext:value-type="float">
            <text:p>33466991</text:p>
          </table:table-cell>
          <table:table-cell table:formula="of:=MAX(0;NORMINV(RAND()*0.5+0.5;MAX([.I153];1);MAX(0.25*[.I153];1)))" office:value-type="float" office:value="65.0233746818833" calcext:value-type="float">
            <text:p>65.0233746818833</text:p>
          </table:table-cell>
          <table:table-cell table:formula="of:=[.L146]-[.L145]" office:value-type="float" office:value="6.49967202553489" calcext:value-type="float">
            <text:p>6.49967202553489</text:p>
          </table:table-cell>
          <table:table-cell table:formula="of:=[.I146]-[.I145]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32" calcext:value-type="float">
            <text:p>-32</text:p>
          </table:table-cell>
          <table:table-cell office:value-type="float" office:value="-16" calcext:value-type="float">
            <text:p>-16</text:p>
          </table:table-cell>
          <table:table-cell office:value-type="float" office:value="14" calcext:value-type="float">
            <text:p>14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41" calcext:value-type="float">
            <text:p>-41</text:p>
          </table:table-cell>
          <table:table-cell office:value-type="float" office:value="-23" calcext:value-type="float">
            <text:p>-23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2">
          <table:table-cell office:value-type="date" office:date-value="2020-06-03" calcext:value-type="date">
            <text:p>06/03/20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[.F147]-[.G147]-[.H147]" office:value-type="float" office:value="64" calcext:value-type="float">
            <text:p>64</text:p>
          </table:table-cell>
          <table:table-cell table:formula="of:=[.G147]/[.F133]" office:value-type="float" office:value="0.0769230769230769" calcext:value-type="float">
            <text:p>0.076923076923077</text:p>
          </table:table-cell>
          <table:table-cell table:formula="of:=33467077-[.F147]" office:value-type="float" office:value="33466991" calcext:value-type="float">
            <text:p>33466991</text:p>
          </table:table-cell>
          <table:table-cell table:formula="of:=MAX(0;NORMINV(RAND()*0.5+0.5;MAX([.I154];1);MAX(0.25*[.I154];1)))" office:value-type="float" office:value="92.0865946334989" calcext:value-type="float">
            <text:p>92.0865946334989</text:p>
          </table:table-cell>
          <table:table-cell table:formula="of:=[.L147]-[.L146]" office:value-type="float" office:value="27.0632199516157" calcext:value-type="float">
            <text:p>27.0632199516157</text:p>
          </table:table-cell>
          <table:table-cell table:formula="of:=[.I147]-[.I146]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-37" calcext:value-type="float">
            <text:p>-37</text:p>
          </table:table-cell>
          <table:table-cell office:value-type="float" office:value="-17" calcext:value-type="float">
            <text:p>-17</text:p>
          </table:table-cell>
          <table:table-cell office:value-type="float" office:value="14" calcext:value-type="float">
            <text:p>14</text:p>
          </table:table-cell>
          <table:table-cell office:value-type="float" office:value="-18" calcext:value-type="float">
            <text:p>-18</text:p>
          </table:table-cell>
          <table:table-cell office:value-type="float" office:value="-3" calcext:value-type="float">
            <text:p>-3</text:p>
          </table:table-cell>
          <table:table-cell office:value-type="float" office:value="-29" calcext:value-type="float">
            <text:p>-29</text:p>
          </table:table-cell>
          <table:table-cell office:value-type="float" office:value="-46" calcext:value-type="float">
            <text:p>-46</text:p>
          </table:table-cell>
          <table:table-cell office:value-type="float" office:value="-23" calcext:value-type="float">
            <text:p>-23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2">
          <table:table-cell office:value-type="date" office:date-value="2020-06-04" calcext:value-type="date">
            <text:p>06/04/20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[.F148]-[.G148]-[.H148]" office:value-type="float" office:value="64" calcext:value-type="float">
            <text:p>64</text:p>
          </table:table-cell>
          <table:table-cell table:formula="of:=[.G148]/[.F134]" office:value-type="float" office:value="0.0689655172413793" calcext:value-type="float">
            <text:p>0.068965517241379</text:p>
          </table:table-cell>
          <table:table-cell table:formula="of:=33467077-[.F148]" office:value-type="float" office:value="33466991" calcext:value-type="float">
            <text:p>33466991</text:p>
          </table:table-cell>
          <table:table-cell table:formula="of:=MAX(0;NORMINV(RAND()*0.5+0.5;MAX([.I155];1);MAX(0.25*[.I155];1)))" office:value-type="float" office:value="90.9357002037516" calcext:value-type="float">
            <text:p>90.9357002037516</text:p>
          </table:table-cell>
          <table:table-cell table:formula="of:=[.L148]-[.L147]" office:value-type="float" office:value="-1.15089442974737" calcext:value-type="float">
            <text:p>-1.15089442974737</text:p>
          </table:table-cell>
          <table:table-cell table:formula="of:=[.I148]-[.I147]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32" calcext:value-type="float">
            <text:p>-32</text:p>
          </table:table-cell>
          <table:table-cell office:value-type="float" office:value="-16" calcext:value-type="float">
            <text:p>-16</text:p>
          </table:table-cell>
          <table:table-cell office:value-type="float" office:value="14" calcext:value-type="float">
            <text:p>14</text:p>
          </table:table-cell>
          <table:table-cell office:value-type="float" office:value="-19" calcext:value-type="float">
            <text:p>-19</text:p>
          </table:table-cell>
          <table:table-cell office:value-type="float" office:value="-1" calcext:value-type="float">
            <text:p>-1</text:p>
          </table:table-cell>
          <table:table-cell office:value-type="float" office:value="-21" calcext:value-type="float">
            <text:p>-21</text:p>
          </table:table-cell>
          <table:table-cell office:value-type="float" office:value="-42" calcext:value-type="float">
            <text:p>-42</text:p>
          </table:table-cell>
          <table:table-cell office:value-type="float" office:value="-23" calcext:value-type="float">
            <text:p>-23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2">
          <table:table-cell office:value-type="date" office:date-value="2020-06-05" calcext:value-type="date">
            <text:p>06/05/20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F149]-[.G149]-[.H149]" office:value-type="float" office:value="61" calcext:value-type="float">
            <text:p>61</text:p>
          </table:table-cell>
          <table:table-cell table:formula="of:=[.G149]/[.F135]" office:value-type="float" office:value="0.0666666666666667" calcext:value-type="float">
            <text:p>0.066666666666667</text:p>
          </table:table-cell>
          <table:table-cell table:formula="of:=33467077-[.F149]" office:value-type="float" office:value="33466991" calcext:value-type="float">
            <text:p>33466991</text:p>
          </table:table-cell>
          <table:table-cell table:formula="of:=MAX(0;NORMINV(RAND()*0.5+0.5;MAX([.I156];1);MAX(0.25*[.I156];1)))" office:value-type="float" office:value="90.3876915683549" calcext:value-type="float">
            <text:p>90.3876915683549</text:p>
          </table:table-cell>
          <table:table-cell table:formula="of:=[.L149]-[.L148]" office:value-type="float" office:value="-0.548008635396712" calcext:value-type="float">
            <text:p>-0.548008635396712</text:p>
          </table:table-cell>
          <table:table-cell table:formula="of:=[.I149]-[.I148]" office:value-type="float" office:value="-3" calcext:value-type="float">
            <text:p>-3</text:p>
          </table:table-cell>
          <table:table-cell office:value-type="float" office:value="-19" calcext:value-type="float">
            <text:p>-19</text:p>
          </table:table-cell>
          <table:table-cell office:value-type="float" office:value="2" calcext:value-type="float">
            <text:p>2</text:p>
          </table:table-cell>
          <table:table-cell office:value-type="float" office:value="-13" calcext:value-type="float">
            <text:p>-13</text:p>
          </table:table-cell>
          <table:table-cell office:value-type="float" office:value="-35" calcext:value-type="float">
            <text:p>-35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  <table:table-cell office:value-type="float" office:value="-22" calcext:value-type="float">
            <text:p>-22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46" calcext:value-type="float">
            <text:p>-46</text:p>
          </table:table-cell>
          <table:table-cell office:value-type="float" office:value="-22" calcext:value-type="float">
            <text:p>-22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2">
          <table:table-cell office:value-type="date" office:date-value="2020-06-06" calcext:value-type="date">
            <text:p>06/06/20</text:p>
          </table:table-cell>
          <table:table-cell table:number-columns-repeated="4"/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F150]-[.G150]-[.H150]" office:value-type="float" office:value="60" calcext:value-type="float">
            <text:p>60</text:p>
          </table:table-cell>
          <table:table-cell table:formula="of:=[.G150]/[.F136]" office:value-type="float" office:value="0.0655737704918033" calcext:value-type="float">
            <text:p>0.065573770491803</text:p>
          </table:table-cell>
          <table:table-cell table:formula="of:=33467077-[.F150]" office:value-type="float" office:value="33466989" calcext:value-type="float">
            <text:p>33466989</text:p>
          </table:table-cell>
          <table:table-cell table:formula="of:=MAX(0;NORMINV(RAND()*0.5+0.5;MAX([.I157];1);MAX(0.25*[.I157];1)))" office:value-type="float" office:value="84.1272036125577" calcext:value-type="float">
            <text:p>84.1272036125577</text:p>
          </table:table-cell>
          <table:table-cell table:formula="of:=[.L150]-[.L149]" office:value-type="float" office:value="-6.26048795579715" calcext:value-type="float">
            <text:p>-6.26048795579715</text:p>
          </table:table-cell>
          <table:table-cell table:formula="of:=[.I150]-[.I149]"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31" calcext:value-type="float">
            <text:p>-3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21" calcext:value-type="float">
            <text:p>-21</text:p>
          </table:table-cell>
          <table:table-cell office:value-type="float" office:value="-4" calcext:value-type="float">
            <text:p>-4</text:p>
          </table:table-cell>
          <table:table-cell office:value-type="float" office:value="-24" calcext:value-type="float">
            <text:p>-24</text:p>
          </table:table-cell>
          <table:table-cell office:value-type="float" office:value="-43" calcext:value-type="float">
            <text:p>-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2">
          <table:table-cell office:value-type="date" office:date-value="2020-06-07" calcext:value-type="date">
            <text:p>06/07/20</text:p>
          </table:table-cell>
          <table:table-cell table:number-columns-repeated="4"/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F151]-[.G151]-[.H151]" office:value-type="float" office:value="63" calcext:value-type="float">
            <text:p>63</text:p>
          </table:table-cell>
          <table:table-cell table:formula="of:=[.G151]/[.F137]" office:value-type="float" office:value="0.0579710144927536" calcext:value-type="float">
            <text:p>0.057971014492754</text:p>
          </table:table-cell>
          <table:table-cell table:formula="of:=33467077-[.F151]" office:value-type="float" office:value="33466986" calcext:value-type="float">
            <text:p>33466986</text:p>
          </table:table-cell>
          <table:table-cell table:formula="of:=MAX(0;NORMINV(RAND()*0.5+0.5;MAX([.I158];1);MAX(0.25*[.I158];1)))" office:value-type="float" office:value="86.4711352236104" calcext:value-type="float">
            <text:p>86.4711352236104</text:p>
          </table:table-cell>
          <table:table-cell table:formula="of:=[.L151]-[.L150]" office:value-type="float" office:value="2.34393161105272" calcext:value-type="float">
            <text:p>2.34393161105272</text:p>
          </table:table-cell>
          <table:table-cell table:formula="of:=[.I151]-[.I150]" office:value-type="float" office:value="3" calcext:value-type="float">
            <text:p>3</text:p>
          </table:table-cell>
          <table:table-cell office:value-type="float" office:value="-32" calcext:value-type="float">
            <text:p>-32</text:p>
          </table:table-cell>
          <table:table-cell office:value-type="float" office:value="-9" calcext:value-type="float">
            <text:p>-9</text:p>
          </table:table-cell>
          <table:table-cell office:value-type="float" office:value="-24" calcext:value-type="float">
            <text:p>-24</text:p>
          </table:table-cell>
          <table:table-cell office:value-type="float" office:value="-47" calcext:value-type="float">
            <text:p>-4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-36" calcext:value-type="float">
            <text:p>-36</text:p>
          </table:table-cell>
          <table:table-cell office:value-type="float" office:value="-12" calcext:value-type="float">
            <text:p>-12</text:p>
          </table:table-cell>
          <table:table-cell office:value-type="float" office:value="-47" calcext:value-type="float">
            <text:p>-47</text:p>
          </table:table-cell>
          <table:table-cell office:value-type="float" office:value="-57" calcext:value-type="float">
            <text:p>-5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6-08" calcext:value-type="date">
            <text:p>06/08/20</text:p>
          </table:table-cell>
          <table:table-cell table:number-columns-repeated="4"/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formula="of:=[.F152]-[.G152]-[.H152]" office:value-type="float" office:value="50" calcext:value-type="float">
            <text:p>50</text:p>
          </table:table-cell>
          <table:table-cell table:formula="of:=[.G152]/[.F138]" office:value-type="float" office:value="0.0571428571428571" calcext:value-type="float">
            <text:p>0.057142857142857</text:p>
          </table:table-cell>
          <table:table-cell table:formula="of:=33467077-[.F152]" office:value-type="float" office:value="33466985" calcext:value-type="float">
            <text:p>33466985</text:p>
          </table:table-cell>
          <table:table-cell table:formula="of:=MAX(0;NORMINV(RAND()*0.5+0.5;MAX([.I159];1);MAX(0.25*[.I159];1)))" office:value-type="float" office:value="83.487010424937" calcext:value-type="float">
            <text:p>83.487010424937</text:p>
          </table:table-cell>
          <table:table-cell table:formula="of:=[.L152]-[.L151]" office:value-type="float" office:value="-2.98412479867342" calcext:value-type="float">
            <text:p>-2.98412479867342</text:p>
          </table:table-cell>
          <table:table-cell table:formula="of:=[.I152]-[.I151]" office:value-type="float" office:value="-13" calcext:value-type="float">
            <text:p>-13</text:p>
          </table:table-cell>
          <table:table-cell office:value-type="float" office:value="-15" calcext:value-type="float">
            <text:p>-15</text:p>
          </table:table-cell>
          <table:table-cell office:value-type="float" office:value="-5" calcext:value-type="float">
            <text:p>-5</text:p>
          </table:table-cell>
          <table:table-cell office:value-type="float" office:value="-11" calcext:value-type="float">
            <text:p>-11</text:p>
          </table:table-cell>
          <table:table-cell office:value-type="float" office:value="-35" calcext:value-type="float">
            <text:p>-35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19" calcext:value-type="float">
            <text:p>-19</text:p>
          </table:table-cell>
          <table:table-cell office:value-type="float" office:value="-8" calcext:value-type="float">
            <text:p>-8</text:p>
          </table:table-cell>
          <table:table-cell office:value-type="float" office:value="-24" calcext:value-type="float">
            <text:p>-24</text:p>
          </table:table-cell>
          <table:table-cell office:value-type="float" office:value="-45" calcext:value-type="float">
            <text:p>-45</text:p>
          </table:table-cell>
          <table:table-cell office:value-type="float" office:value="-19" calcext:value-type="float">
            <text:p>-19</text:p>
          </table:table-cell>
          <table:table-cell office:value-type="float" office:value="17" calcext:value-type="float">
            <text:p>17</text:p>
          </table:table-cell>
          <table:table-cell table:number-columns-repeated="998"/>
        </table:table-row>
        <table:table-row table:style-name="ro2">
          <table:table-cell office:value-type="date" office:date-value="2020-06-09" calcext:value-type="date">
            <text:p>06/09/20</text:p>
          </table:table-cell>
          <table:table-cell table:number-columns-repeated="4"/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formula="of:=[.F153]-[.G153]-[.H153]" office:value-type="float" office:value="54" calcext:value-type="float">
            <text:p>54</text:p>
          </table:table-cell>
          <table:table-cell table:formula="of:=[.G153]/[.F139]" office:value-type="float" office:value="0.0571428571428571" calcext:value-type="float">
            <text:p>0.057142857142857</text:p>
          </table:table-cell>
          <table:table-cell table:formula="of:=33467077-[.F153]" office:value-type="float" office:value="33466981" calcext:value-type="float">
            <text:p>33466981</text:p>
          </table:table-cell>
          <table:table-cell table:formula="of:=MAX(0;NORMINV(RAND()*0.5+0.5;MAX([.I160];1);MAX(0.25*[.I160];1)))" office:value-type="float" office:value="80.3494645286306" calcext:value-type="float">
            <text:p>80.3494645286306</text:p>
          </table:table-cell>
          <table:table-cell table:formula="of:=[.L153]-[.L152]" office:value-type="float" office:value="-3.13754589630638" calcext:value-type="float">
            <text:p>-3.13754589630638</text:p>
          </table:table-cell>
          <table:table-cell table:formula="of:=[.I153]-[.I152]" office:value-type="float" office:value="4" calcext:value-type="float">
            <text:p>4</text:p>
          </table:table-cell>
          <table:table-cell office:value-type="float" office:value="-16" calcext:value-type="float">
            <text:p>-16</text:p>
          </table:table-cell>
          <table:table-cell office:value-type="float" office:value="-2" calcext:value-type="float">
            <text:p>-2</text:p>
          </table:table-cell>
          <table:table-cell office:value-type="float" office:value="-13" calcext:value-type="float">
            <text:p>-13</text:p>
          </table:table-cell>
          <table:table-cell office:value-type="float" office:value="-35" calcext:value-type="float">
            <text:p>-35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-18" calcext:value-type="float">
            <text:p>-18</text:p>
          </table:table-cell>
          <table:table-cell office:value-type="float" office:value="-3" calcext:value-type="float">
            <text:p>-3</text:p>
          </table:table-cell>
          <table:table-cell office:value-type="float" office:value="-29" calcext:value-type="float">
            <text:p>-29</text:p>
          </table:table-cell>
          <table:table-cell office:value-type="float" office:value="-43" calcext:value-type="float">
            <text:p>-43</text:p>
          </table:table-cell>
          <table:table-cell office:value-type="float" office:value="-20" calcext:value-type="float">
            <text:p>-2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2">
          <table:table-cell office:value-type="date" office:date-value="2020-06-10" calcext:value-type="date">
            <text:p>06/10/20</text:p>
          </table:table-cell>
          <table:table-cell table:number-columns-repeated="4"/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formula="of:=[.F154]-[.G154]-[.H154]" office:value-type="float" office:value="69" calcext:value-type="float">
            <text:p>69</text:p>
          </table:table-cell>
          <table:table-cell table:formula="of:=[.G154]/[.F140]" office:value-type="float" office:value="0.0563380281690141" calcext:value-type="float">
            <text:p>0.056338028169014</text:p>
          </table:table-cell>
          <table:table-cell table:formula="of:=33467077-[.F154]" office:value-type="float" office:value="33466964" calcext:value-type="float">
            <text:p>33466964</text:p>
          </table:table-cell>
          <table:table-cell table:formula="of:=MAX(0;NORMINV(RAND()*0.5+0.5;MAX([.I161];1);MAX(0.25*[.I161];1)))" office:value-type="float" office:value="85.9433180837462" calcext:value-type="float">
            <text:p>85.9433180837462</text:p>
          </table:table-cell>
          <table:table-cell table:formula="of:=[.L154]-[.L153]" office:value-type="float" office:value="5.59385355511552" calcext:value-type="float">
            <text:p>5.59385355511552</text:p>
          </table:table-cell>
          <table:table-cell table:formula="of:=[.I154]-[.I153]" office:value-type="float" office:value="15" calcext:value-type="float">
            <text:p>15</text:p>
          </table:table-cell>
          <table:table-cell office:value-type="float" office:value="-14" calcext:value-type="float">
            <text:p>-14</text:p>
          </table:table-cell>
          <table:table-cell office:value-type="float" office:value="-4" calcext:value-type="float">
            <text:p>-4</text:p>
          </table:table-cell>
          <table:table-cell office:value-type="float" office:value="-10" calcext:value-type="float">
            <text:p>-10</text:p>
          </table:table-cell>
          <table:table-cell office:value-type="float" office:value="-38" calcext:value-type="float">
            <text:p>-38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-16" calcext:value-type="float">
            <text:p>-16</text:p>
          </table:table-cell>
          <table:table-cell office:value-type="float" office:value="-6" calcext:value-type="float">
            <text:p>-6</text:p>
          </table:table-cell>
          <table:table-cell office:value-type="float" office:value="-24" calcext:value-type="float">
            <text:p>-24</text:p>
          </table:table-cell>
          <table:table-cell office:value-type="float" office:value="-48" calcext:value-type="float">
            <text:p>-48</text:p>
          </table:table-cell>
          <table:table-cell office:value-type="float" office:value="-21" calcext:value-type="float">
            <text:p>-2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2">
          <table:table-cell office:value-type="date" office:date-value="2020-06-11" calcext:value-type="date">
            <text:p>06/11/20</text:p>
          </table:table-cell>
          <table:table-cell table:number-columns-repeated="4"/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formula="of:=[.F155]-[.G155]-[.H155]" office:value-type="float" office:value="72" calcext:value-type="float">
            <text:p>72</text:p>
          </table:table-cell>
          <table:table-cell table:formula="of:=[.G155]/[.F141]" office:value-type="float" office:value="0.0675675675675676" calcext:value-type="float">
            <text:p>0.067567567567568</text:p>
          </table:table-cell>
          <table:table-cell table:formula="of:=33467077-[.F155]" office:value-type="float" office:value="33466959" calcext:value-type="float">
            <text:p>33466959</text:p>
          </table:table-cell>
          <table:table-cell table:formula="of:=MAX(0;NORMINV(RAND()*0.5+0.5;MAX([.I162];1);MAX(0.25*[.I162];1)))" office:value-type="float" office:value="108.713580161121" calcext:value-type="float">
            <text:p>108.713580161121</text:p>
          </table:table-cell>
          <table:table-cell table:formula="of:=[.L155]-[.L154]" office:value-type="float" office:value="22.7702620773748" calcext:value-type="float">
            <text:p>22.7702620773748</text:p>
          </table:table-cell>
          <table:table-cell table:formula="of:=[.I155]-[.I154]" office:value-type="float" office:value="3" calcext:value-type="float">
            <text:p>3</text:p>
          </table:table-cell>
          <table:table-cell office:value-type="float" office:value="-16" calcext:value-type="float">
            <text:p>-16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-19" calcext:value-type="float">
            <text:p>-19</text:p>
          </table:table-cell>
          <table:table-cell office:value-type="float" office:value="-4" calcext:value-type="float">
            <text:p>-4</text:p>
          </table:table-cell>
          <table:table-cell office:value-type="float" office:value="-16" calcext:value-type="float">
            <text:p>-16</text:p>
          </table:table-cell>
          <table:table-cell office:value-type="float" office:value="-48" calcext:value-type="float">
            <text:p>-48</text:p>
          </table:table-cell>
          <table:table-cell office:value-type="float" office:value="-21" calcext:value-type="float">
            <text:p>-2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2">
          <table:table-cell office:value-type="date" office:date-value="2020-06-12" calcext:value-type="date">
            <text:p>06/12/20</text:p>
          </table:table-cell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formula="of:=[.F156]-[.G156]-[.H156]" office:value-type="float" office:value="83" calcext:value-type="float">
            <text:p>83</text:p>
          </table:table-cell>
          <table:table-cell table:formula="of:=[.G156]/[.F142]" office:value-type="float" office:value="0.0617283950617284" calcext:value-type="float">
            <text:p>0.061728395061728</text:p>
          </table:table-cell>
          <table:table-cell table:formula="of:=33467077-[.F156]" office:value-type="float" office:value="33466947" calcext:value-type="float">
            <text:p>33466947</text:p>
          </table:table-cell>
          <table:table-cell table:formula="of:=MAX(0;NORMINV(RAND()*0.5+0.5;MAX([.I163];1);MAX(0.25*[.I163];1)))" office:value-type="float" office:value="109.532488417903" calcext:value-type="float">
            <text:p>109.532488417903</text:p>
          </table:table-cell>
          <table:table-cell table:formula="of:=[.L156]-[.L155]" office:value-type="float" office:value="0.818908256781725" calcext:value-type="float">
            <text:p>0.818908256781725</text:p>
          </table:table-cell>
          <table:table-cell table:formula="of:=[.I156]-[.I155]" office:value-type="float" office:value="11" calcext:value-type="float">
            <text:p>11</text:p>
          </table:table-cell>
          <table:table-cell office:value-type="float" office:value="-18" calcext:value-type="float">
            <text:p>-18</text:p>
          </table:table-cell>
          <table:table-cell office:value-type="float" office:value="-2" calcext:value-type="float">
            <text:p>-2</text:p>
          </table:table-cell>
          <table:table-cell office:value-type="float" office:value="-11" calcext:value-type="float">
            <text:p>-11</text:p>
          </table:table-cell>
          <table:table-cell office:value-type="float" office:value="-38" calcext:value-type="float">
            <text:p>-38</text:p>
          </table:table-cell>
          <table:table-cell office:value-type="float" office:value="-14" calcext:value-type="float">
            <text:p>-14</text:p>
          </table:table-cell>
          <table:table-cell office:value-type="float" office:value="16" calcext:value-type="float">
            <text:p>16</text:p>
          </table:table-cell>
          <table:table-cell office:value-type="float" office:value="-21" calcext:value-type="float">
            <text:p>-21</text:p>
          </table:table-cell>
          <table:table-cell office:value-type="float" office:value="-4" calcext:value-type="float">
            <text:p>-4</text:p>
          </table:table-cell>
          <table:table-cell office:value-type="float" office:value="-24" calcext:value-type="float">
            <text:p>-24</text:p>
          </table:table-cell>
          <table:table-cell office:value-type="float" office:value="-49" calcext:value-type="float">
            <text:p>-49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2">
          <table:table-cell office:value-type="date" office:date-value="2020-06-13" calcext:value-type="date">
            <text:p>06/13/20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table:formula="of:=[.F157]-[.G157]-[.H157]" office:value-type="float" office:value="71" calcext:value-type="float">
            <text:p>71</text:p>
          </table:table-cell>
          <table:table-cell table:formula="of:=[.G157]/[.F143]" office:value-type="float" office:value="0.0714285714285714" calcext:value-type="float">
            <text:p>0.071428571428572</text:p>
          </table:table-cell>
          <table:table-cell table:formula="of:=33467077-[.F157]" office:value-type="float" office:value="33466939" calcext:value-type="float">
            <text:p>33466939</text:p>
          </table:table-cell>
          <table:table-cell table:formula="of:=MAX(0;NORMINV(RAND()*0.5+0.5;MAX([.I164];1);MAX(0.25*[.I164];1)))" office:value-type="float" office:value="103.183403829598" calcext:value-type="float">
            <text:p>103.183403829598</text:p>
          </table:table-cell>
          <table:table-cell table:formula="of:=[.L157]-[.L156]" office:value-type="float" office:value="-6.34908458830476" calcext:value-type="float">
            <text:p>-6.34908458830476</text:p>
          </table:table-cell>
          <table:table-cell table:formula="of:=[.I157]-[.I156]" office:value-type="float" office:value="-12" calcext:value-type="float">
            <text:p>-12</text:p>
          </table:table-cell>
          <table:table-cell office:value-type="float" office:value="-17" calcext:value-type="float">
            <text:p>-17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32" calcext:value-type="float">
            <text:p>-3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-21" calcext:value-type="float">
            <text:p>-21</text:p>
          </table:table-cell>
          <table:table-cell office:value-type="float" office:value="-6" calcext:value-type="float">
            <text:p>-6</text:p>
          </table:table-cell>
          <table:table-cell office:value-type="float" office:value="-22" calcext:value-type="float">
            <text:p>-22</text:p>
          </table:table-cell>
          <table:table-cell office:value-type="float" office:value="-43" calcext:value-type="float">
            <text:p>-4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2">
          <table:table-cell office:value-type="date" office:date-value="2020-06-14" calcext:value-type="date">
            <text:p>06/14/20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amity State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table:formula="of:=[.F158]-[.G158]-[.H158]" office:value-type="float" office:value="73" calcext:value-type="float">
            <text:p>73</text:p>
          </table:table-cell>
          <table:table-cell table:formula="of:=[.G158]/[.F144]" office:value-type="float" office:value="0.0697674418604651" calcext:value-type="float">
            <text:p>0.069767441860465</text:p>
          </table:table-cell>
          <table:table-cell table:formula="of:=33467077-[.F158]" office:value-type="float" office:value="33466937" calcext:value-type="float">
            <text:p>33466937</text:p>
          </table:table-cell>
          <table:table-cell table:formula="of:=MAX(0;NORMINV(RAND()*0.5+0.5;MAX([.I165];1);MAX(0.25*[.I165];1)))" office:value-type="float" office:value="120.162350006098" calcext:value-type="float">
            <text:p>120.162350006098</text:p>
          </table:table-cell>
          <table:table-cell table:formula="of:=[.L158]-[.L157]" office:value-type="float" office:value="16.9789461764996" calcext:value-type="float">
            <text:p>16.9789461764996</text:p>
          </table:table-cell>
          <table:table-cell table:formula="of:=[.I158]-[.I157]"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-25" calcext:value-type="float">
            <text:p>-25</text:p>
          </table:table-cell>
          <table:table-cell office:value-type="float" office:value="-50" calcext:value-type="float">
            <text:p>-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-34" calcext:value-type="float">
            <text:p>-34</text:p>
          </table:table-cell>
          <table:table-cell office:value-type="float" office:value="-16" calcext:value-type="float">
            <text:p>-16</text:p>
          </table:table-cell>
          <table:table-cell office:value-type="float" office:value="-49" calcext:value-type="float">
            <text:p>-49</text:p>
          </table:table-cell>
          <table:table-cell office:value-type="float" office:value="-60" calcext:value-type="float">
            <text:p>-6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6-15" calcext:value-type="date">
            <text:p>06/15/20</text:p>
          </table:table-cell>
          <table:table-cell table:number-columns-repeated="4"/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table:formula="of:=[.F159]-[.G159]-[.H159]" office:value-type="float" office:value="72" calcext:value-type="float">
            <text:p>72</text:p>
          </table:table-cell>
          <table:table-cell table:formula="of:=[.G159]/[.F145]" office:value-type="float" office:value="0.0697674418604651" calcext:value-type="float">
            <text:p>0.069767441860465</text:p>
          </table:table-cell>
          <table:table-cell table:formula="of:=33467077-[.F159]" office:value-type="float" office:value="33466935" calcext:value-type="float">
            <text:p>33466935</text:p>
          </table:table-cell>
          <table:table-cell table:formula="of:=MAX(0;NORMINV(RAND()*0.5+0.5;MAX([.I166];1);MAX(0.25*[.I166];1)))" office:value-type="float" office:value="103.465470088152" calcext:value-type="float">
            <text:p>103.465470088152</text:p>
          </table:table-cell>
          <table:table-cell table:formula="of:=[.L159]-[.L158]" office:value-type="float" office:value="-16.6968799179458" calcext:value-type="float">
            <text:p>-16.6968799179458</text:p>
          </table:table-cell>
          <table:table-cell table:formula="of:=[.I159]-[.I158]"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-39" calcext:value-type="float">
            <text:p>-39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-18" calcext:value-type="float">
            <text:p>-18</text:p>
          </table:table-cell>
          <table:table-cell office:value-type="float" office:value="-10" calcext:value-type="float">
            <text:p>-10</text:p>
          </table:table-cell>
          <table:table-cell office:value-type="float" office:value="-22" calcext:value-type="float">
            <text:p>-22</text:p>
          </table:table-cell>
          <table:table-cell office:value-type="float" office:value="-50" calcext:value-type="float">
            <text:p>-50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2">
          <table:table-cell office:value-type="date" office:date-value="2020-06-16" calcext:value-type="date">
            <text:p>06/16/20</text:p>
          </table:table-cell>
          <table:table-cell table:number-columns-repeated="4"/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table:formula="of:=[.F160]-[.G160]-[.H160]" office:value-type="float" office:value="78" calcext:value-type="float">
            <text:p>78</text:p>
          </table:table-cell>
          <table:table-cell table:formula="of:=[.G160]/[.F146]" office:value-type="float" office:value="0.0697674418604651" calcext:value-type="float">
            <text:p>0.069767441860465</text:p>
          </table:table-cell>
          <table:table-cell table:formula="of:=33467077-[.F160]" office:value-type="float" office:value="33466929" calcext:value-type="float">
            <text:p>33466929</text:p>
          </table:table-cell>
          <table:table-cell table:formula="of:=MAX(0;NORMINV(RAND()*0.5+0.5;MAX([.I167];1);MAX(0.25*[.I167];1)))" office:value-type="float" office:value="127.07617188026" calcext:value-type="float">
            <text:p>127.07617188026</text:p>
          </table:table-cell>
          <table:table-cell table:formula="of:=[.L160]-[.L159]" office:value-type="float" office:value="23.6107017921085" calcext:value-type="float">
            <text:p>23.6107017921085</text:p>
          </table:table-cell>
          <table:table-cell table:formula="of:=[.I160]-[.I159]" office:value-type="float" office:value="6" calcext:value-type="float">
            <text:p>6</text:p>
          </table:table-cell>
          <table:table-cell office:value-type="float" office:value="-14" calcext:value-type="float">
            <text:p>-14</text:p>
          </table:table-cell>
          <table:table-cell office:value-type="float" office:value="-3" calcext:value-type="float">
            <text:p>-3</text:p>
          </table:table-cell>
          <table:table-cell office:value-type="float" office:value="-11" calcext:value-type="float">
            <text:p>-11</text:p>
          </table:table-cell>
          <table:table-cell office:value-type="float" office:value="-36" calcext:value-type="float">
            <text:p>-36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-17" calcext:value-type="float">
            <text:p>-17</text:p>
          </table:table-cell>
          <table:table-cell office:value-type="float" office:value="-5" calcext:value-type="float">
            <text:p>-5</text:p>
          </table:table-cell>
          <table:table-cell office:value-type="float" office:value="-24" calcext:value-type="float">
            <text:p>-24</text:p>
          </table:table-cell>
          <table:table-cell office:value-type="float" office:value="-45" calcext:value-type="float">
            <text:p>-45</text:p>
          </table:table-cell>
          <table:table-cell office:value-type="float" office:value="-20" calcext:value-type="float">
            <text:p>-20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2">
          <table:table-cell office:value-type="date" office:date-value="2020-06-17" calcext:value-type="date">
            <text:p>06/17/20</text:p>
          </table:table-cell>
          <table:table-cell table:number-columns-repeated="4"/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table:formula="of:=[.F161]-[.G161]-[.H161]" office:value-type="float" office:value="84" calcext:value-type="float">
            <text:p>84</text:p>
          </table:table-cell>
          <table:table-cell table:formula="of:=[.G161]/[.F147]" office:value-type="float" office:value="0.0813953488372093" calcext:value-type="float">
            <text:p>0.081395348837209</text:p>
          </table:table-cell>
          <table:table-cell table:formula="of:=33467077-[.F161]" office:value-type="float" office:value="33466922" calcext:value-type="float">
            <text:p>33466922</text:p>
          </table:table-cell>
          <table:table-cell table:formula="of:=MAX(0;NORMINV(RAND()*0.5+0.5;MAX([.I168];1);MAX(0.25*[.I168];1)))" office:value-type="float" office:value="136.282051367155" calcext:value-type="float">
            <text:p>136.282051367155</text:p>
          </table:table-cell>
          <table:table-cell table:formula="of:=[.L161]-[.L160]" office:value-type="float" office:value="9.20587948689469" calcext:value-type="float">
            <text:p>9.20587948689469</text:p>
          </table:table-cell>
          <table:table-cell table:formula="of:=[.I161]-[.I160]" office:value-type="float" office:value="6" calcext:value-type="float">
            <text:p>6</text:p>
          </table:table-cell>
          <table:table-cell office:value-type="float" office:value="-15" calcext:value-type="float">
            <text:p>-15</text:p>
          </table:table-cell>
          <table:table-cell office:value-type="float" office:value="-6" calcext:value-type="float">
            <text:p>-6</text:p>
          </table:table-cell>
          <table:table-cell office:value-type="float" office:value="-13" calcext:value-type="float">
            <text:p>-13</text:p>
          </table:table-cell>
          <table:table-cell office:value-type="float" office:value="-40" calcext:value-type="float">
            <text:p>-4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-17" calcext:value-type="float">
            <text:p>-17</text:p>
          </table:table-cell>
          <table:table-cell office:value-type="float" office:value="-9" calcext:value-type="float">
            <text:p>-9</text:p>
          </table:table-cell>
          <table:table-cell office:value-type="float" office:value="-25" calcext:value-type="float">
            <text:p>-25</text:p>
          </table:table-cell>
          <table:table-cell office:value-type="float" office:value="-50" calcext:value-type="float">
            <text:p>-50</text:p>
          </table:table-cell>
          <table:table-cell office:value-type="float" office:value="-20" calcext:value-type="float">
            <text:p>-2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2">
          <table:table-cell office:value-type="date" office:date-value="2020-06-18" calcext:value-type="date">
            <text:p>06/18/20</text:p>
          </table:table-cell>
          <table:table-cell table:number-columns-repeated="4"/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formula="of:=[.F162]-[.G162]-[.H162]" office:value-type="float" office:value="94" calcext:value-type="float">
            <text:p>94</text:p>
          </table:table-cell>
          <table:table-cell table:formula="of:=[.G162]/[.F148]" office:value-type="float" office:value="0.0930232558139535" calcext:value-type="float">
            <text:p>0.093023255813954</text:p>
          </table:table-cell>
          <table:table-cell table:formula="of:=33467077-[.F162]" office:value-type="float" office:value="33466911" calcext:value-type="float">
            <text:p>33466911</text:p>
          </table:table-cell>
          <table:table-cell table:formula="of:=MAX(0;NORMINV(RAND()*0.5+0.5;MAX([.I169];1);MAX(0.25*[.I169];1)))" office:value-type="float" office:value="124.734765754911" calcext:value-type="float">
            <text:p>124.734765754911</text:p>
          </table:table-cell>
          <table:table-cell table:formula="of:=[.L162]-[.L161]" office:value-type="float" office:value="-11.5472856122441" calcext:value-type="float">
            <text:p>-11.5472856122441</text:p>
          </table:table-cell>
          <table:table-cell table:formula="of:=[.I162]-[.I161]" office:value-type="float" office:value="10" calcext:value-type="float">
            <text:p>10</text:p>
          </table:table-cell>
          <table:table-cell office:value-type="float" office:value="-18" calcext:value-type="float">
            <text:p>-18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float" office:value="-39" calcext:value-type="float">
            <text:p>-39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-21" calcext:value-type="float">
            <text:p>-21</text:p>
          </table:table-cell>
          <table:table-cell office:value-type="float" office:value="-7" calcext:value-type="float">
            <text:p>-7</text:p>
          </table:table-cell>
          <table:table-cell office:value-type="float" office:value="-20" calcext:value-type="float">
            <text:p>-20</text:p>
          </table:table-cell>
          <table:table-cell office:value-type="float" office:value="-48" calcext:value-type="float">
            <text:p>-48</text:p>
          </table:table-cell>
          <table:table-cell office:value-type="float" office:value="-21" calcext:value-type="float">
            <text:p>-21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2">
          <table:table-cell office:value-type="date" office:date-value="2020-06-19" calcext:value-type="date">
            <text:p>06/19/20</text:p>
          </table:table-cell>
          <table:table-cell table:number-columns-repeated="4"/>
          <table:table-cell office:value-type="float" office:value="172" calcext:value-type="float">
            <text:p>172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table:formula="of:=[.F163]-[.G163]-[.H163]" office:value-type="float" office:value="98" calcext:value-type="float">
            <text:p>98</text:p>
          </table:table-cell>
          <table:table-cell table:formula="of:=[.G163]/[.F149]" office:value-type="float" office:value="0.0930232558139535" calcext:value-type="float">
            <text:p>0.093023255813954</text:p>
          </table:table-cell>
          <table:table-cell table:formula="of:=33467077-[.F163]" office:value-type="float" office:value="33466905" calcext:value-type="float">
            <text:p>33466905</text:p>
          </table:table-cell>
          <table:table-cell table:formula="of:=MAX(0;NORMINV(RAND()*0.5+0.5;MAX([.I170];1);MAX(0.25*[.I170];1)))" office:value-type="float" office:value="193.65035274637" calcext:value-type="float">
            <text:p>193.65035274637</text:p>
          </table:table-cell>
          <table:table-cell table:formula="of:=[.L163]-[.L162]" office:value-type="float" office:value="68.9155869914597" calcext:value-type="float">
            <text:p>68.9155869914597</text:p>
          </table:table-cell>
          <table:table-cell table:formula="of:=[.I163]-[.I162]" office:value-type="float" office:value="4" calcext:value-type="float">
            <text:p>4</text:p>
          </table:table-cell>
          <table:table-cell office:value-type="float" office:value="-21" calcext:value-type="float">
            <text:p>-21</text:p>
          </table:table-cell>
          <table:table-cell office:value-type="float" office:value="-6" calcext:value-type="float">
            <text:p>-6</text:p>
          </table:table-cell>
          <table:table-cell office:value-type="float" office:value="-15" calcext:value-type="float">
            <text:p>-15</text:p>
          </table:table-cell>
          <table:table-cell office:value-type="float" office:value="-44" calcext:value-type="float">
            <text:p>-44</text:p>
          </table:table-cell>
          <table:table-cell office:value-type="float" office:value="-14" calcext:value-type="float">
            <text:p>-14</text:p>
          </table:table-cell>
          <table:table-cell office:value-type="float" office:value="16" calcext:value-type="float">
            <text:p>16</text:p>
          </table:table-cell>
          <table:table-cell office:value-type="float" office:value="-24" calcext:value-type="float">
            <text:p>-24</text:p>
          </table:table-cell>
          <table:table-cell office:value-type="float" office:value="-8" calcext:value-type="float">
            <text:p>-8</text:p>
          </table:table-cell>
          <table:table-cell office:value-type="float" office:value="-25" calcext:value-type="float">
            <text:p>-25</text:p>
          </table:table-cell>
          <table:table-cell office:value-type="float" office:value="-54" calcext:value-type="float">
            <text:p>-54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2">
          <table:table-cell office:value-type="date" office:date-value="2020-06-20" calcext:value-type="date">
            <text:p>06/20/20</text:p>
          </table:table-cell>
          <table:table-cell table:number-columns-repeated="4"/>
          <table:table-cell office:value-type="float" office:value="176" calcext:value-type="float">
            <text:p>176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table:formula="of:=[.F164]-[.G164]-[.H164]" office:value-type="float" office:value="101" calcext:value-type="float">
            <text:p>101</text:p>
          </table:table-cell>
          <table:table-cell table:formula="of:=[.G164]/[.F150]" office:value-type="float" office:value="0.102272727272727" calcext:value-type="float">
            <text:p>0.102272727272727</text:p>
          </table:table-cell>
          <table:table-cell table:formula="of:=33467077-[.F164]" office:value-type="float" office:value="33466901" calcext:value-type="float">
            <text:p>33466901</text:p>
          </table:table-cell>
          <table:table-cell table:formula="of:=MAX(0;NORMINV(RAND()*0.5+0.5;MAX([.I171];1);MAX(0.25*[.I171];1)))" office:value-type="float" office:value="218.988514151016" calcext:value-type="float">
            <text:p>218.988514151016</text:p>
          </table:table-cell>
          <table:table-cell table:formula="of:=[.L164]-[.L163]" office:value-type="float" office:value="25.3381614046457" calcext:value-type="float">
            <text:p>25.3381614046457</text:p>
          </table:table-cell>
          <table:table-cell table:formula="of:=[.I164]-[.I163]" office:value-type="float" office:value="3" calcext:value-type="float">
            <text:p>3</text:p>
          </table:table-cell>
          <table:table-cell office:value-type="float" office:value="-18" calcext:value-type="float">
            <text:p>-18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float" office:value="-39" calcext:value-type="float">
            <text:p>-3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-22" calcext:value-type="float">
            <text:p>-22</text:p>
          </table:table-cell>
          <table:table-cell office:value-type="float" office:value="-9" calcext:value-type="float">
            <text:p>-9</text:p>
          </table:table-cell>
          <table:table-cell office:value-type="float" office:value="-21" calcext:value-type="float">
            <text:p>-21</text:p>
          </table:table-cell>
          <table:table-cell office:value-type="float" office:value="-51" calcext:value-type="float">
            <text:p>-5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2">
          <table:table-cell office:value-type="date" office:date-value="2020-06-21" calcext:value-type="date">
            <text:p>06/21/20</text:p>
          </table:table-cell>
          <table:table-cell table:number-columns-repeated="4"/>
          <table:table-cell office:value-type="float" office:value="183" calcext:value-type="float">
            <text:p>18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table:formula="of:=[.F165]-[.G165]-[.H165]" office:value-type="float" office:value="97" calcext:value-type="float">
            <text:p>97</text:p>
          </table:table-cell>
          <table:table-cell table:formula="of:=[.G165]/[.F151]" office:value-type="float" office:value="0.0989010989010989" calcext:value-type="float">
            <text:p>0.098901098901099</text:p>
          </table:table-cell>
          <table:table-cell table:formula="of:=33467077-[.F165]" office:value-type="float" office:value="33466894" calcext:value-type="float">
            <text:p>33466894</text:p>
          </table:table-cell>
          <table:table-cell table:formula="of:=MAX(0;NORMINV(RAND()*0.5+0.5;MAX([.I172];1);MAX(0.25*[.I172];1)))" office:value-type="float" office:value="209.128933322628" calcext:value-type="float">
            <text:p>209.128933322628</text:p>
          </table:table-cell>
          <table:table-cell table:formula="of:=[.L165]-[.L164]" office:value-type="float" office:value="-9.85958082838826" calcext:value-type="float">
            <text:p>-9.85958082838826</text:p>
          </table:table-cell>
          <table:table-cell table:formula="of:=[.I165]-[.I164]" office:value-type="float" office:value="-4" calcext:value-type="float">
            <text:p>-4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-23" calcext:value-type="float">
            <text:p>-23</text:p>
          </table:table-cell>
          <table:table-cell office:value-type="float" office:value="-51" calcext:value-type="float">
            <text:p>-5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-33" calcext:value-type="float">
            <text:p>-33</text:p>
          </table:table-cell>
          <table:table-cell office:value-type="float" office:value="-18" calcext:value-type="float">
            <text:p>-18</text:p>
          </table:table-cell>
          <table:table-cell office:value-type="float" office:value="-47" calcext:value-type="float">
            <text:p>-47</text:p>
          </table:table-cell>
          <table:table-cell office:value-type="float" office:value="-60" calcext:value-type="float">
            <text:p>-6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6-22" calcext:value-type="date">
            <text:p>06/22/20</text:p>
          </table:table-cell>
          <table:table-cell table:number-columns-repeated="4"/>
          <table:table-cell office:value-type="float" office:value="186" calcext:value-type="float">
            <text:p>186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table:formula="of:=[.F166]-[.G166]-[.H166]" office:value-type="float" office:value="99" calcext:value-type="float">
            <text:p>99</text:p>
          </table:table-cell>
          <table:table-cell table:formula="of:=[.G166]/[.F152]" office:value-type="float" office:value="0.108695652173913" calcext:value-type="float">
            <text:p>0.108695652173913</text:p>
          </table:table-cell>
          <table:table-cell table:formula="of:=33467077-[.F166]" office:value-type="float" office:value="33466891" calcext:value-type="float">
            <text:p>33466891</text:p>
          </table:table-cell>
          <table:table-cell table:formula="of:=MAX(0;NORMINV(RAND()*0.5+0.5;MAX([.I173];1);MAX(0.25*[.I173];1)))" office:value-type="float" office:value="202.414307666442" calcext:value-type="float">
            <text:p>202.414307666442</text:p>
          </table:table-cell>
          <table:table-cell table:formula="of:=[.L166]-[.L165]" office:value-type="float" office:value="-6.71462565618629" calcext:value-type="float">
            <text:p>-6.71462565618629</text:p>
          </table:table-cell>
          <table:table-cell table:formula="of:=[.I166]-[.I165]" office:value-type="float" office:value="2" calcext:value-type="float">
            <text:p>2</text:p>
          </table:table-cell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  <table:table-cell office:value-type="float" office:value="-12" calcext:value-type="float">
            <text:p>-12</text:p>
          </table:table-cell>
          <table:table-cell office:value-type="float" office:value="-43" calcext:value-type="float">
            <text:p>-43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-21" calcext:value-type="float">
            <text:p>-21</text:p>
          </table:table-cell>
          <table:table-cell office:value-type="float" office:value="-12" calcext:value-type="float">
            <text:p>-12</text:p>
          </table:table-cell>
          <table:table-cell office:value-type="float" office:value="-26" calcext:value-type="float">
            <text:p>-26</text:p>
          </table:table-cell>
          <table:table-cell office:value-type="float" office:value="-52" calcext:value-type="float">
            <text:p>-52</text:p>
          </table:table-cell>
          <table:table-cell office:value-type="float" office:value="-21" calcext:value-type="float">
            <text:p>-21</text:p>
          </table:table-cell>
          <table:table-cell office:value-type="float" office:value="17" calcext:value-type="float">
            <text:p>17</text:p>
          </table:table-cell>
          <table:table-cell table:number-columns-repeated="998"/>
        </table:table-row>
        <table:table-row table:style-name="ro2">
          <table:table-cell office:value-type="date" office:date-value="2020-06-23" calcext:value-type="date">
            <text:p>06/23/20</text:p>
          </table:table-cell>
          <table:table-cell table:number-columns-repeated="4"/>
          <table:table-cell office:value-type="float" office:value="189" calcext:value-type="float">
            <text:p>189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table:formula="of:=[.F167]-[.G167]-[.H167]" office:value-type="float" office:value="102" calcext:value-type="float">
            <text:p>102</text:p>
          </table:table-cell>
          <table:table-cell table:formula="of:=[.G167]/[.F153]" office:value-type="float" office:value="0.104166666666667" calcext:value-type="float">
            <text:p>0.104166666666667</text:p>
          </table:table-cell>
          <table:table-cell table:formula="of:=33467077-[.F167]" office:value-type="float" office:value="33466888" calcext:value-type="float">
            <text:p>33466888</text:p>
          </table:table-cell>
          <table:table-cell table:formula="of:=MAX(0;NORMINV(RAND()*0.5+0.5;MAX([.I174];1);MAX(0.25*[.I174];1)))" office:value-type="float" office:value="230.399987003405" calcext:value-type="float">
            <text:p>230.399987003405</text:p>
          </table:table-cell>
          <table:table-cell table:formula="of:=[.L167]-[.L166]" office:value-type="float" office:value="27.9856793369631" calcext:value-type="float">
            <text:p>27.9856793369631</text:p>
          </table:table-cell>
          <table:table-cell table:formula="of:=[.I167]-[.I166]" office:value-type="float" office:value="3" calcext:value-type="float">
            <text:p>3</text:p>
          </table:table-cell>
          <table:table-cell office:value-type="float" office:value="-16" calcext:value-type="float">
            <text:p>-16</text:p>
          </table:table-cell>
          <table:table-cell office:value-type="float" office:value="-4" calcext:value-type="float">
            <text:p>-4</text:p>
          </table:table-cell>
          <table:table-cell office:value-type="float" office:value="-11" calcext:value-type="float">
            <text:p>-11</text:p>
          </table:table-cell>
          <table:table-cell office:value-type="float" office:value="-44" calcext:value-type="float">
            <text:p>-44</text:p>
          </table:table-cell>
          <table:table-cell office:value-type="float" office:value="-16" calcext:value-type="float">
            <text:p>-16</text:p>
          </table:table-cell>
          <table:table-cell office:value-type="float" office:value="14" calcext:value-type="float">
            <text:p>14</text:p>
          </table:table-cell>
          <table:table-cell office:value-type="float" office:value="-18" calcext:value-type="float">
            <text:p>-18</text:p>
          </table:table-cell>
          <table:table-cell office:value-type="float" office:value="-6" calcext:value-type="float">
            <text:p>-6</text:p>
          </table:table-cell>
          <table:table-cell office:value-type="float" office:value="-24" calcext:value-type="float">
            <text:p>-24</text:p>
          </table:table-cell>
          <table:table-cell office:value-type="float" office:value="-51" calcext:value-type="float">
            <text:p>-51</text:p>
          </table:table-cell>
          <table:table-cell office:value-type="float" office:value="-22" calcext:value-type="float">
            <text:p>-22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2">
          <table:table-cell office:value-type="date" office:date-value="2020-06-24" calcext:value-type="date">
            <text:p>06/24/20</text:p>
          </table:table-cell>
          <table:table-cell table:number-columns-repeated="4"/>
          <table:table-cell office:value-type="float" office:value="197" calcext:value-type="float">
            <text:p>197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table:formula="of:=[.F168]-[.G168]-[.H168]" office:value-type="float" office:value="110" calcext:value-type="float">
            <text:p>110</text:p>
          </table:table-cell>
          <table:table-cell table:formula="of:=[.G168]/[.F154]" office:value-type="float" office:value="0.0884955752212389" calcext:value-type="float">
            <text:p>0.088495575221239</text:p>
          </table:table-cell>
          <table:table-cell table:formula="of:=33467077-[.F168]" office:value-type="float" office:value="33466880" calcext:value-type="float">
            <text:p>33466880</text:p>
          </table:table-cell>
          <table:table-cell table:formula="of:=MAX(0;NORMINV(RAND()*0.5+0.5;MAX([.I175];1);MAX(0.25*[.I175];1)))" office:value-type="float" office:value="194.038178926867" calcext:value-type="float">
            <text:p>194.038178926867</text:p>
          </table:table-cell>
          <table:table-cell table:formula="of:=[.L168]-[.L167]" office:value-type="float" office:value="-36.3618080765377" calcext:value-type="float">
            <text:p>-36.3618080765377</text:p>
          </table:table-cell>
          <table:table-cell table:formula="of:=[.I168]-[.I167]" office:value-type="float" office:value="8" calcext:value-type="float">
            <text:p>8</text:p>
          </table:table-cell>
          <table:table-cell office:value-type="float" office:value="-13" calcext:value-type="float">
            <text:p>-13</text:p>
          </table:table-cell>
          <table:table-cell office:value-type="float" office:value="-3" calcext:value-type="float">
            <text:p>-3</text:p>
          </table:table-cell>
          <table:table-cell office:value-type="float" office:value="-11" calcext:value-type="float">
            <text:p>-11</text:p>
          </table:table-cell>
          <table:table-cell office:value-type="float" office:value="-41" calcext:value-type="float">
            <text:p>-41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-16" calcext:value-type="float">
            <text:p>-16</text:p>
          </table:table-cell>
          <table:table-cell office:value-type="float" office:value="-6" calcext:value-type="float">
            <text:p>-6</text:p>
          </table:table-cell>
          <table:table-cell office:value-type="float" office:value="-29" calcext:value-type="float">
            <text:p>-29</text:p>
          </table:table-cell>
          <table:table-cell office:value-type="float" office:value="-52" calcext:value-type="float">
            <text:p>-52</text:p>
          </table:table-cell>
          <table:table-cell office:value-type="float" office:value="-20" calcext:value-type="float">
            <text:p>-20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2">
          <table:table-cell office:value-type="date" office:date-value="2020-06-25" calcext:value-type="date">
            <text:p>06/25/20</text:p>
          </table:table-cell>
          <table:table-cell table:number-columns-repeated="4"/>
          <table:table-cell office:value-type="float" office:value="212" calcext:value-type="float">
            <text:p>212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table:formula="of:=[.F169]-[.G169]-[.H169]" office:value-type="float" office:value="121" calcext:value-type="float">
            <text:p>121</text:p>
          </table:table-cell>
          <table:table-cell table:formula="of:=[.G169]/[.F155]" office:value-type="float" office:value="0.0847457627118644" calcext:value-type="float">
            <text:p>0.084745762711864</text:p>
          </table:table-cell>
          <table:table-cell table:formula="of:=33467077-[.F169]" office:value-type="float" office:value="33466865" calcext:value-type="float">
            <text:p>33466865</text:p>
          </table:table-cell>
          <table:table-cell table:formula="of:=MAX(0;NORMINV(RAND()*0.5+0.5;MAX([.I176];1);MAX(0.25*[.I176];1)))" office:value-type="float" office:value="228.880456476191" calcext:value-type="float">
            <text:p>228.880456476191</text:p>
          </table:table-cell>
          <table:table-cell table:formula="of:=[.L169]-[.L168]" office:value-type="float" office:value="34.8422775493239" calcext:value-type="float">
            <text:p>34.8422775493239</text:p>
          </table:table-cell>
          <table:table-cell table:formula="of:=[.I169]-[.I168]"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37" calcext:value-type="float">
            <text:p>-37</text:p>
          </table:table-cell>
          <table:table-cell office:value-type="float" office:value="-15" calcext:value-type="float">
            <text:p>-15</text:p>
          </table:table-cell>
          <table:table-cell office:value-type="float" office:value="12" calcext:value-type="float">
            <text:p>12</text:p>
          </table:table-cell>
          <table:table-cell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-47" calcext:value-type="float">
            <text:p>-47</text:p>
          </table:table-cell>
          <table:table-cell office:value-type="float" office:value="-21" calcext:value-type="float">
            <text:p>-21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6-26" calcext:value-type="date">
            <text:p>06/26/2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amity State</text:p>
          </table:table-cell>
          <table:table-cell office:value-type="float" office:value="212" calcext:value-type="float">
            <text:p>212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table:formula="of:=[.F170]-[.G170]-[.H170]" office:value-type="float" office:value="121" calcext:value-type="float">
            <text:p>121</text:p>
          </table:table-cell>
          <table:table-cell table:formula="of:=[.G170]/[.F156]" office:value-type="float" office:value="0.0769230769230769" calcext:value-type="float">
            <text:p>0.076923076923077</text:p>
          </table:table-cell>
          <table:table-cell table:formula="of:=33467077-[.F170]" office:value-type="float" office:value="33466865" calcext:value-type="float">
            <text:p>33466865</text:p>
          </table:table-cell>
          <table:table-cell table:formula="of:=MAX(0;NORMINV(RAND()*0.5+0.5;MAX([.I177];1);MAX(0.25*[.I177];1)))" office:value-type="float" office:value="266.606121947629" calcext:value-type="float">
            <text:p>266.606121947629</text:p>
          </table:table-cell>
          <table:table-cell table:formula="of:=[.L170]-[.L169]" office:value-type="float" office:value="37.7256654714375" calcext:value-type="float">
            <text:p>37.7256654714375</text:p>
          </table:table-cell>
          <table:table-cell table:formula="of:=[.I170]-[.I169]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36" calcext:value-type="float">
            <text:p>-36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-12" calcext:value-type="float">
            <text:p>-12</text:p>
          </table:table-cell>
          <table:table-cell office:value-type="float" office:value="6" calcext:value-type="float">
            <text:p>6</text:p>
          </table:table-cell>
          <table:table-cell office:value-type="float" office:value="-26" calcext:value-type="float">
            <text:p>-26</text:p>
          </table:table-cell>
          <table:table-cell office:value-type="float" office:value="-48" calcext:value-type="float">
            <text:p>-48</text:p>
          </table:table-cell>
          <table:table-cell office:value-type="float" office:value="-20" calcext:value-type="float">
            <text:p>-20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2">
          <table:table-cell office:value-type="date" office:date-value="2020-06-27" calcext:value-type="date">
            <text:p>06/27/20</text:p>
          </table:table-cell>
          <table:table-cell table:number-columns-repeated="4"/>
          <table:table-cell office:value-type="float" office:value="259" calcext:value-type="float">
            <text:p>259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table:formula="of:=[.F171]-[.G171]-[.H171]" office:value-type="float" office:value="168" calcext:value-type="float">
            <text:p>168</text:p>
          </table:table-cell>
          <table:table-cell table:formula="of:=[.G171]/[.F157]" office:value-type="float" office:value="0.072463768115942" calcext:value-type="float">
            <text:p>0.072463768115942</text:p>
          </table:table-cell>
          <table:table-cell table:formula="of:=33467077-[.F171]" office:value-type="float" office:value="33466818" calcext:value-type="float">
            <text:p>33466818</text:p>
          </table:table-cell>
          <table:table-cell table:formula="of:=MAX(0;NORMINV(RAND()*0.5+0.5;MAX([.I178];1);MAX(0.25*[.I178];1)))" office:value-type="float" office:value="221.041348574798" calcext:value-type="float">
            <text:p>221.041348574798</text:p>
          </table:table-cell>
          <table:table-cell table:formula="of:=[.L171]-[.L170]" office:value-type="float" office:value="-45.5647733728301" calcext:value-type="float">
            <text:p>-45.5647733728301</text:p>
          </table:table-cell>
          <table:table-cell table:formula="of:=[.I171]-[.I170]" office:value-type="float" office:value="47" calcext:value-type="float">
            <text:p>47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-28" calcext:value-type="float">
            <text:p>-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  <table:table-cell office:value-type="float" office:value="-13" calcext:value-type="float">
            <text:p>-13</text:p>
          </table:table-cell>
          <table:table-cell office:value-type="float" office:value="-41" calcext:value-type="float">
            <text:p>-4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2">
          <table:table-cell office:value-type="date" office:date-value="2020-06-28" calcext:value-type="date">
            <text:p>06/28/20</text:p>
          </table:table-cell>
          <table:table-cell table:number-columns-repeated="4"/>
          <table:table-cell office:value-type="float" office:value="267" calcext:value-type="float">
            <text:p>267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table:formula="of:=[.F172]-[.G172]-[.H172]" office:value-type="float" office:value="175" calcext:value-type="float">
            <text:p>175</text:p>
          </table:table-cell>
          <table:table-cell table:formula="of:=[.G172]/[.F158]" office:value-type="float" office:value="0.0785714285714286" calcext:value-type="float">
            <text:p>0.078571428571429</text:p>
          </table:table-cell>
          <table:table-cell table:formula="of:=33467077-[.F172]" office:value-type="float" office:value="33466810" calcext:value-type="float">
            <text:p>33466810</text:p>
          </table:table-cell>
          <table:table-cell table:formula="of:=MAX(0;NORMINV(RAND()*0.5+0.5;MAX([.I179];1);MAX(0.25*[.I179];1)))" office:value-type="float" office:value="248.547759901192" calcext:value-type="float">
            <text:p>248.547759901192</text:p>
          </table:table-cell>
          <table:table-cell table:formula="of:=[.L172]-[.L171]" office:value-type="float" office:value="27.5064113263931" calcext:value-type="float">
            <text:p>27.5064113263931</text:p>
          </table:table-cell>
          <table:table-cell table:formula="of:=[.I172]-[.I171]" office:value-type="float" office:value="7" calcext:value-type="float">
            <text:p>7</text:p>
          </table:table-cell>
          <table:table-cell office:value-type="float" office:value="-21" calcext:value-type="float">
            <text:p>-21</text:p>
          </table:table-cell>
          <table:table-cell office:value-type="float" office:value="-2" calcext:value-type="float">
            <text:p>-2</text:p>
          </table:table-cell>
          <table:table-cell office:value-type="float" office:value="-18" calcext:value-type="float">
            <text:p>-18</text:p>
          </table:table-cell>
          <table:table-cell office:value-type="float" office:value="-48" calcext:value-type="float">
            <text:p>-4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26" calcext:value-type="float">
            <text:p>-26</text:p>
          </table:table-cell>
          <table:table-cell office:value-type="float" office:value="-5" calcext:value-type="float">
            <text:p>-5</text:p>
          </table:table-cell>
          <table:table-cell office:value-type="float" office:value="-44" calcext:value-type="float">
            <text:p>-44</text:p>
          </table:table-cell>
          <table:table-cell office:value-type="float" office:value="-60" calcext:value-type="float">
            <text:p>-6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office:value-type="date" office:date-value="2020-06-29" calcext:value-type="date">
            <text:p>06/29/20</text:p>
          </table:table-cell>
          <table:table-cell table:number-columns-repeated="4"/>
          <table:table-cell office:value-type="float" office:value="276" calcext:value-type="float">
            <text:p>276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formula="of:=[.F173]-[.G173]-[.H173]" office:value-type="float" office:value="172" calcext:value-type="float">
            <text:p>172</text:p>
          </table:table-cell>
          <table:table-cell table:formula="of:=[.G173]/[.F159]" office:value-type="float" office:value="0.0774647887323944" calcext:value-type="float">
            <text:p>0.077464788732394</text:p>
          </table:table-cell>
          <table:table-cell table:formula="of:=33467077-[.F173]" office:value-type="float" office:value="33466801" calcext:value-type="float">
            <text:p>33466801</text:p>
          </table:table-cell>
          <table:table-cell table:formula="of:=MAX(0;NORMINV(RAND()*0.5+0.5;MAX([.I180];1);MAX(0.25*[.I180];1)))" office:value-type="float" office:value="234.322953212357" calcext:value-type="float">
            <text:p>234.322953212357</text:p>
          </table:table-cell>
          <table:table-cell table:formula="of:=[.L173]-[.L172]" office:value-type="float" office:value="-14.2248066888342" calcext:value-type="float">
            <text:p>-14.2248066888342</text:p>
          </table:table-cell>
          <table:table-cell table:formula="of:=[.I173]-[.I172]"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-32" calcext:value-type="float">
            <text:p>-32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2" calcext:value-type="float">
            <text:p>2</text:p>
          </table:table-cell>
          <table:table-cell office:value-type="float" office:value="-19" calcext:value-type="float">
            <text:p>-19</text:p>
          </table:table-cell>
          <table:table-cell office:value-type="float" office:value="-44" calcext:value-type="float">
            <text:p>-44</text:p>
          </table:table-cell>
          <table:table-cell office:value-type="float" office:value="-18" calcext:value-type="float">
            <text:p>-18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6-30" calcext:value-type="date">
            <text:p>06/30/20</text:p>
          </table:table-cell>
          <table:table-cell table:number-columns-repeated="4"/>
          <table:table-cell office:value-type="float" office:value="284" calcext:value-type="float">
            <text:p>284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table:formula="of:=[.F174]-[.G174]-[.H174]" office:value-type="float" office:value="178" calcext:value-type="float">
            <text:p>178</text:p>
          </table:table-cell>
          <table:table-cell table:formula="of:=[.G174]/[.F160]" office:value-type="float" office:value="0.0878378378378378" calcext:value-type="float">
            <text:p>0.087837837837838</text:p>
          </table:table-cell>
          <table:table-cell table:formula="of:=33467077-[.F174]" office:value-type="float" office:value="33466793" calcext:value-type="float">
            <text:p>33466793</text:p>
          </table:table-cell>
          <table:table-cell table:formula="of:=MAX(0;NORMINV(RAND()*0.5+0.5;MAX([.I181];1);MAX(0.25*[.I181];1)))" office:value-type="float" office:value="248.012029112844" calcext:value-type="float">
            <text:p>248.012029112844</text:p>
          </table:table-cell>
          <table:table-cell table:formula="of:=[.L174]-[.L173]" office:value-type="float" office:value="13.6890759004866" calcext:value-type="float">
            <text:p>13.6890759004866</text:p>
          </table:table-cell>
          <table:table-cell table:formula="of:=[.I174]-[.I173]"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-28" calcext:value-type="float">
            <text:p>-28</text:p>
          </table:table-cell>
          <table:table-cell office:value-type="float" office:value="-13" calcext:value-type="float">
            <text:p>-13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11" calcext:value-type="float">
            <text:p>11</text:p>
          </table:table-cell>
          <table:table-cell office:value-type="float" office:value="-21" calcext:value-type="float">
            <text:p>-21</text:p>
          </table:table-cell>
          <table:table-cell office:value-type="float" office:value="-39" calcext:value-type="float">
            <text:p>-39</text:p>
          </table:table-cell>
          <table:table-cell office:value-type="float" office:value="-19" calcext:value-type="float">
            <text:p>-19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2">
          <table:table-cell office:value-type="date" office:date-value="2020-07-01" calcext:value-type="date">
            <text:p>07/01/20</text:p>
          </table:table-cell>
          <table:table-cell table:number-columns-repeated="4"/>
          <table:table-cell office:value-type="float" office:value="291" calcext:value-type="float">
            <text:p>291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table:formula="of:=[.F175]-[.G175]-[.H175]" office:value-type="float" office:value="179" calcext:value-type="float">
            <text:p>179</text:p>
          </table:table-cell>
          <table:table-cell table:formula="of:=[.G175]/[.F161]" office:value-type="float" office:value="0.0967741935483871" calcext:value-type="float">
            <text:p>0.096774193548387</text:p>
          </table:table-cell>
          <table:table-cell table:formula="of:=33467077-[.F175]" office:value-type="float" office:value="33466786" calcext:value-type="float">
            <text:p>33466786</text:p>
          </table:table-cell>
          <table:table-cell table:formula="of:=MAX(0;NORMINV(RAND()*0.5+0.5;MAX([.I182];1);MAX(0.25*[.I182];1)))" office:value-type="float" office:value="314.965306262365" calcext:value-type="float">
            <text:p>314.965306262365</text:p>
          </table:table-cell>
          <table:table-cell table:formula="of:=[.L175]-[.L174]" office:value-type="float" office:value="66.9532771495211" calcext:value-type="float">
            <text:p>66.9532771495211</text:p>
          </table:table-cell>
          <table:table-cell table:formula="of:=[.I175]-[.I174]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33" calcext:value-type="float">
            <text:p>-33</text:p>
          </table:table-cell>
          <table:table-cell office:value-type="float" office:value="-13" calcext:value-type="float">
            <text:p>-13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-17" calcext:value-type="float">
            <text:p>-17</text:p>
          </table:table-cell>
          <table:table-cell office:value-type="float" office:value="-45" calcext:value-type="float">
            <text:p>-45</text:p>
          </table:table-cell>
          <table:table-cell office:value-type="float" office:value="-19" calcext:value-type="float">
            <text:p>-19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2">
          <table:table-cell office:value-type="date" office:date-value="2020-07-02" calcext:value-type="date">
            <text:p>07/02/20</text:p>
          </table:table-cell>
          <table:table-cell table:number-columns-repeated="4"/>
          <table:table-cell office:value-type="float" office:value="315" calcext:value-type="float">
            <text:p>315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table:formula="of:=[.F176]-[.G176]-[.H176]" office:value-type="float" office:value="201" calcext:value-type="float">
            <text:p>201</text:p>
          </table:table-cell>
          <table:table-cell table:formula="of:=[.G176]/[.F162]" office:value-type="float" office:value="0.102409638554217" calcext:value-type="float">
            <text:p>0.102409638554217</text:p>
          </table:table-cell>
          <table:table-cell table:formula="of:=33467077-[.F176]" office:value-type="float" office:value="33466762" calcext:value-type="float">
            <text:p>33466762</text:p>
          </table:table-cell>
          <table:table-cell table:formula="of:=MAX(0;NORMINV(RAND()*0.5+0.5;MAX([.I183];1);MAX(0.25*[.I183];1)))" office:value-type="float" office:value="271.324230560595" calcext:value-type="float">
            <text:p>271.324230560595</text:p>
          </table:table-cell>
          <table:table-cell table:formula="of:=[.L176]-[.L175]" office:value-type="float" office:value="-43.64107570177" calcext:value-type="float">
            <text:p>-43.64107570177</text:p>
          </table:table-cell>
          <table:table-cell table:formula="of:=[.I176]-[.I175]" office:value-type="float" office:value="22" calcext:value-type="float">
            <text:p>22</text:p>
          </table:table-cell>
          <table:table-cell office:value-type="float" office:value="-5" calcext:value-type="float">
            <text:p>-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28" calcext:value-type="float">
            <text:p>-28</text:p>
          </table:table-cell>
          <table:table-cell office:value-type="float" office:value="-13" calcext:value-type="float">
            <text:p>-13</text:p>
          </table:table-cell>
          <table:table-cell office:value-type="float" office:value="11" calcext:value-type="float">
            <text:p>11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office:value-type="float" office:value="-40" calcext:value-type="float">
            <text:p>-40</text:p>
          </table:table-cell>
          <table:table-cell office:value-type="float" office:value="-20" calcext:value-type="float">
            <text:p>-20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2">
          <table:table-cell office:value-type="date" office:date-value="2020-07-03" calcext:value-type="date">
            <text:p>07/03/20</text:p>
          </table:table-cell>
          <table:table-cell table:number-columns-repeated="4"/>
          <table:table-cell office:value-type="float" office:value="328" calcext:value-type="float">
            <text:p>328</text:p>
          </table:table-cell>
          <table:table-cell office:value-type="float" office:value="18" calcext:value-type="float">
            <text:p>18</text:p>
          </table:table-cell>
          <table:table-cell office:value-type="float" office:value="107" calcext:value-type="float">
            <text:p>107</text:p>
          </table:table-cell>
          <table:table-cell table:formula="of:=[.F177]-[.G177]-[.H177]" office:value-type="float" office:value="203" calcext:value-type="float">
            <text:p>203</text:p>
          </table:table-cell>
          <table:table-cell table:formula="of:=[.G177]/[.F163]" office:value-type="float" office:value="0.104651162790698" calcext:value-type="float">
            <text:p>0.104651162790698</text:p>
          </table:table-cell>
          <table:table-cell table:formula="of:=33467077-[.F177]" office:value-type="float" office:value="33466749" calcext:value-type="float">
            <text:p>33466749</text:p>
          </table:table-cell>
          <table:table-cell table:formula="of:=MAX(0;NORMINV(RAND()*0.5+0.5;MAX([.I184];1);MAX(0.25*[.I184];1)))" office:value-type="float" office:value="349.474503768151" calcext:value-type="float">
            <text:p>349.474503768151</text:p>
          </table:table-cell>
          <table:table-cell table:formula="of:=[.L177]-[.L176]" office:value-type="float" office:value="78.1502732075559" calcext:value-type="float">
            <text:p>78.1502732075559</text:p>
          </table:table-cell>
          <table:table-cell table:formula="of:=[.I177]-[.I176]"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31" calcext:value-type="float">
            <text:p>-31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office:value-type="float" office:value="-21" calcext:value-type="float">
            <text:p>-21</text:p>
          </table:table-cell>
          <table:table-cell office:value-type="float" office:value="-45" calcext:value-type="float">
            <text:p>-45</text:p>
          </table:table-cell>
          <table:table-cell office:value-type="float" office:value="-20" calcext:value-type="float">
            <text:p>-20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2">
          <table:table-cell office:value-type="date" office:date-value="2020-07-04" calcext:value-type="date">
            <text:p>07/04/20</text:p>
          </table:table-cell>
          <table:table-cell table:number-columns-repeated="4"/>
          <table:table-cell office:value-type="float" office:value="346" calcext:value-type="float">
            <text:p>346</text:p>
          </table:table-cell>
          <table:table-cell office:value-type="float" office:value="19" calcext:value-type="float">
            <text:p>19</text:p>
          </table:table-cell>
          <table:table-cell office:value-type="float" office:value="108" calcext:value-type="float">
            <text:p>108</text:p>
          </table:table-cell>
          <table:table-cell table:formula="of:=[.F178]-[.G178]-[.H178]" office:value-type="float" office:value="219" calcext:value-type="float">
            <text:p>219</text:p>
          </table:table-cell>
          <table:table-cell table:formula="of:=[.G178]/[.F164]" office:value-type="float" office:value="0.107954545454545" calcext:value-type="float">
            <text:p>0.107954545454545</text:p>
          </table:table-cell>
          <table:table-cell table:formula="of:=33467077-[.F178]" office:value-type="float" office:value="33466731" calcext:value-type="float">
            <text:p>33466731</text:p>
          </table:table-cell>
          <table:table-cell table:formula="of:=MAX(0;NORMINV(RAND()*0.5+0.5;MAX([.I185];1);MAX(0.25*[.I185];1)))" office:value-type="float" office:value="326.727595742847" calcext:value-type="float">
            <text:p>326.727595742847</text:p>
          </table:table-cell>
          <table:table-cell table:formula="of:=[.L178]-[.L177]" office:value-type="float" office:value="-22.7469080253038" calcext:value-type="float">
            <text:p>-22.7469080253038</text:p>
          </table:table-cell>
          <table:table-cell table:formula="of:=[.I178]-[.I177]"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-16" calcext:value-type="float">
            <text:p>-16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-42" calcext:value-type="float">
            <text:p>-4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2">
          <table:table-cell office:value-type="date" office:date-value="2020-07-05" calcext:value-type="date">
            <text:p>07/05/20</text:p>
          </table:table-cell>
          <table:table-cell table:number-columns-repeated="4"/>
          <table:table-cell office:value-type="float" office:value="346" calcext:value-type="float">
            <text:p>346</text:p>
          </table:table-cell>
          <table:table-cell office:value-type="float" office:value="19" calcext:value-type="float">
            <text:p>19</text:p>
          </table:table-cell>
          <table:table-cell office:value-type="float" office:value="108" calcext:value-type="float">
            <text:p>108</text:p>
          </table:table-cell>
          <table:table-cell table:formula="of:=[.F179]-[.G179]-[.H179]" office:value-type="float" office:value="219" calcext:value-type="float">
            <text:p>219</text:p>
          </table:table-cell>
          <table:table-cell table:formula="of:=[.G179]/[.F165]" office:value-type="float" office:value="0.103825136612022" calcext:value-type="float">
            <text:p>0.103825136612022</text:p>
          </table:table-cell>
          <table:table-cell table:formula="of:=33467077-[.F179]" office:value-type="float" office:value="33466731" calcext:value-type="float">
            <text:p>33466731</text:p>
          </table:table-cell>
          <table:table-cell table:formula="of:=MAX(0;NORMINV(RAND()*0.5+0.5;MAX([.I186];1);MAX(0.25*[.I186];1)))" office:value-type="float" office:value="367.571964950549" calcext:value-type="float">
            <text:p>367.571964950549</text:p>
          </table:table-cell>
          <table:table-cell table:formula="of:=[.L179]-[.L178]" office:value-type="float" office:value="40.8443692077021" calcext:value-type="float">
            <text:p>40.8443692077021</text:p>
          </table:table-cell>
          <table:table-cell table:formula="of:=[.I179]-[.I178]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-3" calcext:value-type="float">
            <text:p>-3</text:p>
          </table:table-cell>
          <table:table-cell office:value-type="float" office:value="-19" calcext:value-type="float">
            <text:p>-19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27" calcext:value-type="float">
            <text:p>-27</text:p>
          </table:table-cell>
          <table:table-cell office:value-type="float" office:value="-7" calcext:value-type="float">
            <text:p>-7</text:p>
          </table:table-cell>
          <table:table-cell office:value-type="float" office:value="-42" calcext:value-type="float">
            <text:p>-42</text:p>
          </table:table-cell>
          <table:table-cell office:value-type="float" office:value="-56" calcext:value-type="float">
            <text:p>-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office:value-type="date" office:date-value="2020-07-06" calcext:value-type="date">
            <text:p>07/06/20</text:p>
          </table:table-cell>
          <table:table-cell table:number-columns-repeated="4"/>
          <table:table-cell office:value-type="float" office:value="346" calcext:value-type="float">
            <text:p>346</text:p>
          </table:table-cell>
          <table:table-cell office:value-type="float" office:value="19" calcext:value-type="float">
            <text:p>19</text:p>
          </table:table-cell>
          <table:table-cell office:value-type="float" office:value="108" calcext:value-type="float">
            <text:p>108</text:p>
          </table:table-cell>
          <table:table-cell table:formula="of:=[.F180]-[.G180]-[.H180]" office:value-type="float" office:value="219" calcext:value-type="float">
            <text:p>219</text:p>
          </table:table-cell>
          <table:table-cell table:formula="of:=[.G180]/[.F166]" office:value-type="float" office:value="0.102150537634409" calcext:value-type="float">
            <text:p>0.102150537634409</text:p>
          </table:table-cell>
          <table:table-cell table:formula="of:=33467077-[.F180]" office:value-type="float" office:value="33466731" calcext:value-type="float">
            <text:p>33466731</text:p>
          </table:table-cell>
          <table:table-cell table:formula="of:=MAX(0;NORMINV(RAND()*0.5+0.5;MAX([.I187];1);MAX(0.25*[.I187];1)))" office:value-type="float" office:value="595.424156634109" calcext:value-type="float">
            <text:p>595.424156634109</text:p>
          </table:table-cell>
          <table:table-cell table:formula="of:=[.L180]-[.L179]" office:value-type="float" office:value="227.852191683559" calcext:value-type="float">
            <text:p>227.852191683559</text:p>
          </table:table-cell>
          <table:table-cell table:formula="of:=[.I180]-[.I179]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33" calcext:value-type="float">
            <text:p>-33</text:p>
          </table:table-cell>
          <table:table-cell office:value-type="float" office:value="-13" calcext:value-type="float">
            <text:p>-13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-45" calcext:value-type="float">
            <text:p>-45</text:p>
          </table:table-cell>
          <table:table-cell office:value-type="float" office:value="-19" calcext:value-type="float">
            <text:p>-19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2">
          <table:table-cell office:value-type="date" office:date-value="2020-07-07" calcext:value-type="date">
            <text:p>07/07/20</text:p>
          </table:table-cell>
          <table:table-cell table:number-columns-repeated="4"/>
          <table:table-cell office:value-type="float" office:value="386" calcext:value-type="float">
            <text:p>386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table:formula="of:=[.F181]-[.G181]-[.H181]" office:value-type="float" office:value="248" calcext:value-type="float">
            <text:p>248</text:p>
          </table:table-cell>
          <table:table-cell table:formula="of:=[.G181]/[.F167]" office:value-type="float" office:value="0.111111111111111" calcext:value-type="float">
            <text:p>0.111111111111111</text:p>
          </table:table-cell>
          <table:table-cell table:formula="of:=33467077-[.F181]" office:value-type="float" office:value="33466691" calcext:value-type="float">
            <text:p>33466691</text:p>
          </table:table-cell>
          <table:table-cell table:formula="of:=MAX(0;NORMINV(RAND()*0.5+0.5;MAX([.I188];1);MAX(0.25*[.I188];1)))" office:value-type="float" office:value="519.431890542592" calcext:value-type="float">
            <text:p>519.431890542592</text:p>
          </table:table-cell>
          <table:table-cell table:formula="of:=[.L181]-[.L180]" office:value-type="float" office:value="-75.992266091517" calcext:value-type="float">
            <text:p>-75.992266091517</text:p>
          </table:table-cell>
          <table:table-cell table:formula="of:=[.I181]-[.I180]" office:value-type="float" office:value="29" calcext:value-type="float">
            <text:p>29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-29" calcext:value-type="float">
            <text:p>-29</text:p>
          </table:table-cell>
          <table:table-cell office:value-type="float" office:value="-15" calcext:value-type="float">
            <text:p>-15</text:p>
          </table:table-cell>
          <table:table-cell office:value-type="float" office:value="12" calcext:value-type="float">
            <text:p>12</text:p>
          </table:table-cell>
          <table:table-cell office:value-type="float" office:value="-11" calcext:value-type="float">
            <text:p>-11</text:p>
          </table:table-cell>
          <table:table-cell office:value-type="float" office:value="3" calcext:value-type="float">
            <text:p>3</text:p>
          </table:table-cell>
          <table:table-cell office:value-type="float" office:value="-24" calcext:value-type="float">
            <text:p>-24</text:p>
          </table:table-cell>
          <table:table-cell office:value-type="float" office:value="-39" calcext:value-type="float">
            <text:p>-39</text:p>
          </table:table-cell>
          <table:table-cell office:value-type="float" office:value="-22" calcext:value-type="float">
            <text:p>-22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7-08" calcext:value-type="date">
            <text:p>07/08/2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lamity State</text:p>
          </table:table-cell>
          <table:table-cell office:value-type="float" office:value="386" calcext:value-type="float">
            <text:p>386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table:formula="of:=[.F182]-[.G182]-[.H182]" office:value-type="float" office:value="248" calcext:value-type="float">
            <text:p>248</text:p>
          </table:table-cell>
          <table:table-cell table:formula="of:=[.G182]/[.F168]" office:value-type="float" office:value="0.106598984771574" calcext:value-type="float">
            <text:p>0.106598984771574</text:p>
          </table:table-cell>
          <table:table-cell table:formula="of:=33467077-[.F182]" office:value-type="float" office:value="33466691" calcext:value-type="float">
            <text:p>33466691</text:p>
          </table:table-cell>
          <table:table-cell table:formula="of:=MAX(0;NORMINV(RAND()*0.5+0.5;MAX([.I189];1);MAX(0.25*[.I189];1)))" office:value-type="float" office:value="446.779618897545" calcext:value-type="float">
            <text:p>446.779618897545</text:p>
          </table:table-cell>
          <table:table-cell table:formula="of:=[.L182]-[.L181]" office:value-type="float" office:value="-72.6522716450464" calcext:value-type="float">
            <text:p>-72.6522716450464</text:p>
          </table:table-cell>
          <table:table-cell table:formula="of:=[.I182]-[.I181]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office:value-type="float" office:value="-36" calcext:value-type="float">
            <text:p>-36</text:p>
          </table:table-cell>
          <table:table-cell office:value-type="float" office:value="-14" calcext:value-type="float">
            <text:p>-14</text:p>
          </table:table-cell>
          <table:table-cell office:value-type="float" office:value="12" calcext:value-type="float">
            <text:p>12</text:p>
          </table:table-cell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-46" calcext:value-type="float">
            <text:p>-46</text:p>
          </table:table-cell>
          <table:table-cell office:value-type="float" office:value="-21" calcext:value-type="float">
            <text:p>-21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7-09" calcext:value-type="date">
            <text:p>07/09/20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table:formula="of:=[.F183]-[.G183]-[.H183]" office:value-type="float" office:value="257" calcext:value-type="float">
            <text:p>257</text:p>
          </table:table-cell>
          <table:table-cell table:formula="of:=[.G183]/[.F169]" office:value-type="float" office:value="0.10377358490566" calcext:value-type="float">
            <text:p>0.10377358490566</text:p>
          </table:table-cell>
          <table:table-cell table:formula="of:=33467077-[.F183]" office:value-type="float" office:value="33466681" calcext:value-type="float">
            <text:p>33466681</text:p>
          </table:table-cell>
          <table:table-cell table:formula="of:=MAX(0;NORMINV(RAND()*0.5+0.5;MAX([.I190];1);MAX(0.25*[.I190];1)))" office:value-type="float" office:value="487.999501070028" calcext:value-type="float">
            <text:p>487.999501070028</text:p>
          </table:table-cell>
          <table:table-cell table:formula="of:=[.L183]-[.L182]" office:value-type="float" office:value="41.2198821724826" calcext:value-type="float">
            <text:p>41.2198821724826</text:p>
          </table:table-cell>
          <table:table-cell table:formula="of:=[.I183]-[.I182]" office:value-type="float" office:value="9" calcext:value-type="float">
            <text:p>9</text:p>
          </table:table-cell>
          <table:table-cell office:value-type="float" office:value="-17" calcext:value-type="float">
            <text:p>-17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-32" calcext:value-type="float">
            <text:p>-32</text:p>
          </table:table-cell>
          <table:table-cell office:value-type="float" office:value="-17" calcext:value-type="float">
            <text:p>-17</text:p>
          </table:table-cell>
          <table:table-cell office:value-type="float" office:value="14" calcext:value-type="float">
            <text:p>14</text:p>
          </table:table-cell>
          <table:table-cell office:value-type="float" office:value="-22" calcext:value-type="float">
            <text:p>-22</text:p>
          </table:table-cell>
          <table:table-cell office:value-type="float" office:value="-9" calcext:value-type="float">
            <text:p>-9</text:p>
          </table:table-cell>
          <table:table-cell office:value-type="float" office:value="-17" calcext:value-type="float">
            <text:p>-17</text:p>
          </table:table-cell>
          <table:table-cell office:value-type="float" office:value="-43" calcext:value-type="float">
            <text:p>-43</text:p>
          </table:table-cell>
          <table:table-cell office:value-type="float" office:value="-24" calcext:value-type="float">
            <text:p>-24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2">
          <table:table-cell office:value-type="date" office:date-value="2020-07-10" calcext:value-type="date">
            <text:p>07/10/20</text:p>
          </table:table-cell>
          <table:table-cell table:number-columns-repeated="4"/>
          <table:table-cell office:value-type="float" office:value="458" calcext:value-type="float">
            <text:p>458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table:formula="of:=[.F184]-[.G184]-[.H184]" office:value-type="float" office:value="318" calcext:value-type="float">
            <text:p>318</text:p>
          </table:table-cell>
          <table:table-cell table:formula="of:=[.G184]/[.F170]" office:value-type="float" office:value="0.108490566037736" calcext:value-type="float">
            <text:p>0.108490566037736</text:p>
          </table:table-cell>
          <table:table-cell table:formula="of:=33467077-[.F184]" office:value-type="float" office:value="33466619" calcext:value-type="float">
            <text:p>33466619</text:p>
          </table:table-cell>
          <table:table-cell table:formula="of:=MAX(0;NORMINV(RAND()*0.5+0.5;MAX([.I191];1);MAX(0.25*[.I191];1)))" office:value-type="float" office:value="500.266321418104" calcext:value-type="float">
            <text:p>500.266321418104</text:p>
          </table:table-cell>
          <table:table-cell table:formula="of:=[.L184]-[.L183]" office:value-type="float" office:value="12.2668203480766" calcext:value-type="float">
            <text:p>12.2668203480766</text:p>
          </table:table-cell>
          <table:table-cell table:formula="of:=[.I184]-[.I183]" office:value-type="float" office:value="61" calcext:value-type="float">
            <text:p>61</text:p>
          </table:table-cell>
          <table:table-cell office:value-type="float" office:value="-21" calcext:value-type="float">
            <text:p>-21</text:p>
          </table:table-cell>
          <table:table-cell office:value-type="float" office:value="-7" calcext:value-type="float">
            <text:p>-7</text:p>
          </table:table-cell>
          <table:table-cell office:value-type="float" office:value="-13" calcext:value-type="float">
            <text:p>-13</text:p>
          </table:table-cell>
          <table:table-cell office:value-type="float" office:value="-37" calcext:value-type="float">
            <text:p>-37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  <table:table-cell office:value-type="float" office:value="-27" calcext:value-type="float">
            <text:p>-27</text:p>
          </table:table-cell>
          <table:table-cell office:value-type="float" office:value="-11" calcext:value-type="float">
            <text:p>-11</text:p>
          </table:table-cell>
          <table:table-cell office:value-type="float" office:value="-29" calcext:value-type="float">
            <text:p>-29</text:p>
          </table:table-cell>
          <table:table-cell office:value-type="float" office:value="-50" calcext:value-type="float">
            <text:p>-50</text:p>
          </table:table-cell>
          <table:table-cell office:value-type="float" office:value="-24" calcext:value-type="float">
            <text:p>-24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2">
          <table:table-cell office:value-type="date" office:date-value="2020-07-11" calcext:value-type="date">
            <text:p>07/11/20</text:p>
          </table:table-cell>
          <table:table-cell table:number-columns-repeated="4"/>
          <table:table-cell office:value-type="float" office:value="462" calcext:value-type="float">
            <text:p>462</text:p>
          </table:table-cell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  <table:table-cell table:formula="of:=[.F185]-[.G185]-[.H185]" office:value-type="float" office:value="321" calcext:value-type="float">
            <text:p>321</text:p>
          </table:table-cell>
          <table:table-cell table:formula="of:=[.G185]/[.F171]" office:value-type="float" office:value="0.0888030888030888" calcext:value-type="float">
            <text:p>0.088803088803089</text:p>
          </table:table-cell>
          <table:table-cell table:formula="of:=33467077-[.F185]" office:value-type="float" office:value="33466615" calcext:value-type="float">
            <text:p>33466615</text:p>
          </table:table-cell>
          <table:table-cell table:formula="of:=MAX(0;NORMINV(RAND()*0.5+0.5;MAX([.I192];1);MAX(0.25*[.I192];1)))" office:value-type="float" office:value="544.754330124059" calcext:value-type="float">
            <text:p>544.754330124059</text:p>
          </table:table-cell>
          <table:table-cell table:formula="of:=[.L185]-[.L184]" office:value-type="float" office:value="44.4880087059541" calcext:value-type="float">
            <text:p>44.4880087059541</text:p>
          </table:table-cell>
          <table:table-cell table:formula="of:=[.I185]-[.I184]" office:value-type="float" office:value="3" calcext:value-type="float">
            <text:p>3</text:p>
          </table:table-cell>
          <table:table-cell office:value-type="float" office:value="-19" calcext:value-type="float">
            <text:p>-19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office:value-type="float" office:value="-34" calcext:value-type="float">
            <text:p>-3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25" calcext:value-type="float">
            <text:p>-25</text:p>
          </table:table-cell>
          <table:table-cell office:value-type="float" office:value="-6" calcext:value-type="float">
            <text:p>-6</text:p>
          </table:table-cell>
          <table:table-cell office:value-type="float" office:value="-28" calcext:value-type="float">
            <text:p>-28</text:p>
          </table:table-cell>
          <table:table-cell office:value-type="float" office:value="-48" calcext:value-type="float">
            <text:p>-48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2">
          <table:table-cell office:value-type="date" office:date-value="2020-07-12" calcext:value-type="date">
            <text:p>07/12/20</text:p>
          </table:table-cell>
          <table:table-cell table:number-columns-repeated="4"/>
          <table:table-cell office:value-type="float" office:value="506" calcext:value-type="float">
            <text:p>506</text:p>
          </table:table-cell>
          <table:table-cell office:value-type="float" office:value="26" calcext:value-type="float">
            <text:p>26</text:p>
          </table:table-cell>
          <table:table-cell office:value-type="float" office:value="118" calcext:value-type="float">
            <text:p>118</text:p>
          </table:table-cell>
          <table:table-cell table:formula="of:=[.F186]-[.G186]-[.H186]" office:value-type="float" office:value="362" calcext:value-type="float">
            <text:p>362</text:p>
          </table:table-cell>
          <table:table-cell table:formula="of:=[.G186]/[.F172]" office:value-type="float" office:value="0.0973782771535581" calcext:value-type="float">
            <text:p>0.097378277153558</text:p>
          </table:table-cell>
          <table:table-cell table:formula="of:=33467077-[.F186]" office:value-type="float" office:value="33466571" calcext:value-type="float">
            <text:p>33466571</text:p>
          </table:table-cell>
          <table:table-cell table:formula="of:=MAX(0;NORMINV(RAND()*0.5+0.5;MAX([.I193];1);MAX(0.25*[.I193];1)))" office:value-type="float" office:value="624.426385203699" calcext:value-type="float">
            <text:p>624.426385203699</text:p>
          </table:table-cell>
          <table:table-cell table:formula="of:=[.L186]-[.L185]" office:value-type="float" office:value="79.6720550796404" calcext:value-type="float">
            <text:p>79.6720550796404</text:p>
          </table:table-cell>
          <table:table-cell table:formula="of:=[.I186]-[.I185]" office:value-type="float" office:value="41" calcext:value-type="float">
            <text:p>41</text:p>
          </table:table-cell>
          <table:table-cell office:value-type="float" office:value="-31" calcext:value-type="float">
            <text:p>-31</text:p>
          </table:table-cell>
          <table:table-cell office:value-type="float" office:value="-13" calcext:value-type="float">
            <text:p>-13</text:p>
          </table:table-cell>
          <table:table-cell office:value-type="float" office:value="-23" calcext:value-type="float">
            <text:p>-23</text:p>
          </table:table-cell>
          <table:table-cell office:value-type="float" office:value="-48" calcext:value-type="float">
            <text:p>-4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-37" calcext:value-type="float">
            <text:p>-37</text:p>
          </table:table-cell>
          <table:table-cell office:value-type="float" office:value="-17" calcext:value-type="float">
            <text:p>-17</text:p>
          </table:table-cell>
          <table:table-cell office:value-type="float" office:value="-51" calcext:value-type="float">
            <text:p>-51</text:p>
          </table:table-cell>
          <table:table-cell office:value-type="float" office:value="-61" calcext:value-type="float">
            <text:p>-61</text:p>
          </table:table-cell>
          <table:table-cell office:value-type="float" office:value="-2" calcext:value-type="float">
            <text:p>-2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2">
          <table:table-cell office:value-type="date" office:date-value="2020-07-13" calcext:value-type="date">
            <text:p>07/13/20</text:p>
          </table:table-cell>
          <table:table-cell table:number-columns-repeated="4"/>
          <table:table-cell office:value-type="float" office:value="525" calcext:value-type="float">
            <text:p>525</text:p>
          </table:table-cell>
          <table:table-cell office:value-type="float" office:value="26" calcext:value-type="float">
            <text:p>26</text:p>
          </table:table-cell>
          <table:table-cell office:value-type="float" office:value="118" calcext:value-type="float">
            <text:p>118</text:p>
          </table:table-cell>
          <table:table-cell table:formula="of:=[.F187]-[.G187]-[.H187]" office:value-type="float" office:value="381" calcext:value-type="float">
            <text:p>381</text:p>
          </table:table-cell>
          <table:table-cell table:formula="of:=[.G187]/[.F173]" office:value-type="float" office:value="0.0942028985507246" calcext:value-type="float">
            <text:p>0.094202898550725</text:p>
          </table:table-cell>
          <table:table-cell table:formula="of:=33467077-[.F187]" office:value-type="float" office:value="33466552" calcext:value-type="float">
            <text:p>33466552</text:p>
          </table:table-cell>
          <table:table-cell table:formula="of:=MAX(0;NORMINV(RAND()*0.5+0.5;MAX([.I194];1);MAX(0.25*[.I194];1)))" office:value-type="float" office:value="548.869137564372" calcext:value-type="float">
            <text:p>548.869137564372</text:p>
          </table:table-cell>
          <table:table-cell table:formula="of:=[.L187]-[.L186]" office:value-type="float" office:value="-75.5572476393269" calcext:value-type="float">
            <text:p>-75.5572476393269</text:p>
          </table:table-cell>
          <table:table-cell table:formula="of:=[.I187]-[.I186]" office:value-type="float" office:value="19" calcext:value-type="float">
            <text:p>19</text:p>
          </table:table-cell>
          <table:table-cell office:value-type="float" office:value="-20" calcext:value-type="float">
            <text:p>-20</text:p>
          </table:table-cell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  <table:table-cell office:value-type="float" office:value="-39" calcext:value-type="float">
            <text:p>-39</text:p>
          </table:table-cell>
          <table:table-cell office:value-type="float" office:value="-17" calcext:value-type="float">
            <text:p>-17</text:p>
          </table:table-cell>
          <table:table-cell office:value-type="float" office:value="15" calcext:value-type="float">
            <text:p>15</text:p>
          </table:table-cell>
          <table:table-cell office:value-type="float" office:value="-25" calcext:value-type="float">
            <text:p>-25</text:p>
          </table:table-cell>
          <table:table-cell office:value-type="float" office:value="-15" calcext:value-type="float">
            <text:p>-15</text:p>
          </table:table-cell>
          <table:table-cell office:value-type="float" office:value="-28" calcext:value-type="float">
            <text:p>-28</text:p>
          </table:table-cell>
          <table:table-cell office:value-type="float" office:value="-51" calcext:value-type="float">
            <text:p>-51</text:p>
          </table:table-cell>
          <table:table-cell office:value-type="float" office:value="-24" calcext:value-type="float">
            <text:p>-24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2">
          <table:table-cell office:value-type="date" office:date-value="2020-07-14" calcext:value-type="date">
            <text:p>07/14/20</text:p>
          </table:table-cell>
          <table:table-cell table:number-columns-repeated="4"/>
          <table:table-cell office:value-type="float" office:value="541" calcext:value-type="float">
            <text:p>541</text:p>
          </table:table-cell>
          <table:table-cell office:value-type="float" office:value="26" calcext:value-type="float">
            <text:p>26</text:p>
          </table:table-cell>
          <table:table-cell office:value-type="float" office:value="118" calcext:value-type="float">
            <text:p>118</text:p>
          </table:table-cell>
          <table:table-cell table:formula="of:=[.F188]-[.G188]-[.H188]" office:value-type="float" office:value="397" calcext:value-type="float">
            <text:p>397</text:p>
          </table:table-cell>
          <table:table-cell table:formula="of:=[.G188]/[.F174]" office:value-type="float" office:value="0.0915492957746479" calcext:value-type="float">
            <text:p>0.091549295774648</text:p>
          </table:table-cell>
          <table:table-cell table:formula="of:=33467077-[.F188]" office:value-type="float" office:value="33466536" calcext:value-type="float">
            <text:p>33466536</text:p>
          </table:table-cell>
          <table:table-cell table:formula="of:=MAX(0;NORMINV(RAND()*0.5+0.5;MAX([.I195];1);MAX(0.25*[.I195];1)))" office:value-type="float" office:value="556.318278047451" calcext:value-type="float">
            <text:p>556.318278047451</text:p>
          </table:table-cell>
          <table:table-cell table:formula="of:=[.L188]-[.L187]" office:value-type="float" office:value="7.44914048307942" calcext:value-type="float">
            <text:p>7.44914048307942</text:p>
          </table:table-cell>
          <table:table-cell table:formula="of:=[.I188]-[.I187]" office:value-type="float" office:value="16" calcext:value-type="float">
            <text:p>16</text:p>
          </table:table-cell>
          <table:table-cell office:value-type="float" office:value="-19" calcext:value-type="float">
            <text:p>-19</text:p>
          </table:table-cell>
          <table:table-cell office:value-type="float" office:value="-7" calcext:value-type="float">
            <text:p>-7</text:p>
          </table:table-cell>
          <table:table-cell office:value-type="float" office:value="-14" calcext:value-type="float">
            <text:p>-14</text:p>
          </table:table-cell>
          <table:table-cell office:value-type="float" office:value="-35" calcext:value-type="float">
            <text:p>-35</text:p>
          </table:table-cell>
          <table:table-cell office:value-type="float" office:value="-19" calcext:value-type="float">
            <text:p>-19</text:p>
          </table:table-cell>
          <table:table-cell office:value-type="float" office:value="14" calcext:value-type="float">
            <text:p>14</text:p>
          </table:table-cell>
          <table:table-cell office:value-type="float" office:value="-23" calcext:value-type="float">
            <text:p>-23</text:p>
          </table:table-cell>
          <table:table-cell office:value-type="float" office:value="-9" calcext:value-type="float">
            <text:p>-9</text:p>
          </table:table-cell>
          <table:table-cell office:value-type="float" office:value="-28" calcext:value-type="float">
            <text:p>-28</text:p>
          </table:table-cell>
          <table:table-cell office:value-type="float" office:value="-44" calcext:value-type="float">
            <text:p>-44</text:p>
          </table:table-cell>
          <table:table-cell office:value-type="float" office:value="-26" calcext:value-type="float">
            <text:p>-26</text:p>
          </table:table-cell>
          <table:table-cell office:value-type="float" office:value="17" calcext:value-type="float">
            <text:p>17</text:p>
          </table:table-cell>
          <table:table-cell table:number-columns-repeated="998"/>
        </table:table-row>
        <table:table-row table:style-name="ro2">
          <table:table-cell office:value-type="date" office:date-value="2020-07-15" calcext:value-type="date">
            <text:p>07/15/20</text:p>
          </table:table-cell>
          <table:table-cell table:number-columns-repeated="4"/>
          <table:table-cell office:value-type="float" office:value="576" calcext:value-type="float">
            <text:p>576</text:p>
          </table:table-cell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formula="of:=[.F189]-[.G189]-[.H189]" office:value-type="float" office:value="425" calcext:value-type="float">
            <text:p>425</text:p>
          </table:table-cell>
          <table:table-cell table:formula="of:=[.G189]/[.F175]" office:value-type="float" office:value="0.0927835051546392" calcext:value-type="float">
            <text:p>0.092783505154639</text:p>
          </table:table-cell>
          <table:table-cell table:formula="of:=33467077-[.F189]" office:value-type="float" office:value="33466501" calcext:value-type="float">
            <text:p>33466501</text:p>
          </table:table-cell>
          <table:table-cell table:formula="of:=MAX(0;NORMINV(RAND()*0.5+0.5;MAX([.I196];1);MAX(0.25*[.I196];1)))" office:value-type="float" office:value="646.839313378843" calcext:value-type="float">
            <text:p>646.839313378843</text:p>
          </table:table-cell>
          <table:table-cell table:formula="of:=[.L189]-[.L188]" office:value-type="float" office:value="90.5210353313911" calcext:value-type="float">
            <text:p>90.5210353313911</text:p>
          </table:table-cell>
          <table:table-cell table:formula="of:=[.I189]-[.I188]" office:value-type="float" office:value="28" calcext:value-type="float">
            <text:p>28</text:p>
          </table:table-cell>
          <table:table-cell office:value-type="float" office:value="-20" calcext:value-type="float">
            <text:p>-20</text:p>
          </table:table-cell>
          <table:table-cell office:value-type="float" office:value="-13" calcext:value-type="float">
            <text:p>-13</text:p>
          </table:table-cell>
          <table:table-cell office:value-type="float" office:value="-16" calcext:value-type="float">
            <text:p>-16</text:p>
          </table:table-cell>
          <table:table-cell office:value-type="float" office:value="-39" calcext:value-type="float">
            <text:p>-39</text:p>
          </table:table-cell>
          <table:table-cell office:value-type="float" office:value="-19" calcext:value-type="float">
            <text:p>-19</text:p>
          </table:table-cell>
          <table:table-cell office:value-type="float" office:value="15" calcext:value-type="float">
            <text:p>15</text:p>
          </table:table-cell>
          <table:table-cell office:value-type="float" office:value="-23" calcext:value-type="float">
            <text:p>-23</text:p>
          </table:table-cell>
          <table:table-cell office:value-type="float" office:value="-17" calcext:value-type="float">
            <text:p>-17</text:p>
          </table:table-cell>
          <table:table-cell office:value-type="float" office:value="-36" calcext:value-type="float">
            <text:p>-36</text:p>
          </table:table-cell>
          <table:table-cell office:value-type="float" office:value="-50" calcext:value-type="float">
            <text:p>-50</text:p>
          </table:table-cell>
          <table:table-cell office:value-type="float" office:value="-26" calcext:value-type="float">
            <text:p>-26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2">
          <table:table-cell office:value-type="date" office:date-value="2020-07-16" calcext:value-type="date">
            <text:p>07/16/20</text:p>
          </table:table-cell>
          <table:table-cell table:number-columns-repeated="4"/>
          <table:table-cell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office:value-type="float" office:value="124" calcext:value-type="float">
            <text:p>124</text:p>
          </table:table-cell>
          <table:table-cell table:formula="of:=[.F190]-[.G190]-[.H190]" office:value-type="float" office:value="455" calcext:value-type="float">
            <text:p>455</text:p>
          </table:table-cell>
          <table:table-cell table:formula="of:=[.G190]/[.F176]" office:value-type="float" office:value="0.0888888888888889" calcext:value-type="float">
            <text:p>0.088888888888889</text:p>
          </table:table-cell>
          <table:table-cell table:formula="of:=33467077-[.F190]" office:value-type="float" office:value="33466470" calcext:value-type="float">
            <text:p>33466470</text:p>
          </table:table-cell>
          <table:table-cell table:formula="of:=MAX(0;NORMINV(RAND()*0.5+0.5;MAX([.I197];1);MAX(0.25*[.I197];1)))" office:value-type="float" office:value="657.16481533224" calcext:value-type="float">
            <text:p>657.16481533224</text:p>
          </table:table-cell>
          <table:table-cell table:formula="of:=[.L190]-[.L189]" office:value-type="float" office:value="10.325501953397" calcext:value-type="float">
            <text:p>10.325501953397</text:p>
          </table:table-cell>
          <table:table-cell table:formula="of:=[.I190]-[.I189]" office:value-type="float" office:value="30" calcext:value-type="float">
            <text:p>30</text:p>
          </table:table-cell>
          <table:table-cell office:value-type="float" office:value="-20" calcext:value-type="float">
            <text:p>-20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float" office:value="-34" calcext:value-type="float">
            <text:p>-34</text:p>
          </table:table-cell>
          <table:table-cell office:value-type="float" office:value="-18" calcext:value-type="float">
            <text:p>-18</text:p>
          </table:table-cell>
          <table:table-cell office:value-type="float" office:value="14" calcext:value-type="float">
            <text:p>14</text:p>
          </table:table-cell>
          <table:table-cell office:value-type="float" office:value="-24" calcext:value-type="float">
            <text:p>-24</text:p>
          </table:table-cell>
          <table:table-cell office:value-type="float" office:value="-7" calcext:value-type="float">
            <text:p>-7</text:p>
          </table:table-cell>
          <table:table-cell office:value-type="float" office:value="-28" calcext:value-type="float">
            <text:p>-28</text:p>
          </table:table-cell>
          <table:table-cell office:value-type="float" office:value="-45" calcext:value-type="float">
            <text:p>-45</text:p>
          </table:table-cell>
          <table:table-cell office:value-type="float" office:value="-26" calcext:value-type="float">
            <text:p>-26</text:p>
          </table:table-cell>
          <table:table-cell office:value-type="float" office:value="17" calcext:value-type="float">
            <text:p>17</text:p>
          </table:table-cell>
          <table:table-cell table:number-columns-repeated="998"/>
        </table:table-row>
        <table:table-row table:style-name="ro2">
          <table:table-cell office:value-type="date" office:date-value="2020-07-17" calcext:value-type="date">
            <text:p>07/17/20</text:p>
          </table:table-cell>
          <table:table-cell table:number-columns-repeated="4"/>
          <table:table-cell office:value-type="float" office:value="638" calcext:value-type="float">
            <text:p>638</text:p>
          </table:table-cell>
          <table:table-cell office:value-type="float" office:value="29" calcext:value-type="float">
            <text:p>29</text:p>
          </table:table-cell>
          <table:table-cell office:value-type="float" office:value="199" calcext:value-type="float">
            <text:p>199</text:p>
          </table:table-cell>
          <table:table-cell table:formula="of:=[.F191]-[.G191]-[.H191]" office:value-type="float" office:value="410" calcext:value-type="float">
            <text:p>410</text:p>
          </table:table-cell>
          <table:table-cell table:formula="of:=[.G191]/[.F177]" office:value-type="float" office:value="0.0884146341463415" calcext:value-type="float">
            <text:p>0.088414634146342</text:p>
          </table:table-cell>
          <table:table-cell table:formula="of:=33467077-[.F191]" office:value-type="float" office:value="33466439" calcext:value-type="float">
            <text:p>33466439</text:p>
          </table:table-cell>
          <table:table-cell table:formula="of:=MAX(0;NORMINV(RAND()*0.5+0.5;MAX([.I198];1);MAX(0.25*[.I198];1)))" office:value-type="float" office:value="789.472724137658" calcext:value-type="float">
            <text:p>789.472724137658</text:p>
          </table:table-cell>
          <table:table-cell table:formula="of:=[.L191]-[.L190]" office:value-type="float" office:value="132.307908805418" calcext:value-type="float">
            <text:p>132.307908805418</text:p>
          </table:table-cell>
          <table:table-cell table:formula="of:=[.I191]-[.I190]" office:value-type="float" office:value="-45" calcext:value-type="float">
            <text:p>-45</text:p>
          </table:table-cell>
          <table:table-cell office:value-type="float" office:value="-23" calcext:value-type="float">
            <text:p>-23</text:p>
          </table:table-cell>
          <table:table-cell office:value-type="float" office:value="-10" calcext:value-type="float">
            <text:p>-10</text:p>
          </table:table-cell>
          <table:table-cell office:value-type="float" office:value="-18" calcext:value-type="float">
            <text:p>-18</text:p>
          </table:table-cell>
          <table:table-cell office:value-type="float" office:value="-42" calcext:value-type="float">
            <text:p>-42</text:p>
          </table:table-cell>
          <table:table-cell office:value-type="float" office:value="-19" calcext:value-type="float">
            <text:p>-19</text:p>
          </table:table-cell>
          <table:table-cell office:value-type="float" office:value="18" calcext:value-type="float">
            <text:p>18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-39" calcext:value-type="float">
            <text:p>-39</text:p>
          </table:table-cell>
          <table:table-cell office:value-type="float" office:value="-53" calcext:value-type="float">
            <text:p>-53</text:p>
          </table:table-cell>
          <table:table-cell office:value-type="float" office:value="-25" calcext:value-type="float">
            <text:p>-25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2">
          <table:table-cell office:value-type="date" office:date-value="2020-07-18" calcext:value-type="date">
            <text:p>07/18/20</text:p>
          </table:table-cell>
          <table:table-cell table:number-columns-repeated="4"/>
          <table:table-cell office:value-type="float" office:value="687" calcext:value-type="float">
            <text:p>687</text:p>
          </table:table-cell>
          <table:table-cell office:value-type="float" office:value="29" calcext:value-type="float">
            <text:p>29</text:p>
          </table:table-cell>
          <table:table-cell office:value-type="float" office:value="210" calcext:value-type="float">
            <text:p>210</text:p>
          </table:table-cell>
          <table:table-cell table:formula="of:=[.F192]-[.G192]-[.H192]" office:value-type="float" office:value="448" calcext:value-type="float">
            <text:p>448</text:p>
          </table:table-cell>
          <table:table-cell table:formula="of:=[.G192]/[.F178]" office:value-type="float" office:value="0.0838150289017341" calcext:value-type="float">
            <text:p>0.083815028901734</text:p>
          </table:table-cell>
          <table:table-cell table:formula="of:=33467077-[.F192]" office:value-type="float" office:value="33466390" calcext:value-type="float">
            <text:p>33466390</text:p>
          </table:table-cell>
          <table:table-cell table:formula="of:=MAX(0;NORMINV(RAND()*0.5+0.5;MAX([.I199];1);MAX(0.25*[.I199];1)))" office:value-type="float" office:value="684.242352440247" calcext:value-type="float">
            <text:p>684.242352440247</text:p>
          </table:table-cell>
          <table:table-cell table:formula="of:=[.L192]-[.L191]" office:value-type="float" office:value="-105.230371697411" calcext:value-type="float">
            <text:p>-105.230371697411</text:p>
          </table:table-cell>
          <table:table-cell table:formula="of:=[.I192]-[.I191]" office:value-type="float" office:value="38" calcext:value-type="float">
            <text:p>38</text:p>
          </table:table-cell>
          <table:table-cell office:value-type="float" office:value="-22" calcext:value-type="float">
            <text:p>-22</text:p>
          </table:table-cell>
          <table:table-cell office:value-type="float" office:value="-7" calcext:value-type="float">
            <text:p>-7</text:p>
          </table:table-cell>
          <table:table-cell office:value-type="float" office:value="-13" calcext:value-type="float">
            <text:p>-13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-28" calcext:value-type="float">
            <text:p>-28</text:p>
          </table:table-cell>
          <table:table-cell office:value-type="float" office:value="-10" calcext:value-type="float">
            <text:p>-10</text:p>
          </table:table-cell>
          <table:table-cell office:value-type="float" office:value="-35" calcext:value-type="float">
            <text:p>-35</text:p>
          </table:table-cell>
          <table:table-cell office:value-type="float" office:value="-49" calcext:value-type="float">
            <text:p>-49</text:p>
          </table:table-cell>
          <table:table-cell office:value-type="float" office:value="-4" calcext:value-type="float">
            <text:p>-4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2">
          <table:table-cell office:value-type="date" office:date-value="2020-07-19" calcext:value-type="date">
            <text:p>07/19/20</text:p>
          </table:table-cell>
          <table:table-cell table:number-columns-repeated="4"/>
          <table:table-cell office:value-type="float" office:value="705" calcext:value-type="float">
            <text:p>705</text:p>
          </table:table-cell>
          <table:table-cell office:value-type="float" office:value="29" calcext:value-type="float">
            <text:p>29</text:p>
          </table:table-cell>
          <table:table-cell office:value-type="float" office:value="221" calcext:value-type="float">
            <text:p>221</text:p>
          </table:table-cell>
          <table:table-cell table:formula="of:=[.F193]-[.G193]-[.H193]" office:value-type="float" office:value="455" calcext:value-type="float">
            <text:p>455</text:p>
          </table:table-cell>
          <table:table-cell table:formula="of:=[.G193]/[.F179]" office:value-type="float" office:value="0.0838150289017341" calcext:value-type="float">
            <text:p>0.083815028901734</text:p>
          </table:table-cell>
          <table:table-cell table:formula="of:=33467077-[.F193]" office:value-type="float" office:value="33466372" calcext:value-type="float">
            <text:p>33466372</text:p>
          </table:table-cell>
          <table:table-cell table:formula="of:=MAX(0;NORMINV(RAND()*0.5+0.5;MAX([.I200];1);MAX(0.25*[.I200];1)))" office:value-type="float" office:value="740.016209430801" calcext:value-type="float">
            <text:p>740.016209430801</text:p>
          </table:table-cell>
          <table:table-cell table:formula="of:=[.L193]-[.L192]" office:value-type="float" office:value="55.7738569905547" calcext:value-type="float">
            <text:p>55.7738569905547</text:p>
          </table:table-cell>
          <table:table-cell table:formula="of:=[.I193]-[.I192]" office:value-type="float" office:value="7" calcext:value-type="float">
            <text:p>7</text:p>
          </table:table-cell>
          <table:table-cell office:value-type="float" office:value="-33" calcext:value-type="float">
            <text:p>-33</text:p>
          </table:table-cell>
          <table:table-cell office:value-type="float" office:value="-16" calcext:value-type="float">
            <text:p>-16</text:p>
          </table:table-cell>
          <table:table-cell office:value-type="float" office:value="-27" calcext:value-type="float">
            <text:p>-27</text:p>
          </table:table-cell>
          <table:table-cell office:value-type="float" office:value="-52" calcext:value-type="float">
            <text:p>-5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-39" calcext:value-type="float">
            <text:p>-39</text:p>
          </table:table-cell>
          <table:table-cell office:value-type="float" office:value="-19" calcext:value-type="float">
            <text:p>-19</text:p>
          </table:table-cell>
          <table:table-cell office:value-type="float" office:value="-52" calcext:value-type="float">
            <text:p>-52</text:p>
          </table:table-cell>
          <table:table-cell office:value-type="float" office:value="-63" calcext:value-type="float">
            <text:p>-63</text:p>
          </table:table-cell>
          <table:table-cell office:value-type="float" office:value="-4" calcext:value-type="float">
            <text:p>-4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2">
          <table:table-cell office:value-type="date" office:date-value="2020-07-20" calcext:value-type="date">
            <text:p>07/20/20</text:p>
          </table:table-cell>
          <table:table-cell table:number-columns-repeated="4"/>
          <table:table-cell office:value-type="float" office:value="749" calcext:value-type="float">
            <text:p>749</text:p>
          </table:table-cell>
          <table:table-cell office:value-type="float" office:value="29" calcext:value-type="float">
            <text:p>29</text:p>
          </table:table-cell>
          <table:table-cell office:value-type="float" office:value="221" calcext:value-type="float">
            <text:p>221</text:p>
          </table:table-cell>
          <table:table-cell table:formula="of:=[.F194]-[.G194]-[.H194]" office:value-type="float" office:value="499" calcext:value-type="float">
            <text:p>499</text:p>
          </table:table-cell>
          <table:table-cell table:formula="of:=[.G194]/[.F180]" office:value-type="float" office:value="0.0838150289017341" calcext:value-type="float">
            <text:p>0.083815028901734</text:p>
          </table:table-cell>
          <table:table-cell table:formula="of:=33467077-[.F194]" office:value-type="float" office:value="33466328" calcext:value-type="float">
            <text:p>33466328</text:p>
          </table:table-cell>
          <table:table-cell table:formula="of:=MAX(0;NORMINV(RAND()*0.5+0.5;MAX([.I201];1);MAX(0.25*[.I201];1)))" office:value-type="float" office:value="917.342075147003" calcext:value-type="float">
            <text:p>917.342075147003</text:p>
          </table:table-cell>
          <table:table-cell table:formula="of:=[.L194]-[.L193]" office:value-type="float" office:value="177.325865716202" calcext:value-type="float">
            <text:p>177.325865716202</text:p>
          </table:table-cell>
          <table:table-cell table:formula="of:=[.I194]-[.I193]" office:value-type="float" office:value="44" calcext:value-type="float">
            <text:p>44</text:p>
          </table:table-cell>
          <table:table-cell office:value-type="float" office:value="-23" calcext:value-type="float">
            <text:p>-23</text:p>
          </table:table-cell>
          <table:table-cell office:value-type="float" office:value="-13" calcext:value-type="float">
            <text:p>-13</text:p>
          </table:table-cell>
          <table:table-cell office:value-type="float" office:value="-11" calcext:value-type="float">
            <text:p>-11</text:p>
          </table:table-cell>
          <table:table-cell office:value-type="float" office:value="-38" calcext:value-type="float">
            <text:p>-38</text:p>
          </table:table-cell>
          <table:table-cell office:value-type="float" office:value="-19" calcext:value-type="float">
            <text:p>-19</text:p>
          </table:table-cell>
          <table:table-cell office:value-type="float" office:value="16" calcext:value-type="float">
            <text:p>16</text:p>
          </table:table-cell>
          <table:table-cell office:value-type="float" office:value="-28" calcext:value-type="float">
            <text:p>-28</text:p>
          </table:table-cell>
          <table:table-cell office:value-type="float" office:value="-16" calcext:value-type="float">
            <text:p>-16</text:p>
          </table:table-cell>
          <table:table-cell office:value-type="float" office:value="-31" calcext:value-type="float">
            <text:p>-31</text:p>
          </table:table-cell>
          <table:table-cell office:value-type="float" office:value="-51" calcext:value-type="float">
            <text:p>-51</text:p>
          </table:table-cell>
          <table:table-cell office:value-type="float" office:value="-26" calcext:value-type="float">
            <text:p>-26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2">
          <table:table-cell office:value-type="date" office:date-value="2020-07-21" calcext:value-type="date">
            <text:p>07/21/2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lamity State</text:p>
          </table:table-cell>
          <table:table-cell office:value-type="float" office:value="779" calcext:value-type="float">
            <text:p>779</text:p>
          </table:table-cell>
          <table:table-cell office:value-type="float" office:value="30" calcext:value-type="float">
            <text:p>30</text:p>
          </table:table-cell>
          <table:table-cell office:value-type="float" office:value="221" calcext:value-type="float">
            <text:p>221</text:p>
          </table:table-cell>
          <table:table-cell table:formula="of:=[.F195]-[.G195]-[.H195]" office:value-type="float" office:value="528" calcext:value-type="float">
            <text:p>528</text:p>
          </table:table-cell>
          <table:table-cell table:formula="of:=[.G195]/[.F181]" office:value-type="float" office:value="0.077720207253886" calcext:value-type="float">
            <text:p>0.077720207253886</text:p>
          </table:table-cell>
          <table:table-cell table:formula="of:=33467077-[.F195]" office:value-type="float" office:value="33466298" calcext:value-type="float">
            <text:p>33466298</text:p>
          </table:table-cell>
          <table:table-cell table:formula="of:=MAX(0;NORMINV(RAND()*0.5+0.5;MAX([.I202];1);MAX(0.25*[.I202];1)))" office:value-type="float" office:value="976.820420097916" calcext:value-type="float">
            <text:p>976.820420097916</text:p>
          </table:table-cell>
          <table:table-cell table:formula="of:=[.L195]-[.L194]" office:value-type="float" office:value="59.478344950913" calcext:value-type="float">
            <text:p>59.478344950913</text:p>
          </table:table-cell>
          <table:table-cell table:formula="of:=[.I195]-[.I194]" office:value-type="float" office:value="29" calcext:value-type="float">
            <text:p>29</text:p>
          </table:table-cell>
          <table:table-cell office:value-type="float" office:value="-23" calcext:value-type="float">
            <text:p>-23</text:p>
          </table:table-cell>
          <table:table-cell office:value-type="float" office:value="-9" calcext:value-type="float">
            <text:p>-9</text:p>
          </table:table-cell>
          <table:table-cell office:value-type="float" office:value="-17" calcext:value-type="float">
            <text:p>-17</text:p>
          </table:table-cell>
          <table:table-cell office:value-type="float" office:value="-37" calcext:value-type="float">
            <text:p>-37</text:p>
          </table:table-cell>
          <table:table-cell office:value-type="float" office:value="-21" calcext:value-type="float">
            <text:p>-21</text:p>
          </table:table-cell>
          <table:table-cell office:value-type="float" office:value="15" calcext:value-type="float">
            <text:p>15</text:p>
          </table:table-cell>
          <table:table-cell office:value-type="float" office:value="-27" calcext:value-type="float">
            <text:p>-27</text:p>
          </table:table-cell>
          <table:table-cell office:value-type="float" office:value="-10" calcext:value-type="float">
            <text:p>-10</text:p>
          </table:table-cell>
          <table:table-cell office:value-type="float" office:value="-36" calcext:value-type="float">
            <text:p>-36</text:p>
          </table:table-cell>
          <table:table-cell office:value-type="float" office:value="-46" calcext:value-type="float">
            <text:p>-46</text:p>
          </table:table-cell>
          <table:table-cell office:value-type="float" office:value="-28" calcext:value-type="float">
            <text:p>-28</text:p>
          </table:table-cell>
          <table:table-cell office:value-type="float" office:value="17" calcext:value-type="float">
            <text:p>17</text:p>
          </table:table-cell>
          <table:table-cell table:number-columns-repeated="998"/>
        </table:table-row>
        <table:table-row table:style-name="ro2">
          <table:table-cell office:value-type="date" office:date-value="2020-07-22" calcext:value-type="date">
            <text:p>07/22/20</text:p>
          </table:table-cell>
          <table:table-cell table:number-columns-repeated="4"/>
          <table:table-cell office:value-type="float" office:value="812" calcext:value-type="float">
            <text:p>812</text:p>
          </table:table-cell>
          <table:table-cell office:value-type="float" office:value="33" calcext:value-type="float">
            <text:p>33</text:p>
          </table:table-cell>
          <table:table-cell office:value-type="float" office:value="221" calcext:value-type="float">
            <text:p>221</text:p>
          </table:table-cell>
          <table:table-cell table:formula="of:=[.F196]-[.G196]-[.H196]" office:value-type="float" office:value="558" calcext:value-type="float">
            <text:p>558</text:p>
          </table:table-cell>
          <table:table-cell table:formula="of:=[.G196]/[.F182]" office:value-type="float" office:value="0.0854922279792746" calcext:value-type="float">
            <text:p>0.085492227979275</text:p>
          </table:table-cell>
          <table:table-cell table:formula="of:=33467077-[.F196]" office:value-type="float" office:value="33466265" calcext:value-type="float">
            <text:p>33466265</text:p>
          </table:table-cell>
          <table:table-cell table:formula="of:=MAX(0;NORMINV(RAND()*0.5+0.5;MAX([.I203];1);MAX(0.25*[.I203];1)))" office:value-type="float" office:value="999.573978300835" calcext:value-type="float">
            <text:p>999.573978300835</text:p>
          </table:table-cell>
          <table:table-cell table:formula="of:=[.L196]-[.L195]" office:value-type="float" office:value="22.7535582029187" calcext:value-type="float">
            <text:p>22.7535582029187</text:p>
          </table:table-cell>
          <table:table-cell table:formula="of:=[.I196]-[.I195]" office:value-type="float" office:value="30" calcext:value-type="float">
            <text:p>30</text:p>
          </table:table-cell>
          <table:table-cell office:value-type="float" office:value="-25" calcext:value-type="float">
            <text:p>-25</text:p>
          </table:table-cell>
          <table:table-cell office:value-type="float" office:value="-15" calcext:value-type="float">
            <text:p>-15</text:p>
          </table:table-cell>
          <table:table-cell office:value-type="float" office:value="-18" calcext:value-type="float">
            <text:p>-18</text:p>
          </table:table-cell>
          <table:table-cell office:value-type="float" office:value="-42" calcext:value-type="float">
            <text:p>-42</text:p>
          </table:table-cell>
          <table:table-cell office:value-type="float" office:value="-21" calcext:value-type="float">
            <text:p>-21</text:p>
          </table:table-cell>
          <table:table-cell office:value-type="float" office:value="15" calcext:value-type="float">
            <text:p>15</text:p>
          </table:table-cell>
          <table:table-cell office:value-type="float" office:value="-29" calcext:value-type="float">
            <text:p>-29</text:p>
          </table:table-cell>
          <table:table-cell office:value-type="float" office:value="-19" calcext:value-type="float">
            <text:p>-19</text:p>
          </table:table-cell>
          <table:table-cell office:value-type="float" office:value="-38" calcext:value-type="float">
            <text:p>-38</text:p>
          </table:table-cell>
          <table:table-cell office:value-type="float" office:value="-53" calcext:value-type="float">
            <text:p>-53</text:p>
          </table:table-cell>
          <table:table-cell office:value-type="float" office:value="-28" calcext:value-type="float">
            <text:p>-28</text:p>
          </table:table-cell>
          <table:table-cell office:value-type="float" office:value="17" calcext:value-type="float">
            <text:p>17</text:p>
          </table:table-cell>
          <table:table-cell table:number-columns-repeated="998"/>
        </table:table-row>
        <table:table-row table:style-name="ro2">
          <table:table-cell office:value-type="date" office:date-value="2020-07-23" calcext:value-type="date">
            <text:p>07/23/20</text:p>
          </table:table-cell>
          <table:table-cell table:number-columns-repeated="4"/>
          <table:table-cell office:value-type="float" office:value="851" calcext:value-type="float">
            <text:p>851</text:p>
          </table:table-cell>
          <table:table-cell office:value-type="float" office:value="33" calcext:value-type="float">
            <text:p>33</text:p>
          </table:table-cell>
          <table:table-cell office:value-type="float" office:value="236" calcext:value-type="float">
            <text:p>236</text:p>
          </table:table-cell>
          <table:table-cell table:formula="of:=[.F197]-[.G197]-[.H197]" office:value-type="float" office:value="582" calcext:value-type="float">
            <text:p>582</text:p>
          </table:table-cell>
          <table:table-cell table:formula="of:=[.G197]/[.F183]" office:value-type="float" office:value="0.0833333333333333" calcext:value-type="float">
            <text:p>0.083333333333333</text:p>
          </table:table-cell>
          <table:table-cell table:formula="of:=33467077-[.F197]" office:value-type="float" office:value="33466226" calcext:value-type="float">
            <text:p>33466226</text:p>
          </table:table-cell>
          <table:table-cell table:formula="of:=MAX(0;NORMINV(RAND()*0.5+0.5;MAX([.I204];1);MAX(0.25*[.I204];1)))" office:value-type="float" office:value="675.87216507424" calcext:value-type="float">
            <text:p>675.87216507424</text:p>
          </table:table-cell>
          <table:table-cell table:formula="of:=[.L197]-[.L196]" office:value-type="float" office:value="-323.701813226595" calcext:value-type="float">
            <text:p>-323.701813226595</text:p>
          </table:table-cell>
          <table:table-cell table:formula="of:=[.I197]-[.I196]" office:value-type="float" office:value="24" calcext:value-type="float">
            <text:p>24</text:p>
          </table:table-cell>
          <table:table-cell office:value-type="float" office:value="-22" calcext:value-type="float">
            <text:p>-22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37" calcext:value-type="float">
            <text:p>-37</text:p>
          </table:table-cell>
          <table:table-cell office:value-type="float" office:value="-20" calcext:value-type="float">
            <text:p>-20</text:p>
          </table:table-cell>
          <table:table-cell office:value-type="float" office:value="13" calcext:value-type="float">
            <text:p>13</text:p>
          </table:table-cell>
          <table:table-cell office:value-type="float" office:value="-27" calcext:value-type="float">
            <text:p>-27</text:p>
          </table:table-cell>
          <table:table-cell office:value-type="float" office:value="-8" calcext:value-type="float">
            <text:p>-8</text:p>
          </table:table-cell>
          <table:table-cell office:value-type="float" office:value="-27" calcext:value-type="float">
            <text:p>-27</text:p>
          </table:table-cell>
          <table:table-cell office:value-type="float" office:value="-48" calcext:value-type="float">
            <text:p>-48</text:p>
          </table:table-cell>
          <table:table-cell office:value-type="float" office:value="-27" calcext:value-type="float">
            <text:p>-27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2">
          <table:table-cell office:value-type="date" office:date-value="2020-07-24" calcext:value-type="date">
            <text:p>07/24/20</text:p>
          </table:table-cell>
          <table:table-cell table:number-columns-repeated="4"/>
          <table:table-cell office:value-type="float" office:value="880" calcext:value-type="float">
            <text:p>880</text:p>
          </table:table-cell>
          <table:table-cell office:value-type="float" office:value="35" calcext:value-type="float">
            <text:p>35</text:p>
          </table:table-cell>
          <table:table-cell office:value-type="float" office:value="241" calcext:value-type="float">
            <text:p>241</text:p>
          </table:table-cell>
          <table:table-cell table:formula="of:=[.F198]-[.G198]-[.H198]" office:value-type="float" office:value="604" calcext:value-type="float">
            <text:p>604</text:p>
          </table:table-cell>
          <table:table-cell table:formula="of:=[.G198]/[.F184]" office:value-type="float" office:value="0.0764192139737991" calcext:value-type="float">
            <text:p>0.076419213973799</text:p>
          </table:table-cell>
          <table:table-cell table:formula="of:=33467077-[.F198]" office:value-type="float" office:value="33466197" calcext:value-type="float">
            <text:p>33466197</text:p>
          </table:table-cell>
          <table:table-cell table:formula="of:=MAX(0;NORMINV(RAND()*0.5+0.5;MAX([.I205];1);MAX(0.25*[.I205];1)))" office:value-type="float" office:value="770.658435955461" calcext:value-type="float">
            <text:p>770.658435955461</text:p>
          </table:table-cell>
          <table:table-cell table:formula="of:=[.L198]-[.L197]" office:value-type="float" office:value="94.7862708812209" calcext:value-type="float">
            <text:p>94.7862708812209</text:p>
          </table:table-cell>
          <table:table-cell table:formula="of:=[.I198]-[.I197]" office:value-type="float" office:value="22" calcext:value-type="float">
            <text:p>22</text:p>
          </table:table-cell>
          <table:table-cell office:value-type="float" office:value="-22" calcext:value-type="float">
            <text:p>-22</text:p>
          </table:table-cell>
          <table:table-cell office:value-type="float" office:value="-4" calcext:value-type="float">
            <text:p>-4</text:p>
          </table:table-cell>
          <table:table-cell office:value-type="float" office:value="-13" calcext:value-type="float">
            <text:p>-13</text:p>
          </table:table-cell>
          <table:table-cell office:value-type="float" office:value="-38" calcext:value-type="float">
            <text:p>-38</text:p>
          </table:table-cell>
          <table:table-cell office:value-type="float" office:value="-19" calcext:value-type="float">
            <text:p>-19</text:p>
          </table:table-cell>
          <table:table-cell office:value-type="float" office:value="17" calcext:value-type="float">
            <text:p>17</text:p>
          </table:table-cell>
          <table:table-cell office:value-type="float" office:value="-28" calcext:value-type="float">
            <text:p>-28</text:p>
          </table:table-cell>
          <table:table-cell office:value-type="float" office:value="-9" calcext:value-type="float">
            <text:p>-9</text:p>
          </table:table-cell>
          <table:table-cell office:value-type="float" office:value="-35" calcext:value-type="float">
            <text:p>-35</text:p>
          </table:table-cell>
          <table:table-cell office:value-type="float" office:value="-51" calcext:value-type="float">
            <text:p>-51</text:p>
          </table:table-cell>
          <table:table-cell office:value-type="float" office:value="-26" calcext:value-type="float">
            <text:p>-26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2">
          <table:table-cell office:value-type="date" office:date-value="2020-07-25" calcext:value-type="date">
            <text:p>07/25/20</text:p>
          </table:table-cell>
          <table:table-cell table:number-columns-repeated="4"/>
          <table:table-cell office:value-type="float" office:value="916" calcext:value-type="float">
            <text:p>916</text:p>
          </table:table-cell>
          <table:table-cell office:value-type="float" office:value="39" calcext:value-type="float">
            <text:p>39</text:p>
          </table:table-cell>
          <table:table-cell office:value-type="float" office:value="242" calcext:value-type="float">
            <text:p>242</text:p>
          </table:table-cell>
          <table:table-cell table:formula="of:=[.F199]-[.G199]-[.H199]" office:value-type="float" office:value="635" calcext:value-type="float">
            <text:p>635</text:p>
          </table:table-cell>
          <table:table-cell table:formula="of:=[.G199]/[.F185]" office:value-type="float" office:value="0.0844155844155844" calcext:value-type="float">
            <text:p>0.084415584415585</text:p>
          </table:table-cell>
          <table:table-cell table:formula="of:=33467077-[.F199]" office:value-type="float" office:value="33466161" calcext:value-type="float">
            <text:p>33466161</text:p>
          </table:table-cell>
          <table:table-cell table:formula="of:=MAX(0;NORMINV(RAND()*0.5+0.5;MAX([.I206];1);MAX(0.25*[.I206];1)))" office:value-type="float" office:value="764.571054608848" calcext:value-type="float">
            <text:p>764.571054608848</text:p>
          </table:table-cell>
          <table:table-cell table:formula="of:=[.L199]-[.L198]" office:value-type="float" office:value="-6.08738134661371" calcext:value-type="float">
            <text:p>-6.08738134661371</text:p>
          </table:table-cell>
          <table:table-cell table:formula="of:=[.I199]-[.I198]" office:value-type="float" office:value="31" calcext:value-type="float">
            <text:p>31</text:p>
          </table:table-cell>
          <table:table-cell office:value-type="float" office:value="-17" calcext:value-type="float">
            <text:p>-17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28" calcext:value-type="float">
            <text:p>-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24" calcext:value-type="float">
            <text:p>-24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2">
          <table:table-cell office:value-type="date" office:date-value="2020-07-26" calcext:value-type="date">
            <text:p>07/26/20</text:p>
          </table:table-cell>
          <table:table-cell table:number-columns-repeated="4"/>
          <table:table-cell office:value-type="float" office:value="932" calcext:value-type="float">
            <text:p>932</text:p>
          </table:table-cell>
          <table:table-cell office:value-type="float" office:value="40" calcext:value-type="float">
            <text:p>40</text:p>
          </table:table-cell>
          <table:table-cell office:value-type="float" office:value="242" calcext:value-type="float">
            <text:p>242</text:p>
          </table:table-cell>
          <table:table-cell table:formula="of:=[.F200]-[.G200]-[.H200]" office:value-type="float" office:value="650" calcext:value-type="float">
            <text:p>650</text:p>
          </table:table-cell>
          <table:table-cell table:formula="of:=[.G200]/[.F186]" office:value-type="float" office:value="0.0790513833992095" calcext:value-type="float">
            <text:p>0.07905138339921</text:p>
          </table:table-cell>
          <table:table-cell table:formula="of:=33467077-[.F200]" office:value-type="float" office:value="33466145" calcext:value-type="float">
            <text:p>33466145</text:p>
          </table:table-cell>
          <table:table-cell table:formula="of:=MAX(0;NORMINV(RAND()*0.5+0.5;MAX([.I207];1);MAX(0.25*[.I207];1)))" office:value-type="float" office:value="717.104066332955" calcext:value-type="float">
            <text:p>717.104066332955</text:p>
          </table:table-cell>
          <table:table-cell table:formula="of:=[.L200]-[.L199]" office:value-type="float" office:value="-47.4669882758925" calcext:value-type="float">
            <text:p>-47.4669882758925</text:p>
          </table:table-cell>
          <table:table-cell table:formula="of:=[.I200]-[.I199]" office:value-type="float" office:value="15" calcext:value-type="float">
            <text:p>15</text:p>
          </table:table-cell>
          <table:table-cell office:value-type="float" office:value="-30" calcext:value-type="float">
            <text:p>-30</text:p>
          </table:table-cell>
          <table:table-cell office:value-type="float" office:value="-8" calcext:value-type="float">
            <text:p>-8</text:p>
          </table:table-cell>
          <table:table-cell office:value-type="float" office:value="-21" calcext:value-type="float">
            <text:p>-21</text:p>
          </table:table-cell>
          <table:table-cell office:value-type="float" office:value="-47" calcext:value-type="float">
            <text:p>-4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36" calcext:value-type="float">
            <text:p>-36</text:p>
          </table:table-cell>
          <table:table-cell office:value-type="float" office:value="-11" calcext:value-type="float">
            <text:p>-11</text:p>
          </table:table-cell>
          <table:table-cell office:value-type="float" office:value="-49" calcext:value-type="float">
            <text:p>-49</text:p>
          </table:table-cell>
          <table:table-cell office:value-type="float" office:value="-59" calcext:value-type="float">
            <text:p>-59</text:p>
          </table:table-cell>
          <table:table-cell office:value-type="float" office:value="-5" calcext:value-type="float">
            <text:p>-5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7-27" calcext:value-type="date">
            <text:p>07/27/20</text:p>
          </table:table-cell>
          <table:table-cell table:number-columns-repeated="4"/>
          <table:table-cell office:value-type="float" office:value="950" calcext:value-type="float">
            <text:p>950</text:p>
          </table:table-cell>
          <table:table-cell office:value-type="float" office:value="41" calcext:value-type="float">
            <text:p>41</text:p>
          </table:table-cell>
          <table:table-cell office:value-type="float" office:value="242" calcext:value-type="float">
            <text:p>242</text:p>
          </table:table-cell>
          <table:table-cell table:formula="of:=[.F201]-[.G201]-[.H201]" office:value-type="float" office:value="667" calcext:value-type="float">
            <text:p>667</text:p>
          </table:table-cell>
          <table:table-cell table:formula="of:=[.G201]/[.F187]" office:value-type="float" office:value="0.0780952380952381" calcext:value-type="float">
            <text:p>0.078095238095238</text:p>
          </table:table-cell>
          <table:table-cell table:formula="of:=33467077-[.F201]" office:value-type="float" office:value="33466127" calcext:value-type="float">
            <text:p>33466127</text:p>
          </table:table-cell>
          <table:table-cell table:formula="of:=MAX(0;NORMINV(RAND()*0.5+0.5;MAX([.I208];1);MAX(0.25*[.I208];1)))" office:value-type="float" office:value="1063.94979690465" calcext:value-type="float">
            <text:p>1063.94979690465</text:p>
          </table:table-cell>
          <table:table-cell table:formula="of:=[.L201]-[.L200]" office:value-type="float" office:value="346.845730571699" calcext:value-type="float">
            <text:p>346.845730571699</text:p>
          </table:table-cell>
          <table:table-cell table:formula="of:=[.I201]-[.I200]" office:value-type="float" office:value="17" calcext:value-type="float">
            <text:p>17</text:p>
          </table:table-cell>
          <table:table-cell office:value-type="float" office:value="-16" calcext:value-type="float">
            <text:p>-16</text:p>
          </table:table-cell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  <table:table-cell office:value-type="float" office:value="-35" calcext:value-type="float">
            <text:p>-35</text:p>
          </table:table-cell>
          <table:table-cell office:value-type="float" office:value="-18" calcext:value-type="float">
            <text:p>-18</text:p>
          </table:table-cell>
          <table:table-cell office:value-type="float" office:value="14" calcext:value-type="float">
            <text:p>14</text:p>
          </table:table-cell>
          <table:table-cell office:value-type="float" office:value="-23" calcext:value-type="float">
            <text:p>-23</text:p>
          </table:table-cell>
          <table:table-cell office:value-type="float" office:value="-9" calcext:value-type="float">
            <text:p>-9</text:p>
          </table:table-cell>
          <table:table-cell office:value-type="float" office:value="-29" calcext:value-type="float">
            <text:p>-29</text:p>
          </table:table-cell>
          <table:table-cell office:value-type="float" office:value="-50" calcext:value-type="float">
            <text:p>-50</text:p>
          </table:table-cell>
          <table:table-cell office:value-type="float" office:value="-25" calcext:value-type="float">
            <text:p>-25</text:p>
          </table:table-cell>
          <table:table-cell office:value-type="float" office:value="17" calcext:value-type="float">
            <text:p>17</text:p>
          </table:table-cell>
          <table:table-cell table:number-columns-repeated="998"/>
        </table:table-row>
        <table:table-row table:style-name="ro2">
          <table:table-cell office:value-type="date" office:date-value="2020-07-28" calcext:value-type="date">
            <text:p>07/28/20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47" calcext:value-type="float">
            <text:p>47</text:p>
          </table:table-cell>
          <table:table-cell office:value-type="float" office:value="266" calcext:value-type="float">
            <text:p>266</text:p>
          </table:table-cell>
          <table:table-cell table:formula="of:=[.F202]-[.G202]-[.H202]" office:value-type="float" office:value="687" calcext:value-type="float">
            <text:p>687</text:p>
          </table:table-cell>
          <table:table-cell table:formula="of:=[.G202]/[.F188]" office:value-type="float" office:value="0.0868761552680222" calcext:value-type="float">
            <text:p>0.086876155268022</text:p>
          </table:table-cell>
          <table:table-cell table:formula="of:=33467077-[.F202]" office:value-type="float" office:value="33466077" calcext:value-type="float">
            <text:p>33466077</text:p>
          </table:table-cell>
          <table:table-cell table:formula="of:=MAX(0;NORMINV(RAND()*0.5+0.5;MAX([.I209];1);MAX(0.25*[.I209];1)))" office:value-type="float" office:value="1030.64954233038" calcext:value-type="float">
            <text:p>1030.64954233038</text:p>
          </table:table-cell>
          <table:table-cell table:formula="of:=[.L202]-[.L201]" office:value-type="float" office:value="-33.3002545742702" calcext:value-type="float">
            <text:p>-33.3002545742702</text:p>
          </table:table-cell>
          <table:table-cell table:formula="of:=[.I202]-[.I201]" office:value-type="float" office:value="20" calcext:value-type="float">
            <text:p>20</text:p>
          </table:table-cell>
          <table:table-cell office:value-type="float" office:value="-14" calcext:value-type="float">
            <text:p>-14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-31" calcext:value-type="float">
            <text:p>-31</text:p>
          </table:table-cell>
          <table:table-cell office:value-type="float" office:value="-19" calcext:value-type="float">
            <text:p>-19</text:p>
          </table:table-cell>
          <table:table-cell office:value-type="float" office:value="13" calcext:value-type="float">
            <text:p>13</text:p>
          </table:table-cell>
          <table:table-cell office:value-type="float" office:value="-19" calcext:value-type="float">
            <text:p>-19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42" calcext:value-type="float">
            <text:p>-42</text:p>
          </table:table-cell>
          <table:table-cell office:value-type="float" office:value="-27" calcext:value-type="float">
            <text:p>-27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2">
          <table:table-cell office:value-type="date" office:date-value="2020-07-29" calcext:value-type="date">
            <text:p>07/29/20</text:p>
          </table:table-cell>
          <table:table-cell table:number-columns-repeated="4"/>
          <table:table-cell office:value-type="float" office:value="1078" calcext:value-type="float">
            <text:p>1078</text:p>
          </table:table-cell>
          <table:table-cell office:value-type="float" office:value="48" calcext:value-type="float">
            <text:p>48</text:p>
          </table:table-cell>
          <table:table-cell office:value-type="float" office:value="301" calcext:value-type="float">
            <text:p>301</text:p>
          </table:table-cell>
          <table:table-cell table:formula="of:=[.F203]-[.G203]-[.H203]" office:value-type="float" office:value="729" calcext:value-type="float">
            <text:p>729</text:p>
          </table:table-cell>
          <table:table-cell table:formula="of:=[.G203]/[.F189]" office:value-type="float" office:value="0.0833333333333333" calcext:value-type="float">
            <text:p>0.083333333333333</text:p>
          </table:table-cell>
          <table:table-cell table:formula="of:=33467077-[.F203]" office:value-type="float" office:value="33465999" calcext:value-type="float">
            <text:p>33465999</text:p>
          </table:table-cell>
          <table:table-cell table:formula="of:=MAX(0;NORMINV(RAND()*0.5+0.5;MAX([.I210];1);MAX(0.25*[.I210];1)))" office:value-type="float" office:value="861.559918550626" calcext:value-type="float">
            <text:p>861.559918550626</text:p>
          </table:table-cell>
          <table:table-cell table:formula="of:=[.L203]-[.L202]" office:value-type="float" office:value="-169.089623779758" calcext:value-type="float">
            <text:p>-169.089623779758</text:p>
          </table:table-cell>
          <table:table-cell table:formula="of:=[.I203]-[.I202]" office:value-type="float" office:value="42" calcext:value-type="float">
            <text:p>42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31" calcext:value-type="float">
            <text:p>-31</text:p>
          </table:table-cell>
          <table:table-cell office:value-type="float" office:value="-19" calcext:value-type="float">
            <text:p>-19</text:p>
          </table:table-cell>
          <table:table-cell office:value-type="float" office:value="13" calcext:value-type="float">
            <text:p>13</text:p>
          </table:table-cell>
          <table:table-cell office:value-type="float" office:value="-15" calcext:value-type="float">
            <text:p>-15</text:p>
          </table:table-cell>
          <table:table-cell office:value-type="float" office:value="-5" calcext:value-type="float">
            <text:p>-5</text:p>
          </table:table-cell>
          <table:table-cell office:value-type="float" office:value="-25" calcext:value-type="float">
            <text:p>-25</text:p>
          </table:table-cell>
          <table:table-cell office:value-type="float" office:value="-44" calcext:value-type="float">
            <text:p>-44</text:p>
          </table:table-cell>
          <table:table-cell office:value-type="float" office:value="-27" calcext:value-type="float">
            <text:p>-27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2">
          <table:table-cell office:value-type="date" office:date-value="2020-07-30" calcext:value-type="date">
            <text:p>07/30/20</text:p>
          </table:table-cell>
          <table:table-cell table:number-columns-repeated="4"/>
          <table:table-cell office:value-type="float" office:value="1109" calcext:value-type="float">
            <text:p>1109</text:p>
          </table:table-cell>
          <table:table-cell office:value-type="float" office:value="51" calcext:value-type="float">
            <text:p>51</text:p>
          </table:table-cell>
          <table:table-cell office:value-type="float" office:value="395" calcext:value-type="float">
            <text:p>395</text:p>
          </table:table-cell>
          <table:table-cell table:formula="of:=[.F204]-[.G204]-[.H204]" office:value-type="float" office:value="663" calcext:value-type="float">
            <text:p>663</text:p>
          </table:table-cell>
          <table:table-cell table:formula="of:=[.G204]/[.F190]" office:value-type="float" office:value="0.0840197693574959" calcext:value-type="float">
            <text:p>0.084019769357496</text:p>
          </table:table-cell>
          <table:table-cell table:formula="of:=33467077-[.F204]" office:value-type="float" office:value="33465968" calcext:value-type="float">
            <text:p>33465968</text:p>
          </table:table-cell>
          <table:table-cell table:formula="of:=MAX(0;NORMINV(RAND()*0.5+0.5;MAX([.I211];1);MAX(0.25*[.I211];1)))" office:value-type="float" office:value="1026.41705874762" calcext:value-type="float">
            <text:p>1026.41705874762</text:p>
          </table:table-cell>
          <table:table-cell table:formula="of:=[.L204]-[.L203]" office:value-type="float" office:value="164.857140196994" calcext:value-type="float">
            <text:p>164.857140196994</text:p>
          </table:table-cell>
          <table:table-cell table:formula="of:=[.I204]-[.I203]" office:value-type="float" office:value="-66" calcext:value-type="float">
            <text:p>-66</text:p>
          </table:table-cell>
          <table:table-cell office:value-type="float" office:value="-9" calcext:value-type="float">
            <text:p>-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-24" calcext:value-type="float">
            <text:p>-24</text:p>
          </table:table-cell>
          <table:table-cell office:value-type="float" office:value="-19" calcext:value-type="float">
            <text:p>-19</text:p>
          </table:table-cell>
          <table:table-cell office:value-type="float" office:value="12" calcext:value-type="float">
            <text:p>12</text:p>
          </table:table-cell>
          <table:table-cell office:value-type="float" office:value="-16" calcext:value-type="float">
            <text:p>-16</text:p>
          </table:table-cell>
          <table:table-cell office:value-type="float" office:value="9" calcext:value-type="float">
            <text:p>9</text:p>
          </table:table-cell>
          <table:table-cell office:value-type="float" office:value="-13" calcext:value-type="float">
            <text:p>-13</text:p>
          </table:table-cell>
          <table:table-cell office:value-type="float" office:value="-37" calcext:value-type="float">
            <text:p>-37</text:p>
          </table:table-cell>
          <table:table-cell office:value-type="float" office:value="-27" calcext:value-type="float">
            <text:p>-27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7-31" calcext:value-type="date">
            <text:p>07/31/20</text:p>
          </table:table-cell>
          <table:table-cell table:number-columns-repeated="4"/>
          <table:table-cell office:value-type="float" office:value="1148" calcext:value-type="float">
            <text:p>1148</text:p>
          </table:table-cell>
          <table:table-cell office:value-type="float" office:value="52" calcext:value-type="float">
            <text:p>52</text:p>
          </table:table-cell>
          <table:table-cell office:value-type="float" office:value="437" calcext:value-type="float">
            <text:p>437</text:p>
          </table:table-cell>
          <table:table-cell table:formula="of:=[.F205]-[.G205]-[.H205]" office:value-type="float" office:value="659" calcext:value-type="float">
            <text:p>659</text:p>
          </table:table-cell>
          <table:table-cell table:formula="of:=[.G205]/[.F191]" office:value-type="float" office:value="0.0815047021943574" calcext:value-type="float">
            <text:p>0.081504702194357</text:p>
          </table:table-cell>
          <table:table-cell table:formula="of:=33467077-[.F205]" office:value-type="float" office:value="33465929" calcext:value-type="float">
            <text:p>33465929</text:p>
          </table:table-cell>
          <table:table-cell table:formula="of:=MAX(0;NORMINV(RAND()*0.5+0.5;MAX([.I212];1);MAX(0.25*[.I212];1)))" office:value-type="float" office:value="1062.67943551725" calcext:value-type="float">
            <text:p>1062.67943551725</text:p>
          </table:table-cell>
          <table:table-cell table:formula="of:=[.L205]-[.L204]" office:value-type="float" office:value="36.2623767696296" calcext:value-type="float">
            <text:p>36.2623767696296</text:p>
          </table:table-cell>
          <table:table-cell table:formula="of:=[.I205]-[.I204]" office:value-type="float" office:value="-4" calcext:value-type="float">
            <text:p>-4</text:p>
          </table:table-cell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-27" calcext:value-type="float">
            <text:p>-27</text:p>
          </table:table-cell>
          <table:table-cell office:value-type="float" office:value="-18" calcext:value-type="float">
            <text:p>-18</text:p>
          </table:table-cell>
          <table:table-cell office:value-type="float" office:value="14" calcext:value-type="float">
            <text:p>14</text:p>
          </table:table-cell>
          <table:table-cell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-42" calcext:value-type="float">
            <text:p>-42</text:p>
          </table:table-cell>
          <table:table-cell office:value-type="float" office:value="-26" calcext:value-type="float">
            <text:p>-26</text:p>
          </table:table-cell>
          <table:table-cell office:value-type="float" office:value="17" calcext:value-type="float">
            <text:p>17</text:p>
          </table:table-cell>
          <table:table-cell table:number-columns-repeated="998"/>
        </table:table-row>
        <table:table-row table:style-name="ro2">
          <table:table-cell office:value-type="date" office:date-value="2020-08-01" calcext:value-type="date">
            <text:p>08/01/2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lamity State</text:p>
          </table:table-cell>
          <table:table-cell office:value-type="float" office:value="1164" calcext:value-type="float">
            <text:p>1164</text:p>
          </table:table-cell>
          <table:table-cell office:value-type="float" office:value="54" calcext:value-type="float">
            <text:p>54</text:p>
          </table:table-cell>
          <table:table-cell office:value-type="float" office:value="460" calcext:value-type="float">
            <text:p>460</text:p>
          </table:table-cell>
          <table:table-cell table:formula="of:=[.F206]-[.G206]-[.H206]" office:value-type="float" office:value="650" calcext:value-type="float">
            <text:p>650</text:p>
          </table:table-cell>
          <table:table-cell table:formula="of:=[.G206]/[.F192]" office:value-type="float" office:value="0.0786026200873363" calcext:value-type="float">
            <text:p>0.078602620087336</text:p>
          </table:table-cell>
          <table:table-cell table:formula="of:=33467077-[.F206]" office:value-type="float" office:value="33465913" calcext:value-type="float">
            <text:p>33465913</text:p>
          </table:table-cell>
          <table:table-cell table:formula="of:=MAX(0;NORMINV(RAND()*0.5+0.5;MAX([.I213];1);MAX(0.25*[.I213];1)))" office:value-type="float" office:value="1176.35480649364" calcext:value-type="float">
            <text:p>1176.35480649364</text:p>
          </table:table-cell>
          <table:table-cell table:formula="of:=[.L206]-[.L205]" office:value-type="float" office:value="113.675370976394" calcext:value-type="float">
            <text:p>113.675370976394</text:p>
          </table:table-cell>
          <table:table-cell table:formula="of:=[.I206]-[.I205]" office:value-type="float" office:value="-9" calcext:value-type="float">
            <text:p>-9</text:p>
          </table:table-cell>
          <table:table-cell office:value-type="float" office:value="-9" calcext:value-type="float">
            <text:p>-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-19" calcext:value-type="float">
            <text:p>-1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17" calcext:value-type="float">
            <text:p>-17</text:p>
          </table:table-cell>
          <table:table-cell office:value-type="float" office:value="8" calcext:value-type="float">
            <text:p>8</text:p>
          </table:table-cell>
          <table:table-cell office:value-type="float" office:value="-18" calcext:value-type="float">
            <text:p>-18</text:p>
          </table:table-cell>
          <table:table-cell office:value-type="float" office:value="-34" calcext:value-type="float">
            <text:p>-34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2">
          <table:table-cell office:value-type="date" office:date-value="2020-08-02" calcext:value-type="date">
            <text:p>08/02/20</text:p>
          </table:table-cell>
          <table:table-cell table:number-columns-repeated="4"/>
          <table:table-cell office:value-type="float" office:value="1199" calcext:value-type="float">
            <text:p>1199</text:p>
          </table:table-cell>
          <table:table-cell office:value-type="float" office:value="55" calcext:value-type="float">
            <text:p>55</text:p>
          </table:table-cell>
          <table:table-cell office:value-type="float" office:value="461" calcext:value-type="float">
            <text:p>461</text:p>
          </table:table-cell>
          <table:table-cell table:formula="of:=[.F207]-[.G207]-[.H207]" office:value-type="float" office:value="683" calcext:value-type="float">
            <text:p>683</text:p>
          </table:table-cell>
          <table:table-cell table:formula="of:=[.G207]/[.F193]" office:value-type="float" office:value="0.0780141843971631" calcext:value-type="float">
            <text:p>0.078014184397163</text:p>
          </table:table-cell>
          <table:table-cell table:formula="of:=33467077-[.F207]" office:value-type="float" office:value="33465878" calcext:value-type="float">
            <text:p>33465878</text:p>
          </table:table-cell>
          <table:table-cell table:formula="of:=MAX(0;NORMINV(RAND()*0.5+0.5;MAX([.I214];1);MAX(0.25*[.I214];1)))" office:value-type="float" office:value="1047.66868724771" calcext:value-type="float">
            <text:p>1047.66868724771</text:p>
          </table:table-cell>
          <table:table-cell table:formula="of:=[.L207]-[.L206]" office:value-type="float" office:value="-128.686119245933" calcext:value-type="float">
            <text:p>-128.686119245933</text:p>
          </table:table-cell>
          <table:table-cell table:formula="of:=[.I207]-[.I206]" office:value-type="float" office:value="33" calcext:value-type="float">
            <text:p>33</text:p>
          </table:table-cell>
          <table:table-cell office:value-type="float" office:value="-21" calcext:value-type="float">
            <text:p>-2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41" calcext:value-type="float">
            <text:p>-4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-28" calcext:value-type="float">
            <text:p>-28</text:p>
          </table:table-cell>
          <table:table-cell office:value-type="float" office:value="-4" calcext:value-type="float">
            <text:p>-4</text:p>
          </table:table-cell>
          <table:table-cell office:value-type="float" office:value="-44" calcext:value-type="float">
            <text:p>-44</text:p>
          </table:table-cell>
          <table:table-cell office:value-type="float" office:value="-56" calcext:value-type="float">
            <text:p>-5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office:value-type="date" office:date-value="2020-08-03" calcext:value-type="date">
            <text:p>08/03/20</text:p>
          </table:table-cell>
          <table:table-cell table:number-columns-repeated="4"/>
          <table:table-cell office:value-type="float" office:value="1280" calcext:value-type="float">
            <text:p>1280</text:p>
          </table:table-cell>
          <table:table-cell office:value-type="float" office:value="58" calcext:value-type="float">
            <text:p>58</text:p>
          </table:table-cell>
          <table:table-cell office:value-type="float" office:value="476" calcext:value-type="float">
            <text:p>476</text:p>
          </table:table-cell>
          <table:table-cell table:formula="of:=[.F208]-[.G208]-[.H208]" office:value-type="float" office:value="746" calcext:value-type="float">
            <text:p>746</text:p>
          </table:table-cell>
          <table:table-cell table:formula="of:=[.G208]/[.F194]" office:value-type="float" office:value="0.0774365821094793" calcext:value-type="float">
            <text:p>0.077436582109479</text:p>
          </table:table-cell>
          <table:table-cell table:formula="of:=33467077-[.F208]" office:value-type="float" office:value="33465797" calcext:value-type="float">
            <text:p>33465797</text:p>
          </table:table-cell>
          <table:table-cell table:formula="of:=MAX(0;NORMINV(RAND()*0.5+0.5;MAX([.I215];1);MAX(0.25*[.I215];1)))" office:value-type="float" office:value="1198.15969345353" calcext:value-type="float">
            <text:p>1198.15969345353</text:p>
          </table:table-cell>
          <table:table-cell table:formula="of:=[.L208]-[.L207]" office:value-type="float" office:value="150.491006205816" calcext:value-type="float">
            <text:p>150.491006205816</text:p>
          </table:table-cell>
          <table:table-cell table:formula="of:=[.I208]-[.I207]" office:value-type="float" office:value="63" calcext:value-type="float">
            <text:p>63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27" calcext:value-type="float">
            <text:p>-27</text:p>
          </table:table-cell>
          <table:table-cell office:value-type="float" office:value="-16" calcext:value-type="float">
            <text:p>-16</text:p>
          </table:table-cell>
          <table:table-cell office:value-type="float" office:value="13" calcext:value-type="float">
            <text:p>13</text:p>
          </table:table-cell>
          <table:table-cell office:value-type="float" office:value="-17" calcext:value-type="float">
            <text:p>-17</text:p>
          </table:table-cell>
          <table:table-cell office:value-type="float" office:value="-4" calcext:value-type="float">
            <text:p>-4</text:p>
          </table:table-cell>
          <table:table-cell office:value-type="float" office:value="-22" calcext:value-type="float">
            <text:p>-22</text:p>
          </table:table-cell>
          <table:table-cell office:value-type="float" office:value="-40" calcext:value-type="float">
            <text:p>-40</text:p>
          </table:table-cell>
          <table:table-cell office:value-type="float" office:value="-23" calcext:value-type="float">
            <text:p>-23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2">
          <table:table-cell office:value-type="date" office:date-value="2020-08-04" calcext:value-type="date">
            <text:p>08/04/20</text:p>
          </table:table-cell>
          <table:table-cell table:number-columns-repeated="4"/>
          <table:table-cell office:value-type="float" office:value="1344" calcext:value-type="float">
            <text:p>1344</text:p>
          </table:table-cell>
          <table:table-cell office:value-type="float" office:value="59" calcext:value-type="float">
            <text:p>59</text:p>
          </table:table-cell>
          <table:table-cell office:value-type="float" office:value="503" calcext:value-type="float">
            <text:p>503</text:p>
          </table:table-cell>
          <table:table-cell table:formula="of:=[.F209]-[.G209]-[.H209]" office:value-type="float" office:value="782" calcext:value-type="float">
            <text:p>782</text:p>
          </table:table-cell>
          <table:table-cell table:formula="of:=[.G209]/[.F195]" office:value-type="float" office:value="0.0757381258023107" calcext:value-type="float">
            <text:p>0.075738125802311</text:p>
          </table:table-cell>
          <table:table-cell table:formula="of:=33467077-[.F209]" office:value-type="float" office:value="33465733" calcext:value-type="float">
            <text:p>33465733</text:p>
          </table:table-cell>
          <table:table-cell table:formula="of:=MAX(0;NORMINV(RAND()*0.5+0.5;MAX([.I216];1);MAX(0.25*[.I216];1)))" office:value-type="float" office:value="1469.88035906355" calcext:value-type="float">
            <text:p>1469.88035906355</text:p>
          </table:table-cell>
          <table:table-cell table:formula="of:=[.L209]-[.L208]" office:value-type="float" office:value="271.720665610026" calcext:value-type="float">
            <text:p>271.720665610026</text:p>
          </table:table-cell>
          <table:table-cell table:formula="of:=[.I209]-[.I208]" office:value-type="float" office:value="36" calcext:value-type="float">
            <text:p>36</text:p>
          </table:table-cell>
          <table:table-cell office:value-type="float" office:value="-11" calcext:value-type="float">
            <text:p>-11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-19" calcext:value-type="float">
            <text:p>-19</text:p>
          </table:table-cell>
          <table:table-cell office:value-type="float" office:value="12" calcext:value-type="float">
            <text:p>12</text:p>
          </table:table-cell>
          <table:table-cell office:value-type="float" office:value="-15" calcext:value-type="float">
            <text:p>-15</text:p>
          </table:table-cell>
          <table:table-cell office:value-type="float" office:value="5" calcext:value-type="float">
            <text:p>5</text:p>
          </table:table-cell>
          <table:table-cell office:value-type="float" office:value="-20" calcext:value-type="float">
            <text:p>-20</text:p>
          </table:table-cell>
          <table:table-cell office:value-type="float" office:value="-40" calcext:value-type="float">
            <text:p>-40</text:p>
          </table:table-cell>
          <table:table-cell office:value-type="float" office:value="-25" calcext:value-type="float">
            <text:p>-25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8-05" calcext:value-type="date">
            <text:p>08/05/20</text:p>
          </table:table-cell>
          <table:table-cell table:number-columns-repeated="4"/>
          <table:table-cell office:value-type="float" office:value="1395" calcext:value-type="float">
            <text:p>1395</text:p>
          </table:table-cell>
          <table:table-cell office:value-type="float" office:value="62" calcext:value-type="float">
            <text:p>62</text:p>
          </table:table-cell>
          <table:table-cell office:value-type="float" office:value="506" calcext:value-type="float">
            <text:p>506</text:p>
          </table:table-cell>
          <table:table-cell table:formula="of:=[.F210]-[.G210]-[.H210]" office:value-type="float" office:value="827" calcext:value-type="float">
            <text:p>827</text:p>
          </table:table-cell>
          <table:table-cell table:formula="of:=[.G210]/[.F196]" office:value-type="float" office:value="0.0763546798029557" calcext:value-type="float">
            <text:p>0.076354679802956</text:p>
          </table:table-cell>
          <table:table-cell table:formula="of:=33467077-[.F210]" office:value-type="float" office:value="33465682" calcext:value-type="float">
            <text:p>33465682</text:p>
          </table:table-cell>
          <table:table-cell table:formula="of:=MAX(0;NORMINV(RAND()*0.5+0.5;MAX([.I217];1);MAX(0.25*[.I217];1)))" office:value-type="float" office:value="1168.86493034735" calcext:value-type="float">
            <text:p>1168.86493034735</text:p>
          </table:table-cell>
          <table:table-cell table:formula="of:=[.L210]-[.L209]" office:value-type="float" office:value="-301.015428716199" calcext:value-type="float">
            <text:p>-301.015428716199</text:p>
          </table:table-cell>
          <table:table-cell table:formula="of:=[.I210]-[.I209]" office:value-type="float" office:value="45" calcext:value-type="float">
            <text:p>45</text:p>
          </table:table-cell>
          <table:table-cell office:value-type="float" office:value="-10" calcext:value-type="float">
            <text:p>-1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32" calcext:value-type="float">
            <text:p>-32</text:p>
          </table:table-cell>
          <table:table-cell office:value-type="float" office:value="-18" calcext:value-type="float">
            <text:p>-18</text:p>
          </table:table-cell>
          <table:table-cell office:value-type="float" office:value="13" calcext:value-type="float">
            <text:p>13</text:p>
          </table:table-cell>
          <table:table-cell office:value-type="float" office:value="-16" calcext:value-type="float">
            <text:p>-16</text:p>
          </table:table-cell>
          <table:table-cell office:value-type="float" office:value="-7" calcext:value-type="float">
            <text:p>-7</text:p>
          </table:table-cell>
          <table:table-cell office:value-type="float" office:value="-24" calcext:value-type="float">
            <text:p>-24</text:p>
          </table:table-cell>
          <table:table-cell office:value-type="float" office:value="-44" calcext:value-type="float">
            <text:p>-44</text:p>
          </table:table-cell>
          <table:table-cell office:value-type="float" office:value="-25" calcext:value-type="float">
            <text:p>-25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2">
          <table:table-cell office:value-type="date" office:date-value="2020-08-06" calcext:value-type="date">
            <text:p>08/06/20</text:p>
          </table:table-cell>
          <table:table-cell table:number-columns-repeated="4"/>
          <table:table-cell office:value-type="float" office:value="1483" calcext:value-type="float">
            <text:p>1483</text:p>
          </table:table-cell>
          <table:table-cell office:value-type="float" office:value="64" calcext:value-type="float">
            <text:p>64</text:p>
          </table:table-cell>
          <table:table-cell office:value-type="float" office:value="520" calcext:value-type="float">
            <text:p>520</text:p>
          </table:table-cell>
          <table:table-cell table:formula="of:=[.F211]-[.G211]-[.H211]" office:value-type="float" office:value="899" calcext:value-type="float">
            <text:p>899</text:p>
          </table:table-cell>
          <table:table-cell table:formula="of:=[.G211]/[.F197]" office:value-type="float" office:value="0.0752056404230317" calcext:value-type="float">
            <text:p>0.075205640423032</text:p>
          </table:table-cell>
          <table:table-cell table:formula="of:=33467077-[.F211]" office:value-type="float" office:value="33465594" calcext:value-type="float">
            <text:p>33465594</text:p>
          </table:table-cell>
          <table:table-cell table:formula="of:=MAX(0;NORMINV(RAND()*0.5+0.5;MAX([.I218];1);MAX(0.25*[.I218];1)))" office:value-type="float" office:value="1293.69061197677" calcext:value-type="float">
            <text:p>1293.69061197677</text:p>
          </table:table-cell>
          <table:table-cell table:formula="of:=[.L211]-[.L210]" office:value-type="float" office:value="124.825681629421" calcext:value-type="float">
            <text:p>124.825681629421</text:p>
          </table:table-cell>
          <table:table-cell table:formula="of:=[.I211]-[.I210]" office:value-type="float" office:value="72" calcext:value-type="float">
            <text:p>72</text:p>
          </table:table-cell>
          <table:table-cell office:value-type="float" office:value="-11" calcext:value-type="float">
            <text:p>-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27" calcext:value-type="float">
            <text:p>-27</text:p>
          </table:table-cell>
          <table:table-cell office:value-type="float" office:value="-18" calcext:value-type="float">
            <text:p>-18</text:p>
          </table:table-cell>
          <table:table-cell office:value-type="float" office:value="12" calcext:value-type="float">
            <text:p>12</text:p>
          </table:table-cell>
          <table:table-cell office:value-type="float" office:value="-16" calcext:value-type="float">
            <text:p>-16</text:p>
          </table:table-cell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office:value-type="float" office:value="-39" calcext:value-type="float">
            <text:p>-39</text:p>
          </table:table-cell>
          <table:table-cell office:value-type="float" office:value="-25" calcext:value-type="float">
            <text:p>-25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8-07" calcext:value-type="date">
            <text:p>08/07/20</text:p>
          </table:table-cell>
          <table:table-cell table:number-columns-repeated="4"/>
          <table:table-cell office:value-type="float" office:value="1538" calcext:value-type="float">
            <text:p>1538</text:p>
          </table:table-cell>
          <table:table-cell office:value-type="float" office:value="67" calcext:value-type="float">
            <text:p>67</text:p>
          </table:table-cell>
          <table:table-cell office:value-type="float" office:value="544" calcext:value-type="float">
            <text:p>544</text:p>
          </table:table-cell>
          <table:table-cell table:formula="of:=[.F212]-[.G212]-[.H212]" office:value-type="float" office:value="927" calcext:value-type="float">
            <text:p>927</text:p>
          </table:table-cell>
          <table:table-cell table:formula="of:=[.G212]/[.F198]" office:value-type="float" office:value="0.0761363636363636" calcext:value-type="float">
            <text:p>0.076136363636364</text:p>
          </table:table-cell>
          <table:table-cell table:formula="of:=33467077-[.F212]" office:value-type="float" office:value="33465539" calcext:value-type="float">
            <text:p>33465539</text:p>
          </table:table-cell>
          <table:table-cell table:formula="of:=MAX(0;NORMINV(RAND()*0.5+0.5;MAX([.I219];1);MAX(0.25*[.I219];1)))" office:value-type="float" office:value="1235.07487018573" calcext:value-type="float">
            <text:p>1235.07487018573</text:p>
          </table:table-cell>
          <table:table-cell table:formula="of:=[.L212]-[.L211]" office:value-type="float" office:value="-58.6157417910395" calcext:value-type="float">
            <text:p>-58.6157417910395</text:p>
          </table:table-cell>
          <table:table-cell table:formula="of:=[.I212]-[.I211]" office:value-type="float" office:value="28" calcext:value-type="float">
            <text:p>28</text:p>
          </table:table-cell>
          <table:table-cell office:value-type="float" office:value="-15" calcext:value-type="float">
            <text:p>-15</text:p>
          </table:table-cell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  <table:table-cell office:value-type="float" office:value="-32" calcext:value-type="float">
            <text:p>-32</text:p>
          </table:table-cell>
          <table:table-cell office:value-type="float" office:value="-17" calcext:value-type="float">
            <text:p>-17</text:p>
          </table:table-cell>
          <table:table-cell office:value-type="float" office:value="14" calcext:value-type="float">
            <text:p>14</text:p>
          </table:table-cell>
          <table:table-cell office:value-type="float" office:value="-21" calcext:value-type="float">
            <text:p>-21</text:p>
          </table:table-cell>
          <table:table-cell office:value-type="float" office:value="-6" calcext:value-type="float">
            <text:p>-6</text:p>
          </table:table-cell>
          <table:table-cell office:value-type="float" office:value="-25" calcext:value-type="float">
            <text:p>-25</text:p>
          </table:table-cell>
          <table:table-cell office:value-type="float" office:value="-45" calcext:value-type="float">
            <text:p>-45</text:p>
          </table:table-cell>
          <table:table-cell office:value-type="float" office:value="-24" calcext:value-type="float">
            <text:p>-24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2">
          <table:table-cell office:value-type="date" office:date-value="2020-08-08" calcext:value-type="date">
            <text:p>08/08/20</text:p>
          </table:table-cell>
          <table:table-cell table:number-columns-repeated="4"/>
          <table:table-cell office:value-type="float" office:value="1572" calcext:value-type="float">
            <text:p>1572</text:p>
          </table:table-cell>
          <table:table-cell office:value-type="float" office:value="70" calcext:value-type="float">
            <text:p>70</text:p>
          </table:table-cell>
          <table:table-cell office:value-type="float" office:value="564" calcext:value-type="float">
            <text:p>564</text:p>
          </table:table-cell>
          <table:table-cell table:formula="of:=[.F213]-[.G213]-[.H213]" office:value-type="float" office:value="938" calcext:value-type="float">
            <text:p>938</text:p>
          </table:table-cell>
          <table:table-cell table:formula="of:=[.G213]/[.F199]" office:value-type="float" office:value="0.0764192139737991" calcext:value-type="float">
            <text:p>0.076419213973799</text:p>
          </table:table-cell>
          <table:table-cell table:formula="of:=33467077-[.F213]" office:value-type="float" office:value="33465505" calcext:value-type="float">
            <text:p>33465505</text:p>
          </table:table-cell>
          <table:table-cell table:formula="of:=MAX(0;NORMINV(RAND()*0.5+0.5;MAX([.I220];1);MAX(0.25*[.I220];1)))" office:value-type="float" office:value="1281.27313246554" calcext:value-type="float">
            <text:p>1281.27313246554</text:p>
          </table:table-cell>
          <table:table-cell table:formula="of:=[.L213]-[.L212]" office:value-type="float" office:value="46.1982622798032" calcext:value-type="float">
            <text:p>46.1982622798032</text:p>
          </table:table-cell>
          <table:table-cell table:formula="of:=[.I213]-[.I212]" office:value-type="float" office:value="11" calcext:value-type="float">
            <text:p>11</text:p>
          </table:table-cell>
          <table:table-cell office:value-type="float" office:value="-12" calcext:value-type="float">
            <text:p>-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-19" calcext:value-type="float">
            <text:p>-19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office:value-type="float" office:value="-39" calcext:value-type="float">
            <text:p>-3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2">
          <table:table-cell office:value-type="date" office:date-value="2020-08-09" calcext:value-type="date">
            <text:p>08/09/20</text:p>
          </table:table-cell>
          <table:table-cell table:number-columns-repeated="4"/>
          <table:table-cell office:value-type="float" office:value="1672" calcext:value-type="float">
            <text:p>1672</text:p>
          </table:table-cell>
          <table:table-cell office:value-type="float" office:value="75" calcext:value-type="float">
            <text:p>75</text:p>
          </table:table-cell>
          <table:table-cell office:value-type="float" office:value="567" calcext:value-type="float">
            <text:p>567</text:p>
          </table:table-cell>
          <table:table-cell table:formula="of:=[.F214]-[.G214]-[.H214]" office:value-type="float" office:value="1030" calcext:value-type="float">
            <text:p>1030</text:p>
          </table:table-cell>
          <table:table-cell table:formula="of:=[.G214]/[.F200]" office:value-type="float" office:value="0.0804721030042919" calcext:value-type="float">
            <text:p>0.080472103004292</text:p>
          </table:table-cell>
          <table:table-cell table:formula="of:=33467077-[.F214]" office:value-type="float" office:value="33465405" calcext:value-type="float">
            <text:p>33465405</text:p>
          </table:table-cell>
          <table:table-cell table:formula="of:=MAX(0;NORMINV(RAND()*0.5+0.5;MAX([.I221];1);MAX(0.25*[.I221];1)))" office:value-type="float" office:value="1461.4918900463" calcext:value-type="float">
            <text:p>1461.4918900463</text:p>
          </table:table-cell>
          <table:table-cell table:formula="of:=[.L214]-[.L213]" office:value-type="float" office:value="180.218757580764" calcext:value-type="float">
            <text:p>180.218757580764</text:p>
          </table:table-cell>
          <table:table-cell table:formula="of:=[.I214]-[.I213]" office:value-type="float" office:value="92" calcext:value-type="float">
            <text:p>92</text:p>
          </table:table-cell>
          <table:table-cell office:value-type="float" office:value="-24" calcext:value-type="float">
            <text:p>-24</text:p>
          </table:table-cell>
          <table:table-cell office:value-type="float" office:value="-9" calcext:value-type="float">
            <text:p>-9</text:p>
          </table:table-cell>
          <table:table-cell office:value-type="float" office:value="-12" calcext:value-type="float">
            <text:p>-12</text:p>
          </table:table-cell>
          <table:table-cell office:value-type="float" office:value="-45" calcext:value-type="float">
            <text:p>-4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-12" calcext:value-type="float">
            <text:p>-12</text:p>
          </table:table-cell>
          <table:table-cell office:value-type="float" office:value="-41" calcext:value-type="float">
            <text:p>-41</text:p>
          </table:table-cell>
          <table:table-cell office:value-type="float" office:value="-59" calcext:value-type="float">
            <text:p>-59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office:value-type="date" office:date-value="2020-08-10" calcext:value-type="date">
            <text:p>08/10/20</text:p>
          </table:table-cell>
          <table:table-cell table:number-columns-repeated="4"/>
          <table:table-cell office:value-type="float" office:value="1679" calcext:value-type="float">
            <text:p>1679</text:p>
          </table:table-cell>
          <table:table-cell office:value-type="float" office:value="78" calcext:value-type="float">
            <text:p>78</text:p>
          </table:table-cell>
          <table:table-cell office:value-type="float" office:value="569" calcext:value-type="float">
            <text:p>569</text:p>
          </table:table-cell>
          <table:table-cell table:formula="of:=[.F215]-[.G215]-[.H215]" office:value-type="float" office:value="1032" calcext:value-type="float">
            <text:p>1032</text:p>
          </table:table-cell>
          <table:table-cell table:formula="of:=[.G215]/[.F201]" office:value-type="float" office:value="0.0821052631578947" calcext:value-type="float">
            <text:p>0.082105263157895</text:p>
          </table:table-cell>
          <table:table-cell table:formula="of:=33467077-[.F215]" office:value-type="float" office:value="33465398" calcext:value-type="float">
            <text:p>33465398</text:p>
          </table:table-cell>
          <table:table-cell table:formula="of:=MAX(0;NORMINV(RAND()*0.5+0.5;MAX([.I222];1);MAX(0.25*[.I222];1)))" office:value-type="float" office:value="1295.47394068227" calcext:value-type="float">
            <text:p>1295.47394068227</text:p>
          </table:table-cell>
          <table:table-cell table:formula="of:=[.L215]-[.L214]" office:value-type="float" office:value="-166.017949364032" calcext:value-type="float">
            <text:p>-166.017949364032</text:p>
          </table:table-cell>
          <table:table-cell table:formula="of:=[.I215]-[.I214]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-15" calcext:value-type="float">
            <text:p>-15</text:p>
          </table:table-cell>
          <table:table-cell office:value-type="float" office:value="-4" calcext:value-type="float">
            <text:p>-4</text:p>
          </table:table-cell>
          <table:table-cell office:value-type="float" office:value="-22" calcext:value-type="float">
            <text:p>-22</text:p>
          </table:table-cell>
          <table:table-cell office:value-type="float" office:value="-43" calcext:value-type="float">
            <text:p>-43</text:p>
          </table:table-cell>
          <table:table-cell office:value-type="float" office:value="-22" calcext:value-type="float">
            <text:p>-22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2">
          <table:table-cell office:value-type="date" office:date-value="2020-08-11" calcext:value-type="date">
            <text:p>08/11/20</text:p>
          </table:table-cell>
          <table:table-cell table:number-columns-repeated="4"/>
          <table:table-cell office:value-type="float" office:value="1735" calcext:value-type="float">
            <text:p>1735</text:p>
          </table:table-cell>
          <table:table-cell office:value-type="float" office:value="80" calcext:value-type="float">
            <text:p>80</text:p>
          </table:table-cell>
          <table:table-cell office:value-type="float" office:value="575" calcext:value-type="float">
            <text:p>575</text:p>
          </table:table-cell>
          <table:table-cell table:formula="of:=[.F216]-[.G216]-[.H216]" office:value-type="float" office:value="1080" calcext:value-type="float">
            <text:p>1080</text:p>
          </table:table-cell>
          <table:table-cell table:formula="of:=[.G216]/[.F202]" office:value-type="float" office:value="0.08" calcext:value-type="float">
            <text:p>0.08</text:p>
          </table:table-cell>
          <table:table-cell table:formula="of:=33467077-[.F216]" office:value-type="float" office:value="33465342" calcext:value-type="float">
            <text:p>33465342</text:p>
          </table:table-cell>
          <table:table-cell table:formula="of:=MAX(0;NORMINV(RAND()*0.5+0.5;MAX([.I223];1);MAX(0.25*[.I223];1)))" office:value-type="float" office:value="1633.6408627882" calcext:value-type="float">
            <text:p>1633.6408627882</text:p>
          </table:table-cell>
          <table:table-cell table:formula="of:=[.L216]-[.L215]" office:value-type="float" office:value="338.166922105929" calcext:value-type="float">
            <text:p>338.166922105929</text:p>
          </table:table-cell>
          <table:table-cell table:formula="of:=[.I216]-[.I215]" office:value-type="float" office:value="48" calcext:value-type="float">
            <text:p>48</text:p>
          </table:table-cell>
          <table:table-cell office:value-type="float" office:value="-11" calcext:value-type="float">
            <text:p>-1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28" calcext:value-type="float">
            <text:p>-28</text:p>
          </table:table-cell>
          <table:table-cell office:value-type="float" office:value="-17" calcext:value-type="float">
            <text:p>-17</text:p>
          </table:table-cell>
          <table:table-cell office:value-type="float" office:value="11" calcext:value-type="float">
            <text:p>11</text:p>
          </table:table-cell>
          <table:table-cell office:value-type="float" office:value="-14" calcext:value-type="float">
            <text:p>-14</text:p>
          </table:table-cell>
          <table:table-cell office:value-type="float" office:value="2" calcext:value-type="float">
            <text:p>2</text:p>
          </table:table-cell>
          <table:table-cell office:value-type="float" office:value="-19" calcext:value-type="float">
            <text:p>-19</text:p>
          </table:table-cell>
          <table:table-cell office:value-type="float" office:value="-33" calcext:value-type="float">
            <text:p>-33</text:p>
          </table:table-cell>
          <table:table-cell office:value-type="float" office:value="-24" calcext:value-type="float">
            <text:p>-24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8-12" calcext:value-type="date">
            <text:p>08/12/20</text:p>
          </table:table-cell>
          <table:table-cell table:number-columns-repeated="4"/>
          <table:table-cell office:value-type="float" office:value="1762" calcext:value-type="float">
            <text:p>1762</text:p>
          </table:table-cell>
          <table:table-cell office:value-type="float" office:value="80" calcext:value-type="float">
            <text:p>80</text:p>
          </table:table-cell>
          <table:table-cell office:value-type="float" office:value="577" calcext:value-type="float">
            <text:p>577</text:p>
          </table:table-cell>
          <table:table-cell table:formula="of:=[.F217]-[.G217]-[.H217]" office:value-type="float" office:value="1105" calcext:value-type="float">
            <text:p>1105</text:p>
          </table:table-cell>
          <table:table-cell table:formula="of:=[.G217]/[.F203]" office:value-type="float" office:value="0.0742115027829314" calcext:value-type="float">
            <text:p>0.074211502782931</text:p>
          </table:table-cell>
          <table:table-cell table:formula="of:=33467077-[.F217]" office:value-type="float" office:value="33465315" calcext:value-type="float">
            <text:p>33465315</text:p>
          </table:table-cell>
          <table:table-cell table:formula="of:=MAX(0;NORMINV(RAND()*0.5+0.5;MAX([.I224];1);MAX(0.25*[.I224];1)))" office:value-type="float" office:value="1302.70872553248" calcext:value-type="float">
            <text:p>1302.70872553248</text:p>
          </table:table-cell>
          <table:table-cell table:formula="of:=[.L217]-[.L216]" office:value-type="float" office:value="-330.932137255715" calcext:value-type="float">
            <text:p>-330.932137255715</text:p>
          </table:table-cell>
          <table:table-cell table:formula="of:=[.I217]-[.I216]"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7" calcext:value-type="float">
            <text:p>-17</text:p>
          </table:table-cell>
          <table:table-cell office:value-type="float" office:value="13" calcext:value-type="float">
            <text:p>13</text:p>
          </table:table-cell>
          <table:table-cell office:value-type="float" office:value="-13" calcext:value-type="float">
            <text:p>-13</text:p>
          </table:table-cell>
          <table:table-cell office:value-type="float" office:value="-5" calcext:value-type="float">
            <text:p>-5</text:p>
          </table:table-cell>
          <table:table-cell office:value-type="float" office:value="-24" calcext:value-type="float">
            <text:p>-24</text:p>
          </table:table-cell>
          <table:table-cell office:value-type="float" office:value="-45" calcext:value-type="float">
            <text:p>-45</text:p>
          </table:table-cell>
          <table:table-cell office:value-type="float" office:value="-24" calcext:value-type="float">
            <text:p>-24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2">
          <table:table-cell office:value-type="date" office:date-value="2020-08-13" calcext:value-type="date">
            <text:p>08/13/2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lamity State</text:p>
          </table:table-cell>
          <table:table-cell office:value-type="float" office:value="1815" calcext:value-type="float">
            <text:p>1815</text:p>
          </table:table-cell>
          <table:table-cell office:value-type="float" office:value="80" calcext:value-type="float">
            <text:p>80</text:p>
          </table:table-cell>
          <table:table-cell office:value-type="float" office:value="577" calcext:value-type="float">
            <text:p>577</text:p>
          </table:table-cell>
          <table:table-cell table:formula="of:=[.F218]-[.G218]-[.H218]" office:value-type="float" office:value="1158" calcext:value-type="float">
            <text:p>1158</text:p>
          </table:table-cell>
          <table:table-cell table:formula="of:=[.G218]/[.F204]" office:value-type="float" office:value="0.0721370604147881" calcext:value-type="float">
            <text:p>0.072137060414788</text:p>
          </table:table-cell>
          <table:table-cell table:formula="of:=33467077-[.F218]" office:value-type="float" office:value="33465262" calcext:value-type="float">
            <text:p>33465262</text:p>
          </table:table-cell>
          <table:table-cell table:formula="of:=MAX(0;NORMINV(RAND()*0.5+0.5;MAX([.I225];1);MAX(0.25*[.I225];1)))" office:value-type="float" office:value="1227.23342165556" calcext:value-type="float">
            <text:p>1227.23342165556</text:p>
          </table:table-cell>
          <table:table-cell table:formula="of:=[.L218]-[.L217]" office:value-type="float" office:value="-75.4753038769247" calcext:value-type="float">
            <text:p>-75.4753038769247</text:p>
          </table:table-cell>
          <table:table-cell table:formula="of:=[.I218]-[.I217]" office:value-type="float" office:value="53" calcext:value-type="float">
            <text:p>53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18" calcext:value-type="float">
            <text:p>-18</text:p>
          </table:table-cell>
          <table:table-cell office:value-type="float" office:value="12" calcext:value-type="float">
            <text:p>12</text:p>
          </table:table-cell>
          <table:table-cell office:value-type="float" office:value="-14" calcext:value-type="float">
            <text:p>-14</text:p>
          </table:table-cell>
          <table:table-cell office:value-type="float" office:value="3" calcext:value-type="float">
            <text:p>3</text:p>
          </table:table-cell>
          <table:table-cell office:value-type="float" office:value="-17" calcext:value-type="float">
            <text:p>-17</text:p>
          </table:table-cell>
          <table:table-cell office:value-type="float" office:value="-34" calcext:value-type="float">
            <text:p>-34</text:p>
          </table:table-cell>
          <table:table-cell office:value-type="float" office:value="-25" calcext:value-type="float">
            <text:p>-25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8-14" calcext:value-type="date">
            <text:p>08/14/20</text:p>
          </table:table-cell>
          <table:table-cell table:number-columns-repeated="4"/>
          <table:table-cell office:value-type="float" office:value="1852" calcext:value-type="float">
            <text:p>1852</text:p>
          </table:table-cell>
          <table:table-cell office:value-type="float" office:value="86" calcext:value-type="float">
            <text:p>86</text:p>
          </table:table-cell>
          <table:table-cell office:value-type="float" office:value="584" calcext:value-type="float">
            <text:p>584</text:p>
          </table:table-cell>
          <table:table-cell table:formula="of:=[.F219]-[.G219]-[.H219]" office:value-type="float" office:value="1182" calcext:value-type="float">
            <text:p>1182</text:p>
          </table:table-cell>
          <table:table-cell table:formula="of:=[.G219]/[.F205]" office:value-type="float" office:value="0.0749128919860627" calcext:value-type="float">
            <text:p>0.074912891986063</text:p>
          </table:table-cell>
          <table:table-cell table:formula="of:=33467077-[.F219]" office:value-type="float" office:value="33465225" calcext:value-type="float">
            <text:p>33465225</text:p>
          </table:table-cell>
          <table:table-cell table:formula="of:=MAX(0;NORMINV(RAND()*0.5+0.5;MAX([.I226];1);MAX(0.25*[.I226];1)))" office:value-type="float" office:value="1202.84826384094" calcext:value-type="float">
            <text:p>1202.84826384094</text:p>
          </table:table-cell>
          <table:table-cell table:formula="of:=[.L219]-[.L218]" office:value-type="float" office:value="-24.3851578146175" calcext:value-type="float">
            <text:p>-24.3851578146175</text:p>
          </table:table-cell>
          <table:table-cell table:formula="of:=[.I219]-[.I218]" office:value-type="float" office:value="24" calcext:value-type="float">
            <text:p>24</text:p>
          </table:table-cell>
          <table:table-cell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16" calcext:value-type="float">
            <text:p>-16</text:p>
          </table:table-cell>
          <table:table-cell office:value-type="float" office:value="14" calcext:value-type="float">
            <text:p>14</text:p>
          </table:table-cell>
          <table:table-cell office:value-type="float" office:value="-18" calcext:value-type="float">
            <text:p>-18</text:p>
          </table:table-cell>
          <table:table-cell office:value-type="float" office:value="-2" calcext:value-type="float">
            <text:p>-2</text:p>
          </table:table-cell>
          <table:table-cell office:value-type="float" office:value="-22" calcext:value-type="float">
            <text:p>-22</text:p>
          </table:table-cell>
          <table:table-cell office:value-type="float" office:value="-46" calcext:value-type="float">
            <text:p>-46</text:p>
          </table:table-cell>
          <table:table-cell office:value-type="float" office:value="-23" calcext:value-type="float">
            <text:p>-23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2">
          <table:table-cell office:value-type="date" office:date-value="2020-08-15" calcext:value-type="date">
            <text:p>08/15/20</text:p>
          </table:table-cell>
          <table:table-cell table:number-columns-repeated="4"/>
          <table:table-cell office:value-type="float" office:value="1879" calcext:value-type="float">
            <text:p>1879</text:p>
          </table:table-cell>
          <table:table-cell office:value-type="float" office:value="86" calcext:value-type="float">
            <text:p>86</text:p>
          </table:table-cell>
          <table:table-cell office:value-type="float" office:value="628" calcext:value-type="float">
            <text:p>628</text:p>
          </table:table-cell>
          <table:table-cell table:formula="of:=[.F220]-[.G220]-[.H220]" office:value-type="float" office:value="1165" calcext:value-type="float">
            <text:p>1165</text:p>
          </table:table-cell>
          <table:table-cell table:formula="of:=[.G220]/[.F206]" office:value-type="float" office:value="0.0738831615120275" calcext:value-type="float">
            <text:p>0.073883161512028</text:p>
          </table:table-cell>
          <table:table-cell table:formula="of:=33467077-[.F220]" office:value-type="float" office:value="33465198" calcext:value-type="float">
            <text:p>33465198</text:p>
          </table:table-cell>
          <table:table-cell table:formula="of:=MAX(0;NORMINV(RAND()*0.5+0.5;MAX([.I227];1);MAX(0.25*[.I227];1)))" office:value-type="float" office:value="1239.59138502078" calcext:value-type="float">
            <text:p>1239.59138502078</text:p>
          </table:table-cell>
          <table:table-cell table:formula="of:=[.L220]-[.L219]" office:value-type="float" office:value="36.7431211798357" calcext:value-type="float">
            <text:p>36.7431211798357</text:p>
          </table:table-cell>
          <table:table-cell table:formula="of:=[.I220]-[.I219]" office:value-type="float" office:value="-17" calcext:value-type="float">
            <text:p>-17</text:p>
          </table:table-cell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9" calcext:value-type="float">
            <text:p>-2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-19" calcext:value-type="float">
            <text:p>-19</text:p>
          </table:table-cell>
          <table:table-cell office:value-type="float" office:value="-3" calcext:value-type="float">
            <text:p>-3</text:p>
          </table:table-cell>
          <table:table-cell office:value-type="float" office:value="-23" calcext:value-type="float">
            <text:p>-23</text:p>
          </table:table-cell>
          <table:table-cell office:value-type="float" office:value="-41" calcext:value-type="float">
            <text:p>-4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2">
          <table:table-cell office:value-type="date" office:date-value="2020-08-16" calcext:value-type="date">
            <text:p>08/16/20</text:p>
          </table:table-cell>
          <table:table-cell table:number-columns-repeated="4"/>
          <table:table-cell office:value-type="float" office:value="1906" calcext:value-type="float">
            <text:p>1906</text:p>
          </table:table-cell>
          <table:table-cell office:value-type="float" office:value="88" calcext:value-type="float">
            <text:p>88</text:p>
          </table:table-cell>
          <table:table-cell office:value-type="float" office:value="628" calcext:value-type="float">
            <text:p>628</text:p>
          </table:table-cell>
          <table:table-cell table:formula="of:=[.F221]-[.G221]-[.H221]" office:value-type="float" office:value="1190" calcext:value-type="float">
            <text:p>1190</text:p>
          </table:table-cell>
          <table:table-cell table:formula="of:=[.G221]/[.F207]" office:value-type="float" office:value="0.073394495412844" calcext:value-type="float">
            <text:p>0.073394495412844</text:p>
          </table:table-cell>
          <table:table-cell table:formula="of:=33467077-[.F221]" office:value-type="float" office:value="33465171" calcext:value-type="float">
            <text:p>33465171</text:p>
          </table:table-cell>
          <table:table-cell table:formula="of:=MAX(0;NORMINV(RAND()*0.5+0.5;MAX([.I228];1);MAX(0.25*[.I228];1)))" office:value-type="float" office:value="1402.6223516759" calcext:value-type="float">
            <text:p>1402.6223516759</text:p>
          </table:table-cell>
          <table:table-cell table:formula="of:=[.L221]-[.L220]" office:value-type="float" office:value="163.030966655123" calcext:value-type="float">
            <text:p>163.030966655123</text:p>
          </table:table-cell>
          <table:table-cell table:formula="of:=[.I221]-[.I220]" office:value-type="float" office:value="25" calcext:value-type="float">
            <text:p>25</text:p>
          </table:table-cell>
          <table:table-cell office:value-type="float" office:value="-24" calcext:value-type="float">
            <text:p>-24</text:p>
          </table:table-cell>
          <table:table-cell office:value-type="float" office:value="-10" calcext:value-type="float">
            <text:p>-10</text:p>
          </table:table-cell>
          <table:table-cell office:value-type="float" office:value="-13" calcext:value-type="float">
            <text:p>-13</text:p>
          </table:table-cell>
          <table:table-cell office:value-type="float" office:value="-45" calcext:value-type="float">
            <text:p>-4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-29" calcext:value-type="float">
            <text:p>-29</text:p>
          </table:table-cell>
          <table:table-cell office:value-type="float" office:value="-13" calcext:value-type="float">
            <text:p>-13</text:p>
          </table:table-cell>
          <table:table-cell office:value-type="float" office:value="-41" calcext:value-type="float">
            <text:p>-41</text:p>
          </table:table-cell>
          <table:table-cell office:value-type="float" office:value="-56" calcext:value-type="float">
            <text:p>-5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office:value-type="date" office:date-value="2020-08-17" calcext:value-type="date">
            <text:p>08/17/20</text:p>
          </table:table-cell>
          <table:table-cell table:number-columns-repeated="4"/>
          <table:table-cell office:value-type="float" office:value="1935" calcext:value-type="float">
            <text:p>1935</text:p>
          </table:table-cell>
          <table:table-cell office:value-type="float" office:value="88" calcext:value-type="float">
            <text:p>88</text:p>
          </table:table-cell>
          <table:table-cell office:value-type="float" office:value="632" calcext:value-type="float">
            <text:p>632</text:p>
          </table:table-cell>
          <table:table-cell table:formula="of:=[.F222]-[.G222]-[.H222]" office:value-type="float" office:value="1215" calcext:value-type="float">
            <text:p>1215</text:p>
          </table:table-cell>
          <table:table-cell table:formula="of:=[.G222]/[.F208]" office:value-type="float" office:value="0.06875" calcext:value-type="float">
            <text:p>0.06875</text:p>
          </table:table-cell>
          <table:table-cell table:formula="of:=33467077-[.F222]" office:value-type="float" office:value="33465142" calcext:value-type="float">
            <text:p>33465142</text:p>
          </table:table-cell>
          <table:table-cell table:formula="of:=MAX(0;NORMINV(RAND()*0.5+0.5;MAX([.I229];1);MAX(0.25*[.I229];1)))" office:value-type="float" office:value="1530.59729865771" calcext:value-type="float">
            <text:p>1530.59729865771</text:p>
          </table:table-cell>
          <table:table-cell table:formula="of:=[.L222]-[.L221]" office:value-type="float" office:value="127.974946981812" calcext:value-type="float">
            <text:p>127.974946981812</text:p>
          </table:table-cell>
          <table:table-cell table:formula="of:=[.I222]-[.I221]" office:value-type="float" office:value="25" calcext:value-type="float">
            <text:p>25</text:p>
          </table:table-cell>
          <table:table-cell office:value-type="float" office:value="-15" calcext:value-type="float">
            <text:p>-15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-16" calcext:value-type="float">
            <text:p>-16</text:p>
          </table:table-cell>
          <table:table-cell office:value-type="float" office:value="13" calcext:value-type="float">
            <text:p>13</text:p>
          </table:table-cell>
          <table:table-cell office:value-type="float" office:value="-18" calcext:value-type="float">
            <text:p>-18</text:p>
          </table:table-cell>
          <table:table-cell office:value-type="float" office:value="-8" calcext:value-type="float">
            <text:p>-8</text:p>
          </table:table-cell>
          <table:table-cell table:number-columns-repeated="2"/>
          <table:table-cell office:value-type="float" office:value="-23" calcext:value-type="float">
            <text:p>-23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2">
          <table:table-cell office:value-type="date" office:date-value="2020-08-18" calcext:value-type="date">
            <text:p>08/18/2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90" calcext:value-type="float">
            <text:p>90</text:p>
          </table:table-cell>
          <table:table-cell office:value-type="float" office:value="667" calcext:value-type="float">
            <text:p>667</text:p>
          </table:table-cell>
          <table:table-cell table:formula="of:=[.F223]-[.G223]-[.H223]" office:value-type="float" office:value="1209" calcext:value-type="float">
            <text:p>1209</text:p>
          </table:table-cell>
          <table:table-cell table:formula="of:=[.G223]/[.F209]" office:value-type="float" office:value="0.0669642857142857" calcext:value-type="float">
            <text:p>0.066964285714286</text:p>
          </table:table-cell>
          <table:table-cell table:formula="of:=33467077-[.F223]" office:value-type="float" office:value="33465111" calcext:value-type="float">
            <text:p>33465111</text:p>
          </table:table-cell>
          <table:table-cell table:formula="of:=MAX(0;NORMINV(RAND()*0.5+0.5;MAX([.I230];1);MAX(0.25*[.I230];1)))" office:value-type="float" office:value="1318.80416841739" calcext:value-type="float">
            <text:p>1318.80416841739</text:p>
          </table:table-cell>
          <table:table-cell table:formula="of:=[.L223]-[.L222]" office:value-type="float" office:value="-211.793130240326" calcext:value-type="float">
            <text:p>-211.793130240326</text:p>
          </table:table-cell>
          <table:table-cell table:formula="of:=[.I223]-[.I222]" office:value-type="float" office:value="-6" calcext:value-type="float">
            <text:p>-6</text:p>
          </table:table-cell>
          <table:table-cell office:value-type="float" office:value="-14" calcext:value-type="float">
            <text:p>-14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-16" calcext:value-type="float">
            <text:p>-16</text:p>
          </table:table-cell>
          <table:table-cell office:value-type="float" office:value="12" calcext:value-type="float">
            <text:p>12</text:p>
          </table:table-cell>
          <table:table-cell office:value-type="float" office:value="-17" calcext:value-type="float">
            <text:p>-17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-23" calcext:value-type="float">
            <text:p>-23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8-19" calcext:value-type="date">
            <text:p>08/19/20</text:p>
          </table:table-cell>
          <table:table-cell table:number-columns-repeated="4"/>
          <table:table-cell office:value-type="float" office:value="2015" calcext:value-type="float">
            <text:p>2015</text:p>
          </table:table-cell>
          <table:table-cell office:value-type="float" office:value="92" calcext:value-type="float">
            <text:p>92</text:p>
          </table:table-cell>
          <table:table-cell office:value-type="float" office:value="698" calcext:value-type="float">
            <text:p>698</text:p>
          </table:table-cell>
          <table:table-cell table:formula="of:=[.F224]-[.G224]-[.H224]" office:value-type="float" office:value="1225" calcext:value-type="float">
            <text:p>1225</text:p>
          </table:table-cell>
          <table:table-cell table:formula="of:=[.G224]/[.F210]" office:value-type="float" office:value="0.0659498207885305" calcext:value-type="float">
            <text:p>0.065949820788531</text:p>
          </table:table-cell>
          <table:table-cell table:formula="of:=33467077-[.F224]" office:value-type="float" office:value="33465062" calcext:value-type="float">
            <text:p>33465062</text:p>
          </table:table-cell>
          <table:table-cell table:formula="of:=MAX(0;NORMINV(RAND()*0.5+0.5;MAX([.I231];1);MAX(0.25*[.I231];1)))" office:value-type="float" office:value="1418.10918746378" calcext:value-type="float">
            <text:p>1418.10918746378</text:p>
          </table:table-cell>
          <table:table-cell table:formula="of:=[.L224]-[.L223]" office:value-type="float" office:value="99.3050190463957" calcext:value-type="float">
            <text:p>99.3050190463957</text:p>
          </table:table-cell>
          <table:table-cell table:formula="of:=[.I224]-[.I223]" office:value-type="float" office:value="16" calcext:value-type="float">
            <text:p>16</text:p>
          </table:table-cell>
          <table:table-cell office:value-type="float" office:value="-14" calcext:value-type="float">
            <text:p>-14</text:p>
          </table:table-cell>
          <table:table-cell office:value-type="float" office:value="-8" calcext:value-type="float">
            <text:p>-8</text:p>
          </table:table-cell>
          <table:table-cell table:number-columns-repeated="2"/>
          <table:table-cell office:value-type="float" office:value="-17" calcext:value-type="float">
            <text:p>-17</text:p>
          </table:table-cell>
          <table:table-cell office:value-type="float" office:value="13" calcext:value-type="float">
            <text:p>13</text:p>
          </table:table-cell>
          <table:table-cell office:value-type="float" office:value="-17" calcext:value-type="float">
            <text:p>-17</text:p>
          </table:table-cell>
          <table:table-cell office:value-type="float" office:value="-11" calcext:value-type="float">
            <text:p>-11</text:p>
          </table:table-cell>
          <table:table-cell table:number-columns-repeated="2"/>
          <table:table-cell office:value-type="float" office:value="-24" calcext:value-type="float">
            <text:p>-24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2">
          <table:table-cell office:value-type="date" office:date-value="2020-08-20" calcext:value-type="date">
            <text:p>08/20/20</text:p>
          </table:table-cell>
          <table:table-cell table:number-columns-repeated="4"/>
          <table:table-cell office:value-type="float" office:value="2044" calcext:value-type="float">
            <text:p>2044</text:p>
          </table:table-cell>
          <table:table-cell office:value-type="float" office:value="93" calcext:value-type="float">
            <text:p>93</text:p>
          </table:table-cell>
          <table:table-cell office:value-type="float" office:value="742" calcext:value-type="float">
            <text:p>742</text:p>
          </table:table-cell>
          <table:table-cell table:formula="of:=[.F225]-[.G225]-[.H225]" office:value-type="float" office:value="1209" calcext:value-type="float">
            <text:p>1209</text:p>
          </table:table-cell>
          <table:table-cell table:formula="of:=[.G225]/[.F211]" office:value-type="float" office:value="0.0627107215104518" calcext:value-type="float">
            <text:p>0.062710721510452</text:p>
          </table:table-cell>
          <table:table-cell table:formula="of:=33467077-[.F225]" office:value-type="float" office:value="33465033" calcext:value-type="float">
            <text:p>33465033</text:p>
          </table:table-cell>
          <table:table-cell table:formula="of:=MAX(0;NORMINV(RAND()*0.5+0.5;MAX([.I232];1);MAX(0.25*[.I232];1)))" office:value-type="float" office:value="1200.46009404591" calcext:value-type="float">
            <text:p>1200.46009404591</text:p>
          </table:table-cell>
          <table:table-cell table:formula="of:=[.L225]-[.L224]" office:value-type="float" office:value="-217.649093417872" calcext:value-type="float">
            <text:p>-217.649093417872</text:p>
          </table:table-cell>
          <table:table-cell table:formula="of:=[.I225]-[.I224]"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-17" calcext:value-type="float">
            <text:p>-17</text:p>
          </table:table-cell>
          <table:table-cell office:value-type="float" office:value="12" calcext:value-type="float">
            <text:p>12</text:p>
          </table:table-cell>
          <table:table-cell office:value-type="float" office:value="-19" calcext:value-type="float">
            <text:p>-19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-24" calcext:value-type="float">
            <text:p>-24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8-21" calcext:value-type="date">
            <text:p>08/21/20</text:p>
          </table:table-cell>
          <table:table-cell table:number-columns-repeated="4"/>
          <table:table-cell office:value-type="float" office:value="2068" calcext:value-type="float">
            <text:p>2068</text:p>
          </table:table-cell>
          <table:table-cell office:value-type="float" office:value="94" calcext:value-type="float">
            <text:p>94</text:p>
          </table:table-cell>
          <table:table-cell office:value-type="float" office:value="804" calcext:value-type="float">
            <text:p>804</text:p>
          </table:table-cell>
          <table:table-cell table:formula="of:=[.F226]-[.G226]-[.H226]" office:value-type="float" office:value="1170" calcext:value-type="float">
            <text:p>1170</text:p>
          </table:table-cell>
          <table:table-cell table:formula="of:=[.G226]/[.F212]" office:value-type="float" office:value="0.0611183355006502" calcext:value-type="float">
            <text:p>0.06111833550065</text:p>
          </table:table-cell>
          <table:table-cell table:formula="of:=33467077-[.F226]" office:value-type="float" office:value="33465009" calcext:value-type="float">
            <text:p>33465009</text:p>
          </table:table-cell>
          <table:table-cell table:formula="of:=MAX(0;NORMINV(RAND()*0.5+0.5;MAX([.I233];1);MAX(0.25*[.I233];1)))" office:value-type="float" office:value="1534.5096057189" calcext:value-type="float">
            <text:p>1534.5096057189</text:p>
          </table:table-cell>
          <table:table-cell table:formula="of:=[.L226]-[.L225]" office:value-type="float" office:value="334.049511672988" calcext:value-type="float">
            <text:p>334.049511672988</text:p>
          </table:table-cell>
          <table:table-cell table:formula="of:=[.I226]-[.I225]" office:value-type="float" office:value="-39" calcext:value-type="float">
            <text:p>-39</text:p>
          </table:table-cell>
          <table:table-cell office:value-type="float" office:value="-17" calcext:value-type="float">
            <text:p>-17</text:p>
          </table:table-cell>
          <table:table-cell office:value-type="float" office:value="-4" calcext:value-type="float">
            <text:p>-4</text:p>
          </table:table-cell>
          <table:table-cell table:number-columns-repeated="2"/>
          <table:table-cell office:value-type="float" office:value="-17" calcext:value-type="float">
            <text:p>-17</text:p>
          </table:table-cell>
          <table:table-cell office:value-type="float" office:value="14" calcext:value-type="float">
            <text:p>14</text:p>
          </table:table-cell>
          <table:table-cell office:value-type="float" office:value="-21" calcext:value-type="float">
            <text:p>-21</text:p>
          </table:table-cell>
          <table:table-cell office:value-type="float" office:value="-7" calcext:value-type="float">
            <text:p>-7</text:p>
          </table:table-cell>
          <table:table-cell table:number-columns-repeated="2"/>
          <table:table-cell office:value-type="float" office:value="-23" calcext:value-type="float">
            <text:p>-23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2">
          <table:table-cell office:value-type="date" office:date-value="2020-08-22" calcext:value-type="date">
            <text:p>08/22/20</text:p>
          </table:table-cell>
          <table:table-cell table:number-columns-repeated="4"/>
          <table:table-cell office:value-type="float" office:value="2134" calcext:value-type="float">
            <text:p>2134</text:p>
          </table:table-cell>
          <table:table-cell office:value-type="float" office:value="94" calcext:value-type="float">
            <text:p>94</text:p>
          </table:table-cell>
          <table:table-cell office:value-type="float" office:value="814" calcext:value-type="float">
            <text:p>814</text:p>
          </table:table-cell>
          <table:table-cell table:formula="of:=[.F227]-[.G227]-[.H227]" office:value-type="float" office:value="1226" calcext:value-type="float">
            <text:p>1226</text:p>
          </table:table-cell>
          <table:table-cell table:formula="of:=[.G227]/[.F213]" office:value-type="float" office:value="0.0597964376590331" calcext:value-type="float">
            <text:p>0.059796437659033</text:p>
          </table:table-cell>
          <table:table-cell table:formula="of:=33467077-[.F227]" office:value-type="float" office:value="33464943" calcext:value-type="float">
            <text:p>33464943</text:p>
          </table:table-cell>
          <table:table-cell table:formula="of:=MAX(0;NORMINV(RAND()*0.5+0.5;MAX([.I234];1);MAX(0.25*[.I234];1)))" office:value-type="float" office:value="1878.13760250546" calcext:value-type="float">
            <text:p>1878.13760250546</text:p>
          </table:table-cell>
          <table:table-cell table:formula="of:=[.L227]-[.L226]" office:value-type="float" office:value="343.627996786565" calcext:value-type="float">
            <text:p>343.627996786565</text:p>
          </table:table-cell>
          <table:table-cell table:formula="of:=[.I227]-[.I226]" office:value-type="float" office:value="56" calcext:value-type="float">
            <text:p>56</text:p>
          </table:table-cell>
          <table:table-cell office:value-type="float" office:value="-15" calcext:value-type="float">
            <text:p>-15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21" calcext:value-type="float">
            <text:p>-21</text:p>
          </table:table-cell>
          <table:table-cell office:value-type="float" office:value="-6" calcext:value-type="float">
            <text:p>-6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2">
          <table:table-cell office:value-type="date" office:date-value="2020-08-23" calcext:value-type="date">
            <text:p>08/23/20</text:p>
          </table:table-cell>
          <table:table-cell table:number-columns-repeated="4"/>
          <table:table-cell office:value-type="float" office:value="2171" calcext:value-type="float">
            <text:p>2171</text:p>
          </table:table-cell>
          <table:table-cell office:value-type="float" office:value="96" calcext:value-type="float">
            <text:p>96</text:p>
          </table:table-cell>
          <table:table-cell office:value-type="float" office:value="818" calcext:value-type="float">
            <text:p>818</text:p>
          </table:table-cell>
          <table:table-cell table:formula="of:=[.F228]-[.G228]-[.H228]" office:value-type="float" office:value="1257" calcext:value-type="float">
            <text:p>1257</text:p>
          </table:table-cell>
          <table:table-cell table:formula="of:=[.G228]/[.F214]" office:value-type="float" office:value="0.0574162679425837" calcext:value-type="float">
            <text:p>0.057416267942584</text:p>
          </table:table-cell>
          <table:table-cell table:formula="of:=33467077-[.F228]" office:value-type="float" office:value="33464906" calcext:value-type="float">
            <text:p>33464906</text:p>
          </table:table-cell>
          <table:table-cell table:formula="of:=MAX(0;NORMINV(RAND()*0.5+0.5;MAX([.I235];1);MAX(0.25*[.I235];1)))" office:value-type="float" office:value="1533.48877849856" calcext:value-type="float">
            <text:p>1533.48877849856</text:p>
          </table:table-cell>
          <table:table-cell table:formula="of:=[.L228]-[.L227]" office:value-type="float" office:value="-344.648824006901" calcext:value-type="float">
            <text:p>-344.648824006901</text:p>
          </table:table-cell>
          <table:table-cell table:formula="of:=[.I228]-[.I227]" office:value-type="float" office:value="31" calcext:value-type="float">
            <text:p>31</text:p>
          </table:table-cell>
          <table:table-cell office:value-type="float" office:value="-24" calcext:value-type="float">
            <text:p>-24</text:p>
          </table:table-cell>
          <table:table-cell office:value-type="float" office:value="-12" calcext:value-type="float">
            <text:p>-1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office:value-type="date" office:date-value="2020-08-24" calcext:value-type="date">
            <text:p>08/24/20</text:p>
          </table:table-cell>
          <table:table-cell table:number-columns-repeated="4"/>
          <table:table-cell office:value-type="float" office:value="2222" calcext:value-type="float">
            <text:p>2222</text:p>
          </table:table-cell>
          <table:table-cell office:value-type="float" office:value="100" calcext:value-type="float">
            <text:p>100</text:p>
          </table:table-cell>
          <table:table-cell office:value-type="float" office:value="877" calcext:value-type="float">
            <text:p>877</text:p>
          </table:table-cell>
          <table:table-cell table:formula="of:=[.F229]-[.G229]-[.H229]" office:value-type="float" office:value="1245" calcext:value-type="float">
            <text:p>1245</text:p>
          </table:table-cell>
          <table:table-cell table:formula="of:=[.G229]/[.F215]" office:value-type="float" office:value="0.0595592614651578" calcext:value-type="float">
            <text:p>0.059559261465158</text:p>
          </table:table-cell>
          <table:table-cell table:formula="of:=33467077-[.F229]" office:value-type="float" office:value="33464855" calcext:value-type="float">
            <text:p>33464855</text:p>
          </table:table-cell>
          <table:table-cell table:formula="of:=MAX(0;NORMINV(RAND()*0.5+0.5;MAX([.I236];1);MAX(0.25*[.I236];1)))" office:value-type="float" office:value="1844.16071157066" calcext:value-type="float">
            <text:p>1844.16071157066</text:p>
          </table:table-cell>
          <table:table-cell table:formula="of:=[.L229]-[.L228]" office:value-type="float" office:value="310.6719330721" calcext:value-type="float">
            <text:p>310.6719330721</text:p>
          </table:table-cell>
          <table:table-cell table:formula="of:=[.I229]-[.I228]" office:value-type="float" office:value="-12" calcext:value-type="float">
            <text:p>-12</text:p>
          </table:table-cell>
          <table:table-cell office:value-type="float" office:value="-15" calcext:value-type="float">
            <text:p>-15</text:p>
          </table:table-cell>
          <table:table-cell office:value-type="float" office:value="-7" calcext:value-type="float">
            <text:p>-7</text:p>
          </table:table-cell>
          <table:table-cell table:number-columns-repeated="2"/>
          <table:table-cell office:value-type="float" office:value="-16" calcext:value-type="float">
            <text:p>-16</text:p>
          </table:table-cell>
          <table:table-cell office:value-type="float" office:value="13" calcext:value-type="float">
            <text:p>13</text:p>
          </table:table-cell>
          <table:table-cell office:value-type="float" office:value="-19" calcext:value-type="float">
            <text:p>-19</text:p>
          </table:table-cell>
          <table:table-cell office:value-type="float" office:value="-9" calcext:value-type="float">
            <text:p>-9</text:p>
          </table:table-cell>
          <table:table-cell table:number-columns-repeated="2"/>
          <table:table-cell office:value-type="float" office:value="-22" calcext:value-type="float">
            <text:p>-22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2">
          <table:table-cell office:value-type="date" office:date-value="2020-08-25" calcext:value-type="date">
            <text:p>08/25/2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lamity State</text:p>
          </table:table-cell>
          <table:table-cell office:value-type="float" office:value="2283" calcext:value-type="float">
            <text:p>2283</text:p>
          </table:table-cell>
          <table:table-cell office:value-type="float" office:value="102" calcext:value-type="float">
            <text:p>102</text:p>
          </table:table-cell>
          <table:table-cell office:value-type="float" office:value="977" calcext:value-type="float">
            <text:p>977</text:p>
          </table:table-cell>
          <table:table-cell table:formula="of:=[.F230]-[.G230]-[.H230]" office:value-type="float" office:value="1204" calcext:value-type="float">
            <text:p>1204</text:p>
          </table:table-cell>
          <table:table-cell table:formula="of:=[.G230]/[.F216]" office:value-type="float" office:value="0.0587896253602305" calcext:value-type="float">
            <text:p>0.058789625360231</text:p>
          </table:table-cell>
          <table:table-cell table:formula="of:=33467077-[.F230]" office:value-type="float" office:value="33464794" calcext:value-type="float">
            <text:p>33464794</text:p>
          </table:table-cell>
          <table:table-cell table:formula="of:=MAX(0;NORMINV(RAND()*0.5+0.5;MAX([.I237];1);MAX(0.25*[.I237];1)))" office:value-type="float" office:value="2031.24792118393" calcext:value-type="float">
            <text:p>2031.24792118393</text:p>
          </table:table-cell>
          <table:table-cell table:formula="of:=[.L230]-[.L229]" office:value-type="float" office:value="187.087209613267" calcext:value-type="float">
            <text:p>187.087209613267</text:p>
          </table:table-cell>
          <table:table-cell table:formula="of:=[.I230]-[.I229]" office:value-type="float" office:value="-41" calcext:value-type="float">
            <text:p>-41</text:p>
          </table:table-cell>
          <table:table-cell office:value-type="float" office:value="-12" calcext:value-type="float">
            <text:p>-12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-17" calcext:value-type="float">
            <text:p>-17</text:p>
          </table:table-cell>
          <table:table-cell office:value-type="float" office:value="12" calcext:value-type="float">
            <text:p>12</text:p>
          </table:table-cell>
          <table:table-cell office:value-type="float" office:value="-16" calcext:value-type="float">
            <text:p>-16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-24" calcext:value-type="float">
            <text:p>-24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8-26" calcext:value-type="date">
            <text:p>08/26/20</text:p>
          </table:table-cell>
          <table:table-cell table:number-columns-repeated="4"/>
          <table:table-cell office:value-type="float" office:value="2332" calcext:value-type="float">
            <text:p>2332</text:p>
          </table:table-cell>
          <table:table-cell office:value-type="float" office:value="103" calcext:value-type="float">
            <text:p>103</text:p>
          </table:table-cell>
          <table:table-cell office:value-type="float" office:value="977" calcext:value-type="float">
            <text:p>977</text:p>
          </table:table-cell>
          <table:table-cell table:formula="of:=[.F231]-[.G231]-[.H231]" office:value-type="float" office:value="1252" calcext:value-type="float">
            <text:p>1252</text:p>
          </table:table-cell>
          <table:table-cell table:formula="of:=[.G231]/[.F217]" office:value-type="float" office:value="0.0584562996594779" calcext:value-type="float">
            <text:p>0.058456299659478</text:p>
          </table:table-cell>
          <table:table-cell table:formula="of:=33467077-[.F231]" office:value-type="float" office:value="33464745" calcext:value-type="float">
            <text:p>33464745</text:p>
          </table:table-cell>
          <table:table-cell table:formula="of:=MAX(0;NORMINV(RAND()*0.5+0.5;MAX([.I238];1);MAX(0.25*[.I238];1)))" office:value-type="float" office:value="1558.50051863009" calcext:value-type="float">
            <text:p>1558.50051863009</text:p>
          </table:table-cell>
          <table:table-cell table:formula="of:=[.L231]-[.L230]" office:value-type="float" office:value="-472.747402553841" calcext:value-type="float">
            <text:p>-472.747402553841</text:p>
          </table:table-cell>
          <table:table-cell table:formula="of:=[.I231]-[.I230]" office:value-type="float" office:value="48" calcext:value-type="float">
            <text:p>48</text:p>
          </table:table-cell>
          <table:table-cell office:value-type="float" office:value="-12" calcext:value-type="float">
            <text:p>-12</text:p>
          </table:table-cell>
          <table:table-cell office:value-type="float" office:value="-4" calcext:value-type="float">
            <text:p>-4</text:p>
          </table:table-cell>
          <table:table-cell table:number-columns-repeated="2"/>
          <table:table-cell office:value-type="float" office:value="-16" calcext:value-type="float">
            <text:p>-16</text:p>
          </table:table-cell>
          <table:table-cell office:value-type="float" office:value="12" calcext:value-type="float">
            <text:p>12</text:p>
          </table:table-cell>
          <table:table-cell office:value-type="float" office:value="-15" calcext:value-type="float">
            <text:p>-15</text:p>
          </table:table-cell>
          <table:table-cell office:value-type="float" office:value="-7" calcext:value-type="float">
            <text:p>-7</text:p>
          </table:table-cell>
          <table:table-cell table:number-columns-repeated="2"/>
          <table:table-cell office:value-type="float" office:value="-24" calcext:value-type="float">
            <text:p>-24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8-27" calcext:value-type="date">
            <text:p>08/27/20</text:p>
          </table:table-cell>
          <table:table-cell table:number-columns-repeated="4"/>
          <table:table-cell office:value-type="float" office:value="2415" calcext:value-type="float">
            <text:p>2415</text:p>
          </table:table-cell>
          <table:table-cell office:value-type="float" office:value="105" calcext:value-type="float">
            <text:p>105</text:p>
          </table:table-cell>
          <table:table-cell office:value-type="float" office:value="1335" calcext:value-type="float">
            <text:p>1335</text:p>
          </table:table-cell>
          <table:table-cell table:formula="of:=[.F232]-[.G232]-[.H232]" office:value-type="float" office:value="975" calcext:value-type="float">
            <text:p>975</text:p>
          </table:table-cell>
          <table:table-cell table:formula="of:=[.G232]/[.F218]" office:value-type="float" office:value="0.0578512396694215" calcext:value-type="float">
            <text:p>0.057851239669422</text:p>
          </table:table-cell>
          <table:table-cell table:formula="of:=33467077-[.F232]" office:value-type="float" office:value="33464662" calcext:value-type="float">
            <text:p>33464662</text:p>
          </table:table-cell>
          <table:table-cell table:formula="of:=MAX(0;NORMINV(RAND()*0.5+0.5;MAX([.I239];1);MAX(0.25*[.I239];1)))" office:value-type="float" office:value="1704.36181407525" calcext:value-type="float">
            <text:p>1704.36181407525</text:p>
          </table:table-cell>
          <table:table-cell table:formula="of:=[.L232]-[.L231]" office:value-type="float" office:value="145.861295445168" calcext:value-type="float">
            <text:p>145.861295445168</text:p>
          </table:table-cell>
          <table:table-cell table:formula="of:=[.I232]-[.I231]" office:value-type="float" office:value="-277" calcext:value-type="float">
            <text:p>-277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-16" calcext:value-type="float">
            <text:p>-16</text:p>
          </table:table-cell>
          <table:table-cell office:value-type="float" office:value="11" calcext:value-type="float">
            <text:p>11</text:p>
          </table:table-cell>
          <table:table-cell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23" calcext:value-type="float">
            <text:p>-23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2">
          <table:table-cell office:value-type="date" office:date-value="2020-08-28" calcext:value-type="date">
            <text:p>08/28/20</text:p>
          </table:table-cell>
          <table:table-cell table:number-columns-repeated="4"/>
          <table:table-cell office:value-type="float" office:value="2471" calcext:value-type="float">
            <text:p>2471</text:p>
          </table:table-cell>
          <table:table-cell office:value-type="float" office:value="106" calcext:value-type="float">
            <text:p>106</text:p>
          </table:table-cell>
          <table:table-cell office:value-type="float" office:value="1028" calcext:value-type="float">
            <text:p>1028</text:p>
          </table:table-cell>
          <table:table-cell table:formula="of:=[.F233]-[.G233]-[.H233]" office:value-type="float" office:value="1337" calcext:value-type="float">
            <text:p>1337</text:p>
          </table:table-cell>
          <table:table-cell table:formula="of:=[.G233]/[.F219]" office:value-type="float" office:value="0.0572354211663067" calcext:value-type="float">
            <text:p>0.057235421166307</text:p>
          </table:table-cell>
          <table:table-cell table:formula="of:=33467077-[.F233]" office:value-type="float" office:value="33464606" calcext:value-type="float">
            <text:p>33464606</text:p>
          </table:table-cell>
          <table:table-cell table:formula="of:=MAX(0;NORMINV(RAND()*0.5+0.5;MAX([.I240];1);MAX(0.25*[.I240];1)))" office:value-type="float" office:value="1685.37685465054" calcext:value-type="float">
            <text:p>1685.37685465054</text:p>
          </table:table-cell>
          <table:table-cell table:formula="of:=[.L233]-[.L232]" office:value-type="float" office:value="-18.984959424713" calcext:value-type="float">
            <text:p>-18.984959424713</text:p>
          </table:table-cell>
          <table:table-cell table:formula="of:=[.I233]-[.I232]" office:value-type="float" office:value="362" calcext:value-type="float">
            <text:p>362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7" calcext:value-type="float">
            <text:p>-17</text:p>
          </table:table-cell>
          <table:table-cell office:value-type="float" office:value="13" calcext:value-type="float">
            <text:p>13</text:p>
          </table:table-cell>
          <table:table-cell office:value-type="float" office:value="-15" calcext:value-type="float">
            <text:p>-15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-22" calcext:value-type="float">
            <text:p>-22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2">
          <table:table-cell office:value-type="date" office:date-value="2020-08-29" calcext:value-type="date">
            <text:p>08/29/20</text:p>
          </table:table-cell>
          <table:table-cell table:number-columns-repeated="4"/>
          <table:table-cell office:value-type="float" office:value="2551" calcext:value-type="float">
            <text:p>2551</text:p>
          </table:table-cell>
          <table:table-cell office:value-type="float" office:value="107" calcext:value-type="float">
            <text:p>107</text:p>
          </table:table-cell>
          <table:table-cell office:value-type="float" office:value="1041" calcext:value-type="float">
            <text:p>1041</text:p>
          </table:table-cell>
          <table:table-cell table:formula="of:=[.F234]-[.G234]-[.H234]" office:value-type="float" office:value="1403" calcext:value-type="float">
            <text:p>1403</text:p>
          </table:table-cell>
          <table:table-cell table:formula="of:=[.G234]/[.F220]" office:value-type="float" office:value="0.0569451836083023" calcext:value-type="float">
            <text:p>0.056945183608302</text:p>
          </table:table-cell>
          <table:table-cell table:formula="of:=33467077-[.F234]" office:value-type="float" office:value="33464526" calcext:value-type="float">
            <text:p>33464526</text:p>
          </table:table-cell>
          <table:table-cell table:formula="of:=MAX(0;NORMINV(RAND()*0.5+0.5;MAX([.I241];1);MAX(0.25*[.I241];1)))" office:value-type="float" office:value="1950.60849146814" calcext:value-type="float">
            <text:p>1950.60849146814</text:p>
          </table:table-cell>
          <table:table-cell table:formula="of:=[.L234]-[.L233]" office:value-type="float" office:value="265.231636817599" calcext:value-type="float">
            <text:p>265.231636817599</text:p>
          </table:table-cell>
          <table:table-cell table:formula="of:=[.I234]-[.I233]" office:value-type="float" office:value="66" calcext:value-type="float">
            <text:p>66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2">
          <table:table-cell office:value-type="date" office:date-value="2020-08-30" calcext:value-type="date">
            <text:p>08/30/20</text:p>
          </table:table-cell>
          <table:table-cell table:number-columns-repeated="4"/>
          <table:table-cell office:value-type="float" office:value="2624" calcext:value-type="float">
            <text:p>2624</text:p>
          </table:table-cell>
          <table:table-cell office:value-type="float" office:value="107" calcext:value-type="float">
            <text:p>107</text:p>
          </table:table-cell>
          <table:table-cell office:value-type="float" office:value="1063" calcext:value-type="float">
            <text:p>1063</text:p>
          </table:table-cell>
          <table:table-cell table:formula="of:=[.F235]-[.G235]-[.H235]" office:value-type="float" office:value="1454" calcext:value-type="float">
            <text:p>1454</text:p>
          </table:table-cell>
          <table:table-cell table:formula="of:=[.G235]/[.F221]" office:value-type="float" office:value="0.0561385099685205" calcext:value-type="float">
            <text:p>0.056138509968521</text:p>
          </table:table-cell>
          <table:table-cell table:formula="of:=33467077-[.F235]" office:value-type="float" office:value="33464453" calcext:value-type="float">
            <text:p>33464453</text:p>
          </table:table-cell>
          <table:table-cell table:formula="of:=MAX(0;NORMINV(RAND()*0.5+0.5;MAX([.I242];1);MAX(0.25*[.I242];1)))" office:value-type="float" office:value="1934.49333508239" calcext:value-type="float">
            <text:p>1934.49333508239</text:p>
          </table:table-cell>
          <table:table-cell table:formula="of:=[.L235]-[.L234]" office:value-type="float" office:value="-16.1151563857541" calcext:value-type="float">
            <text:p>-16.1151563857541</text:p>
          </table:table-cell>
          <table:table-cell table:formula="of:=[.I235]-[.I234]" office:value-type="float" office:value="51" calcext:value-type="float">
            <text:p>51</text:p>
          </table:table-cell>
          <table:table-cell office:value-type="float" office:value="-17" calcext:value-type="float">
            <text:p>-17</text:p>
          </table:table-cell>
          <table:table-cell office:value-type="float" office:value="-7" calcext:value-type="float">
            <text:p>-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23" calcext:value-type="float">
            <text:p>-23</text:p>
          </table:table-cell>
          <table:table-cell office:value-type="float" office:value="-9" calcext:value-type="float">
            <text:p>-9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2">
          <table:table-cell office:value-type="date" office:date-value="2020-08-31" calcext:value-type="date">
            <text:p>08/31/20</text:p>
          </table:table-cell>
          <table:table-cell table:number-columns-repeated="4"/>
          <table:table-cell office:value-type="float" office:value="2654" calcext:value-type="float">
            <text:p>2654</text:p>
          </table:table-cell>
          <table:table-cell office:value-type="float" office:value="108" calcext:value-type="float">
            <text:p>108</text:p>
          </table:table-cell>
          <table:table-cell office:value-type="float" office:value="1071" calcext:value-type="float">
            <text:p>1071</text:p>
          </table:table-cell>
          <table:table-cell table:formula="of:=[.F236]-[.G236]-[.H236]" office:value-type="float" office:value="1475" calcext:value-type="float">
            <text:p>1475</text:p>
          </table:table-cell>
          <table:table-cell table:formula="of:=[.G236]/[.F222]" office:value-type="float" office:value="0.0558139534883721" calcext:value-type="float">
            <text:p>0.055813953488372</text:p>
          </table:table-cell>
          <table:table-cell table:formula="of:=33467077-[.F236]" office:value-type="float" office:value="33464423" calcext:value-type="float">
            <text:p>33464423</text:p>
          </table:table-cell>
          <table:table-cell table:formula="of:=MAX(0;NORMINV(RAND()*0.5+0.5;MAX([.I243];1);MAX(0.25*[.I243];1)))" office:value-type="float" office:value="1976.17865824171" calcext:value-type="float">
            <text:p>1976.17865824171</text:p>
          </table:table-cell>
          <table:table-cell table:formula="of:=[.L236]-[.L235]" office:value-type="float" office:value="41.6853231593188" calcext:value-type="float">
            <text:p>41.6853231593188</text:p>
          </table:table-cell>
          <table:table-cell table:formula="of:=[.I236]-[.I235]" office:value-type="float" office:value="21" calcext:value-type="float">
            <text:p>21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-21" calcext:value-type="float">
            <text:p>-2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2">
          <table:table-cell office:value-type="date" office:date-value="2020-09-01" calcext:value-type="date">
            <text:p>09/01/20</text:p>
          </table:table-cell>
          <table:table-cell table:number-columns-repeated="4"/>
          <table:table-cell office:value-type="float" office:value="2729" calcext:value-type="float">
            <text:p>2729</text:p>
          </table:table-cell>
          <table:table-cell office:value-type="float" office:value="109" calcext:value-type="float">
            <text:p>109</text:p>
          </table:table-cell>
          <table:table-cell office:value-type="float" office:value="1084" calcext:value-type="float">
            <text:p>1084</text:p>
          </table:table-cell>
          <table:table-cell table:formula="of:=[.F237]-[.G237]-[.H237]" office:value-type="float" office:value="1536" calcext:value-type="float">
            <text:p>1536</text:p>
          </table:table-cell>
          <table:table-cell table:formula="of:=[.G237]/[.F223]" office:value-type="float" office:value="0.055442522889115" calcext:value-type="float">
            <text:p>0.055442522889115</text:p>
          </table:table-cell>
          <table:table-cell table:formula="of:=33467077-[.F237]" office:value-type="float" office:value="33464348" calcext:value-type="float">
            <text:p>33464348</text:p>
          </table:table-cell>
          <table:table-cell table:formula="of:=MAX(0;NORMINV(RAND()*0.5+0.5;MAX([.I244];1);MAX(0.25*[.I244];1)))" office:value-type="float" office:value="1757.67307799259" calcext:value-type="float">
            <text:p>1757.67307799259</text:p>
          </table:table-cell>
          <table:table-cell table:formula="of:=[.L237]-[.L236]" office:value-type="float" office:value="-218.505580249111" calcext:value-type="float">
            <text:p>-218.505580249111</text:p>
          </table:table-cell>
          <table:table-cell table:formula="of:=[.I237]-[.I236]" office:value-type="float" office:value="61" calcext:value-type="float">
            <text:p>61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-24" calcext:value-type="float">
            <text:p>-24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office:value-type="date" office:date-value="2020-09-02" calcext:value-type="date">
            <text:p>09/02/20</text:p>
          </table:table-cell>
          <table:table-cell table:number-columns-repeated="4"/>
          <table:table-cell office:value-type="float" office:value="2777" calcext:value-type="float">
            <text:p>2777</text:p>
          </table:table-cell>
          <table:table-cell office:value-type="float" office:value="112" calcext:value-type="float">
            <text:p>112</text:p>
          </table:table-cell>
          <table:table-cell office:value-type="float" office:value="1115" calcext:value-type="float">
            <text:p>1115</text:p>
          </table:table-cell>
          <table:table-cell table:formula="of:=[.F238]-[.G238]-[.H238]" office:value-type="float" office:value="1550" calcext:value-type="float">
            <text:p>1550</text:p>
          </table:table-cell>
          <table:table-cell table:formula="of:=[.G238]/[.F224]" office:value-type="float" office:value="0.0555831265508685" calcext:value-type="float">
            <text:p>0.055583126550869</text:p>
          </table:table-cell>
          <table:table-cell table:formula="of:=33467077-[.F238]" office:value-type="float" office:value="33464300" calcext:value-type="float">
            <text:p>33464300</text:p>
          </table:table-cell>
          <table:table-cell table:formula="of:=MAX(0;NORMINV(RAND()*0.5+0.5;MAX([.I245];1);MAX(0.25*[.I245];1)))" office:value-type="float" office:value="2248.04307332668" calcext:value-type="float">
            <text:p>2248.04307332668</text:p>
          </table:table-cell>
          <table:table-cell table:formula="of:=[.L238]-[.L237]" office:value-type="float" office:value="490.369995334084" calcext:value-type="float">
            <text:p>490.369995334084</text:p>
          </table:table-cell>
          <table:table-cell table:formula="of:=[.I238]-[.I237]"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-17" calcext:value-type="float">
            <text:p>-17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-24" calcext:value-type="float">
            <text:p>-24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office:value-type="date" office:date-value="2020-09-03" calcext:value-type="date">
            <text:p>09/03/20</text:p>
          </table:table-cell>
          <table:table-cell table:number-columns-repeated="4"/>
          <table:table-cell office:value-type="float" office:value="2805" calcext:value-type="float">
            <text:p>2805</text:p>
          </table:table-cell>
          <table:table-cell office:value-type="float" office:value="113" calcext:value-type="float">
            <text:p>113</text:p>
          </table:table-cell>
          <table:table-cell office:value-type="float" office:value="1144" calcext:value-type="float">
            <text:p>1144</text:p>
          </table:table-cell>
          <table:table-cell table:formula="of:=[.F239]-[.G239]-[.H239]" office:value-type="float" office:value="1548" calcext:value-type="float">
            <text:p>1548</text:p>
          </table:table-cell>
          <table:table-cell table:formula="of:=[.G239]/[.F225]" office:value-type="float" office:value="0.0552837573385519" calcext:value-type="float">
            <text:p>0.055283757338552</text:p>
          </table:table-cell>
          <table:table-cell table:formula="of:=33467077-[.F239]" office:value-type="float" office:value="33464272" calcext:value-type="float">
            <text:p>33464272</text:p>
          </table:table-cell>
          <table:table-cell table:formula="of:=MAX(0;NORMINV(RAND()*0.5+0.5;MAX([.I246];1);MAX(0.25*[.I246];1)))" office:value-type="float" office:value="2225.66944309654" calcext:value-type="float">
            <text:p>2225.66944309654</text:p>
          </table:table-cell>
          <table:table-cell table:formula="of:=[.L239]-[.L238]" office:value-type="float" office:value="-22.3736302301386" calcext:value-type="float">
            <text:p>-22.3736302301386</text:p>
          </table:table-cell>
          <table:table-cell table:formula="of:=[.I239]-[.I238]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-16" calcext:value-type="float">
            <text:p>-16</text:p>
          </table:table-cell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-24" calcext:value-type="float">
            <text:p>-24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2">
          <table:table-cell office:value-type="date" office:date-value="2020-09-04" calcext:value-type="date">
            <text:p>09/04/20</text:p>
          </table:table-cell>
          <table:table-cell table:number-columns-repeated="4"/>
          <table:table-cell office:value-type="float" office:value="2876" calcext:value-type="float">
            <text:p>2876</text:p>
          </table:table-cell>
          <table:table-cell office:value-type="float" office:value="115" calcext:value-type="float">
            <text:p>115</text:p>
          </table:table-cell>
          <table:table-cell office:value-type="float" office:value="1167" calcext:value-type="float">
            <text:p>1167</text:p>
          </table:table-cell>
          <table:table-cell table:formula="of:=[.F240]-[.G240]-[.H240]" office:value-type="float" office:value="1594" calcext:value-type="float">
            <text:p>1594</text:p>
          </table:table-cell>
          <table:table-cell table:formula="of:=[.G240]/[.F226]" office:value-type="float" office:value="0.0556092843326886" calcext:value-type="float">
            <text:p>0.055609284332689</text:p>
          </table:table-cell>
          <table:table-cell table:formula="of:=33467077-[.F240]" office:value-type="float" office:value="33464201" calcext:value-type="float">
            <text:p>33464201</text:p>
          </table:table-cell>
          <table:table-cell table:formula="of:=MAX(0;NORMINV(RAND()*0.5+0.5;MAX([.I247];1);MAX(0.25*[.I247];1)))" office:value-type="float" office:value="1907.70678087007" calcext:value-type="float">
            <text:p>1907.70678087007</text:p>
          </table:table-cell>
          <table:table-cell table:formula="of:=[.L240]-[.L239]" office:value-type="float" office:value="-317.962662226466" calcext:value-type="float">
            <text:p>-317.962662226466</text:p>
          </table:table-cell>
          <table:table-cell table:formula="of:=[.I240]-[.I239]" office:value-type="float" office:value="46" calcext:value-type="float">
            <text:p>46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-17" calcext:value-type="float">
            <text:p>-17</text:p>
          </table:table-cell>
          <table:table-cell office:value-type="float" office:value="12" calcext:value-type="float">
            <text:p>12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-23" calcext:value-type="float">
            <text:p>-23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9-05" calcext:value-type="date">
            <text:p>09/05/20</text:p>
          </table:table-cell>
          <table:table-cell table:number-columns-repeated="4"/>
          <table:table-cell office:value-type="float" office:value="2935" calcext:value-type="float">
            <text:p>2935</text:p>
          </table:table-cell>
          <table:table-cell office:value-type="float" office:value="117" calcext:value-type="float">
            <text:p>117</text:p>
          </table:table-cell>
          <table:table-cell office:value-type="float" office:value="1192" calcext:value-type="float">
            <text:p>1192</text:p>
          </table:table-cell>
          <table:table-cell table:formula="of:=[.F241]-[.G241]-[.H241]" office:value-type="float" office:value="1626" calcext:value-type="float">
            <text:p>1626</text:p>
          </table:table-cell>
          <table:table-cell table:formula="of:=[.G241]/[.F227]" office:value-type="float" office:value="0.0548266166822868" calcext:value-type="float">
            <text:p>0.054826616682287</text:p>
          </table:table-cell>
          <table:table-cell table:formula="of:=33467077-[.F241]" office:value-type="float" office:value="33464142" calcext:value-type="float">
            <text:p>33464142</text:p>
          </table:table-cell>
          <table:table-cell table:formula="of:=MAX(0;NORMINV(RAND()*0.5+0.5;MAX([.I248];1);MAX(0.25*[.I248];1)))" office:value-type="float" office:value="2005.14002104012" calcext:value-type="float">
            <text:p>2005.14002104012</text:p>
          </table:table-cell>
          <table:table-cell table:formula="of:=[.L241]-[.L240]" office:value-type="float" office:value="97.4332401700424" calcext:value-type="float">
            <text:p>97.4332401700424</text:p>
          </table:table-cell>
          <table:table-cell table:formula="of:=[.I241]-[.I240]" office:value-type="float" office:value="32" calcext:value-type="float">
            <text:p>32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2">
          <table:table-cell office:value-type="date" office:date-value="2020-09-06" calcext:value-type="date">
            <text:p>09/06/2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lamity State</text:p>
          </table:table-cell>
          <table:table-cell office:value-type="float" office:value="2965" calcext:value-type="float">
            <text:p>2965</text:p>
          </table:table-cell>
          <table:table-cell office:value-type="float" office:value="117" calcext:value-type="float">
            <text:p>117</text:p>
          </table:table-cell>
          <table:table-cell office:value-type="float" office:value="1198" calcext:value-type="float">
            <text:p>1198</text:p>
          </table:table-cell>
          <table:table-cell table:formula="of:=[.F242]-[.G242]-[.H242]" office:value-type="float" office:value="1650" calcext:value-type="float">
            <text:p>1650</text:p>
          </table:table-cell>
          <table:table-cell table:formula="of:=[.G242]/[.F228]" office:value-type="float" office:value="0.0538922155688623" calcext:value-type="float">
            <text:p>0.053892215568862</text:p>
          </table:table-cell>
          <table:table-cell table:formula="of:=33467077-[.F242]" office:value-type="float" office:value="33464112" calcext:value-type="float">
            <text:p>33464112</text:p>
          </table:table-cell>
          <table:table-cell table:formula="of:=MAX(0;NORMINV(RAND()*0.5+0.5;MAX([.I249];1);MAX(0.25*[.I249];1)))" office:value-type="float" office:value="2388.65271342326" calcext:value-type="float">
            <text:p>2388.65271342326</text:p>
          </table:table-cell>
          <table:table-cell table:formula="of:=[.L242]-[.L241]" office:value-type="float" office:value="383.512692383145" calcext:value-type="float">
            <text:p>383.512692383145</text:p>
          </table:table-cell>
          <table:table-cell table:formula="of:=[.I242]-[.I241]" office:value-type="float" office:value="24" calcext:value-type="float">
            <text:p>24</text:p>
          </table:table-cell>
          <table:table-cell office:value-type="float" office:value="-13" calcext:value-type="float">
            <text:p>-13</text:p>
          </table:table-cell>
          <table:table-cell office:value-type="float" office:value="-6" calcext:value-type="float">
            <text:p>-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-19" calcext:value-type="float">
            <text:p>-19</text:p>
          </table:table-cell>
          <table:table-cell office:value-type="float" office:value="-9" calcext:value-type="float">
            <text:p>-9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2">
          <table:table-cell office:value-type="date" office:date-value="2020-09-07" calcext:value-type="date">
            <text:p>09/07/20</text:p>
          </table:table-cell>
          <table:table-cell table:number-columns-repeated="4"/>
          <table:table-cell office:value-type="float" office:value="2981" calcext:value-type="float">
            <text:p>2981</text:p>
          </table:table-cell>
          <table:table-cell office:value-type="float" office:value="120" calcext:value-type="float">
            <text:p>120</text:p>
          </table:table-cell>
          <table:table-cell office:value-type="float" office:value="1215" calcext:value-type="float">
            <text:p>1215</text:p>
          </table:table-cell>
          <table:table-cell table:formula="of:=[.F243]-[.G243]-[.H243]" office:value-type="float" office:value="1646" calcext:value-type="float">
            <text:p>1646</text:p>
          </table:table-cell>
          <table:table-cell table:formula="of:=[.G243]/[.F229]" office:value-type="float" office:value="0.054005400540054" calcext:value-type="float">
            <text:p>0.054005400540054</text:p>
          </table:table-cell>
          <table:table-cell table:formula="of:=33467077-[.F243]" office:value-type="float" office:value="33464096" calcext:value-type="float">
            <text:p>33464096</text:p>
          </table:table-cell>
          <table:table-cell table:formula="of:=MAX(0;NORMINV(RAND()*0.5+0.5;MAX([.I250];1);MAX(0.25*[.I250];1)))" office:value-type="float" office:value="2075.87825372491" calcext:value-type="float">
            <text:p>2075.87825372491</text:p>
          </table:table-cell>
          <table:table-cell table:formula="of:=[.L243]-[.L242]" office:value-type="float" office:value="-312.774459698355" calcext:value-type="float">
            <text:p>-312.774459698355</text:p>
          </table:table-cell>
          <table:table-cell table:formula="of:=[.I243]-[.I242]"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-16" calcext:value-type="float">
            <text:p>-16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-22" calcext:value-type="float">
            <text:p>-22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2">
          <table:table-cell office:value-type="date" office:date-value="2020-09-08" calcext:value-type="date">
            <text:p>09/08/20</text:p>
          </table:table-cell>
          <table:table-cell table:number-columns-repeated="4"/>
          <table:table-cell office:value-type="float" office:value="3033" calcext:value-type="float">
            <text:p>3033</text:p>
          </table:table-cell>
          <table:table-cell office:value-type="float" office:value="124" calcext:value-type="float">
            <text:p>124</text:p>
          </table:table-cell>
          <table:table-cell office:value-type="float" office:value="1215" calcext:value-type="float">
            <text:p>1215</text:p>
          </table:table-cell>
          <table:table-cell table:formula="of:=[.F244]-[.G244]-[.H244]" office:value-type="float" office:value="1694" calcext:value-type="float">
            <text:p>1694</text:p>
          </table:table-cell>
          <table:table-cell table:formula="of:=[.G244]/[.F230]" office:value-type="float" office:value="0.0543144984669295" calcext:value-type="float">
            <text:p>0.05431449846693</text:p>
          </table:table-cell>
          <table:table-cell table:formula="of:=33467077-[.F244]" office:value-type="float" office:value="33464044" calcext:value-type="float">
            <text:p>33464044</text:p>
          </table:table-cell>
          <table:table-cell table:formula="of:=MAX(0;NORMINV(RAND()*0.5+0.5;MAX([.I251];1);MAX(0.25*[.I251];1)))" office:value-type="float" office:value="2644.18039624623" calcext:value-type="float">
            <text:p>2644.18039624623</text:p>
          </table:table-cell>
          <table:table-cell table:formula="of:=[.L244]-[.L243]" office:value-type="float" office:value="568.302142521324" calcext:value-type="float">
            <text:p>568.302142521324</text:p>
          </table:table-cell>
          <table:table-cell table:formula="of:=[.I244]-[.I243]" office:value-type="float" office:value="48" calcext:value-type="float">
            <text:p>48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-24" calcext:value-type="float">
            <text:p>-24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office:value-type="date" office:date-value="2020-09-09" calcext:value-type="date">
            <text:p>09/09/20</text:p>
          </table:table-cell>
          <table:table-cell table:number-columns-repeated="4"/>
          <table:table-cell office:value-type="float" office:value="3092" calcext:value-type="float">
            <text:p>3092</text:p>
          </table:table-cell>
          <table:table-cell office:value-type="float" office:value="126" calcext:value-type="float">
            <text:p>126</text:p>
          </table:table-cell>
          <table:table-cell office:value-type="float" office:value="1245" calcext:value-type="float">
            <text:p>1245</text:p>
          </table:table-cell>
          <table:table-cell table:formula="of:=[.F245]-[.G245]-[.H245]" office:value-type="float" office:value="1721" calcext:value-type="float">
            <text:p>1721</text:p>
          </table:table-cell>
          <table:table-cell table:formula="of:=[.G245]/[.F231]" office:value-type="float" office:value="0.0540308747855918" calcext:value-type="float">
            <text:p>0.054030874785592</text:p>
          </table:table-cell>
          <table:table-cell table:formula="of:=33467077-[.F245]" office:value-type="float" office:value="33463985" calcext:value-type="float">
            <text:p>33463985</text:p>
          </table:table-cell>
          <table:table-cell table:formula="of:=MAX(0;NORMINV(RAND()*0.5+0.5;MAX([.I252];1);MAX(0.25*[.I252];1)))" office:value-type="float" office:value="2338.45390816413" calcext:value-type="float">
            <text:p>2338.45390816413</text:p>
          </table:table-cell>
          <table:table-cell table:formula="of:=[.L245]-[.L244]" office:value-type="float" office:value="-305.726488082104" calcext:value-type="float">
            <text:p>-305.726488082104</text:p>
          </table:table-cell>
          <table:table-cell table:formula="of:=[.I245]-[.I244]" office:value-type="float" office:value="27" calcext:value-type="float">
            <text:p>27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/>
          <table:table-cell office:value-type="float" office:value="-14" calcext:value-type="float">
            <text:p>-14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table:number-columns-repeated="2"/>
          <table:table-cell office:value-type="float" office:value="-23" calcext:value-type="float">
            <text:p>-23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office:value-type="date" office:date-value="2020-09-10" calcext:value-type="date">
            <text:p>09/10/20</text:p>
          </table:table-cell>
          <table:table-cell table:number-columns-repeated="4"/>
          <table:table-cell office:value-type="float" office:value="3217" calcext:value-type="float">
            <text:p>3217</text:p>
          </table:table-cell>
          <table:table-cell office:value-type="float" office:value="130" calcext:value-type="float">
            <text:p>130</text:p>
          </table:table-cell>
          <table:table-cell office:value-type="float" office:value="1277" calcext:value-type="float">
            <text:p>1277</text:p>
          </table:table-cell>
          <table:table-cell table:formula="of:=[.F246]-[.G246]-[.H246]" office:value-type="float" office:value="1810" calcext:value-type="float">
            <text:p>1810</text:p>
          </table:table-cell>
          <table:table-cell table:formula="of:=[.G246]/[.F232]" office:value-type="float" office:value="0.0538302277432712" calcext:value-type="float">
            <text:p>0.053830227743271</text:p>
          </table:table-cell>
          <table:table-cell table:formula="of:=33467077-[.F246]" office:value-type="float" office:value="33463860" calcext:value-type="float">
            <text:p>33463860</text:p>
          </table:table-cell>
          <table:table-cell table:formula="of:=MAX(0;NORMINV(RAND()*0.5+0.5;MAX([.I253];1);MAX(0.25*[.I253];1)))" office:value-type="float" office:value="2328.24951610766" calcext:value-type="float">
            <text:p>2328.24951610766</text:p>
          </table:table-cell>
          <table:table-cell table:formula="of:=[.L246]-[.L245]" office:value-type="float" office:value="-10.2043920564702" calcext:value-type="float">
            <text:p>-10.2043920564702</text:p>
          </table:table-cell>
          <table:table-cell table:formula="of:=[.I246]-[.I245]" office:value-type="float" office:value="89" calcext:value-type="float">
            <text:p>89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-23" calcext:value-type="float">
            <text:p>-23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2">
          <table:table-cell office:value-type="date" office:date-value="2020-09-11" calcext:value-type="date">
            <text:p>09/11/20</text:p>
          </table:table-cell>
          <table:table-cell table:number-columns-repeated="4"/>
          <table:table-cell office:value-type="float" office:value="3279" calcext:value-type="float">
            <text:p>3279</text:p>
          </table:table-cell>
          <table:table-cell office:value-type="float" office:value="131" calcext:value-type="float">
            <text:p>131</text:p>
          </table:table-cell>
          <table:table-cell office:value-type="float" office:value="1288" calcext:value-type="float">
            <text:p>1288</text:p>
          </table:table-cell>
          <table:table-cell table:formula="of:=[.F247]-[.G247]-[.H247]" office:value-type="float" office:value="1860" calcext:value-type="float">
            <text:p>1860</text:p>
          </table:table-cell>
          <table:table-cell table:formula="of:=[.G247]/[.F233]" office:value-type="float" office:value="0.0530149736948604" calcext:value-type="float">
            <text:p>0.05301497369486</text:p>
          </table:table-cell>
          <table:table-cell table:formula="of:=33467077-[.F247]" office:value-type="float" office:value="33463798" calcext:value-type="float">
            <text:p>33463798</text:p>
          </table:table-cell>
          <table:table-cell table:formula="of:=MAX(0;NORMINV(RAND()*0.5+0.5;MAX([.I254];1);MAX(0.25*[.I254];1)))" office:value-type="float" office:value="2310.23796007387" calcext:value-type="float">
            <text:p>2310.23796007387</text:p>
          </table:table-cell>
          <table:table-cell table:formula="of:=[.L247]-[.L246]" office:value-type="float" office:value="-18.011556033784" calcext:value-type="float">
            <text:p>-18.011556033784</text:p>
          </table:table-cell>
          <table:table-cell table:formula="of:=[.I247]-[.I246]" office:value-type="float" office:value="50" calcext:value-type="float">
            <text:p>50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-15" calcext:value-type="float">
            <text:p>-15</text:p>
          </table:table-cell>
          <table:table-cell office:value-type="float" office:value="-16" calcext:value-type="float">
            <text:p>-16</text:p>
          </table:table-cell>
          <table:table-cell office:value-type="float" office:value="12" calcext:value-type="float">
            <text:p>12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  <table:table-cell office:value-type="float" office:value="-26" calcext:value-type="float">
            <text:p>-26</text:p>
          </table:table-cell>
          <table:table-cell office:value-type="float" office:value="-22" calcext:value-type="float">
            <text:p>-22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9-12" calcext:value-type="date">
            <text:p>09/12/20</text:p>
          </table:table-cell>
          <table:table-cell table:number-columns-repeated="4"/>
          <table:table-cell office:value-type="float" office:value="3335" calcext:value-type="float">
            <text:p>3335</text:p>
          </table:table-cell>
          <table:table-cell office:value-type="float" office:value="132" calcext:value-type="float">
            <text:p>132</text:p>
          </table:table-cell>
          <table:table-cell office:value-type="float" office:value="1289" calcext:value-type="float">
            <text:p>1289</text:p>
          </table:table-cell>
          <table:table-cell table:formula="of:=[.F248]-[.G248]-[.H248]" office:value-type="float" office:value="1914" calcext:value-type="float">
            <text:p>1914</text:p>
          </table:table-cell>
          <table:table-cell table:formula="of:=[.G248]/[.F234]" office:value-type="float" office:value="0.0517444139553116" calcext:value-type="float">
            <text:p>0.051744413955312</text:p>
          </table:table-cell>
          <table:table-cell table:formula="of:=33467077-[.F248]" office:value-type="float" office:value="33463742" calcext:value-type="float">
            <text:p>33463742</text:p>
          </table:table-cell>
          <table:table-cell table:formula="of:=MAX(0;NORMINV(RAND()*0.5+0.5;MAX([.I255];1);MAX(0.25*[.I255];1)))" office:value-type="float" office:value="2703.849311671" calcext:value-type="float">
            <text:p>2703.849311671</text:p>
          </table:table-cell>
          <table:table-cell table:formula="of:=[.L248]-[.L247]" office:value-type="float" office:value="393.611351597131" calcext:value-type="float">
            <text:p>393.611351597131</text:p>
          </table:table-cell>
          <table:table-cell table:formula="of:=[.I248]-[.I247]" office:value-type="float" office:value="54" calcext:value-type="float">
            <text:p>54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32" calcext:value-type="float">
            <text:p>3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27" calcext:value-type="float">
            <text:p>27</text:p>
          </table:table-cell>
          <table:table-cell office:value-type="float" office:value="-20" calcext:value-type="float">
            <text:p>-20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2">
          <table:table-cell office:value-type="date" office:date-value="2020-09-13" calcext:value-type="date">
            <text:p>09/13/20</text:p>
          </table:table-cell>
          <table:table-cell table:number-columns-repeated="4"/>
          <table:table-cell office:value-type="float" office:value="3388" calcext:value-type="float">
            <text:p>3388</text:p>
          </table:table-cell>
          <table:table-cell office:value-type="float" office:value="134" calcext:value-type="float">
            <text:p>134</text:p>
          </table:table-cell>
          <table:table-cell office:value-type="float" office:value="1301" calcext:value-type="float">
            <text:p>1301</text:p>
          </table:table-cell>
          <table:table-cell table:formula="of:=[.F249]-[.G249]-[.H249]" office:value-type="float" office:value="1953" calcext:value-type="float">
            <text:p>1953</text:p>
          </table:table-cell>
          <table:table-cell table:formula="of:=[.G249]/[.F235]" office:value-type="float" office:value="0.0510670731707317" calcext:value-type="float">
            <text:p>0.051067073170732</text:p>
          </table:table-cell>
          <table:table-cell table:formula="of:=33467077-[.F249]" office:value-type="float" office:value="33463689" calcext:value-type="float">
            <text:p>33463689</text:p>
          </table:table-cell>
          <table:table-cell table:formula="of:=MAX(0;NORMINV(RAND()*0.5+0.5;MAX([.I256];1);MAX(0.25*[.I256];1)))" office:value-type="float" office:value="3478.27547797771" calcext:value-type="float">
            <text:p>3478.27547797771</text:p>
          </table:table-cell>
          <table:table-cell table:formula="of:=[.L249]-[.L248]" office:value-type="float" office:value="774.42616630671" calcext:value-type="float">
            <text:p>774.42616630671</text:p>
          </table:table-cell>
          <table:table-cell table:formula="of:=[.I249]-[.I248]" office:value-type="float" office:value="39" calcext:value-type="float">
            <text:p>39</text:p>
          </table:table-cell>
          <table:table-cell office:value-type="float" office:value="-15" calcext:value-type="float">
            <text:p>-15</text:p>
          </table:table-cell>
          <table:table-cell office:value-type="float" office:value="-12" calcext:value-type="float">
            <text:p>-12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21" calcext:value-type="float">
            <text:p>-21</text:p>
          </table:table-cell>
          <table:table-cell office:value-type="float" office:value="-14" calcext:value-type="float">
            <text:p>-14</text:p>
          </table:table-cell>
          <table:table-cell office:value-type="float" office:value="-9" calcext:value-type="float">
            <text:p>-9</text:p>
          </table:table-cell>
          <table:table-cell office:value-type="float" office:value="-41" calcext:value-type="float">
            <text:p>-41</text:p>
          </table:table-cell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2">
          <table:table-cell office:value-type="date" office:date-value="2020-09-14" calcext:value-type="date">
            <text:p>09/14/20</text:p>
          </table:table-cell>
          <table:table-cell table:number-columns-repeated="4"/>
          <table:table-cell office:value-type="float" office:value="3439" calcext:value-type="float">
            <text:p>3439</text:p>
          </table:table-cell>
          <table:table-cell office:value-type="float" office:value="136" calcext:value-type="float">
            <text:p>136</text:p>
          </table:table-cell>
          <table:table-cell office:value-type="float" office:value="1324" calcext:value-type="float">
            <text:p>1324</text:p>
          </table:table-cell>
          <table:table-cell table:formula="of:=[.F250]-[.G250]-[.H250]" office:value-type="float" office:value="1979" calcext:value-type="float">
            <text:p>1979</text:p>
          </table:table-cell>
          <table:table-cell table:formula="of:=[.G250]/[.F236]" office:value-type="float" office:value="0.0512434061793519" calcext:value-type="float">
            <text:p>0.051243406179352</text:p>
          </table:table-cell>
          <table:table-cell table:formula="of:=33467077-[.F250]" office:value-type="float" office:value="33463638" calcext:value-type="float">
            <text:p>33463638</text:p>
          </table:table-cell>
          <table:table-cell table:formula="of:=MAX(0;NORMINV(RAND()*0.5+0.5;MAX([.I257];1);MAX(0.25*[.I257];1)))" office:value-type="float" office:value="3148.12920959718" calcext:value-type="float">
            <text:p>3148.12920959718</text:p>
          </table:table-cell>
          <table:table-cell table:formula="of:=[.L250]-[.L249]" office:value-type="float" office:value="-330.146268380536" calcext:value-type="float">
            <text:p>-330.146268380536</text:p>
          </table:table-cell>
          <table:table-cell table:formula="of:=[.I250]-[.I249]" office:value-type="float" office:value="26" calcext:value-type="float">
            <text:p>26</text:p>
          </table:table-cell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  <table:table-cell office:value-type="float" office:value="29" calcext:value-type="float">
            <text:p>29</text:p>
          </table:table-cell>
          <table:table-cell office:value-type="float" office:value="-11" calcext:value-type="float">
            <text:p>-11</text:p>
          </table:table-cell>
          <table:table-cell office:value-type="float" office:value="-14" calcext:value-type="float">
            <text:p>-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21" calcext:value-type="float">
            <text:p>21</text:p>
          </table:table-cell>
          <table:table-cell office:value-type="float" office:value="-22" calcext:value-type="float">
            <text:p>-22</text:p>
          </table:table-cell>
          <table:table-cell office:value-type="float" office:value="-19" calcext:value-type="float">
            <text:p>-19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2">
          <table:table-cell office:value-type="date" office:date-value="2020-09-15" calcext:value-type="date">
            <text:p>09/15/20</text:p>
          </table:table-cell>
          <table:table-cell table:number-columns-repeated="4"/>
          <table:table-cell office:value-type="float" office:value="3569" calcext:value-type="float">
            <text:p>3569</text:p>
          </table:table-cell>
          <table:table-cell office:value-type="float" office:value="139" calcext:value-type="float">
            <text:p>139</text:p>
          </table:table-cell>
          <table:table-cell office:value-type="float" office:value="1332" calcext:value-type="float">
            <text:p>1332</text:p>
          </table:table-cell>
          <table:table-cell table:formula="of:=[.F251]-[.G251]-[.H251]" office:value-type="float" office:value="2098" calcext:value-type="float">
            <text:p>2098</text:p>
          </table:table-cell>
          <table:table-cell table:formula="of:=[.G251]/[.F237]" office:value-type="float" office:value="0.0509344082081349" calcext:value-type="float">
            <text:p>0.050934408208135</text:p>
          </table:table-cell>
          <table:table-cell table:formula="of:=33467077-[.F251]" office:value-type="float" office:value="33463508" calcext:value-type="float">
            <text:p>33463508</text:p>
          </table:table-cell>
          <table:table-cell table:formula="of:=MAX(0;NORMINV(RAND()*0.5+0.5;MAX([.I258];1);MAX(0.25*[.I258];1)))" office:value-type="float" office:value="3275.87711200354" calcext:value-type="float">
            <text:p>3275.87711200354</text:p>
          </table:table-cell>
          <table:table-cell table:formula="of:=[.L251]-[.L250]" office:value-type="float" office:value="127.74790240636" calcext:value-type="float">
            <text:p>127.74790240636</text:p>
          </table:table-cell>
          <table:table-cell table:formula="of:=[.I251]-[.I250]" office:value-type="float" office:value="119" calcext:value-type="float">
            <text:p>119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27" calcext:value-type="float">
            <text:p>27</text:p>
          </table:table-cell>
          <table:table-cell office:value-type="float" office:value="-11" calcext:value-type="float">
            <text:p>-11</text:p>
          </table:table-cell>
          <table:table-cell office:value-type="float" office:value="-13" calcext:value-type="float">
            <text:p>-1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20" calcext:value-type="float">
            <text:p>20</text:p>
          </table:table-cell>
          <table:table-cell office:value-type="float" office:value="-17" calcext:value-type="float">
            <text:p>-17</text:p>
          </table:table-cell>
          <table:table-cell office:value-type="float" office:value="-21" calcext:value-type="float">
            <text:p>-21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office:value-type="date" office:date-value="2020-09-16" calcext:value-type="date">
            <text:p>09/16/20</text:p>
          </table:table-cell>
          <table:table-cell table:number-columns-repeated="4"/>
          <table:table-cell office:value-type="float" office:value="3675" calcext:value-type="float">
            <text:p>3675</text:p>
          </table:table-cell>
          <table:table-cell office:value-type="float" office:value="143" calcext:value-type="float">
            <text:p>143</text:p>
          </table:table-cell>
          <table:table-cell office:value-type="float" office:value="1401" calcext:value-type="float">
            <text:p>1401</text:p>
          </table:table-cell>
          <table:table-cell table:formula="of:=[.F252]-[.G252]-[.H252]" office:value-type="float" office:value="2131" calcext:value-type="float">
            <text:p>2131</text:p>
          </table:table-cell>
          <table:table-cell table:formula="of:=[.G252]/[.F238]" office:value-type="float" office:value="0.0514944184371624" calcext:value-type="float">
            <text:p>0.051494418437162</text:p>
          </table:table-cell>
          <table:table-cell table:formula="of:=33467077-[.F252]" office:value-type="float" office:value="33463402" calcext:value-type="float">
            <text:p>33463402</text:p>
          </table:table-cell>
          <table:table-cell table:formula="of:=MAX(0;NORMINV(RAND()*0.5+0.5;MAX([.I259];1);MAX(0.25*[.I259];1)))" office:value-type="float" office:value="2941.49312477075" calcext:value-type="float">
            <text:p>2941.49312477075</text:p>
          </table:table-cell>
          <table:table-cell table:formula="of:=[.L252]-[.L251]" office:value-type="float" office:value="-334.383987232784" calcext:value-type="float">
            <text:p>-334.383987232784</text:p>
          </table:table-cell>
          <table:table-cell table:formula="of:=[.I252]-[.I251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-16" calcext:value-type="float">
            <text:p>-16</text:p>
          </table:table-cell>
          <table:table-cell office:value-type="float" office:value="-14" calcext:value-type="float">
            <text:p>-14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-26" calcext:value-type="float">
            <text:p>-26</text:p>
          </table:table-cell>
          <table:table-cell office:value-type="float" office:value="-23" calcext:value-type="float">
            <text:p>-23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2">
          <table:table-cell office:value-type="date" office:date-value="2020-09-17" calcext:value-type="date">
            <text:p>09/17/20</text:p>
          </table:table-cell>
          <table:table-cell table:number-columns-repeated="4"/>
          <table:table-cell office:value-type="float" office:value="3789" calcext:value-type="float">
            <text:p>3789</text:p>
          </table:table-cell>
          <table:table-cell office:value-type="float" office:value="144" calcext:value-type="float">
            <text:p>144</text:p>
          </table:table-cell>
          <table:table-cell office:value-type="float" office:value="1405" calcext:value-type="float">
            <text:p>1405</text:p>
          </table:table-cell>
          <table:table-cell table:formula="of:=[.F253]-[.G253]-[.H253]" office:value-type="float" office:value="2240" calcext:value-type="float">
            <text:p>2240</text:p>
          </table:table-cell>
          <table:table-cell table:formula="of:=[.G253]/[.F239]" office:value-type="float" office:value="0.0513368983957219" calcext:value-type="float">
            <text:p>0.051336898395722</text:p>
          </table:table-cell>
          <table:table-cell table:formula="of:=33467077-[.F253]" office:value-type="float" office:value="33463288" calcext:value-type="float">
            <text:p>33463288</text:p>
          </table:table-cell>
          <table:table-cell table:formula="of:=MAX(0;NORMINV(RAND()*0.5+0.5;MAX([.I260];1);MAX(0.25*[.I260];1)))" office:value-type="float" office:value="3568.49820521858" calcext:value-type="float">
            <text:p>3568.49820521858</text:p>
          </table:table-cell>
          <table:table-cell table:formula="of:=[.L253]-[.L252]" office:value-type="float" office:value="627.005080447822" calcext:value-type="float">
            <text:p>627.005080447822</text:p>
          </table:table-cell>
          <table:table-cell table:formula="of:=[.I253]-[.I252]" office:value-type="float" office:value="109" calcext:value-type="float">
            <text:p>109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  <table:table-cell office:value-type="float" office:value="-32" calcext:value-type="float">
            <text:p>-32</text:p>
          </table:table-cell>
          <table:table-cell office:value-type="float" office:value="-62" calcext:value-type="float">
            <text:p>-62</text:p>
          </table:table-cell>
          <table:table-cell office:value-type="float" office:value="18" calcext:value-type="float">
            <text:p>18</text:p>
          </table:table-cell>
          <table:table-cell office:value-type="float" office:value="-23" calcext:value-type="float">
            <text:p>-23</text:p>
          </table:table-cell>
          <table:table-cell office:value-type="float" office:value="-15" calcext:value-type="float">
            <text:p>-15</text:p>
          </table:table-cell>
          <table:table-cell office:value-type="float" office:value="11" calcext:value-type="float">
            <text:p>11</text:p>
          </table:table-cell>
          <table:table-cell office:value-type="float" office:value="-40" calcext:value-type="float">
            <text:p>-40</text:p>
          </table:table-cell>
          <table:table-cell office:value-type="float" office:value="-67" calcext:value-type="float">
            <text:p>-67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2">
          <table:table-cell office:value-type="date" office:date-value="2020-09-18" calcext:value-type="date">
            <text:p>09/18/20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lamity State</text:p>
          </table:table-cell>
          <table:table-cell office:value-type="float" office:value="3848" calcext:value-type="float">
            <text:p>3848</text:p>
          </table:table-cell>
          <table:table-cell office:value-type="float" office:value="147" calcext:value-type="float">
            <text:p>147</text:p>
          </table:table-cell>
          <table:table-cell office:value-type="float" office:value="1443" calcext:value-type="float">
            <text:p>1443</text:p>
          </table:table-cell>
          <table:table-cell table:formula="of:=[.F254]-[.G254]-[.H254]" office:value-type="float" office:value="2258" calcext:value-type="float">
            <text:p>2258</text:p>
          </table:table-cell>
          <table:table-cell table:formula="of:=[.G254]/[.F240]" office:value-type="float" office:value="0.0511126564673157" calcext:value-type="float">
            <text:p>0.051112656467316</text:p>
          </table:table-cell>
          <table:table-cell table:formula="of:=33467077-[.F254]" office:value-type="float" office:value="33463229" calcext:value-type="float">
            <text:p>33463229</text:p>
          </table:table-cell>
          <table:table-cell table:formula="of:=MAX(0;NORMINV(RAND()*0.5+0.5;MAX([.I261];1);MAX(0.25*[.I261];1)))" office:value-type="float" office:value="3092.09183309256" calcext:value-type="float">
            <text:p>3092.09183309256</text:p>
          </table:table-cell>
          <table:table-cell table:formula="of:=[.L254]-[.L253]" office:value-type="float" office:value="-476.406372126018" calcext:value-type="float">
            <text:p>-476.406372126018</text:p>
          </table:table-cell>
          <table:table-cell table:formula="of:=[.I254]-[.I253]" office:value-type="float" office:value="18" calcext:value-type="float">
            <text:p>18</text:p>
          </table:table-cell>
          <table:table-cell office:value-type="float" office:value="-24" calcext:value-type="float">
            <text:p>-24</text:p>
          </table:table-cell>
          <table:table-cell office:value-type="float" office:value="-13" calcext:value-type="float">
            <text:p>-13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56" calcext:value-type="float">
            <text:p>-56</text:p>
          </table:table-cell>
          <table:table-cell office:value-type="float" office:value="21" calcext:value-type="float">
            <text:p>21</text:p>
          </table:table-cell>
          <table:table-cell office:value-type="float" office:value="-27" calcext:value-type="float">
            <text:p>-27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49" calcext:value-type="float">
            <text:p>-49</text:p>
          </table:table-cell>
          <table:table-cell office:value-type="float" office:value="-60" calcext:value-type="float">
            <text:p>-60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2">
          <table:table-cell office:value-type="date" office:date-value="2020-09-19" calcext:value-type="date">
            <text:p>09/19/20</text:p>
          </table:table-cell>
          <table:table-cell table:number-columns-repeated="4"/>
          <table:table-cell office:value-type="float" office:value="3901" calcext:value-type="float">
            <text:p>3901</text:p>
          </table:table-cell>
          <table:table-cell office:value-type="float" office:value="147" calcext:value-type="float">
            <text:p>147</text:p>
          </table:table-cell>
          <table:table-cell office:value-type="float" office:value="1445" calcext:value-type="float">
            <text:p>1445</text:p>
          </table:table-cell>
          <table:table-cell table:formula="of:=[.F255]-[.G255]-[.H255]" office:value-type="float" office:value="2309" calcext:value-type="float">
            <text:p>2309</text:p>
          </table:table-cell>
          <table:table-cell table:formula="of:=[.G255]/[.F241]" office:value-type="float" office:value="0.0500851788756388" calcext:value-type="float">
            <text:p>0.050085178875639</text:p>
          </table:table-cell>
          <table:table-cell table:formula="of:=33467077-[.F255]" office:value-type="float" office:value="33463176" calcext:value-type="float">
            <text:p>33463176</text:p>
          </table:table-cell>
          <table:table-cell table:formula="of:=MAX(0;NORMINV(RAND()*0.5+0.5;MAX([.I262];1);MAX(0.25*[.I262];1)))" office:value-type="float" office:value="3609.6842503331" calcext:value-type="float">
            <text:p>3609.6842503331</text:p>
          </table:table-cell>
          <table:table-cell table:formula="of:=[.L255]-[.L254]" office:value-type="float" office:value="517.592417240544" calcext:value-type="float">
            <text:p>517.592417240544</text:p>
          </table:table-cell>
          <table:table-cell table:formula="of:=[.I255]-[.I254]" office:value-type="float" office:value="51" calcext:value-type="float">
            <text:p>51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19" calcext:value-type="float">
            <text:p>19</text:p>
          </table:table-cell>
          <table:table-cell office:value-type="float" office:value="-23" calcext:value-type="float">
            <text:p>-2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  <table:table-cell office:value-type="float" office:value="-20" calcext:value-type="float">
            <text:p>-20</text:p>
          </table:table-cell>
          <table:table-cell office:value-type="float" office:value="-16" calcext:value-type="float">
            <text:p>-16</text:p>
          </table:table-cell>
          <table:table-cell office:value-type="float" office:value="12" calcext:value-type="float">
            <text:p>12</text:p>
          </table:table-cell>
          <table:table-cell office:value-type="float" office:value="-33" calcext:value-type="float">
            <text:p>-33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2">
          <table:table-cell office:value-type="date" office:date-value="2020-09-20" calcext:value-type="date">
            <text:p>09/20/20</text:p>
          </table:table-cell>
          <table:table-cell table:number-columns-repeated="4"/>
          <table:table-cell office:value-type="float" office:value="3991" calcext:value-type="float">
            <text:p>3991</text:p>
          </table:table-cell>
          <table:table-cell office:value-type="float" office:value="152" calcext:value-type="float">
            <text:p>152</text:p>
          </table:table-cell>
          <table:table-cell office:value-type="float" office:value="1445" calcext:value-type="float">
            <text:p>1445</text:p>
          </table:table-cell>
          <table:table-cell table:formula="of:=[.F256]-[.G256]-[.H256]" office:value-type="float" office:value="2394" calcext:value-type="float">
            <text:p>2394</text:p>
          </table:table-cell>
          <table:table-cell table:formula="of:=[.G256]/[.F242]" office:value-type="float" office:value="0.0512647554806071" calcext:value-type="float">
            <text:p>0.051264755480607</text:p>
          </table:table-cell>
          <table:table-cell table:formula="of:=33467077-[.F256]" office:value-type="float" office:value="33463086" calcext:value-type="float">
            <text:p>33463086</text:p>
          </table:table-cell>
          <table:table-cell table:formula="of:=MAX(0;NORMINV(RAND()*0.5+0.5;MAX([.I263];1);MAX(0.25*[.I263];1)))" office:value-type="float" office:value="3282.76893628297" calcext:value-type="float">
            <text:p>3282.76893628297</text:p>
          </table:table-cell>
          <table:table-cell table:formula="of:=[.L256]-[.L255]" office:value-type="float" office:value="-326.915314050133" calcext:value-type="float">
            <text:p>-326.915314050133</text:p>
          </table:table-cell>
          <table:table-cell table:formula="of:=[.I256]-[.I255]" office:value-type="float" office:value="85" calcext:value-type="float">
            <text:p>85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-31" calcext:value-type="float">
            <text:p>-3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-26" calcext:value-type="float">
            <text:p>-26</text:p>
          </table:table-cell>
          <table:table-cell office:value-type="float" office:value="-21" calcext:value-type="float">
            <text:p>-21</text:p>
          </table:table-cell>
          <table:table-cell office:value-type="float" office:value="-11" calcext:value-type="float">
            <text:p>-11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2">
          <table:table-cell office:value-type="date" office:date-value="2020-09-21" calcext:value-type="date">
            <text:p>09/21/20</text:p>
          </table:table-cell>
          <table:table-cell table:number-columns-repeated="4"/>
          <table:table-cell office:value-type="float" office:value="4117" calcext:value-type="float">
            <text:p>4117</text:p>
          </table:table-cell>
          <table:table-cell office:value-type="float" office:value="154" calcext:value-type="float">
            <text:p>154</text:p>
          </table:table-cell>
          <table:table-cell office:value-type="float" office:value="1449" calcext:value-type="float">
            <text:p>1449</text:p>
          </table:table-cell>
          <table:table-cell table:formula="of:=[.F257]-[.G257]-[.H257]" office:value-type="float" office:value="2514" calcext:value-type="float">
            <text:p>2514</text:p>
          </table:table-cell>
          <table:table-cell table:formula="of:=[.G257]/[.F243]" office:value-type="float" office:value="0.0516605166051661" calcext:value-type="float">
            <text:p>0.051660516605166</text:p>
          </table:table-cell>
          <table:table-cell table:formula="of:=33467077-[.F257]" office:value-type="float" office:value="33462960" calcext:value-type="float">
            <text:p>33462960</text:p>
          </table:table-cell>
          <table:table-cell table:formula="of:=MAX(0;NORMINV(RAND()*0.5+0.5;MAX([.I264];1);MAX(0.25*[.I264];1)))" office:value-type="float" office:value="3285.63746005065" calcext:value-type="float">
            <text:p>3285.63746005065</text:p>
          </table:table-cell>
          <table:table-cell table:formula="of:=[.L257]-[.L256]" office:value-type="float" office:value="2.86852376768229" calcext:value-type="float">
            <text:p>2.86852376768229</text:p>
          </table:table-cell>
          <table:table-cell table:formula="of:=[.I257]-[.I256]" office:value-type="float" office:value="120" calcext:value-type="float">
            <text:p>120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20" calcext:value-type="float">
            <text:p>20</text:p>
          </table:table-cell>
          <table:table-cell office:value-type="float" office:value="-15" calcext:value-type="float">
            <text:p>-15</text:p>
          </table:table-cell>
          <table:table-cell office:value-type="float" office:value="-18" calcext:value-type="float">
            <text:p>-18</text:p>
          </table:table-cell>
          <table:table-cell office:value-type="float" office:value="12" calcext:value-type="float">
            <text:p>12</text:p>
          </table:table-cell>
          <table:table-cell office:value-type="float" office:value="-13" calcext:value-type="float">
            <text:p>-13</text:p>
          </table:table-cell>
          <table:table-cell office:value-type="float" office:value="-9" calcext:value-type="float">
            <text:p>-9</text:p>
          </table:table-cell>
          <table:table-cell office:value-type="float" office:value="17" calcext:value-type="float">
            <text:p>17</text:p>
          </table:table-cell>
          <table:table-cell office:value-type="float" office:value="-25" calcext:value-type="float">
            <text:p>-25</text:p>
          </table:table-cell>
          <table:table-cell office:value-type="float" office:value="-21" calcext:value-type="float">
            <text:p>-21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9-22" calcext:value-type="date">
            <text:p>09/22/20</text:p>
          </table:table-cell>
          <table:table-cell table:number-columns-repeated="4"/>
          <table:table-cell office:value-type="float" office:value="4236" calcext:value-type="float">
            <text:p>4236</text:p>
          </table:table-cell>
          <table:table-cell office:value-type="float" office:value="155" calcext:value-type="float">
            <text:p>155</text:p>
          </table:table-cell>
          <table:table-cell office:value-type="float" office:value="1462" calcext:value-type="float">
            <text:p>1462</text:p>
          </table:table-cell>
          <table:table-cell table:formula="of:=[.F258]-[.G258]-[.H258]" office:value-type="float" office:value="2619" calcext:value-type="float">
            <text:p>2619</text:p>
          </table:table-cell>
          <table:table-cell table:formula="of:=[.G258]/[.F244]" office:value-type="float" office:value="0.0511045169798879" calcext:value-type="float">
            <text:p>0.051104516979888</text:p>
          </table:table-cell>
          <table:table-cell table:formula="of:=33467077-[.F258]" office:value-type="float" office:value="33462841" calcext:value-type="float">
            <text:p>33462841</text:p>
          </table:table-cell>
          <table:table-cell table:formula="of:=MAX(0;NORMINV(RAND()*0.5+0.5;MAX([.I265];1);MAX(0.25*[.I265];1)))" office:value-type="float" office:value="3990.32631600317" calcext:value-type="float">
            <text:p>3990.32631600317</text:p>
          </table:table-cell>
          <table:table-cell table:formula="of:=[.L258]-[.L257]" office:value-type="float" office:value="704.688855952517" calcext:value-type="float">
            <text:p>704.688855952517</text:p>
          </table:table-cell>
          <table:table-cell table:formula="of:=[.I258]-[.I257]" office:value-type="float" office:value="105" calcext:value-type="float">
            <text:p>105</text:p>
          </table:table-cell>
          <table:table-cell office:value-type="float" office:value="-13" calcext:value-type="float">
            <text:p>-13</text:p>
          </table:table-cell>
          <table:table-cell office:value-type="float" office:value="-5" calcext:value-type="float">
            <text:p>-5</text:p>
          </table:table-cell>
          <table:table-cell office:value-type="float" office:value="11" calcext:value-type="float">
            <text:p>11</text:p>
          </table:table-cell>
          <table:table-cell office:value-type="float" office:value="-20" calcext:value-type="float">
            <text:p>-20</text:p>
          </table:table-cell>
          <table:table-cell office:value-type="float" office:value="-17" calcext:value-type="float">
            <text:p>-17</text:p>
          </table:table-cell>
          <table:table-cell office:value-type="float" office:value="11" calcext:value-type="float">
            <text:p>11</text:p>
          </table:table-cell>
          <table:table-cell office:value-type="float" office:value="-17" calcext:value-type="float">
            <text:p>-17</text:p>
          </table:table-cell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  <table:table-cell office:value-type="float" office:value="-27" calcext:value-type="float">
            <text:p>-27</text:p>
          </table:table-cell>
          <table:table-cell office:value-type="float" office:value="-25" calcext:value-type="float">
            <text:p>-25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2">
          <table:table-cell office:value-type="date" office:date-value="2020-09-23" calcext:value-type="date">
            <text:p>09/23/20</text:p>
          </table:table-cell>
          <table:table-cell table:number-columns-repeated="4"/>
          <table:table-cell office:value-type="float" office:value="4363" calcext:value-type="float">
            <text:p>4363</text:p>
          </table:table-cell>
          <table:table-cell office:value-type="float" office:value="159" calcext:value-type="float">
            <text:p>159</text:p>
          </table:table-cell>
          <table:table-cell office:value-type="float" office:value="1473" calcext:value-type="float">
            <text:p>1473</text:p>
          </table:table-cell>
          <table:table-cell table:formula="of:=[.F259]-[.G259]-[.H259]" office:value-type="float" office:value="2731" calcext:value-type="float">
            <text:p>2731</text:p>
          </table:table-cell>
          <table:table-cell table:formula="of:=[.G259]/[.F245]" office:value-type="float" office:value="0.0514230271668823" calcext:value-type="float">
            <text:p>0.051423027166882</text:p>
          </table:table-cell>
          <table:table-cell table:formula="of:=33467077-[.F259]" office:value-type="float" office:value="33462714" calcext:value-type="float">
            <text:p>33462714</text:p>
          </table:table-cell>
          <table:table-cell table:formula="of:=MAX(0;NORMINV(RAND()*0.5+0.5;MAX([.I266];1);MAX(0.25*[.I266];1)))" office:value-type="float" office:value="3382.92437917333" calcext:value-type="float">
            <text:p>3382.92437917333</text:p>
          </table:table-cell>
          <table:table-cell table:formula="of:=[.L259]-[.L258]" office:value-type="float" office:value="-607.40193682984" calcext:value-type="float">
            <text:p>-607.40193682984</text:p>
          </table:table-cell>
          <table:table-cell table:formula="of:=[.I259]-[.I258]" office:value-type="float" office:value="112" calcext:value-type="float">
            <text:p>112</text:p>
          </table:table-cell>
          <table:table-cell office:value-type="float" office:value="-16" calcext:value-type="float">
            <text:p>-16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-25" calcext:value-type="float">
            <text:p>-25</text:p>
          </table:table-cell>
          <table:table-cell office:value-type="float" office:value="-18" calcext:value-type="float">
            <text:p>-18</text:p>
          </table:table-cell>
          <table:table-cell office:value-type="float" office:value="12" calcext:value-type="float">
            <text:p>12</text:p>
          </table:table-cell>
          <table:table-cell office:value-type="float" office:value="-20" calcext:value-type="float">
            <text:p>-20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25" calcext:value-type="float">
            <text:p>-25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9-24" calcext:value-type="date">
            <text:p>09/24/20</text:p>
          </table:table-cell>
          <table:table-cell table:number-columns-repeated="4"/>
          <table:table-cell office:value-type="float" office:value="4475" calcext:value-type="float">
            <text:p>4475</text:p>
          </table:table-cell>
          <table:table-cell office:value-type="float" office:value="162" calcext:value-type="float">
            <text:p>162</text:p>
          </table:table-cell>
          <table:table-cell office:value-type="float" office:value="1503" calcext:value-type="float">
            <text:p>1503</text:p>
          </table:table-cell>
          <table:table-cell table:formula="of:=[.F260]-[.G260]-[.H260]" office:value-type="float" office:value="2810" calcext:value-type="float">
            <text:p>2810</text:p>
          </table:table-cell>
          <table:table-cell table:formula="of:=[.G260]/[.F246]" office:value-type="float" office:value="0.0503574759092322" calcext:value-type="float">
            <text:p>0.050357475909232</text:p>
          </table:table-cell>
          <table:table-cell table:formula="of:=33467077-[.F260]" office:value-type="float" office:value="33462602" calcext:value-type="float">
            <text:p>33462602</text:p>
          </table:table-cell>
          <table:table-cell table:formula="of:=MAX(0;NORMINV(RAND()*0.5+0.5;MAX([.I267];1);MAX(0.25*[.I267];1)))" office:value-type="float" office:value="2865.76222532603" calcext:value-type="float">
            <text:p>2865.76222532603</text:p>
          </table:table-cell>
          <table:table-cell table:formula="of:=[.L260]-[.L259]" office:value-type="float" office:value="-517.162153847295" calcext:value-type="float">
            <text:p>-517.162153847295</text:p>
          </table:table-cell>
          <table:table-cell table:formula="of:=[.I260]-[.I259]" office:value-type="float" office:value="79" calcext:value-type="float">
            <text:p>79</text:p>
          </table:table-cell>
          <table:table-cell office:value-type="float" office:value="-17" calcext:value-type="float">
            <text:p>-17</text:p>
          </table:table-cell>
          <table:table-cell office:value-type="float" office:value="-5" calcext:value-type="float">
            <text:p>-5</text:p>
          </table:table-cell>
          <table:table-cell office:value-type="float" office:value="14" calcext:value-type="float">
            <text:p>14</text:p>
          </table:table-cell>
          <table:table-cell office:value-type="float" office:value="-23" calcext:value-type="float">
            <text:p>-23</text:p>
          </table:table-cell>
          <table:table-cell office:value-type="float" office:value="-17" calcext:value-type="float">
            <text:p>-17</text:p>
          </table:table-cell>
          <table:table-cell office:value-type="float" office:value="11" calcext:value-type="float">
            <text:p>11</text:p>
          </table:table-cell>
          <table:table-cell office:value-type="float" office:value="-21" calcext:value-type="float">
            <text:p>-21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office:value-type="float" office:value="-32" calcext:value-type="float">
            <text:p>-32</text:p>
          </table:table-cell>
          <table:table-cell office:value-type="float" office:value="-24" calcext:value-type="float">
            <text:p>-24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2">
          <table:table-cell office:value-type="date" office:date-value="2020-09-25" calcext:value-type="date">
            <text:p>09/25/20</text:p>
          </table:table-cell>
          <table:table-cell table:number-columns-repeated="4"/>
          <table:table-cell office:value-type="float" office:value="4590" calcext:value-type="float">
            <text:p>4590</text:p>
          </table:table-cell>
          <table:table-cell office:value-type="float" office:value="167" calcext:value-type="float">
            <text:p>167</text:p>
          </table:table-cell>
          <table:table-cell office:value-type="float" office:value="1554" calcext:value-type="float">
            <text:p>1554</text:p>
          </table:table-cell>
          <table:table-cell table:formula="of:=[.F261]-[.G261]-[.H261]" office:value-type="float" office:value="2869" calcext:value-type="float">
            <text:p>2869</text:p>
          </table:table-cell>
          <table:table-cell table:formula="of:=[.G261]/[.F247]" office:value-type="float" office:value="0.0509301616346447" calcext:value-type="float">
            <text:p>0.050930161634645</text:p>
          </table:table-cell>
          <table:table-cell table:formula="of:=33467077-[.F261]" office:value-type="float" office:value="33462487" calcext:value-type="float">
            <text:p>33462487</text:p>
          </table:table-cell>
          <table:table-cell table:formula="of:=MAX(0;NORMINV(RAND()*0.5+0.5;MAX([.I268];1);MAX(0.25*[.I268];1)))" office:value-type="float" office:value="2941.12470064323" calcext:value-type="float">
            <text:p>2941.12470064323</text:p>
          </table:table-cell>
          <table:table-cell table:formula="of:=[.L261]-[.L260]" office:value-type="float" office:value="75.362475317198" calcext:value-type="float">
            <text:p>75.362475317198</text:p>
          </table:table-cell>
          <table:table-cell table:formula="of:=[.I261]-[.I260]"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24" calcext:value-type="float">
            <text:p>-24</text:p>
          </table:table-cell>
          <table:table-cell office:value-type="float" office:value="-18" calcext:value-type="float">
            <text:p>-18</text:p>
          </table:table-cell>
          <table:table-cell office:value-type="float" office:value="13" calcext:value-type="float">
            <text:p>13</text:p>
          </table:table-cell>
          <table:table-cell office:value-type="float" office:value="-21" calcext:value-type="float">
            <text:p>-2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22" calcext:value-type="float">
            <text:p>-22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9-26" calcext:value-type="date">
            <text:p>09/26/20</text:p>
          </table:table-cell>
          <table:table-cell table:number-columns-repeated="4"/>
          <table:table-cell office:value-type="float" office:value="4672" calcext:value-type="float">
            <text:p>4672</text:p>
          </table:table-cell>
          <table:table-cell office:value-type="float" office:value="171" calcext:value-type="float">
            <text:p>171</text:p>
          </table:table-cell>
          <table:table-cell office:value-type="float" office:value="1639" calcext:value-type="float">
            <text:p>1639</text:p>
          </table:table-cell>
          <table:table-cell table:formula="of:=[.F262]-[.G262]-[.H262]" office:value-type="float" office:value="2862" calcext:value-type="float">
            <text:p>2862</text:p>
          </table:table-cell>
          <table:table-cell table:formula="of:=[.G262]/[.F248]" office:value-type="float" office:value="0.0512743628185907" calcext:value-type="float">
            <text:p>0.051274362818591</text:p>
          </table:table-cell>
          <table:table-cell table:formula="of:=33467077-[.F262]" office:value-type="float" office:value="33462405" calcext:value-type="float">
            <text:p>33462405</text:p>
          </table:table-cell>
          <table:table-cell table:formula="of:=MAX(0;NORMINV(RAND()*0.5+0.5;MAX([.I269];1);MAX(0.25*[.I269];1)))" office:value-type="float" office:value="3048.52827350886" calcext:value-type="float">
            <text:p>3048.52827350886</text:p>
          </table:table-cell>
          <table:table-cell table:formula="of:=[.L262]-[.L261]" office:value-type="float" office:value="107.40357286563" calcext:value-type="float">
            <text:p>107.40357286563</text:p>
          </table:table-cell>
          <table:table-cell table:formula="of:=[.I262]-[.I261]" office:value-type="float" office:value="-7" calcext:value-type="float">
            <text:p>-7</text:p>
          </table:table-cell>
          <table:table-cell office:value-type="float" office:value="-11" calcext:value-type="float">
            <text:p>-11</text:p>
          </table:table-cell>
          <table:table-cell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  <table:table-cell office:value-type="float" office:value="-16" calcext:value-type="float">
            <text:p>-16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17" calcext:value-type="float">
            <text:p>-17</text:p>
          </table:table-cell>
          <table:table-cell office:value-type="float" office:value="-4" calcext:value-type="float">
            <text:p>-4</text:p>
          </table:table-cell>
          <table:table-cell office:value-type="float" office:value="13" calcext:value-type="float">
            <text:p>13</text:p>
          </table:table-cell>
          <table:table-cell office:value-type="float" office:value="-29" calcext:value-type="float">
            <text:p>-29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2">
          <table:table-cell office:value-type="date" office:date-value="2020-09-27" calcext:value-type="date">
            <text:p>09/27/20</text:p>
          </table:table-cell>
          <table:table-cell table:number-columns-repeated="4"/>
          <table:table-cell office:value-type="float" office:value="4718" calcext:value-type="float">
            <text:p>4718</text:p>
          </table:table-cell>
          <table:table-cell office:value-type="float" office:value="174" calcext:value-type="float">
            <text:p>174</text:p>
          </table:table-cell>
          <table:table-cell office:value-type="float" office:value="1707" calcext:value-type="float">
            <text:p>1707</text:p>
          </table:table-cell>
          <table:table-cell table:formula="of:=[.F263]-[.G263]-[.H263]" office:value-type="float" office:value="2837" calcext:value-type="float">
            <text:p>2837</text:p>
          </table:table-cell>
          <table:table-cell table:formula="of:=[.G263]/[.F249]" office:value-type="float" office:value="0.051357733175915" calcext:value-type="float">
            <text:p>0.051357733175915</text:p>
          </table:table-cell>
          <table:table-cell table:formula="of:=33467077-[.F263]" office:value-type="float" office:value="33462359" calcext:value-type="float">
            <text:p>33462359</text:p>
          </table:table-cell>
          <table:table-cell table:formula="of:=MAX(0;NORMINV(RAND()*0.5+0.5;MAX([.I270];1);MAX(0.25*[.I270];1)))" office:value-type="float" office:value="3525.35158954213" calcext:value-type="float">
            <text:p>3525.35158954213</text:p>
          </table:table-cell>
          <table:table-cell table:formula="of:=[.L263]-[.L262]" office:value-type="float" office:value="476.823316033271" calcext:value-type="float">
            <text:p>476.823316033271</text:p>
          </table:table-cell>
          <table:table-cell table:formula="of:=[.I263]-[.I262]" office:value-type="float" office:value="-25" calcext:value-type="float">
            <text:p>-25</text:p>
          </table:table-cell>
          <table:table-cell office:value-type="float" office:value="-23" calcext:value-type="float">
            <text:p>-23</text:p>
          </table:table-cell>
          <table:table-cell office:value-type="float" office:value="-11" calcext:value-type="float">
            <text:p>-11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office:value-type="float" office:value="-27" calcext:value-type="float">
            <text:p>-27</text:p>
          </table:table-cell>
          <table:table-cell office:value-type="float" office:value="-11" calcext:value-type="float">
            <text:p>-11</text:p>
          </table:table-cell>
          <table:table-cell office:value-type="float" office:value="-18" calcext:value-type="float">
            <text:p>-18</text:p>
          </table:table-cell>
          <table:table-cell office:value-type="float" office:value="-42" calcext:value-type="float">
            <text:p>-42</text:p>
          </table:table-cell>
          <table:table-cell office:value-type="float" office:value="-8" calcext:value-type="float">
            <text:p>-8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2">
          <table:table-cell office:value-type="date" office:date-value="2020-09-28" calcext:value-type="date">
            <text:p>09/28/20</text:p>
          </table:table-cell>
          <table:table-cell table:number-columns-repeated="4"/>
          <table:table-cell office:value-type="float" office:value="4797" calcext:value-type="float">
            <text:p>4797</text:p>
          </table:table-cell>
          <table:table-cell office:value-type="float" office:value="176" calcext:value-type="float">
            <text:p>176</text:p>
          </table:table-cell>
          <table:table-cell office:value-type="float" office:value="1813" calcext:value-type="float">
            <text:p>1813</text:p>
          </table:table-cell>
          <table:table-cell table:formula="of:=[.F264]-[.G264]-[.H264]" office:value-type="float" office:value="2808" calcext:value-type="float">
            <text:p>2808</text:p>
          </table:table-cell>
          <table:table-cell table:formula="of:=[.G264]/[.F250]" office:value-type="float" office:value="0.0511776679267229" calcext:value-type="float">
            <text:p>0.051177667926723</text:p>
          </table:table-cell>
          <table:table-cell table:formula="of:=33467077-[.F264]" office:value-type="float" office:value="33462280" calcext:value-type="float">
            <text:p>33462280</text:p>
          </table:table-cell>
          <table:table-cell table:formula="of:=MAX(0;NORMINV(RAND()*0.5+0.5;MAX([.I271];1);MAX(0.25*[.I271];1)))" office:value-type="float" office:value="3272.48884938623" calcext:value-type="float">
            <text:p>3272.48884938623</text:p>
          </table:table-cell>
          <table:table-cell table:formula="of:=[.L264]-[.L263]" office:value-type="float" office:value="-252.862740155898" calcext:value-type="float">
            <text:p>-252.862740155898</text:p>
          </table:table-cell>
          <table:table-cell table:formula="of:=[.I264]-[.I263]" office:value-type="float" office:value="-29" calcext:value-type="float">
            <text:p>-29</text:p>
          </table:table-cell>
          <table:table-cell office:value-type="float" office:value="-12" calcext:value-type="float">
            <text:p>-12</text:p>
          </table:table-cell>
          <table:table-cell office:value-type="float" office:value="-3" calcext:value-type="float">
            <text:p>-3</text:p>
          </table:table-cell>
          <table:table-cell office:value-type="float" office:value="18" calcext:value-type="float">
            <text:p>18</text:p>
          </table:table-cell>
          <table:table-cell office:value-type="float" office:value="-15" calcext:value-type="float">
            <text:p>-15</text:p>
          </table:table-cell>
          <table:table-cell office:value-type="float" office:value="-18" calcext:value-type="float">
            <text:p>-18</text:p>
          </table:table-cell>
          <table:table-cell office:value-type="float" office:value="12" calcext:value-type="float">
            <text:p>12</text:p>
          </table:table-cell>
          <table:table-cell office:value-type="float" office:value="-17" calcext:value-type="float">
            <text:p>-17</text:p>
          </table:table-cell>
          <table:table-cell office:value-type="float" office:value="-4" calcext:value-type="float">
            <text:p>-4</text:p>
          </table:table-cell>
          <table:table-cell office:value-type="float" office:value="11" calcext:value-type="float">
            <text:p>11</text:p>
          </table:table-cell>
          <table:table-cell office:value-type="float" office:value="-26" calcext:value-type="float">
            <text:p>-26</text:p>
          </table:table-cell>
          <table:table-cell office:value-type="float" office:value="-21" calcext:value-type="float">
            <text:p>-21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9-29" calcext:value-type="date">
            <text:p>09/29/20</text:p>
          </table:table-cell>
          <table:table-cell table:number-columns-repeated="4"/>
          <table:table-cell office:value-type="float" office:value="4905" calcext:value-type="float">
            <text:p>4905</text:p>
          </table:table-cell>
          <table:table-cell office:value-type="float" office:value="179" calcext:value-type="float">
            <text:p>179</text:p>
          </table:table-cell>
          <table:table-cell office:value-type="float" office:value="1833" calcext:value-type="float">
            <text:p>1833</text:p>
          </table:table-cell>
          <table:table-cell table:formula="of:=[.F265]-[.G265]-[.H265]" office:value-type="float" office:value="2893" calcext:value-type="float">
            <text:p>2893</text:p>
          </table:table-cell>
          <table:table-cell table:formula="of:=[.G265]/[.F251]" office:value-type="float" office:value="0.0501541047912581" calcext:value-type="float">
            <text:p>0.050154104791258</text:p>
          </table:table-cell>
          <table:table-cell table:formula="of:=33467077-[.F265]" office:value-type="float" office:value="33462172" calcext:value-type="float">
            <text:p>33462172</text:p>
          </table:table-cell>
          <table:table-cell table:formula="of:=MAX(0;NORMINV(RAND()*0.5+0.5;MAX([.I272];1);MAX(0.25*[.I272];1)))" office:value-type="float" office:value="3768.76876130971" calcext:value-type="float">
            <text:p>3768.76876130971</text:p>
          </table:table-cell>
          <table:table-cell table:formula="of:=[.L265]-[.L264]" office:value-type="float" office:value="496.279911923481" calcext:value-type="float">
            <text:p>496.279911923481</text:p>
          </table:table-cell>
          <table:table-cell table:formula="of:=[.I265]-[.I264]" office:value-type="float" office:value="85" calcext:value-type="float">
            <text:p>85</text:p>
          </table:table-cell>
          <table:table-cell office:value-type="float" office:value="-11" calcext:value-type="float">
            <text:p>-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-20" calcext:value-type="float">
            <text:p>-20</text:p>
          </table:table-cell>
          <table:table-cell office:value-type="float" office:value="-16" calcext:value-type="float">
            <text:p>-16</text:p>
          </table:table-cell>
          <table:table-cell office:value-type="float" office:value="10" calcext:value-type="float">
            <text:p>10</text:p>
          </table:table-cell>
          <table:table-cell office:value-type="float" office:value="-15" calcext:value-type="float">
            <text:p>-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-26" calcext:value-type="float">
            <text:p>-26</text:p>
          </table:table-cell>
          <table:table-cell office:value-type="float" office:value="-23" calcext:value-type="float">
            <text:p>-23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office:value-type="date" office:date-value="2020-09-30" calcext:value-type="date">
            <text:p>09/30/20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lamity State</text:p>
          </table:table-cell>
          <table:table-cell office:value-type="float" office:value="4972" calcext:value-type="float">
            <text:p>4972</text:p>
          </table:table-cell>
          <table:table-cell office:value-type="float" office:value="183" calcext:value-type="float">
            <text:p>183</text:p>
          </table:table-cell>
          <table:table-cell office:value-type="float" office:value="1941" calcext:value-type="float">
            <text:p>1941</text:p>
          </table:table-cell>
          <table:table-cell table:formula="of:=[.F266]-[.G266]-[.H266]" office:value-type="float" office:value="2848" calcext:value-type="float">
            <text:p>2848</text:p>
          </table:table-cell>
          <table:table-cell table:formula="of:=[.G266]/[.F252]" office:value-type="float" office:value="0.0497959183673469" calcext:value-type="float">
            <text:p>0.049795918367347</text:p>
          </table:table-cell>
          <table:table-cell table:formula="of:=33467077-[.F266]" office:value-type="float" office:value="33462105" calcext:value-type="float">
            <text:p>33462105</text:p>
          </table:table-cell>
          <table:table-cell table:formula="of:=MAX(0;NORMINV(RAND()*0.5+0.5;MAX([.I273];1);MAX(0.25*[.I273];1)))" office:value-type="float" office:value="3221.42544323941" calcext:value-type="float">
            <text:p>3221.42544323941</text:p>
          </table:table-cell>
          <table:table-cell table:formula="of:=[.L266]-[.L265]" office:value-type="float" office:value="-547.343318070301" calcext:value-type="float">
            <text:p>-547.343318070301</text:p>
          </table:table-cell>
          <table:table-cell table:formula="of:=[.I266]-[.I265]" office:value-type="float" office:value="-45" calcext:value-type="float">
            <text:p>-45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-17" calcext:value-type="float">
            <text:p>-17</text:p>
          </table:table-cell>
          <table:table-cell office:value-type="float" office:value="-19" calcext:value-type="float">
            <text:p>-19</text:p>
          </table:table-cell>
          <table:table-cell office:value-type="float" office:value="8" calcext:value-type="float">
            <text:p>8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28" calcext:value-type="float">
            <text:p>-28</text:p>
          </table:table-cell>
          <table:table-cell office:value-type="float" office:value="-26" calcext:value-type="float">
            <text:p>-26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2">
          <table:table-cell office:value-type="date" office:date-value="2020-10-01" calcext:value-type="date">
            <text:p>10/01/20</text:p>
          </table:table-cell>
          <table:table-cell table:number-columns-repeated="4"/>
          <table:table-cell office:value-type="float" office:value="5114" calcext:value-type="float">
            <text:p>5114</text:p>
          </table:table-cell>
          <table:table-cell office:value-type="float" office:value="185" calcext:value-type="float">
            <text:p>185</text:p>
          </table:table-cell>
          <table:table-cell office:value-type="float" office:value="2082" calcext:value-type="float">
            <text:p>2082</text:p>
          </table:table-cell>
          <table:table-cell table:formula="of:=[.F267]-[.G267]-[.H267]" office:value-type="float" office:value="2847" calcext:value-type="float">
            <text:p>2847</text:p>
          </table:table-cell>
          <table:table-cell table:formula="of:=[.G267]/[.F253]" office:value-type="float" office:value="0.0488255476378992" calcext:value-type="float">
            <text:p>0.048825547637899</text:p>
          </table:table-cell>
          <table:table-cell table:formula="of:=33467077-[.F267]" office:value-type="float" office:value="33461963" calcext:value-type="float">
            <text:p>33461963</text:p>
          </table:table-cell>
          <table:table-cell table:formula="of:=MAX(0;NORMINV(RAND()*0.5+0.5;MAX([.I274];1);MAX(0.25*[.I274];1)))" office:value-type="float" office:value="3127.44742850693" calcext:value-type="float">
            <text:p>3127.44742850693</text:p>
          </table:table-cell>
          <table:table-cell table:formula="of:=[.L267]-[.L266]" office:value-type="float" office:value="-93.9780147324877" calcext:value-type="float">
            <text:p>-93.9780147324877</text:p>
          </table:table-cell>
          <table:table-cell table:formula="of:=[.I267]-[.I266]"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-13" calcext:value-type="float">
            <text:p>-13</text:p>
          </table:table-cell>
          <table:table-cell office:value-type="float" office:value="-19" calcext:value-type="float">
            <text:p>-19</text:p>
          </table:table-cell>
          <table:table-cell office:value-type="float" office:value="5" calcext:value-type="float">
            <text:p>5</text:p>
          </table:table-cell>
          <table:table-cell office:value-type="float" office:value="-14" calcext:value-type="float">
            <text:p>-1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-23" calcext:value-type="float">
            <text:p>-23</text:p>
          </table:table-cell>
          <table:table-cell office:value-type="float" office:value="-25" calcext:value-type="float">
            <text:p>-25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2">
          <table:table-cell office:value-type="date" office:date-value="2020-10-02" calcext:value-type="date">
            <text:p>10/02/20</text:p>
          </table:table-cell>
          <table:table-cell table:number-columns-repeated="4"/>
          <table:table-cell office:value-type="float" office:value="5211" calcext:value-type="float">
            <text:p>5211</text:p>
          </table:table-cell>
          <table:table-cell office:value-type="float" office:value="189" calcext:value-type="float">
            <text:p>189</text:p>
          </table:table-cell>
          <table:table-cell office:value-type="float" office:value="2215" calcext:value-type="float">
            <text:p>2215</text:p>
          </table:table-cell>
          <table:table-cell table:formula="of:=[.F268]-[.G268]-[.H268]" office:value-type="float" office:value="2807" calcext:value-type="float">
            <text:p>2807</text:p>
          </table:table-cell>
          <table:table-cell table:formula="of:=[.G268]/[.F254]" office:value-type="float" office:value="0.0491164241164241" calcext:value-type="float">
            <text:p>0.049116424116424</text:p>
          </table:table-cell>
          <table:table-cell table:formula="of:=33467077-[.F268]" office:value-type="float" office:value="33461866" calcext:value-type="float">
            <text:p>33461866</text:p>
          </table:table-cell>
          <table:table-cell table:formula="of:=MAX(0;NORMINV(RAND()*0.5+0.5;MAX([.I275];1);MAX(0.25*[.I275];1)))" office:value-type="float" office:value="3524.86472157051" calcext:value-type="float">
            <text:p>3524.86472157051</text:p>
          </table:table-cell>
          <table:table-cell table:formula="of:=[.L268]-[.L267]" office:value-type="float" office:value="397.417293063588" calcext:value-type="float">
            <text:p>397.417293063588</text:p>
          </table:table-cell>
          <table:table-cell table:formula="of:=[.I268]-[.I267]" office:value-type="float" office:value="-40" calcext:value-type="float">
            <text:p>-40</text:p>
          </table:table-cell>
          <table:table-cell office:value-type="float" office:value="-12" calcext:value-type="float">
            <text:p>-1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float" office:value="-21" calcext:value-type="float">
            <text:p>-21</text:p>
          </table:table-cell>
          <table:table-cell office:value-type="float" office:value="7" calcext:value-type="float">
            <text:p>7</text:p>
          </table:table-cell>
          <table:table-cell office:value-type="float" office:value="-16" calcext:value-type="float">
            <text:p>-1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-29" calcext:value-type="float">
            <text:p>-29</text:p>
          </table:table-cell>
          <table:table-cell office:value-type="float" office:value="-23" calcext:value-type="float">
            <text:p>-23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2">
          <table:table-cell office:value-type="date" office:date-value="2020-10-03" calcext:value-type="date">
            <text:p>10/03/20</text:p>
          </table:table-cell>
          <table:table-cell table:number-columns-repeated="4"/>
          <table:table-cell office:value-type="float" office:value="5370" calcext:value-type="float">
            <text:p>5370</text:p>
          </table:table-cell>
          <table:table-cell office:value-type="float" office:value="193" calcext:value-type="float">
            <text:p>193</text:p>
          </table:table-cell>
          <table:table-cell office:value-type="float" office:value="2436" calcext:value-type="float">
            <text:p>2436</text:p>
          </table:table-cell>
          <table:table-cell table:formula="of:=[.F269]-[.G269]-[.H269]" office:value-type="float" office:value="2741" calcext:value-type="float">
            <text:p>2741</text:p>
          </table:table-cell>
          <table:table-cell table:formula="of:=[.G269]/[.F255]" office:value-type="float" office:value="0.0494744937195591" calcext:value-type="float">
            <text:p>0.049474493719559</text:p>
          </table:table-cell>
          <table:table-cell table:formula="of:=33467077-[.F269]" office:value-type="float" office:value="33461707" calcext:value-type="float">
            <text:p>33461707</text:p>
          </table:table-cell>
          <table:table-cell table:formula="of:=MAX(0;NORMINV(RAND()*0.5+0.5;MAX([.I276];1);MAX(0.25*[.I276];1)))" office:value-type="float" office:value="4323.23061908975" calcext:value-type="float">
            <text:p>4323.23061908975</text:p>
          </table:table-cell>
          <table:table-cell table:formula="of:=[.L269]-[.L268]" office:value-type="float" office:value="798.365897519238" calcext:value-type="float">
            <text:p>798.365897519238</text:p>
          </table:table-cell>
          <table:table-cell table:formula="of:=[.I269]-[.I268]" office:value-type="float" office:value="-66" calcext:value-type="float">
            <text:p>-66</text:p>
          </table:table-cell>
          <table:table-cell office:value-type="float" office:value="-12" calcext:value-type="float">
            <text:p>-1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-24" calcext:value-type="float">
            <text:p>-24</text:p>
          </table:table-cell>
          <table:table-cell office:value-type="float" office:value="-12" calcext:value-type="float">
            <text:p>-12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2">
          <table:table-cell office:value-type="date" office:date-value="2020-10-04" calcext:value-type="date">
            <text:p>10/04/20</text:p>
          </table:table-cell>
          <table:table-cell table:number-columns-repeated="4"/>
          <table:table-cell office:value-type="float" office:value="5402" calcext:value-type="float">
            <text:p>5402</text:p>
          </table:table-cell>
          <table:table-cell office:value-type="float" office:value="195" calcext:value-type="float">
            <text:p>195</text:p>
          </table:table-cell>
          <table:table-cell office:value-type="float" office:value="2577" calcext:value-type="float">
            <text:p>2577</text:p>
          </table:table-cell>
          <table:table-cell table:formula="of:=[.F270]-[.G270]-[.H270]" office:value-type="float" office:value="2630" calcext:value-type="float">
            <text:p>2630</text:p>
          </table:table-cell>
          <table:table-cell table:formula="of:=[.G270]/[.F256]" office:value-type="float" office:value="0.0488599348534202" calcext:value-type="float">
            <text:p>0.04885993485342</text:p>
          </table:table-cell>
          <table:table-cell table:formula="of:=33467077-[.F270]" office:value-type="float" office:value="33461675" calcext:value-type="float">
            <text:p>33461675</text:p>
          </table:table-cell>
          <table:table-cell table:formula="of:=MAX(0;NORMINV(RAND()*0.5+0.5;MAX([.I277];1);MAX(0.25*[.I277];1)))" office:value-type="float" office:value="3567.7757220807" calcext:value-type="float">
            <text:p>3567.7757220807</text:p>
          </table:table-cell>
          <table:table-cell table:formula="of:=[.L270]-[.L269]" office:value-type="float" office:value="-755.454897009051" calcext:value-type="float">
            <text:p>-755.454897009051</text:p>
          </table:table-cell>
          <table:table-cell table:formula="of:=[.I270]-[.I269]" office:value-type="float" office:value="-111" calcext:value-type="float">
            <text:p>-111</text:p>
          </table:table-cell>
          <table:table-cell office:value-type="float" office:value="-22" calcext:value-type="float">
            <text:p>-2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-26" calcext:value-type="float">
            <text:p>-26</text:p>
          </table:table-cell>
          <table:table-cell office:value-type="float" office:value="-15" calcext:value-type="float">
            <text:p>-15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-38" calcext:value-type="float">
            <text:p>-38</text:p>
          </table:table-cell>
          <table:table-cell office:value-type="float" office:value="-14" calcext:value-type="float">
            <text:p>-14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2">
          <table:table-cell office:value-type="date" office:date-value="2020-10-05" calcext:value-type="date">
            <text:p>10/05/20</text:p>
          </table:table-cell>
          <table:table-cell table:number-columns-repeated="4"/>
          <table:table-cell office:value-type="float" office:value="5530" calcext:value-type="float">
            <text:p>5530</text:p>
          </table:table-cell>
          <table:table-cell office:value-type="float" office:value="199" calcext:value-type="float">
            <text:p>199</text:p>
          </table:table-cell>
          <table:table-cell office:value-type="float" office:value="2591" calcext:value-type="float">
            <text:p>2591</text:p>
          </table:table-cell>
          <table:table-cell table:formula="of:=[.F271]-[.G271]-[.H271]" office:value-type="float" office:value="2740" calcext:value-type="float">
            <text:p>2740</text:p>
          </table:table-cell>
          <table:table-cell table:formula="of:=[.G271]/[.F257]" office:value-type="float" office:value="0.0483361671119747" calcext:value-type="float">
            <text:p>0.048336167111975</text:p>
          </table:table-cell>
          <table:table-cell table:formula="of:=33467077-[.F271]" office:value-type="float" office:value="33461547" calcext:value-type="float">
            <text:p>33461547</text:p>
          </table:table-cell>
          <table:table-cell table:formula="of:=MAX(0;NORMINV(RAND()*0.5+0.5;MAX([.I278];1);MAX(0.25*[.I278];1)))" office:value-type="float" office:value="4459.91146644775" calcext:value-type="float">
            <text:p>4459.91146644775</text:p>
          </table:table-cell>
          <table:table-cell table:formula="of:=[.L271]-[.L270]" office:value-type="float" office:value="892.135744367047" calcext:value-type="float">
            <text:p>892.135744367047</text:p>
          </table:table-cell>
          <table:table-cell table:formula="of:=[.I271]-[.I270]" office:value-type="float" office:value="110" calcext:value-type="float">
            <text:p>11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9" calcext:value-type="float">
            <text:p>-9</text:p>
          </table:table-cell>
          <table:table-cell office:value-type="float" office:value="-23" calcext:value-type="float">
            <text:p>-23</text:p>
          </table:table-cell>
          <table:table-cell office:value-type="float" office:value="5" calcext:value-type="float">
            <text:p>5</text:p>
          </table:table-cell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-22" calcext:value-type="float">
            <text:p>-22</text:p>
          </table:table-cell>
          <table:table-cell office:value-type="float" office:value="-24" calcext:value-type="float">
            <text:p>-24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2">
          <table:table-cell office:value-type="date" office:date-value="2020-10-06" calcext:value-type="date">
            <text:p>10/06/20</text:p>
          </table:table-cell>
          <table:table-cell table:number-columns-repeated="4"/>
          <table:table-cell office:value-type="float" office:value="5725" calcext:value-type="float">
            <text:p>5725</text:p>
          </table:table-cell>
          <table:table-cell office:value-type="float" office:value="211" calcext:value-type="float">
            <text:p>211</text:p>
          </table:table-cell>
          <table:table-cell office:value-type="float" office:value="2598" calcext:value-type="float">
            <text:p>2598</text:p>
          </table:table-cell>
          <table:table-cell table:formula="of:=[.F272]-[.G272]-[.H272]" office:value-type="float" office:value="2916" calcext:value-type="float">
            <text:p>2916</text:p>
          </table:table-cell>
          <table:table-cell table:formula="of:=[.G272]/[.F258]" office:value-type="float" office:value="0.0498111425873466" calcext:value-type="float">
            <text:p>0.049811142587347</text:p>
          </table:table-cell>
          <table:table-cell table:formula="of:=33467077-[.F272]" office:value-type="float" office:value="33461352" calcext:value-type="float">
            <text:p>33461352</text:p>
          </table:table-cell>
          <table:table-cell table:formula="of:=MAX(0;NORMINV(RAND()*0.5+0.5;MAX([.I279];1);MAX(0.25*[.I279];1)))" office:value-type="float" office:value="3976.07018909591" calcext:value-type="float">
            <text:p>3976.07018909591</text:p>
          </table:table-cell>
          <table:table-cell table:formula="of:=[.L272]-[.L271]" office:value-type="float" office:value="-483.841277351839" calcext:value-type="float">
            <text:p>-483.841277351839</text:p>
          </table:table-cell>
          <table:table-cell table:formula="of:=[.I272]-[.I271]" office:value-type="float" office:value="176" calcext:value-type="float">
            <text:p>176</text:p>
          </table:table-cell>
          <table:table-cell office:value-type="float" office:value="-12" calcext:value-type="float">
            <text:p>-1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-15" calcext:value-type="float">
            <text:p>-15</text:p>
          </table:table-cell>
          <table:table-cell office:value-type="float" office:value="-22" calcext:value-type="float">
            <text:p>-22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-22" calcext:value-type="float">
            <text:p>-22</text:p>
          </table:table-cell>
          <table:table-cell office:value-type="float" office:value="-27" calcext:value-type="float">
            <text:p>-27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2">
          <table:table-cell office:value-type="date" office:date-value="2020-10-07" calcext:value-type="date">
            <text:p>10/07/20</text:p>
          </table:table-cell>
          <table:table-cell table:number-columns-repeated="4"/>
          <table:table-cell office:value-type="float" office:value="5725" calcext:value-type="float">
            <text:p>5725</text:p>
          </table:table-cell>
          <table:table-cell office:value-type="float" office:value="211" calcext:value-type="float">
            <text:p>211</text:p>
          </table:table-cell>
          <table:table-cell office:value-type="float" office:value="2598" calcext:value-type="float">
            <text:p>2598</text:p>
          </table:table-cell>
          <table:table-cell table:formula="of:=[.F273]-[.G273]-[.H273]" office:value-type="float" office:value="2916" calcext:value-type="float">
            <text:p>2916</text:p>
          </table:table-cell>
          <table:table-cell table:formula="of:=[.G273]/[.F259]" office:value-type="float" office:value="0.0483612193444877" calcext:value-type="float">
            <text:p>0.048361219344488</text:p>
          </table:table-cell>
          <table:table-cell table:formula="of:=33467077-[.F273]" office:value-type="float" office:value="33461352" calcext:value-type="float">
            <text:p>33461352</text:p>
          </table:table-cell>
          <table:table-cell table:formula="of:=MAX(0;NORMINV(RAND()*0.5+0.5;MAX([.I280];1);MAX(0.25*[.I280];1)))" office:value-type="float" office:value="4762.43997011401" calcext:value-type="float">
            <text:p>4762.43997011401</text:p>
          </table:table-cell>
          <table:table-cell table:formula="of:=[.L273]-[.L272]" office:value-type="float" office:value="786.369781018105" calcext:value-type="float">
            <text:p>786.369781018105</text:p>
          </table:table-cell>
          <table:table-cell table:formula="of:=[.I273]-[.I272]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6" calcext:value-type="float">
            <text:p>6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2">
          <table:table-cell office:value-type="date" office:date-value="2020-10-08" calcext:value-type="date">
            <text:p>10/08/20</text:p>
          </table:table-cell>
          <table:table-cell table:number-columns-repeated="4"/>
          <table:table-cell office:value-type="float" office:value="5958" calcext:value-type="float">
            <text:p>5958</text:p>
          </table:table-cell>
          <table:table-cell office:value-type="float" office:value="208" calcext:value-type="float">
            <text:p>208</text:p>
          </table:table-cell>
          <table:table-cell office:value-type="float" office:value="2635" calcext:value-type="float">
            <text:p>2635</text:p>
          </table:table-cell>
          <table:table-cell table:formula="of:=[.F274]-[.G274]-[.H274]" office:value-type="float" office:value="3115" calcext:value-type="float">
            <text:p>3115</text:p>
          </table:table-cell>
          <table:table-cell table:formula="of:=[.G274]/[.F260]" office:value-type="float" office:value="0.0464804469273743" calcext:value-type="float">
            <text:p>0.046480446927374</text:p>
          </table:table-cell>
          <table:table-cell table:formula="of:=33467077-[.F274]" office:value-type="float" office:value="33461119" calcext:value-type="float">
            <text:p>33461119</text:p>
          </table:table-cell>
          <table:table-cell table:formula="of:=MAX(0;NORMINV(RAND()*0.5+0.5;MAX([.I281];1);MAX(0.25*[.I281];1)))" office:value-type="float" office:value="4225.51161996178" calcext:value-type="float">
            <text:p>4225.51161996178</text:p>
          </table:table-cell>
          <table:table-cell table:formula="of:=[.L274]-[.L273]" office:value-type="float" office:value="-536.928350152238" calcext:value-type="float">
            <text:p>-536.928350152238</text:p>
          </table:table-cell>
          <table:table-cell table:formula="of:=[.I274]-[.I273]" office:value-type="float" office:value="199" calcext:value-type="float">
            <text:p>199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  <table:table-cell office:value-type="float" office:value="8" calcext:value-type="float">
            <text:p>8</text:p>
          </table:table-cell>
          <table:table-cell office:value-type="float" office:value="-12" calcext:value-type="float">
            <text:p>-1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-20" calcext:value-type="float">
            <text:p>-20</text:p>
          </table:table-cell>
          <table:table-cell office:value-type="float" office:value="-22" calcext:value-type="float">
            <text:p>-22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2">
          <table:table-cell office:value-type="date" office:date-value="2020-10-09" calcext:value-type="date">
            <text:p>10/09/20</text:p>
          </table:table-cell>
          <table:table-cell table:number-columns-repeated="4"/>
          <table:table-cell office:value-type="float" office:value="6031" calcext:value-type="float">
            <text:p>6031</text:p>
          </table:table-cell>
          <table:table-cell office:value-type="float" office:value="212" calcext:value-type="float">
            <text:p>212</text:p>
          </table:table-cell>
          <table:table-cell office:value-type="float" office:value="2685" calcext:value-type="float">
            <text:p>2685</text:p>
          </table:table-cell>
          <table:table-cell table:formula="of:=[.F275]-[.G275]-[.H275]" office:value-type="float" office:value="3134" calcext:value-type="float">
            <text:p>3134</text:p>
          </table:table-cell>
          <table:table-cell table:formula="of:=[.G275]/[.F261]" office:value-type="float" office:value="0.0461873638344227" calcext:value-type="float">
            <text:p>0.046187363834423</text:p>
          </table:table-cell>
          <table:table-cell table:formula="of:=33467077-[.F275]" office:value-type="float" office:value="33461046" calcext:value-type="float">
            <text:p>33461046</text:p>
          </table:table-cell>
          <table:table-cell table:formula="of:=MAX(0;NORMINV(RAND()*0.5+0.5;MAX([.I282];1);MAX(0.25*[.I282];1)))" office:value-type="float" office:value="4175.42486090761" calcext:value-type="float">
            <text:p>4175.42486090761</text:p>
          </table:table-cell>
          <table:table-cell table:formula="of:=[.L275]-[.L274]" office:value-type="float" office:value="-50.0867590541648" calcext:value-type="float">
            <text:p>-50.0867590541648</text:p>
          </table:table-cell>
          <table:table-cell table:formula="of:=[.I275]-[.I274]" office:value-type="float" office:value="19" calcext:value-type="float">
            <text:p>19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20" calcext:value-type="float">
            <text:p>-20</text:p>
          </table:table-cell>
          <table:table-cell office:value-type="float" office:value="-18" calcext:value-type="float">
            <text:p>-18</text:p>
          </table:table-cell>
          <table:table-cell office:value-type="float" office:value="10" calcext:value-type="float">
            <text:p>10</text:p>
          </table:table-cell>
          <table:table-cell office:value-type="float" office:value="-15" calcext:value-type="float">
            <text:p>-15</text:p>
          </table:table-cell>
          <table:table-cell office:value-type="float" office:value="-2" calcext:value-type="float">
            <text:p>-2</text:p>
          </table:table-cell>
          <table:table-cell office:value-type="float" office:value="19" calcext:value-type="float">
            <text:p>19</text:p>
          </table:table-cell>
          <table:table-cell office:value-type="float" office:value="-31" calcext:value-type="float">
            <text:p>-31</text:p>
          </table:table-cell>
          <table:table-cell office:value-type="float" office:value="-20" calcext:value-type="float">
            <text:p>-2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office:value-type="date" office:date-value="2020-10-10" calcext:value-type="date">
            <text:p>10/10/20</text:p>
          </table:table-cell>
          <table:table-cell table:number-columns-repeated="4"/>
          <table:table-cell office:value-type="float" office:value="6246" calcext:value-type="float">
            <text:p>6246</text:p>
          </table:table-cell>
          <table:table-cell office:value-type="float" office:value="218" calcext:value-type="float">
            <text:p>218</text:p>
          </table:table-cell>
          <table:table-cell office:value-type="float" office:value="2716" calcext:value-type="float">
            <text:p>2716</text:p>
          </table:table-cell>
          <table:table-cell table:formula="of:=[.F276]-[.G276]-[.H276]" office:value-type="float" office:value="3312" calcext:value-type="float">
            <text:p>3312</text:p>
          </table:table-cell>
          <table:table-cell table:formula="of:=[.G276]/[.F262]" office:value-type="float" office:value="0.0466609589041096" calcext:value-type="float">
            <text:p>0.04666095890411</text:p>
          </table:table-cell>
          <table:table-cell table:formula="of:=33467077-[.F276]" office:value-type="float" office:value="33460831" calcext:value-type="float">
            <text:p>33460831</text:p>
          </table:table-cell>
          <table:table-cell table:formula="of:=MAX(0;NORMINV(RAND()*0.5+0.5;MAX([.I283];1);MAX(0.25*[.I283];1)))" office:value-type="float" office:value="4642.04270954609" calcext:value-type="float">
            <text:p>4642.04270954609</text:p>
          </table:table-cell>
          <table:table-cell table:formula="of:=[.L276]-[.L275]" office:value-type="float" office:value="466.617848638475" calcext:value-type="float">
            <text:p>466.617848638475</text:p>
          </table:table-cell>
          <table:table-cell table:formula="of:=[.I276]-[.I275]" office:value-type="float" office:value="178" calcext:value-type="float">
            <text:p>178</text:p>
          </table:table-cell>
          <table:table-cell office:value-type="float" office:value="-12" calcext:value-type="float">
            <text:p>-12</text:p>
          </table:table-cell>
          <table:table-cell office:value-type="float" office:value="-6" calcext:value-type="float">
            <text:p>-6</text:p>
          </table:table-cell>
          <table:table-cell office:value-type="float" office:value="21" calcext:value-type="float">
            <text:p>21</text:p>
          </table:table-cell>
          <table:table-cell office:value-type="float" office:value="-17" calcext:value-type="float">
            <text:p>-17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-17" calcext:value-type="float">
            <text:p>-17</text:p>
          </table:table-cell>
          <table:table-cell office:value-type="float" office:value="-9" calcext:value-type="float">
            <text:p>-9</text:p>
          </table:table-cell>
          <table:table-cell office:value-type="float" office:value="28" calcext:value-type="float">
            <text:p>28</text:p>
          </table:table-cell>
          <table:table-cell office:value-type="float" office:value="-27" calcext:value-type="float">
            <text:p>-27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2">
          <table:table-cell office:value-type="date" office:date-value="2020-10-11" calcext:value-type="date">
            <text:p>10/11/20</text:p>
          </table:table-cell>
          <table:table-cell table:number-columns-repeated="4"/>
          <table:table-cell office:value-type="float" office:value="6366" calcext:value-type="float">
            <text:p>6366</text:p>
          </table:table-cell>
          <table:table-cell office:value-type="float" office:value="218" calcext:value-type="float">
            <text:p>218</text:p>
          </table:table-cell>
          <table:table-cell office:value-type="float" office:value="2743" calcext:value-type="float">
            <text:p>2743</text:p>
          </table:table-cell>
          <table:table-cell table:formula="of:=[.F277]-[.G277]-[.H277]" office:value-type="float" office:value="3405" calcext:value-type="float">
            <text:p>3405</text:p>
          </table:table-cell>
          <table:table-cell table:formula="of:=[.G277]/[.F263]" office:value-type="float" office:value="0.0462060194997881" calcext:value-type="float">
            <text:p>0.046206019499788</text:p>
          </table:table-cell>
          <table:table-cell table:formula="of:=33467077-[.F277]" office:value-type="float" office:value="33460711" calcext:value-type="float">
            <text:p>33460711</text:p>
          </table:table-cell>
          <table:table-cell table:formula="of:=MAX(0;NORMINV(RAND()*0.5+0.5;MAX([.I284];1);MAX(0.25*[.I284];1)))" office:value-type="float" office:value="4906.84559589072" calcext:value-type="float">
            <text:p>4906.84559589072</text:p>
          </table:table-cell>
          <table:table-cell table:formula="of:=[.L277]-[.L276]" office:value-type="float" office:value="264.802886344631" calcext:value-type="float">
            <text:p>264.802886344631</text:p>
          </table:table-cell>
          <table:table-cell table:formula="of:=[.I277]-[.I276]" office:value-type="float" office:value="93" calcext:value-type="float">
            <text:p>93</text:p>
          </table:table-cell>
          <table:table-cell office:value-type="float" office:value="-22" calcext:value-type="float">
            <text:p>-22</text:p>
          </table:table-cell>
          <table:table-cell office:value-type="float" office:value="-15" calcext:value-type="float">
            <text:p>-15</text:p>
          </table:table-cell>
          <table:table-cell office:value-type="float" office:value="3" calcext:value-type="float">
            <text:p>3</text:p>
          </table:table-cell>
          <table:table-cell office:value-type="float" office:value="-33" calcext:value-type="float">
            <text:p>-33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  <table:table-cell office:value-type="float" office:value="-26" calcext:value-type="float">
            <text:p>-26</text:p>
          </table:table-cell>
          <table:table-cell office:value-type="float" office:value="-15" calcext:value-type="float">
            <text:p>-15</text:p>
          </table:table-cell>
          <table:table-cell office:value-type="float" office:value="-7" calcext:value-type="float">
            <text:p>-7</text:p>
          </table:table-cell>
          <table:table-cell office:value-type="float" office:value="-43" calcext:value-type="float">
            <text:p>-43</text:p>
          </table:table-cell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2">
          <table:table-cell office:value-type="date" office:date-value="2020-10-12" calcext:value-type="date">
            <text:p>10/12/20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amity State</text:p>
          </table:table-cell>
          <table:table-cell office:value-type="float" office:value="6488" calcext:value-type="float">
            <text:p>6488</text:p>
          </table:table-cell>
          <table:table-cell office:value-type="float" office:value="219" calcext:value-type="float">
            <text:p>219</text:p>
          </table:table-cell>
          <table:table-cell office:value-type="float" office:value="2744" calcext:value-type="float">
            <text:p>2744</text:p>
          </table:table-cell>
          <table:table-cell table:formula="of:=[.F278]-[.G278]-[.H278]" office:value-type="float" office:value="3525" calcext:value-type="float">
            <text:p>3525</text:p>
          </table:table-cell>
          <table:table-cell table:formula="of:=[.G278]/[.F264]" office:value-type="float" office:value="0.0456535334584115" calcext:value-type="float">
            <text:p>0.045653533458412</text:p>
          </table:table-cell>
          <table:table-cell table:formula="of:=33467077-[.F278]" office:value-type="float" office:value="33460589" calcext:value-type="float">
            <text:p>33460589</text:p>
          </table:table-cell>
          <table:table-cell table:formula="of:=MAX(0;NORMINV(RAND()*0.5+0.5;MAX([.I285];1);MAX(0.25*[.I285];1)))" office:value-type="float" office:value="5625.06323467636" calcext:value-type="float">
            <text:p>5625.06323467636</text:p>
          </table:table-cell>
          <table:table-cell table:formula="of:=[.L278]-[.L277]" office:value-type="float" office:value="718.217638785644" calcext:value-type="float">
            <text:p>718.217638785644</text:p>
          </table:table-cell>
          <table:table-cell table:formula="of:=[.I278]-[.I277]" office:value-type="float" office:value="120" calcext:value-type="float">
            <text:p>120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18" calcext:value-type="float">
            <text:p>18</text:p>
          </table:table-cell>
          <table:table-cell office:value-type="float" office:value="-16" calcext:value-type="float">
            <text:p>-16</text:p>
          </table:table-cell>
          <table:table-cell office:value-type="float" office:value="-19" calcext:value-type="float">
            <text:p>-19</text:p>
          </table:table-cell>
          <table:table-cell office:value-type="float" office:value="10" calcext:value-type="float">
            <text:p>10</text:p>
          </table:table-cell>
          <table:table-cell office:value-type="float" office:value="-13" calcext:value-type="float">
            <text:p>-13</text:p>
          </table:table-cell>
          <table:table-cell office:value-type="float" office:value="-5" calcext:value-type="float">
            <text:p>-5</text:p>
          </table:table-cell>
          <table:table-cell office:value-type="float" office:value="26" calcext:value-type="float">
            <text:p>26</text:p>
          </table:table-cell>
          <table:table-cell office:value-type="float" office:value="-26" calcext:value-type="float">
            <text:p>-26</text:p>
          </table:table-cell>
          <table:table-cell office:value-type="float" office:value="-21" calcext:value-type="float">
            <text:p>-21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office:value-type="date" office:date-value="2020-10-13" calcext:value-type="date">
            <text:p>10/13/20</text:p>
          </table:table-cell>
          <table:table-cell table:number-columns-repeated="4"/>
          <table:table-cell office:value-type="float" office:value="6680" calcext:value-type="float">
            <text:p>6680</text:p>
          </table:table-cell>
          <table:table-cell office:value-type="float" office:value="222" calcext:value-type="float">
            <text:p>222</text:p>
          </table:table-cell>
          <table:table-cell office:value-type="float" office:value="2761" calcext:value-type="float">
            <text:p>2761</text:p>
          </table:table-cell>
          <table:table-cell table:formula="of:=[.F279]-[.G279]-[.H279]" office:value-type="float" office:value="3697" calcext:value-type="float">
            <text:p>3697</text:p>
          </table:table-cell>
          <table:table-cell table:formula="of:=[.G279]/[.F265]" office:value-type="float" office:value="0.0452599388379205" calcext:value-type="float">
            <text:p>0.045259938837921</text:p>
          </table:table-cell>
          <table:table-cell table:formula="of:=33467077-[.F279]" office:value-type="float" office:value="33460397" calcext:value-type="float">
            <text:p>33460397</text:p>
          </table:table-cell>
          <table:table-cell table:formula="of:=MAX(0;NORMINV(RAND()*0.5+0.5;MAX([.I286];1);MAX(0.25*[.I286];1)))" office:value-type="float" office:value="5440.8361956484" calcext:value-type="float">
            <text:p>5440.8361956484</text:p>
          </table:table-cell>
          <table:table-cell table:formula="of:=[.L279]-[.L278]" office:value-type="float" office:value="-184.227039027959" calcext:value-type="float">
            <text:p>-184.227039027959</text:p>
          </table:table-cell>
          <table:table-cell table:formula="of:=[.I279]-[.I278]" office:value-type="float" office:value="172" calcext:value-type="float">
            <text:p>172</text:p>
          </table:table-cell>
          <table:table-cell office:value-type="float" office:value="-11" calcext:value-type="float">
            <text:p>-11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-12" calcext:value-type="float">
            <text:p>-12</text:p>
          </table:table-cell>
          <table:table-cell office:value-type="float" office:value="-16" calcext:value-type="float">
            <text:p>-16</text:p>
          </table:table-cell>
          <table:table-cell office:value-type="float" office:value="9" calcext:value-type="float">
            <text:p>9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18" calcext:value-type="float">
            <text:p>-18</text:p>
          </table:table-cell>
          <table:table-cell office:value-type="float" office:value="-22" calcext:value-type="float">
            <text:p>-22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2">
          <table:table-cell office:value-type="date" office:date-value="2020-10-14" calcext:value-type="date">
            <text:p>10/14/20</text:p>
          </table:table-cell>
          <table:table-cell table:number-columns-repeated="4"/>
          <table:table-cell office:value-type="float" office:value="6846" calcext:value-type="float">
            <text:p>6846</text:p>
          </table:table-cell>
          <table:table-cell office:value-type="float" office:value="227" calcext:value-type="float">
            <text:p>227</text:p>
          </table:table-cell>
          <table:table-cell office:value-type="float" office:value="2801" calcext:value-type="float">
            <text:p>2801</text:p>
          </table:table-cell>
          <table:table-cell table:formula="of:=[.F280]-[.G280]-[.H280]" office:value-type="float" office:value="3818" calcext:value-type="float">
            <text:p>3818</text:p>
          </table:table-cell>
          <table:table-cell table:formula="of:=[.G280]/[.F266]" office:value-type="float" office:value="0.0456556717618665" calcext:value-type="float">
            <text:p>0.045655671761867</text:p>
          </table:table-cell>
          <table:table-cell table:formula="of:=33467077-[.F280]" office:value-type="float" office:value="33460231" calcext:value-type="float">
            <text:p>33460231</text:p>
          </table:table-cell>
          <table:table-cell table:formula="of:=MAX(0;NORMINV(RAND()*0.5+0.5;MAX([.I287];1);MAX(0.25*[.I287];1)))" office:value-type="float" office:value="5587.75650385683" calcext:value-type="float">
            <text:p>5587.75650385683</text:p>
          </table:table-cell>
          <table:table-cell table:formula="of:=[.L280]-[.L279]" office:value-type="float" office:value="146.920308208423" calcext:value-type="float">
            <text:p>146.920308208423</text:p>
          </table:table-cell>
          <table:table-cell table:formula="of:=[.I280]-[.I279]" office:value-type="float" office:value="121" calcext:value-type="float">
            <text:p>121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9" calcext:value-type="float">
            <text:p>9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office:value-type="float" office:value="20" calcext:value-type="float">
            <text:p>20</text:p>
          </table:table-cell>
          <table:table-cell office:value-type="float" office:value="-26" calcext:value-type="float">
            <text:p>-26</text:p>
          </table:table-cell>
          <table:table-cell office:value-type="float" office:value="-22" calcext:value-type="float">
            <text:p>-22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2">
          <table:table-cell office:value-type="date" office:date-value="2020-10-15" calcext:value-type="date">
            <text:p>10/15/20</text:p>
          </table:table-cell>
          <table:table-cell table:number-columns-repeated="4"/>
          <table:table-cell office:value-type="float" office:value="7096" calcext:value-type="float">
            <text:p>7096</text:p>
          </table:table-cell>
          <table:table-cell office:value-type="float" office:value="228" calcext:value-type="float">
            <text:p>228</text:p>
          </table:table-cell>
          <table:table-cell office:value-type="float" office:value="2928" calcext:value-type="float">
            <text:p>2928</text:p>
          </table:table-cell>
          <table:table-cell table:formula="of:=[.F281]-[.G281]-[.H281]" office:value-type="float" office:value="3940" calcext:value-type="float">
            <text:p>3940</text:p>
          </table:table-cell>
          <table:table-cell table:formula="of:=[.G281]/[.F267]" office:value-type="float" office:value="0.0445834962847087" calcext:value-type="float">
            <text:p>0.044583496284709</text:p>
          </table:table-cell>
          <table:table-cell table:formula="of:=33467077-[.F281]" office:value-type="float" office:value="33459981" calcext:value-type="float">
            <text:p>33459981</text:p>
          </table:table-cell>
          <table:table-cell table:formula="of:=MAX(0;NORMINV(RAND()*0.5+0.5;MAX([.I288];1);MAX(0.25*[.I288];1)))" office:value-type="float" office:value="5869.86131267315" calcext:value-type="float">
            <text:p>5869.86131267315</text:p>
          </table:table-cell>
          <table:table-cell table:formula="of:=[.L281]-[.L280]" office:value-type="float" office:value="282.104808816325" calcext:value-type="float">
            <text:p>282.104808816325</text:p>
          </table:table-cell>
          <table:table-cell table:formula="of:=[.I281]-[.I280]" office:value-type="float" office:value="122" calcext:value-type="float">
            <text:p>122</text:p>
          </table:table-cell>
          <table:table-cell office:value-type="float" office:value="-14" calcext:value-type="float">
            <text:p>-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-6" calcext:value-type="float">
            <text:p>-6</text:p>
          </table:table-cell>
          <table:table-cell office:value-type="float" office:value="-15" calcext:value-type="float">
            <text:p>-15</text:p>
          </table:table-cell>
          <table:table-cell office:value-type="float" office:value="10" calcext:value-type="float">
            <text:p>10</text:p>
          </table:table-cell>
          <table:table-cell office:value-type="float" office:value="-18" calcext:value-type="float">
            <text:p>-18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4" calcext:value-type="float">
            <text:p>-14</text:p>
          </table:table-cell>
          <table:table-cell office:value-type="float" office:value="-22" calcext:value-type="float">
            <text:p>-22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office:value-type="date" office:date-value="2020-10-16" calcext:value-type="date">
            <text:p>10/16/20</text:p>
          </table:table-cell>
          <table:table-cell table:number-columns-repeated="4"/>
          <table:table-cell office:value-type="float" office:value="7222" calcext:value-type="float">
            <text:p>7222</text:p>
          </table:table-cell>
          <table:table-cell office:value-type="float" office:value="234" calcext:value-type="float">
            <text:p>234</text:p>
          </table:table-cell>
          <table:table-cell office:value-type="float" office:value="3012" calcext:value-type="float">
            <text:p>3012</text:p>
          </table:table-cell>
          <table:table-cell table:formula="of:=[.F282]-[.G282]-[.H282]" office:value-type="float" office:value="3976" calcext:value-type="float">
            <text:p>3976</text:p>
          </table:table-cell>
          <table:table-cell table:formula="of:=[.G282]/[.F268]" office:value-type="float" office:value="0.0449050086355786" calcext:value-type="float">
            <text:p>0.044905008635579</text:p>
          </table:table-cell>
          <table:table-cell table:formula="of:=33467077-[.F282]" office:value-type="float" office:value="33459855" calcext:value-type="float">
            <text:p>33459855</text:p>
          </table:table-cell>
          <table:table-cell table:formula="of:=MAX(0;NORMINV(RAND()*0.5+0.5;MAX([.I289];1);MAX(0.25*[.I289];1)))" office:value-type="float" office:value="5302.39639065781" calcext:value-type="float">
            <text:p>5302.39639065781</text:p>
          </table:table-cell>
          <table:table-cell table:formula="of:=[.L282]-[.L281]" office:value-type="float" office:value="-567.464922015337" calcext:value-type="float">
            <text:p>-567.464922015337</text:p>
          </table:table-cell>
          <table:table-cell table:formula="of:=[.I282]-[.I281]" office:value-type="float" office:value="36" calcext:value-type="float">
            <text:p>36</text:p>
          </table:table-cell>
          <table:table-cell office:value-type="float" office:value="-16" calcext:value-type="float">
            <text:p>-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-16" calcext:value-type="float">
            <text:p>-16</text:p>
          </table:table-cell>
          <table:table-cell office:value-type="float" office:value="-17" calcext:value-type="float">
            <text:p>-17</text:p>
          </table:table-cell>
          <table:table-cell office:value-type="float" office:value="11" calcext:value-type="float">
            <text:p>11</text:p>
          </table:table-cell>
          <table:table-cell office:value-type="float" office:value="-19" calcext:value-type="float">
            <text:p>-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-27" calcext:value-type="float">
            <text:p>-27</text:p>
          </table:table-cell>
          <table:table-cell office:value-type="float" office:value="-20" calcext:value-type="float">
            <text:p>-20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2">
          <table:table-cell office:value-type="date" office:date-value="2020-10-17" calcext:value-type="date">
            <text:p>10/17/20</text:p>
          </table:table-cell>
          <table:table-cell table:number-columns-repeated="4"/>
          <table:table-cell office:value-type="float" office:value="7462" calcext:value-type="float">
            <text:p>7462</text:p>
          </table:table-cell>
          <table:table-cell office:value-type="float" office:value="241" calcext:value-type="float">
            <text:p>241</text:p>
          </table:table-cell>
          <table:table-cell office:value-type="float" office:value="3022" calcext:value-type="float">
            <text:p>3022</text:p>
          </table:table-cell>
          <table:table-cell table:formula="of:=[.F283]-[.G283]-[.H283]" office:value-type="float" office:value="4199" calcext:value-type="float">
            <text:p>4199</text:p>
          </table:table-cell>
          <table:table-cell table:formula="of:=[.G283]/[.F269]" office:value-type="float" office:value="0.04487895716946" calcext:value-type="float">
            <text:p>0.04487895716946</text:p>
          </table:table-cell>
          <table:table-cell table:formula="of:=33467077-[.F283]" office:value-type="float" office:value="33459615" calcext:value-type="float">
            <text:p>33459615</text:p>
          </table:table-cell>
          <table:table-cell table:formula="of:=MAX(0;NORMINV(RAND()*0.5+0.5;MAX([.I290];1);MAX(0.25*[.I290];1)))" office:value-type="float" office:value="5708.87922100126" calcext:value-type="float">
            <text:p>5708.87922100126</text:p>
          </table:table-cell>
          <table:table-cell table:formula="of:=[.L283]-[.L282]" office:value-type="float" office:value="406.482830343447" calcext:value-type="float">
            <text:p>406.482830343447</text:p>
          </table:table-cell>
          <table:table-cell table:formula="of:=[.I283]-[.I282]" office:value-type="float" office:value="223" calcext:value-type="float">
            <text:p>223</text:p>
          </table:table-cell>
          <table:table-cell office:value-type="float" office:value="-18" calcext:value-type="float">
            <text:p>-18</text:p>
          </table:table-cell>
          <table:table-cell office:value-type="float" office:value="-6" calcext:value-type="float">
            <text:p>-6</text:p>
          </table:table-cell>
          <table:table-cell office:value-type="float" office:value="21" calcext:value-type="float">
            <text:p>21</text:p>
          </table:table-cell>
          <table:table-cell office:value-type="float" office:value="-11" calcext:value-type="float">
            <text:p>-11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  <table:table-cell office:value-type="float" office:value="-21" calcext:value-type="float">
            <text:p>-21</text:p>
          </table:table-cell>
          <table:table-cell office:value-type="float" office:value="-8" calcext:value-type="float">
            <text:p>-8</text:p>
          </table:table-cell>
          <table:table-cell office:value-type="float" office:value="31" calcext:value-type="float">
            <text:p>31</text:p>
          </table:table-cell>
          <table:table-cell office:value-type="float" office:value="-19" calcext:value-type="float">
            <text:p>-19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2">
          <table:table-cell office:value-type="date" office:date-value="2020-10-18" calcext:value-type="date">
            <text:p>10/18/20</text:p>
          </table:table-cell>
          <table:table-cell table:number-columns-repeated="4"/>
          <table:table-cell office:value-type="float" office:value="7622" calcext:value-type="float">
            <text:p>7622</text:p>
          </table:table-cell>
          <table:table-cell office:value-type="float" office:value="247" calcext:value-type="float">
            <text:p>247</text:p>
          </table:table-cell>
          <table:table-cell office:value-type="float" office:value="3030" calcext:value-type="float">
            <text:p>3030</text:p>
          </table:table-cell>
          <table:table-cell table:formula="of:=[.F284]-[.G284]-[.H284]" office:value-type="float" office:value="4345" calcext:value-type="float">
            <text:p>4345</text:p>
          </table:table-cell>
          <table:table-cell table:formula="of:=[.G284]/[.F270]" office:value-type="float" office:value="0.0457238059977786" calcext:value-type="float">
            <text:p>0.045723805997779</text:p>
          </table:table-cell>
          <table:table-cell table:formula="of:=33467077-[.F284]" office:value-type="float" office:value="33459455" calcext:value-type="float">
            <text:p>33459455</text:p>
          </table:table-cell>
          <table:table-cell table:formula="of:=MAX(0;NORMINV(RAND()*0.5+0.5;MAX([.I291];1);MAX(0.25*[.I291];1)))" office:value-type="float" office:value="8090.46680529016" calcext:value-type="float">
            <text:p>8090.46680529016</text:p>
          </table:table-cell>
          <table:table-cell table:formula="of:=[.L284]-[.L283]" office:value-type="float" office:value="2381.5875842889" calcext:value-type="float">
            <text:p>2381.5875842889</text:p>
          </table:table-cell>
          <table:table-cell table:formula="of:=[.I284]-[.I283]" office:value-type="float" office:value="146" calcext:value-type="float">
            <text:p>146</text:p>
          </table:table-cell>
          <table:table-cell office:value-type="float" office:value="-27" calcext:value-type="float">
            <text:p>-27</text:p>
          </table:table-cell>
          <table:table-cell office:value-type="float" office:value="-13" calcext:value-type="float">
            <text:p>-13</text:p>
          </table:table-cell>
          <table:table-cell office:value-type="float" office:value="-3" calcext:value-type="float">
            <text:p>-3</text:p>
          </table:table-cell>
          <table:table-cell office:value-type="float" office:value="-24" calcext:value-type="float">
            <text:p>-24</text:p>
          </table:table-cell>
          <table:table-cell office:value-type="float" office:value="-10" calcext:value-type="float">
            <text:p>-10</text:p>
          </table:table-cell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table:number-columns-repeated="2" office:value-type="float" office:value="-13" calcext:value-type="float">
            <text:p>-13</text:p>
          </table:table-cell>
          <table:table-cell office:value-type="float" office:value="-34" calcext:value-type="float">
            <text:p>-34</text:p>
          </table:table-cell>
          <table:table-cell office:value-type="float" office:value="-12" calcext:value-type="float">
            <text:p>-12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2">
          <table:table-cell office:value-type="date" office:date-value="2020-10-19" calcext:value-type="date">
            <text:p>10/19/20</text:p>
          </table:table-cell>
          <table:table-cell table:number-columns-repeated="4"/>
          <table:table-cell office:value-type="float" office:value="7829" calcext:value-type="float">
            <text:p>7829</text:p>
          </table:table-cell>
          <table:table-cell office:value-type="float" office:value="248" calcext:value-type="float">
            <text:p>248</text:p>
          </table:table-cell>
          <table:table-cell office:value-type="float" office:value="3031" calcext:value-type="float">
            <text:p>3031</text:p>
          </table:table-cell>
          <table:table-cell table:formula="of:=[.F285]-[.G285]-[.H285]" office:value-type="float" office:value="4550" calcext:value-type="float">
            <text:p>4550</text:p>
          </table:table-cell>
          <table:table-cell table:formula="of:=[.G285]/[.F271]" office:value-type="float" office:value="0.0448462929475588" calcext:value-type="float">
            <text:p>0.044846292947559</text:p>
          </table:table-cell>
          <table:table-cell table:formula="of:=33467077-[.F285]" office:value-type="float" office:value="33459248" calcext:value-type="float">
            <text:p>33459248</text:p>
          </table:table-cell>
          <table:table-cell table:formula="of:=MAX(0;NORMINV(RAND()*0.5+0.5;MAX([.I292];1);MAX(0.25*[.I292];1)))" office:value-type="float" office:value="6859.94785692371" calcext:value-type="float">
            <text:p>6859.94785692371</text:p>
          </table:table-cell>
          <table:table-cell table:formula="of:=[.L285]-[.L284]" office:value-type="float" office:value="-1230.51894836645" calcext:value-type="float">
            <text:p>-1230.51894836645</text:p>
          </table:table-cell>
          <table:table-cell table:formula="of:=[.I285]-[.I284]" office:value-type="float" office:value="205" calcext:value-type="float">
            <text:p>205</text:p>
          </table:table-cell>
          <table:table-cell office:value-type="float" office:value="-14" calcext:value-type="float">
            <text:p>-14</text:p>
          </table:table-cell>
          <table:table-cell office:value-type="float" office:value="-5" calcext:value-type="float">
            <text:p>-5</text:p>
          </table:table-cell>
          <table:table-cell office:value-type="float" office:value="18" calcext:value-type="float">
            <text:p>18</text:p>
          </table:table-cell>
          <table:table-cell office:value-type="float" office:value="-11" calcext:value-type="float">
            <text:p>-11</text:p>
          </table:table-cell>
          <table:table-cell office:value-type="float" office:value="-18" calcext:value-type="float">
            <text:p>-18</text:p>
          </table:table-cell>
          <table:table-cell office:value-type="float" office:value="9" calcext:value-type="float">
            <text:p>9</text:p>
          </table:table-cell>
          <table:table-cell office:value-type="float" office:value="-17" calcext:value-type="float">
            <text:p>-17</text:p>
          </table:table-cell>
          <table:table-cell office:value-type="float" office:value="-4" calcext:value-type="float">
            <text:p>-4</text:p>
          </table:table-cell>
          <table:table-cell office:value-type="float" office:value="26" calcext:value-type="float">
            <text:p>26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2">
          <table:table-cell office:value-type="date" office:date-value="2020-10-20" calcext:value-type="date">
            <text:p>10/20/20</text:p>
          </table:table-cell>
          <table:table-cell table:number-columns-repeated="4"/>
          <table:table-cell office:value-type="float" office:value="8049" calcext:value-type="float">
            <text:p>8049</text:p>
          </table:table-cell>
          <table:table-cell office:value-type="float" office:value="251" calcext:value-type="float">
            <text:p>251</text:p>
          </table:table-cell>
          <table:table-cell office:value-type="float" office:value="3037" calcext:value-type="float">
            <text:p>3037</text:p>
          </table:table-cell>
          <table:table-cell table:formula="of:=[.F286]-[.G286]-[.H286]" office:value-type="float" office:value="4761" calcext:value-type="float">
            <text:p>4761</text:p>
          </table:table-cell>
          <table:table-cell table:formula="of:=[.G286]/[.F272]" office:value-type="float" office:value="0.0438427947598253" calcext:value-type="float">
            <text:p>0.043842794759825</text:p>
          </table:table-cell>
          <table:table-cell table:formula="of:=33467077-[.F286]" office:value-type="float" office:value="33459028" calcext:value-type="float">
            <text:p>33459028</text:p>
          </table:table-cell>
          <table:table-cell table:formula="of:=MAX(0;NORMINV(RAND()*0.5+0.5;MAX([.I293];1);MAX(0.25*[.I293];1)))" office:value-type="float" office:value="7507.74847289057" calcext:value-type="float">
            <text:p>7507.74847289057</text:p>
          </table:table-cell>
          <table:table-cell table:formula="of:=[.L286]-[.L285]" office:value-type="float" office:value="647.800615966861" calcext:value-type="float">
            <text:p>647.800615966861</text:p>
          </table:table-cell>
          <table:table-cell table:formula="of:=[.I286]-[.I285]" office:value-type="float" office:value="211" calcext:value-type="float">
            <text:p>211</text:p>
          </table:table-cell>
          <table:table-cell office:value-type="float" office:value="-16" calcext:value-type="float">
            <text:p>-16</text:p>
          </table:table-cell>
          <table:table-cell office:value-type="float" office:value="-4" calcext:value-type="float">
            <text:p>-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7" calcext:value-type="float">
            <text:p>-17</text:p>
          </table:table-cell>
          <table:table-cell office:value-type="float" office:value="9" calcext:value-type="float">
            <text:p>9</text:p>
          </table:table-cell>
          <table:table-cell office:value-type="float" office:value="-18" calcext:value-type="float">
            <text:p>-18</text:p>
          </table:table-cell>
          <table:table-cell office:value-type="float" office:value="-3" calcext:value-type="float">
            <text:p>-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-23" calcext:value-type="float">
            <text:p>-23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2">
          <table:table-cell office:value-type="date" office:date-value="2020-10-21" calcext:value-type="date">
            <text:p>10/21/20</text:p>
          </table:table-cell>
          <table:table-cell table:number-columns-repeated="4"/>
          <table:table-cell office:value-type="float" office:value="8338" calcext:value-type="float">
            <text:p>8338</text:p>
          </table:table-cell>
          <table:table-cell office:value-type="float" office:value="255" calcext:value-type="float">
            <text:p>255</text:p>
          </table:table-cell>
          <table:table-cell office:value-type="float" office:value="3040" calcext:value-type="float">
            <text:p>3040</text:p>
          </table:table-cell>
          <table:table-cell table:formula="of:=[.F287]-[.G287]-[.H287]" office:value-type="float" office:value="5043" calcext:value-type="float">
            <text:p>5043</text:p>
          </table:table-cell>
          <table:table-cell table:formula="of:=[.G287]/[.F273]" office:value-type="float" office:value="0.0445414847161572" calcext:value-type="float">
            <text:p>0.044541484716157</text:p>
          </table:table-cell>
          <table:table-cell table:formula="of:=33467077-[.F287]" office:value-type="float" office:value="33458739" calcext:value-type="float">
            <text:p>33458739</text:p>
          </table:table-cell>
          <table:table-cell table:formula="of:=MAX(0;NORMINV(RAND()*0.5+0.5;MAX([.I294];1);MAX(0.25*[.I294];1)))" office:value-type="float" office:value="7426.05777708296" calcext:value-type="float">
            <text:p>7426.05777708296</text:p>
          </table:table-cell>
          <table:table-cell table:formula="of:=[.L287]-[.L286]" office:value-type="float" office:value="-81.6906958076106" calcext:value-type="float">
            <text:p>-81.6906958076106</text:p>
          </table:table-cell>
          <table:table-cell table:formula="of:=[.I287]-[.I286]" office:value-type="float" office:value="282" calcext:value-type="float">
            <text:p>282</text:p>
          </table:table-cell>
          <table:table-cell office:value-type="float" office:value="-13" calcext:value-type="float">
            <text:p>-13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-14" calcext:value-type="float">
            <text:p>-14</text:p>
          </table:table-cell>
          <table:table-cell office:value-type="float" office:value="9" calcext:value-type="float">
            <text:p>9</text:p>
          </table:table-cell>
          <table:table-cell office:value-type="float" office:value="-16" calcext:value-type="float">
            <text:p>-16</text:p>
          </table:table-cell>
          <table:table-cell office:value-type="float" office:value="-1" calcext:value-type="float">
            <text:p>-1</text:p>
          </table:table-cell>
          <table:table-cell office:value-type="float" office:value="20" calcext:value-type="float">
            <text:p>20</text:p>
          </table:table-cell>
          <table:table-cell office:value-type="float" office:value="-27" calcext:value-type="float">
            <text:p>-27</text:p>
          </table:table-cell>
          <table:table-cell office:value-type="float" office:value="-21" calcext:value-type="float">
            <text:p>-21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2">
          <table:table-cell office:value-type="date" office:date-value="2020-10-22" calcext:value-type="date">
            <text:p>10/22/20</text:p>
          </table:table-cell>
          <table:table-cell table:number-columns-repeated="4"/>
          <table:table-cell office:value-type="float" office:value="8582" calcext:value-type="float">
            <text:p>8582</text:p>
          </table:table-cell>
          <table:table-cell office:value-type="float" office:value="260" calcext:value-type="float">
            <text:p>260</text:p>
          </table:table-cell>
          <table:table-cell office:value-type="float" office:value="3305" calcext:value-type="float">
            <text:p>3305</text:p>
          </table:table-cell>
          <table:table-cell table:formula="of:=[.F288]-[.G288]-[.H288]" office:value-type="float" office:value="5017" calcext:value-type="float">
            <text:p>5017</text:p>
          </table:table-cell>
          <table:table-cell table:formula="of:=[.G288]/[.F274]" office:value-type="float" office:value="0.0436388049681101" calcext:value-type="float">
            <text:p>0.04363880496811</text:p>
          </table:table-cell>
          <table:table-cell table:formula="of:=33467077-[.F288]" office:value-type="float" office:value="33458495" calcext:value-type="float">
            <text:p>33458495</text:p>
          </table:table-cell>
          <table:table-cell table:formula="of:=MAX(0;NORMINV(RAND()*0.5+0.5;MAX([.I295];1);MAX(0.25*[.I295];1)))" office:value-type="float" office:value="8059.68346171051" calcext:value-type="float">
            <text:p>8059.68346171051</text:p>
          </table:table-cell>
          <table:table-cell table:formula="of:=[.L288]-[.L287]" office:value-type="float" office:value="633.62568462755" calcext:value-type="float">
            <text:p>633.62568462755</text:p>
          </table:table-cell>
          <table:table-cell table:formula="of:=[.I288]-[.I287]" office:value-type="float" office:value="-26" calcext:value-type="float">
            <text:p>-26</text:p>
          </table:table-cell>
          <table:table-cell office:value-type="float" office:value="-12" calcext:value-type="float">
            <text:p>-12</text:p>
          </table:table-cell>
          <table:table-cell office:value-type="float" office:value="-1" calcext:value-type="float">
            <text:p>-1</text:p>
          </table:table-cell>
          <table:table-cell office:value-type="float" office:value="25" calcext:value-type="float">
            <text:p>25</text:p>
          </table:table-cell>
          <table:table-cell office:value-type="float" office:value="-12" calcext:value-type="float">
            <text:p>-12</text:p>
          </table:table-cell>
          <table:table-cell office:value-type="float" office:value="-14" calcext:value-type="float">
            <text:p>-14</text:p>
          </table:table-cell>
          <table:table-cell office:value-type="float" office:value="9" calcext:value-type="float">
            <text:p>9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-22" calcext:value-type="float">
            <text:p>-22</text:p>
          </table:table-cell>
          <table:table-cell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2">
          <table:table-cell office:value-type="date" office:date-value="2020-10-23" calcext:value-type="date">
            <text:p>10/23/20</text:p>
          </table:table-cell>
          <table:table-cell table:number-columns-repeated="4"/>
          <table:table-cell office:value-type="float" office:value="8829" calcext:value-type="float">
            <text:p>8829</text:p>
          </table:table-cell>
          <table:table-cell office:value-type="float" office:value="265" calcext:value-type="float">
            <text:p>265</text:p>
          </table:table-cell>
          <table:table-cell office:value-type="float" office:value="3384" calcext:value-type="float">
            <text:p>3384</text:p>
          </table:table-cell>
          <table:table-cell table:formula="of:=[.F289]-[.G289]-[.H289]" office:value-type="float" office:value="5180" calcext:value-type="float">
            <text:p>5180</text:p>
          </table:table-cell>
          <table:table-cell table:formula="of:=[.G289]/[.F275]" office:value-type="float" office:value="0.043939645166639" calcext:value-type="float">
            <text:p>0.043939645166639</text:p>
          </table:table-cell>
          <table:table-cell table:formula="of:=33467077-[.F289]" office:value-type="float" office:value="33458248" calcext:value-type="float">
            <text:p>33458248</text:p>
          </table:table-cell>
          <table:table-cell table:formula="of:=MAX(0;NORMINV(RAND()*0.5+0.5;MAX([.I296];1);MAX(0.25*[.I296];1)))" office:value-type="float" office:value="7043.02497033834" calcext:value-type="float">
            <text:p>7043.02497033834</text:p>
          </table:table-cell>
          <table:table-cell table:formula="of:=[.L289]-[.L288]" office:value-type="float" office:value="-1016.65849137217" calcext:value-type="float">
            <text:p>-1016.65849137217</text:p>
          </table:table-cell>
          <table:table-cell table:formula="of:=[.I289]-[.I288]" office:value-type="float" office:value="163" calcext:value-type="float">
            <text:p>163</text:p>
          </table:table-cell>
          <table:table-cell office:value-type="float" office:value="-14" calcext:value-type="float">
            <text:p>-1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-19" calcext:value-type="float">
            <text:p>-19</text:p>
          </table:table-cell>
          <table:table-cell office:value-type="float" office:value="-14" calcext:value-type="float">
            <text:p>-14</text:p>
          </table:table-cell>
          <table:table-cell office:value-type="float" office:value="10" calcext:value-type="float">
            <text:p>10</text:p>
          </table:table-cell>
          <table:table-cell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-29" calcext:value-type="float">
            <text:p>-29</text:p>
          </table:table-cell>
          <table:table-cell office:value-type="float" office:value="-18" calcext:value-type="float">
            <text:p>-1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office:value-type="date" office:date-value="2020-10-24" calcext:value-type="date">
            <text:p>10/24/20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lamity State</text:p>
          </table:table-cell>
          <table:table-cell office:value-type="float" office:value="9026" calcext:value-type="float">
            <text:p>9026</text:p>
          </table:table-cell>
          <table:table-cell office:value-type="float" office:value="267" calcext:value-type="float">
            <text:p>267</text:p>
          </table:table-cell>
          <table:table-cell office:value-type="float" office:value="3461" calcext:value-type="float">
            <text:p>3461</text:p>
          </table:table-cell>
          <table:table-cell table:formula="of:=[.F290]-[.G290]-[.H290]" office:value-type="float" office:value="5298" calcext:value-type="float">
            <text:p>5298</text:p>
          </table:table-cell>
          <table:table-cell table:formula="of:=[.G290]/[.F276]" office:value-type="float" office:value="0.042747358309318" calcext:value-type="float">
            <text:p>0.042747358309318</text:p>
          </table:table-cell>
          <table:table-cell table:formula="of:=33467077-[.F290]" office:value-type="float" office:value="33458051" calcext:value-type="float">
            <text:p>33458051</text:p>
          </table:table-cell>
          <table:table-cell table:formula="of:=MAX(0;NORMINV(RAND()*0.5+0.5;MAX([.I297];1);MAX(0.25*[.I297];1)))" office:value-type="float" office:value="7176.45537729355" calcext:value-type="float">
            <text:p>7176.45537729355</text:p>
          </table:table-cell>
          <table:table-cell table:formula="of:=[.L290]-[.L289]" office:value-type="float" office:value="133.430406955211" calcext:value-type="float">
            <text:p>133.430406955211</text:p>
          </table:table-cell>
          <table:table-cell table:formula="of:=[.I290]-[.I289]" office:value-type="float" office:value="118" calcext:value-type="float">
            <text:p>118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-16" calcext:value-type="float">
            <text:p>-16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-27" calcext:value-type="float">
            <text:p>-27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2">
          <table:table-cell office:value-type="date" office:date-value="2020-10-25" calcext:value-type="date">
            <text:p>10/25/20</text:p>
          </table:table-cell>
          <table:table-cell table:number-columns-repeated="4"/>
          <table:table-cell office:value-type="float" office:value="9381" calcext:value-type="float">
            <text:p>9381</text:p>
          </table:table-cell>
          <table:table-cell office:value-type="float" office:value="268" calcext:value-type="float">
            <text:p>268</text:p>
          </table:table-cell>
          <table:table-cell office:value-type="float" office:value="3508" calcext:value-type="float">
            <text:p>3508</text:p>
          </table:table-cell>
          <table:table-cell table:formula="of:=[.F291]-[.G291]-[.H291]" office:value-type="float" office:value="5605" calcext:value-type="float">
            <text:p>5605</text:p>
          </table:table-cell>
          <table:table-cell table:formula="of:=[.G291]/[.F277]" office:value-type="float" office:value="0.0420986490732014" calcext:value-type="float">
            <text:p>0.042098649073201</text:p>
          </table:table-cell>
          <table:table-cell table:formula="of:=33467077-[.F291]" office:value-type="float" office:value="33457696" calcext:value-type="float">
            <text:p>33457696</text:p>
          </table:table-cell>
          <table:table-cell table:formula="of:=MAX(0;NORMINV(RAND()*0.5+0.5;MAX([.I298];1);MAX(0.25*[.I298];1)))" office:value-type="float" office:value="8485.63828496119" calcext:value-type="float">
            <text:p>8485.63828496119</text:p>
          </table:table-cell>
          <table:table-cell table:formula="of:=[.L291]-[.L290]" office:value-type="float" office:value="1309.18290766764" calcext:value-type="float">
            <text:p>1309.18290766764</text:p>
          </table:table-cell>
          <table:table-cell table:formula="of:=[.I291]-[.I290]" office:value-type="float" office:value="307" calcext:value-type="float">
            <text:p>307</text:p>
          </table:table-cell>
          <table:table-cell office:value-type="float" office:value="-25" calcext:value-type="float">
            <text:p>-25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-30" calcext:value-type="float">
            <text:p>-30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41" calcext:value-type="float">
            <text:p>-41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2">
          <table:table-cell office:value-type="date" office:date-value="2020-10-26" calcext:value-type="date">
            <text:p>10/26/20</text:p>
          </table:table-cell>
          <table:table-cell table:number-columns-repeated="4"/>
          <table:table-cell office:value-type="float" office:value="9644" calcext:value-type="float">
            <text:p>9644</text:p>
          </table:table-cell>
          <table:table-cell office:value-type="float" office:value="270" calcext:value-type="float">
            <text:p>270</text:p>
          </table:table-cell>
          <table:table-cell office:value-type="float" office:value="3530" calcext:value-type="float">
            <text:p>3530</text:p>
          </table:table-cell>
          <table:table-cell table:formula="of:=[.F292]-[.G292]-[.H292]" office:value-type="float" office:value="5844" calcext:value-type="float">
            <text:p>5844</text:p>
          </table:table-cell>
          <table:table-cell table:formula="of:=[.G292]/[.F278]" office:value-type="float" office:value="0.0416152897657213" calcext:value-type="float">
            <text:p>0.041615289765721</text:p>
          </table:table-cell>
          <table:table-cell table:formula="of:=33467077-[.F292]" office:value-type="float" office:value="33457433" calcext:value-type="float">
            <text:p>33457433</text:p>
          </table:table-cell>
          <table:table-cell table:formula="of:=MAX(0;NORMINV(RAND()*0.5+0.5;MAX([.I299];1);MAX(0.25*[.I299];1)))" office:value-type="float" office:value="5883.96471980261" calcext:value-type="float">
            <text:p>5883.96471980261</text:p>
          </table:table-cell>
          <table:table-cell table:formula="of:=[.L292]-[.L291]" office:value-type="float" office:value="-2601.67356515858" calcext:value-type="float">
            <text:p>-2601.67356515858</text:p>
          </table:table-cell>
          <table:table-cell table:formula="of:=[.I292]-[.I291]" office:value-type="float" office:value="239" calcext:value-type="float">
            <text:p>239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-11" calcext:value-type="float">
            <text:p>-11</text:p>
          </table:table-cell>
          <table:table-cell office:value-type="float" office:value="-15" calcext:value-type="float">
            <text:p>-15</text:p>
          </table:table-cell>
          <table:table-cell office:value-type="float" office:value="9" calcext:value-type="float">
            <text:p>9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office:value-type="float" office:value="35" calcext:value-type="float">
            <text:p>35</text:p>
          </table:table-cell>
          <table:table-cell office:value-type="float" office:value="-22" calcext:value-type="float">
            <text:p>-22</text:p>
          </table:table-cell>
          <table:table-cell office:value-type="float" office:value="-18" calcext:value-type="float">
            <text:p>-1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office:value-type="date" office:date-value="2020-10-27" calcext:value-type="date">
            <text:p>10/27/20</text:p>
          </table:table-cell>
          <table:table-cell table:number-columns-repeated="4"/>
          <table:table-cell office:value-type="float" office:value="9871" calcext:value-type="float">
            <text:p>9871</text:p>
          </table:table-cell>
          <table:table-cell office:value-type="float" office:value="271" calcext:value-type="float">
            <text:p>271</text:p>
          </table:table-cell>
          <table:table-cell office:value-type="float" office:value="3647" calcext:value-type="float">
            <text:p>3647</text:p>
          </table:table-cell>
          <table:table-cell table:formula="of:=[.F293]-[.G293]-[.H293]" office:value-type="float" office:value="5953" calcext:value-type="float">
            <text:p>5953</text:p>
          </table:table-cell>
          <table:table-cell table:formula="of:=[.G293]/[.F279]" office:value-type="float" office:value="0.0405688622754491" calcext:value-type="float">
            <text:p>0.040568862275449</text:p>
          </table:table-cell>
          <table:table-cell table:formula="of:=33467077-[.F293]" office:value-type="float" office:value="33457206" calcext:value-type="float">
            <text:p>33457206</text:p>
          </table:table-cell>
          <table:table-cell table:formula="of:=MAX(0;NORMINV(RAND()*0.5+0.5;MAX([.I300];1);MAX(0.25*[.I300];1)))" office:value-type="float" office:value="6545.50084122843" calcext:value-type="float">
            <text:p>6545.50084122843</text:p>
          </table:table-cell>
          <table:table-cell table:formula="of:=[.L293]-[.L292]" office:value-type="float" office:value="661.536121425821" calcext:value-type="float">
            <text:p>661.536121425821</text:p>
          </table:table-cell>
          <table:table-cell table:formula="of:=[.I293]-[.I292]" office:value-type="float" office:value="109" calcext:value-type="float">
            <text:p>109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9" calcext:value-type="float">
            <text:p>9</text:p>
          </table:table-cell>
          <table:table-cell office:value-type="float" office:value="-14" calcext:value-type="float">
            <text:p>-1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2">
          <table:table-cell office:value-type="date" office:date-value="2020-10-28" calcext:value-type="date">
            <text:p>10/28/20</text:p>
          </table:table-cell>
          <table:table-cell table:number-columns-repeated="4"/>
          <table:table-cell office:value-type="float" office:value="10074" calcext:value-type="float">
            <text:p>10074</text:p>
          </table:table-cell>
          <table:table-cell office:value-type="float" office:value="275" calcext:value-type="float">
            <text:p>275</text:p>
          </table:table-cell>
          <table:table-cell office:value-type="float" office:value="3693" calcext:value-type="float">
            <text:p>3693</text:p>
          </table:table-cell>
          <table:table-cell table:formula="of:=[.F294]-[.G294]-[.H294]" office:value-type="float" office:value="6106" calcext:value-type="float">
            <text:p>6106</text:p>
          </table:table-cell>
          <table:table-cell table:formula="of:=[.G294]/[.F280]" office:value-type="float" office:value="0.0401694420099328" calcext:value-type="float">
            <text:p>0.040169442009933</text:p>
          </table:table-cell>
          <table:table-cell table:formula="of:=33467077-[.F294]" office:value-type="float" office:value="33457003" calcext:value-type="float">
            <text:p>33457003</text:p>
          </table:table-cell>
          <table:table-cell table:formula="of:=MAX(0;NORMINV(RAND()*0.5+0.5;MAX([.I301];1);MAX(0.25*[.I301];1)))" office:value-type="float" office:value="7857.2211980619" calcext:value-type="float">
            <text:p>7857.2211980619</text:p>
          </table:table-cell>
          <table:table-cell table:formula="of:=[.L294]-[.L293]" office:value-type="float" office:value="1311.72035683347" calcext:value-type="float">
            <text:p>1311.72035683347</text:p>
          </table:table-cell>
          <table:table-cell table:formula="of:=[.I294]-[.I293]" office:value-type="float" office:value="153" calcext:value-type="float">
            <text:p>153</text:p>
          </table:table-cell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-16" calcext:value-type="float">
            <text:p>-16</text:p>
          </table:table-cell>
          <table:table-cell office:value-type="float" office:value="-17" calcext:value-type="float">
            <text:p>-17</text:p>
          </table:table-cell>
          <table:table-cell office:value-type="float" office:value="9" calcext:value-type="float">
            <text:p>9</text:p>
          </table:table-cell>
          <table:table-cell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-28" calcext:value-type="float">
            <text:p>-28</text:p>
          </table:table-cell>
          <table:table-cell office:value-type="float" office:value="-24" calcext:value-type="float">
            <text:p>-24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2">
          <table:table-cell office:value-type="date" office:date-value="2020-10-29" calcext:value-type="date">
            <text:p>10/29/20</text:p>
          </table:table-cell>
          <table:table-cell table:number-columns-repeated="4"/>
          <table:table-cell office:value-type="float" office:value="10269" calcext:value-type="float">
            <text:p>10269</text:p>
          </table:table-cell>
          <table:table-cell office:value-type="float" office:value="275" calcext:value-type="float">
            <text:p>275</text:p>
          </table:table-cell>
          <table:table-cell office:value-type="float" office:value="3736" calcext:value-type="float">
            <text:p>3736</text:p>
          </table:table-cell>
          <table:table-cell table:formula="of:=[.F295]-[.G295]-[.H295]" office:value-type="float" office:value="6258" calcext:value-type="float">
            <text:p>6258</text:p>
          </table:table-cell>
          <table:table-cell table:formula="of:=[.G295]/[.F281]" office:value-type="float" office:value="0.0387542277339346" calcext:value-type="float">
            <text:p>0.038754227733935</text:p>
          </table:table-cell>
          <table:table-cell table:formula="of:=33467077-[.F295]" office:value-type="float" office:value="33456808" calcext:value-type="float">
            <text:p>33456808</text:p>
          </table:table-cell>
          <table:table-cell table:formula="of:=MAX(0;NORMINV(RAND()*0.5+0.5;MAX([.I302];1);MAX(0.25*[.I302];1)))" office:value-type="float" office:value="7544.25573486033" calcext:value-type="float">
            <text:p>7544.25573486033</text:p>
          </table:table-cell>
          <table:table-cell table:formula="of:=[.L295]-[.L294]" office:value-type="float" office:value="-312.965463201577" calcext:value-type="float">
            <text:p>-312.965463201577</text:p>
          </table:table-cell>
          <table:table-cell table:formula="of:=[.I295]-[.I294]" office:value-type="float" office:value="152" calcext:value-type="float">
            <text:p>152</text:p>
          </table:table-cell>
          <table:table-cell office:value-type="float" office:value="-7" calcext:value-type="float">
            <text:p>-7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-6" calcext:value-type="float">
            <text:p>-6</text:p>
          </table:table-cell>
          <table:table-cell office:value-type="float" office:value="-18" calcext:value-type="float">
            <text:p>-18</text:p>
          </table:table-cell>
          <table:table-cell office:value-type="float" office:value="6" calcext:value-type="float">
            <text:p>6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-19" calcext:value-type="float">
            <text:p>-19</text:p>
          </table:table-cell>
          <table:table-cell office:value-type="float" office:value="-24" calcext:value-type="float">
            <text:p>-24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2">
          <table:table-cell office:value-type="date" office:date-value="2020-10-30" calcext:value-type="date">
            <text:p>10/30/20</text:p>
          </table:table-cell>
          <table:table-cell table:number-columns-repeated="4"/>
          <table:table-cell office:value-type="float" office:value="10558" calcext:value-type="float">
            <text:p>10558</text:p>
          </table:table-cell>
          <table:table-cell office:value-type="float" office:value="279" calcext:value-type="float">
            <text:p>279</text:p>
          </table:table-cell>
          <table:table-cell office:value-type="float" office:value="4107" calcext:value-type="float">
            <text:p>4107</text:p>
          </table:table-cell>
          <table:table-cell table:formula="of:=[.F296]-[.G296]-[.H296]" office:value-type="float" office:value="6172" calcext:value-type="float">
            <text:p>6172</text:p>
          </table:table-cell>
          <table:table-cell table:formula="of:=[.G296]/[.F282]" office:value-type="float" office:value="0.0386319579063971" calcext:value-type="float">
            <text:p>0.038631957906397</text:p>
          </table:table-cell>
          <table:table-cell table:formula="of:=33467077-[.F296]" office:value-type="float" office:value="33456519" calcext:value-type="float">
            <text:p>33456519</text:p>
          </table:table-cell>
          <table:table-cell table:formula="of:=MAX(0;NORMINV(RAND()*0.5+0.5;MAX([.I303];1);MAX(0.25*[.I303];1)))" office:value-type="float" office:value="8204.03180729497" calcext:value-type="float">
            <text:p>8204.03180729497</text:p>
          </table:table-cell>
          <table:table-cell table:formula="of:=[.L296]-[.L295]" office:value-type="float" office:value="659.776072434641" calcext:value-type="float">
            <text:p>659.776072434641</text:p>
          </table:table-cell>
          <table:table-cell table:formula="of:=[.I296]-[.I295]" office:value-type="float" office:value="-86" calcext:value-type="float">
            <text:p>-86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-13" calcext:value-type="float">
            <text:p>-13</text:p>
          </table:table-cell>
          <table:table-cell office:value-type="float" office:value="-19" calcext:value-type="float">
            <text:p>-19</text:p>
          </table:table-cell>
          <table:table-cell office:value-type="float" office:value="10" calcext:value-type="float">
            <text:p>10</text:p>
          </table:table-cell>
          <table:table-cell office:value-type="float" office:value="-15" calcext:value-type="float">
            <text:p>-1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-27" calcext:value-type="float">
            <text:p>-27</text:p>
          </table:table-cell>
          <table:table-cell office:value-type="float" office:value="-22" calcext:value-type="float">
            <text:p>-22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2">
          <table:table-cell office:value-type="date" office:date-value="2020-10-31" calcext:value-type="date">
            <text:p>10/31/20</text:p>
          </table:table-cell>
          <table:table-cell table:number-columns-repeated="4"/>
          <table:table-cell office:value-type="float" office:value="10805" calcext:value-type="float">
            <text:p>10805</text:p>
          </table:table-cell>
          <table:table-cell office:value-type="float" office:value="284" calcext:value-type="float">
            <text:p>284</text:p>
          </table:table-cell>
          <table:table-cell office:value-type="float" office:value="4523" calcext:value-type="float">
            <text:p>4523</text:p>
          </table:table-cell>
          <table:table-cell table:formula="of:=[.F297]-[.G297]-[.H297]" office:value-type="float" office:value="5998" calcext:value-type="float">
            <text:p>5998</text:p>
          </table:table-cell>
          <table:table-cell table:formula="of:=[.G297]/[.F283]" office:value-type="float" office:value="0.0380595014741356" calcext:value-type="float">
            <text:p>0.038059501474136</text:p>
          </table:table-cell>
          <table:table-cell table:formula="of:=33467077-[.F297]" office:value-type="float" office:value="33456272" calcext:value-type="float">
            <text:p>33456272</text:p>
          </table:table-cell>
          <table:table-cell table:formula="of:=MAX(0;NORMINV(RAND()*0.5+0.5;MAX([.I304];1);MAX(0.25*[.I304];1)))" office:value-type="float" office:value="7459.86605202149" calcext:value-type="float">
            <text:p>7459.86605202149</text:p>
          </table:table-cell>
          <table:table-cell table:formula="of:=[.L297]-[.L296]" office:value-type="float" office:value="-744.165755273479" calcext:value-type="float">
            <text:p>-744.165755273479</text:p>
          </table:table-cell>
          <table:table-cell table:formula="of:=[.I297]-[.I296]" office:value-type="float" office:value="-174" calcext:value-type="float">
            <text:p>-174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-15" calcext:value-type="float">
            <text:p>-1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-19" calcext:value-type="float">
            <text:p>-19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2">
          <table:table-cell office:value-type="date" office:date-value="2020-11-01" calcext:value-type="date">
            <text:p>11/01/20</text:p>
          </table:table-cell>
          <table:table-cell table:number-columns-repeated="4"/>
          <table:table-cell office:value-type="float" office:value="11035" calcext:value-type="float">
            <text:p>11035</text:p>
          </table:table-cell>
          <table:table-cell office:value-type="float" office:value="286" calcext:value-type="float">
            <text:p>286</text:p>
          </table:table-cell>
          <table:table-cell office:value-type="float" office:value="4920" calcext:value-type="float">
            <text:p>4920</text:p>
          </table:table-cell>
          <table:table-cell table:formula="of:=[.F298]-[.G298]-[.H298]" office:value-type="float" office:value="5829" calcext:value-type="float">
            <text:p>5829</text:p>
          </table:table-cell>
          <table:table-cell table:formula="of:=[.G298]/[.F284]" office:value-type="float" office:value="0.0375229598530569" calcext:value-type="float">
            <text:p>0.037522959853057</text:p>
          </table:table-cell>
          <table:table-cell table:formula="of:=33467077-[.F298]" office:value-type="float" office:value="33456042" calcext:value-type="float">
            <text:p>33456042</text:p>
          </table:table-cell>
          <table:table-cell table:formula="of:=MAX(0;NORMINV(RAND()*0.5+0.5;MAX([.I305];1);MAX(0.25*[.I305];1)))" office:value-type="float" office:value="7528.66411572708" calcext:value-type="float">
            <text:p>7528.66411572708</text:p>
          </table:table-cell>
          <table:table-cell table:formula="of:=[.L298]-[.L297]" office:value-type="float" office:value="68.7980637055871" calcext:value-type="float">
            <text:p>68.7980637055871</text:p>
          </table:table-cell>
          <table:table-cell table:formula="of:=[.I298]-[.I297]" office:value-type="float" office:value="-169" calcext:value-type="float">
            <text:p>-169</text:p>
          </table:table-cell>
          <table:table-cell office:value-type="float" office:value="-19" calcext:value-type="float">
            <text:p>-19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-26" calcext:value-type="float">
            <text:p>-26</text:p>
          </table:table-cell>
          <table:table-cell office:value-type="float" office:value="-10" calcext:value-type="float">
            <text:p>-10</text:p>
          </table:table-cell>
          <table:table-cell office:value-type="float" office:value="6" calcext:value-type="float">
            <text:p>6</text:p>
          </table:table-cell>
          <table:table-cell office:value-type="float" office:value="-24" calcext:value-type="float">
            <text:p>-24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office:value-type="float" office:value="-38" calcext:value-type="float">
            <text:p>-38</text:p>
          </table:table-cell>
          <table:table-cell office:value-type="float" office:value="-11" calcext:value-type="float">
            <text:p>-11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2">
          <table:table-cell office:value-type="date" office:date-value="2020-11-02" calcext:value-type="date">
            <text:p>11/02/20</text:p>
          </table:table-cell>
          <table:table-cell table:number-columns-repeated="4"/>
          <table:table-cell office:value-type="float" office:value="11228" calcext:value-type="float">
            <text:p>11228</text:p>
          </table:table-cell>
          <table:table-cell office:value-type="float" office:value="289" calcext:value-type="float">
            <text:p>289</text:p>
          </table:table-cell>
          <table:table-cell office:value-type="float" office:value="5172" calcext:value-type="float">
            <text:p>5172</text:p>
          </table:table-cell>
          <table:table-cell table:formula="of:=[.F299]-[.G299]-[.H299]" office:value-type="float" office:value="5767" calcext:value-type="float">
            <text:p>5767</text:p>
          </table:table-cell>
          <table:table-cell table:formula="of:=[.G299]/[.F285]" office:value-type="float" office:value="0.0369140375526887" calcext:value-type="float">
            <text:p>0.036914037552689</text:p>
          </table:table-cell>
          <table:table-cell table:formula="of:=33467077-[.F299]" office:value-type="float" office:value="33455849" calcext:value-type="float">
            <text:p>33455849</text:p>
          </table:table-cell>
          <table:table-cell table:formula="of:=MAX(0;NORMINV(RAND()*0.5+0.5;MAX([.I306];1);MAX(0.25*[.I306];1)))" office:value-type="float" office:value="7885.1646502552" calcext:value-type="float">
            <text:p>7885.1646502552</text:p>
          </table:table-cell>
          <table:table-cell table:formula="of:=[.L299]-[.L298]" office:value-type="float" office:value="356.500534528122" calcext:value-type="float">
            <text:p>356.500534528122</text:p>
          </table:table-cell>
          <table:table-cell table:formula="of:=[.I299]-[.I298]" office:value-type="float" office:value="-62" calcext:value-type="float">
            <text:p>-62</text:p>
          </table:table-cell>
          <table:table-cell office:value-type="float" office:value="-27" calcext:value-type="float">
            <text:p>-27</text:p>
          </table:table-cell>
          <table:table-cell office:value-type="float" office:value="-19" calcext:value-type="float">
            <text:p>-19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71" calcext:value-type="float">
            <text:p>-71</text:p>
          </table:table-cell>
          <table:table-cell office:value-type="float" office:value="20" calcext:value-type="float">
            <text:p>20</text:p>
          </table:table-cell>
          <table:table-cell office:value-type="float" office:value="-29" calcext:value-type="float">
            <text:p>-29</text:p>
          </table:table-cell>
          <table:table-cell office:value-type="float" office:value="-18" calcext:value-type="float">
            <text:p>-18</text:p>
          </table:table-cell>
          <table:table-cell office:value-type="float" office:value="3" calcext:value-type="float">
            <text:p>3</text:p>
          </table:table-cell>
          <table:table-cell office:value-type="float" office:value="-45" calcext:value-type="float">
            <text:p>-45</text:p>
          </table:table-cell>
          <table:table-cell office:value-type="float" office:value="-74" calcext:value-type="float">
            <text:p>-74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2">
          <table:table-cell office:value-type="date" office:date-value="2020-11-03" calcext:value-type="date">
            <text:p>11/03/20</text:p>
          </table:table-cell>
          <table:table-cell table:number-columns-repeated="4"/>
          <table:table-cell office:value-type="float" office:value="11577" calcext:value-type="float">
            <text:p>11577</text:p>
          </table:table-cell>
          <table:table-cell office:value-type="float" office:value="291" calcext:value-type="float">
            <text:p>291</text:p>
          </table:table-cell>
          <table:table-cell office:value-type="float" office:value="5230" calcext:value-type="float">
            <text:p>5230</text:p>
          </table:table-cell>
          <table:table-cell table:formula="of:=[.F300]-[.G300]-[.H300]" office:value-type="float" office:value="6056" calcext:value-type="float">
            <text:p>6056</text:p>
          </table:table-cell>
          <table:table-cell table:formula="of:=[.G300]/[.F286]" office:value-type="float" office:value="0.0361535594483787" calcext:value-type="float">
            <text:p>0.036153559448379</text:p>
          </table:table-cell>
          <table:table-cell table:formula="of:=33467077-[.F300]" office:value-type="float" office:value="33455500" calcext:value-type="float">
            <text:p>33455500</text:p>
          </table:table-cell>
          <table:table-cell table:formula="of:=MAX(0;NORMINV(RAND()*0.5+0.5;MAX([.I307];1);MAX(0.25*[.I307];1)))" office:value-type="float" office:value="8842.64571722033" calcext:value-type="float">
            <text:p>8842.64571722033</text:p>
          </table:table-cell>
          <table:table-cell table:formula="of:=[.L300]-[.L299]" office:value-type="float" office:value="957.481066965127" calcext:value-type="float">
            <text:p>957.481066965127</text:p>
          </table:table-cell>
          <table:table-cell table:formula="of:=[.I300]-[.I299]" office:value-type="float" office:value="289" calcext:value-type="float">
            <text:p>289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-9" calcext:value-type="float">
            <text:p>-9</text:p>
          </table:table-cell>
          <table:table-cell office:value-type="float" office:value="-16" calcext:value-type="float">
            <text:p>-16</text:p>
          </table:table-cell>
          <table:table-cell office:value-type="float" office:value="6" calcext:value-type="float">
            <text:p>6</text:p>
          </table:table-cell>
          <table:table-cell office:value-type="float" office:value="-11" calcext:value-type="float">
            <text:p>-11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-19" calcext:value-type="float">
            <text:p>-19</text:p>
          </table:table-cell>
          <table:table-cell office:value-type="float" office:value="-22" calcext:value-type="float">
            <text:p>-22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2">
          <table:table-cell office:value-type="date" office:date-value="2020-11-04" calcext:value-type="date">
            <text:p>11/04/20</text:p>
          </table:table-cell>
          <table:table-cell table:number-columns-repeated="4"/>
          <table:table-cell office:value-type="float" office:value="11813" calcext:value-type="float">
            <text:p>11813</text:p>
          </table:table-cell>
          <table:table-cell office:value-type="float" office:value="296" calcext:value-type="float">
            <text:p>296</text:p>
          </table:table-cell>
          <table:table-cell office:value-type="float" office:value="5266" calcext:value-type="float">
            <text:p>5266</text:p>
          </table:table-cell>
          <table:table-cell table:formula="of:=[.F301]-[.G301]-[.H301]" office:value-type="float" office:value="6251" calcext:value-type="float">
            <text:p>6251</text:p>
          </table:table-cell>
          <table:table-cell table:formula="of:=[.G301]/[.F287]" office:value-type="float" office:value="0.0355001199328376" calcext:value-type="float">
            <text:p>0.035500119932838</text:p>
          </table:table-cell>
          <table:table-cell table:formula="of:=33467077-[.F301]" office:value-type="float" office:value="33455264" calcext:value-type="float">
            <text:p>33455264</text:p>
          </table:table-cell>
          <table:table-cell table:formula="of:=MAX(0;NORMINV(RAND()*0.5+0.5;MAX([.I308];1);MAX(0.25*[.I308];1)))" office:value-type="float" office:value="10607.7860362816" calcext:value-type="float">
            <text:p>10607.7860362816</text:p>
          </table:table-cell>
          <table:table-cell table:formula="of:=[.L301]-[.L300]" office:value-type="float" office:value="1765.14031906126" calcext:value-type="float">
            <text:p>1765.14031906126</text:p>
          </table:table-cell>
          <table:table-cell table:formula="of:=[.I301]-[.I300]" office:value-type="float" office:value="195" calcext:value-type="float">
            <text:p>195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-17" calcext:value-type="float">
            <text:p>-17</text:p>
          </table:table-cell>
          <table:table-cell office:value-type="float" office:value="8" calcext:value-type="float">
            <text:p>8</text:p>
          </table:table-cell>
          <table:table-cell office:value-type="float" office:value="-11" calcext:value-type="float">
            <text:p>-11</text:p>
          </table:table-cell>
          <table:table-cell office:value-type="float" office:value="-1" calcext:value-type="float">
            <text:p>-1</text:p>
          </table:table-cell>
          <table:table-cell office:value-type="float" office:value="25" calcext:value-type="float">
            <text:p>25</text:p>
          </table:table-cell>
          <table:table-cell office:value-type="float" office:value="-28" calcext:value-type="float">
            <text:p>-28</text:p>
          </table:table-cell>
          <table:table-cell office:value-type="float" office:value="-24" calcext:value-type="float">
            <text:p>-24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2">
          <table:table-cell office:value-type="date" office:date-value="2020-11-05" calcext:value-type="date">
            <text:p>11/05/2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lamity State</text:p>
          </table:table-cell>
          <table:table-cell office:value-type="float" office:value="12102" calcext:value-type="float">
            <text:p>12102</text:p>
          </table:table-cell>
          <table:table-cell office:value-type="float" office:value="299" calcext:value-type="float">
            <text:p>299</text:p>
          </table:table-cell>
          <table:table-cell office:value-type="float" office:value="5350" calcext:value-type="float">
            <text:p>5350</text:p>
          </table:table-cell>
          <table:table-cell table:formula="of:=[.F302]-[.G302]-[.H302]" office:value-type="float" office:value="6453" calcext:value-type="float">
            <text:p>6453</text:p>
          </table:table-cell>
          <table:table-cell table:formula="of:=[.G302]/[.F288]" office:value-type="float" office:value="0.0348403635516197" calcext:value-type="float">
            <text:p>0.03484036355162</text:p>
          </table:table-cell>
          <table:table-cell table:formula="of:=33467077-[.F302]" office:value-type="float" office:value="33454975" calcext:value-type="float">
            <text:p>33454975</text:p>
          </table:table-cell>
          <table:table-cell table:formula="of:=MAX(0;NORMINV(RAND()*0.5+0.5;MAX([.I309];1);MAX(0.25*[.I309];1)))" office:value-type="float" office:value="8067.59284417348" calcext:value-type="float">
            <text:p>8067.59284417348</text:p>
          </table:table-cell>
          <table:table-cell table:formula="of:=[.L302]-[.L301]" office:value-type="float" office:value="-2540.19319210811" calcext:value-type="float">
            <text:p>-2540.19319210811</text:p>
          </table:table-cell>
          <table:table-cell table:formula="of:=[.I302]-[.I301]" office:value-type="float" office:value="202" calcext:value-type="float">
            <text:p>202</text:p>
          </table:table-cell>
          <table:table-cell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-2" calcext:value-type="float">
            <text:p>-2</text:p>
          </table:table-cell>
          <table:table-cell office:value-type="float" office:value="-15" calcext:value-type="float">
            <text:p>-15</text:p>
          </table:table-cell>
          <table:table-cell office:value-type="float" office:value="6" calcext:value-type="float">
            <text:p>6</text:p>
          </table:table-cell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-14" calcext:value-type="float">
            <text:p>-14</text:p>
          </table:table-cell>
          <table:table-cell office:value-type="float" office:value="-21" calcext:value-type="float">
            <text:p>-21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2">
          <table:table-cell office:value-type="date" office:date-value="2020-11-06" calcext:value-type="date">
            <text:p>11/06/20</text:p>
          </table:table-cell>
          <table:table-cell table:number-columns-repeated="4"/>
          <table:table-cell office:value-type="float" office:value="12223" calcext:value-type="float">
            <text:p>12223</text:p>
          </table:table-cell>
          <table:table-cell office:value-type="float" office:value="300" calcext:value-type="float">
            <text:p>300</text:p>
          </table:table-cell>
          <table:table-cell office:value-type="float" office:value="5626" calcext:value-type="float">
            <text:p>5626</text:p>
          </table:table-cell>
          <table:table-cell table:formula="of:=[.F303]-[.G303]-[.H303]" office:value-type="float" office:value="6297" calcext:value-type="float">
            <text:p>6297</text:p>
          </table:table-cell>
          <table:table-cell table:formula="of:=[.G303]/[.F289]" office:value-type="float" office:value="0.0339789330615019" calcext:value-type="float">
            <text:p>0.033978933061502</text:p>
          </table:table-cell>
          <table:table-cell table:formula="of:=33467077-[.F303]" office:value-type="float" office:value="33454854" calcext:value-type="float">
            <text:p>33454854</text:p>
          </table:table-cell>
          <table:table-cell table:formula="of:=MAX(0;NORMINV(RAND()*0.5+0.5;MAX([.I310];1);MAX(0.25*[.I310];1)))" office:value-type="float" office:value="7390.49018603469" calcext:value-type="float">
            <text:p>7390.49018603469</text:p>
          </table:table-cell>
          <table:table-cell table:formula="of:=[.L303]-[.L302]" office:value-type="float" office:value="-677.102658138787" calcext:value-type="float">
            <text:p>-677.102658138787</text:p>
          </table:table-cell>
          <table:table-cell table:formula="of:=[.I303]-[.I302]" office:value-type="float" office:value="-156" calcext:value-type="float">
            <text:p>-156</text:p>
          </table:table-cell>
          <table:table-cell office:value-type="float" office:value="-14" calcext:value-type="float">
            <text:p>-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-14" calcext:value-type="float">
            <text:p>-14</text:p>
          </table:table-cell>
          <table:table-cell office:value-type="float" office:value="-17" calcext:value-type="float">
            <text:p>-17</text:p>
          </table:table-cell>
          <table:table-cell office:value-type="float" office:value="8" calcext:value-type="float">
            <text:p>8</text:p>
          </table:table-cell>
          <table:table-cell office:value-type="float" office:value="-17" calcext:value-type="float">
            <text:p>-1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2">
          <table:table-cell office:value-type="date" office:date-value="2020-11-07" calcext:value-type="date">
            <text:p>11/07/20</text:p>
          </table:table-cell>
          <table:table-cell table:number-columns-repeated="4"/>
          <table:table-cell office:value-type="float" office:value="12335" calcext:value-type="float">
            <text:p>12335</text:p>
          </table:table-cell>
          <table:table-cell office:value-type="float" office:value="303" calcext:value-type="float">
            <text:p>303</text:p>
          </table:table-cell>
          <table:table-cell office:value-type="float" office:value="5647" calcext:value-type="float">
            <text:p>5647</text:p>
          </table:table-cell>
          <table:table-cell table:formula="of:=[.F304]-[.G304]-[.H304]" office:value-type="float" office:value="6385" calcext:value-type="float">
            <text:p>6385</text:p>
          </table:table-cell>
          <table:table-cell table:formula="of:=[.G304]/[.F290]" office:value-type="float" office:value="0.0335696875692444" calcext:value-type="float">
            <text:p>0.033569687569244</text:p>
          </table:table-cell>
          <table:table-cell table:formula="of:=33467077-[.F304]" office:value-type="float" office:value="33454742" calcext:value-type="float">
            <text:p>33454742</text:p>
          </table:table-cell>
          <table:table-cell table:formula="of:=MAX(0;NORMINV(RAND()*0.5+0.5;MAX([.I311];1);MAX(0.25*[.I311];1)))" office:value-type="float" office:value="7833.38722451263" calcext:value-type="float">
            <text:p>7833.38722451263</text:p>
          </table:table-cell>
          <table:table-cell table:formula="of:=[.L304]-[.L303]" office:value-type="float" office:value="442.897038477941" calcext:value-type="float">
            <text:p>442.897038477941</text:p>
          </table:table-cell>
          <table:table-cell table:formula="of:=[.I304]-[.I303]" office:value-type="float" office:value="88" calcext:value-type="float">
            <text:p>88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-12" calcext:value-type="float">
            <text:p>-12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-19" calcext:value-type="float">
            <text:p>-19</text:p>
          </table:table-cell>
          <table:table-cell office:value-type="float" office:value="-2" calcext:value-type="float">
            <text:p>-2</text:p>
          </table:table-cell>
          <table:table-cell office:value-type="float" office:value="27" calcext:value-type="float">
            <text:p>27</text:p>
          </table:table-cell>
          <table:table-cell office:value-type="float" office:value="-22" calcext:value-type="float">
            <text:p>-22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2">
          <table:table-cell office:value-type="date" office:date-value="2020-11-08" calcext:value-type="date">
            <text:p>11/08/20</text:p>
          </table:table-cell>
          <table:table-cell table:number-columns-repeated="4"/>
          <table:table-cell office:value-type="float" office:value="12433" calcext:value-type="float">
            <text:p>12433</text:p>
          </table:table-cell>
          <table:table-cell office:value-type="float" office:value="307" calcext:value-type="float">
            <text:p>307</text:p>
          </table:table-cell>
          <table:table-cell office:value-type="float" office:value="5899" calcext:value-type="float">
            <text:p>5899</text:p>
          </table:table-cell>
          <table:table-cell table:formula="of:=[.F305]-[.G305]-[.H305]" office:value-type="float" office:value="6227" calcext:value-type="float">
            <text:p>6227</text:p>
          </table:table-cell>
          <table:table-cell table:formula="of:=[.G305]/[.F291]" office:value-type="float" office:value="0.0327257222044558" calcext:value-type="float">
            <text:p>0.032725722204456</text:p>
          </table:table-cell>
          <table:table-cell table:formula="of:=33467077-[.F305]" office:value-type="float" office:value="33454644" calcext:value-type="float">
            <text:p>33454644</text:p>
          </table:table-cell>
          <table:table-cell table:formula="of:=MAX(0;NORMINV(RAND()*0.5+0.5;MAX([.I312];1);MAX(0.25*[.I312];1)))" office:value-type="float" office:value="7889.56423278485" calcext:value-type="float">
            <text:p>7889.56423278485</text:p>
          </table:table-cell>
          <table:table-cell table:formula="of:=[.L305]-[.L304]" office:value-type="float" office:value="56.1770082722187" calcext:value-type="float">
            <text:p>56.1770082722187</text:p>
          </table:table-cell>
          <table:table-cell table:formula="of:=[.I305]-[.I304]" office:value-type="float" office:value="-158" calcext:value-type="float">
            <text:p>-158</text:p>
          </table:table-cell>
          <table:table-cell office:value-type="float" office:value="-26" calcext:value-type="float">
            <text:p>-26</text:p>
          </table:table-cell>
          <table:table-cell office:value-type="float" office:value="-13" calcext:value-type="float">
            <text:p>-13</text:p>
          </table:table-cell>
          <table:table-cell office:value-type="float" office:value="-3" calcext:value-type="float">
            <text:p>-3</text:p>
          </table:table-cell>
          <table:table-cell office:value-type="float" office:value="-31" calcext:value-type="float">
            <text:p>-31</text:p>
          </table:table-cell>
          <table:table-cell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  <table:table-cell office:value-type="float" office:value="-30" calcext:value-type="float">
            <text:p>-30</text:p>
          </table:table-cell>
          <table:table-cell office:value-type="float" office:value="-13" calcext:value-type="float">
            <text:p>-13</text:p>
          </table:table-cell>
          <table:table-cell office:value-type="float" office:value="-8" calcext:value-type="float">
            <text:p>-8</text:p>
          </table:table-cell>
          <table:table-cell office:value-type="float" office:value="-42" calcext:value-type="float">
            <text:p>-42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2">
          <table:table-cell office:value-type="date" office:date-value="2020-11-09" calcext:value-type="date">
            <text:p>11/09/20</text:p>
          </table:table-cell>
          <table:table-cell table:number-columns-repeated="4"/>
          <table:table-cell office:value-type="float" office:value="12680" calcext:value-type="float">
            <text:p>12680</text:p>
          </table:table-cell>
          <table:table-cell office:value-type="float" office:value="308" calcext:value-type="float">
            <text:p>308</text:p>
          </table:table-cell>
          <table:table-cell office:value-type="float" office:value="5927" calcext:value-type="float">
            <text:p>5927</text:p>
          </table:table-cell>
          <table:table-cell table:formula="of:=[.F306]-[.G306]-[.H306]" office:value-type="float" office:value="6445" calcext:value-type="float">
            <text:p>6445</text:p>
          </table:table-cell>
          <table:table-cell table:formula="of:=[.G306]/[.F292]" office:value-type="float" office:value="0.0319369556200747" calcext:value-type="float">
            <text:p>0.031936955620075</text:p>
          </table:table-cell>
          <table:table-cell table:formula="of:=33467077-[.F306]" office:value-type="float" office:value="33454397" calcext:value-type="float">
            <text:p>33454397</text:p>
          </table:table-cell>
          <table:table-cell table:formula="of:=MAX(0;NORMINV(RAND()*0.5+0.5;MAX([.I313];1);MAX(0.25*[.I313];1)))" office:value-type="float" office:value="8925.67888273867" calcext:value-type="float">
            <text:p>8925.67888273867</text:p>
          </table:table-cell>
          <table:table-cell table:formula="of:=[.L306]-[.L305]" office:value-type="float" office:value="1036.11464995382" calcext:value-type="float">
            <text:p>1036.11464995382</text:p>
          </table:table-cell>
          <table:table-cell table:formula="of:=[.I306]-[.I305]" office:value-type="float" office:value="218" calcext:value-type="float">
            <text:p>218</text:p>
          </table:table-cell>
          <table:table-cell office:value-type="float" office:value="-13" calcext:value-type="float">
            <text:p>-13</text:p>
          </table:table-cell>
          <table:table-cell office:value-type="float" office:value="-4" calcext:value-type="float">
            <text:p>-4</text:p>
          </table:table-cell>
          <table:table-cell office:value-type="float" office:value="18" calcext:value-type="float">
            <text:p>18</text:p>
          </table:table-cell>
          <table:table-cell office:value-type="float" office:value="-11" calcext:value-type="float">
            <text:p>-11</text:p>
          </table:table-cell>
          <table:table-cell office:value-type="float" office:value="-17" calcext:value-type="float">
            <text:p>-17</text:p>
          </table:table-cell>
          <table:table-cell office:value-type="float" office:value="9" calcext:value-type="float">
            <text:p>9</text:p>
          </table:table-cell>
          <table:table-cell office:value-type="float" office:value="-15" calcext:value-type="float">
            <text:p>-15</text:p>
          </table:table-cell>
          <table:table-cell office:value-type="float" office:value="-3" calcext:value-type="float">
            <text:p>-3</text:p>
          </table:table-cell>
          <table:table-cell office:value-type="float" office:value="27" calcext:value-type="float">
            <text:p>27</text:p>
          </table:table-cell>
          <table:table-cell office:value-type="float" office:value="-22" calcext:value-type="float">
            <text:p>-22</text:p>
          </table:table-cell>
          <table:table-cell office:value-type="float" office:value="-19" calcext:value-type="float">
            <text:p>-19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2">
          <table:table-cell office:value-type="date" office:date-value="2020-11-10" calcext:value-type="date">
            <text:p>11/10/20</text:p>
          </table:table-cell>
          <table:table-cell table:number-columns-repeated="4"/>
          <table:table-cell office:value-type="float" office:value="12816" calcext:value-type="float">
            <text:p>12816</text:p>
          </table:table-cell>
          <table:table-cell office:value-type="float" office:value="308" calcext:value-type="float">
            <text:p>308</text:p>
          </table:table-cell>
          <table:table-cell office:value-type="float" office:value="6036" calcext:value-type="float">
            <text:p>6036</text:p>
          </table:table-cell>
          <table:table-cell table:formula="of:=[.F307]-[.G307]-[.H307]" office:value-type="float" office:value="6472" calcext:value-type="float">
            <text:p>6472</text:p>
          </table:table-cell>
          <table:table-cell table:formula="of:=[.G307]/[.F293]" office:value-type="float" office:value="0.0312025124100902" calcext:value-type="float">
            <text:p>0.03120251241009</text:p>
          </table:table-cell>
          <table:table-cell table:formula="of:=33467077-[.F307]" office:value-type="float" office:value="33454261" calcext:value-type="float">
            <text:p>33454261</text:p>
          </table:table-cell>
          <table:table-cell table:formula="of:=MAX(0;NORMINV(RAND()*0.5+0.5;MAX([.I314];1);MAX(0.25*[.I314];1)))" office:value-type="float" office:value="10870.2581741075" calcext:value-type="float">
            <text:p>10870.2581741075</text:p>
          </table:table-cell>
          <table:table-cell table:formula="of:=[.L307]-[.L306]" office:value-type="float" office:value="1944.57929136884" calcext:value-type="float">
            <text:p>1944.57929136884</text:p>
          </table:table-cell>
          <table:table-cell table:formula="of:=[.I307]-[.I306]" office:value-type="float" office:value="27" calcext:value-type="float">
            <text:p>27</text:p>
          </table:table-cell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-6" calcext:value-type="float">
            <text:p>-6</text:p>
          </table:table-cell>
          <table:table-cell office:value-type="float" office:value="-15" calcext:value-type="float">
            <text:p>-15</text:p>
          </table:table-cell>
          <table:table-cell office:value-type="float" office:value="5" calcext:value-type="float">
            <text:p>5</text:p>
          </table:table-cell>
          <table:table-cell office:value-type="float" office:value="-8" calcext:value-type="float">
            <text:p>-8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-13" calcext:value-type="float">
            <text:p>-13</text:p>
          </table:table-cell>
          <table:table-cell office:value-type="float" office:value="-21" calcext:value-type="float">
            <text:p>-21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2">
          <table:table-cell office:value-type="date" office:date-value="2020-11-11" calcext:value-type="date">
            <text:p>11/11/20</text:p>
          </table:table-cell>
          <table:table-cell table:number-columns-repeated="4"/>
          <table:table-cell office:value-type="float" office:value="12953" calcext:value-type="float">
            <text:p>12953</text:p>
          </table:table-cell>
          <table:table-cell office:value-type="float" office:value="312" calcext:value-type="float">
            <text:p>312</text:p>
          </table:table-cell>
          <table:table-cell office:value-type="float" office:value="6125" calcext:value-type="float">
            <text:p>6125</text:p>
          </table:table-cell>
          <table:table-cell table:formula="of:=[.F308]-[.G308]-[.H308]" office:value-type="float" office:value="6516" calcext:value-type="float">
            <text:p>6516</text:p>
          </table:table-cell>
          <table:table-cell table:formula="of:=[.G308]/[.F294]" office:value-type="float" office:value="0.0309708159618821" calcext:value-type="float">
            <text:p>0.030970815961882</text:p>
          </table:table-cell>
          <table:table-cell table:formula="of:=33467077-[.F308]" office:value-type="float" office:value="33454124" calcext:value-type="float">
            <text:p>33454124</text:p>
          </table:table-cell>
          <table:table-cell table:formula="of:=MAX(0;NORMINV(RAND()*0.5+0.5;MAX([.I315];1);MAX(0.25*[.I315];1)))" office:value-type="float" office:value="8651.53110938582" calcext:value-type="float">
            <text:p>8651.53110938582</text:p>
          </table:table-cell>
          <table:table-cell table:formula="of:=[.L308]-[.L307]" office:value-type="float" office:value="-2218.72706472168" calcext:value-type="float">
            <text:p>-2218.72706472168</text:p>
          </table:table-cell>
          <table:table-cell table:formula="of:=[.I308]-[.I307]" office:value-type="float" office:value="44" calcext:value-type="float">
            <text:p>44</text:p>
          </table:table-cell>
          <table:table-cell office:value-type="float" office:value="-42" calcext:value-type="float">
            <text:p>-42</text:p>
          </table:table-cell>
          <table:table-cell office:value-type="float" office:value="-38" calcext:value-type="float">
            <text:p>-38</text:p>
          </table:table-cell>
          <table:table-cell office:value-type="float" office:value="-14" calcext:value-type="float">
            <text:p>-14</text:p>
          </table:table-cell>
          <table:table-cell office:value-type="float" office:value="-52" calcext:value-type="float">
            <text:p>-52</text:p>
          </table:table-cell>
          <table:table-cell office:value-type="float" office:value="-73" calcext:value-type="float">
            <text:p>-73</text:p>
          </table:table-cell>
          <table:table-cell office:value-type="float" office:value="25" calcext:value-type="float">
            <text:p>25</text:p>
          </table:table-cell>
          <table:table-cell office:value-type="float" office:value="-45" calcext:value-type="float">
            <text:p>-45</text:p>
          </table:table-cell>
          <table:table-cell office:value-type="float" office:value="-40" calcext:value-type="float">
            <text:p>-40</text:p>
          </table:table-cell>
          <table:table-cell office:value-type="float" office:value="-27" calcext:value-type="float">
            <text:p>-27</text:p>
          </table:table-cell>
          <table:table-cell office:value-type="float" office:value="-61" calcext:value-type="float">
            <text:p>-61</text:p>
          </table:table-cell>
          <table:table-cell office:value-type="float" office:value="-77" calcext:value-type="float">
            <text:p>-7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2">
          <table:table-cell office:value-type="date" office:date-value="2020-11-12" calcext:value-type="date">
            <text:p>11/12/20</text:p>
          </table:table-cell>
          <table:table-cell table:number-columns-repeated="4"/>
          <table:table-cell office:value-type="float" office:value="13053" calcext:value-type="float">
            <text:p>13053</text:p>
          </table:table-cell>
          <table:table-cell office:value-type="float" office:value="315" calcext:value-type="float">
            <text:p>315</text:p>
          </table:table-cell>
          <table:table-cell office:value-type="float" office:value="6250" calcext:value-type="float">
            <text:p>6250</text:p>
          </table:table-cell>
          <table:table-cell table:formula="of:=[.F309]-[.G309]-[.H309]" office:value-type="float" office:value="6488" calcext:value-type="float">
            <text:p>6488</text:p>
          </table:table-cell>
          <table:table-cell table:formula="of:=[.G309]/[.F295]" office:value-type="float" office:value="0.0306748466257669" calcext:value-type="float">
            <text:p>0.030674846625767</text:p>
          </table:table-cell>
          <table:table-cell table:formula="of:=33467077-[.F309]" office:value-type="float" office:value="33454024" calcext:value-type="float">
            <text:p>33454024</text:p>
          </table:table-cell>
          <table:table-cell table:formula="of:=MAX(0;NORMINV(RAND()*0.5+0.5;MAX([.I316];1);MAX(0.25*[.I316];1)))" office:value-type="float" office:value="8542.08887795592" calcext:value-type="float">
            <text:p>8542.08887795592</text:p>
          </table:table-cell>
          <table:table-cell table:formula="of:=[.L309]-[.L308]" office:value-type="float" office:value="-109.442231429903" calcext:value-type="float">
            <text:p>-109.442231429903</text:p>
          </table:table-cell>
          <table:table-cell table:formula="of:=[.I309]-[.I308]" office:value-type="float" office:value="-28" calcext:value-type="float">
            <text:p>-28</text:p>
          </table:table-cell>
          <table:table-cell office:value-type="float" office:value="-12" calcext:value-type="float">
            <text:p>-1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-7" calcext:value-type="float">
            <text:p>-7</text:p>
          </table:table-cell>
          <table:table-cell office:value-type="float" office:value="-13" calcext:value-type="float">
            <text:p>-13</text:p>
          </table:table-cell>
          <table:table-cell office:value-type="float" office:value="7" calcext:value-type="float">
            <text:p>7</text:p>
          </table:table-cell>
          <table:table-cell office:value-type="float" office:value="-15" calcext:value-type="float">
            <text:p>-15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-17" calcext:value-type="float">
            <text:p>-17</text:p>
          </table:table-cell>
          <table:table-cell office:value-type="float" office:value="-19" calcext:value-type="float">
            <text:p>-19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2">
          <table:table-cell office:value-type="date" office:date-value="2020-11-13" calcext:value-type="date">
            <text:p>11/13/20</text:p>
          </table:table-cell>
          <table:table-cell table:number-columns-repeated="4"/>
          <table:table-cell office:value-type="float" office:value="13228" calcext:value-type="float">
            <text:p>13228</text:p>
          </table:table-cell>
          <table:table-cell office:value-type="float" office:value="317" calcext:value-type="float">
            <text:p>317</text:p>
          </table:table-cell>
          <table:table-cell office:value-type="float" office:value="6326" calcext:value-type="float">
            <text:p>6326</text:p>
          </table:table-cell>
          <table:table-cell table:formula="of:=[.F310]-[.G310]-[.H310]" office:value-type="float" office:value="6585" calcext:value-type="float">
            <text:p>6585</text:p>
          </table:table-cell>
          <table:table-cell table:formula="of:=[.G310]/[.F296]" office:value-type="float" office:value="0.0300246258761129" calcext:value-type="float">
            <text:p>0.030024625876113</text:p>
          </table:table-cell>
          <table:table-cell table:formula="of:=33467077-[.F310]" office:value-type="float" office:value="33453849" calcext:value-type="float">
            <text:p>33453849</text:p>
          </table:table-cell>
          <table:table-cell table:formula="of:=MAX(0;NORMINV(RAND()*0.5+0.5;MAX([.I317];1);MAX(0.25*[.I317];1)))" office:value-type="float" office:value="7458.26244302745" calcext:value-type="float">
            <text:p>7458.26244302745</text:p>
          </table:table-cell>
          <table:table-cell table:formula="of:=[.L310]-[.L309]" office:value-type="float" office:value="-1083.82643492847" calcext:value-type="float">
            <text:p>-1083.82643492847</text:p>
          </table:table-cell>
          <table:table-cell table:formula="of:=[.I310]-[.I309]" office:value-type="float" office:value="97" calcext:value-type="float">
            <text:p>97</text:p>
          </table:table-cell>
          <table:table-cell office:value-type="float" office:value="-21" calcext:value-type="float">
            <text:p>-21</text:p>
          </table:table-cell>
          <table:table-cell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office:value-type="float" office:value="-24" calcext:value-type="float">
            <text:p>-24</text:p>
          </table:table-cell>
          <table:table-cell office:value-type="float" office:value="-21" calcext:value-type="float">
            <text:p>-21</text:p>
          </table:table-cell>
          <table:table-cell office:value-type="float" office:value="13" calcext:value-type="float">
            <text:p>13</text:p>
          </table:table-cell>
          <table:table-cell office:value-type="float" office:value="-25" calcext:value-type="float">
            <text:p>-25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 office:value-type="float" office:value="-36" calcext:value-type="float">
            <text:p>-36</text:p>
          </table:table-cell>
          <table:table-cell office:value-type="float" office:value="-25" calcext:value-type="float">
            <text:p>-25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2">
          <table:table-cell office:value-type="date" office:date-value="2020-11-14" calcext:value-type="date">
            <text:p>11/14/20</text:p>
          </table:table-cell>
          <table:table-cell table:number-columns-repeated="4"/>
          <table:table-cell office:value-type="float" office:value="13374" calcext:value-type="float">
            <text:p>13374</text:p>
          </table:table-cell>
          <table:table-cell office:value-type="float" office:value="322" calcext:value-type="float">
            <text:p>322</text:p>
          </table:table-cell>
          <table:table-cell office:value-type="float" office:value="6345" calcext:value-type="float">
            <text:p>6345</text:p>
          </table:table-cell>
          <table:table-cell table:formula="of:=[.F311]-[.G311]-[.H311]" office:value-type="float" office:value="6707" calcext:value-type="float">
            <text:p>6707</text:p>
          </table:table-cell>
          <table:table-cell table:formula="of:=[.G311]/[.F297]" office:value-type="float" office:value="0.0298010180472004" calcext:value-type="float">
            <text:p>0.0298010180472</text:p>
          </table:table-cell>
          <table:table-cell table:formula="of:=33467077-[.F311]" office:value-type="float" office:value="33453703" calcext:value-type="float">
            <text:p>33453703</text:p>
          </table:table-cell>
          <table:table-cell table:formula="of:=MAX(0;NORMINV(RAND()*0.5+0.5;MAX([.I318];1);MAX(0.25*[.I318];1)))" office:value-type="float" office:value="8266.23716411803" calcext:value-type="float">
            <text:p>8266.23716411803</text:p>
          </table:table-cell>
          <table:table-cell table:formula="of:=[.L311]-[.L310]" office:value-type="float" office:value="807.974721090575" calcext:value-type="float">
            <text:p>807.974721090575</text:p>
          </table:table-cell>
          <table:table-cell table:formula="of:=[.I311]-[.I310]" office:value-type="float" office:value="122" calcext:value-type="float">
            <text:p>122</text:p>
          </table:table-cell>
          <table:table-cell office:value-type="float" office:value="-15" calcext:value-type="float">
            <text:p>-15</text:p>
          </table:table-cell>
          <table:table-cell office:value-type="float" office:value="-3" calcext:value-type="float">
            <text:p>-3</text:p>
          </table:table-cell>
          <table:table-cell office:value-type="float" office:value="20" calcext:value-type="float">
            <text:p>20</text:p>
          </table:table-cell>
          <table:table-cell office:value-type="float" office:value="-15" calcext:value-type="float">
            <text:p>-15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-18" calcext:value-type="float">
            <text:p>-18</text:p>
          </table:table-cell>
          <table:table-cell office:value-type="float" office:value="-4" calcext:value-type="float">
            <text:p>-4</text:p>
          </table:table-cell>
          <table:table-cell office:value-type="float" office:value="27" calcext:value-type="float">
            <text:p>27</text:p>
          </table:table-cell>
          <table:table-cell office:value-type="float" office:value="-25" calcext:value-type="float">
            <text:p>-25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2">
          <table:table-cell office:value-type="date" office:date-value="2020-11-15" calcext:value-type="date">
            <text:p>11/15/20</text:p>
          </table:table-cell>
          <table:table-cell table:number-columns-repeated="4"/>
          <table:table-cell office:value-type="float" office:value="13451" calcext:value-type="float">
            <text:p>13451</text:p>
          </table:table-cell>
          <table:table-cell office:value-type="float" office:value="322" calcext:value-type="float">
            <text:p>322</text:p>
          </table:table-cell>
          <table:table-cell office:value-type="float" office:value="6444" calcext:value-type="float">
            <text:p>6444</text:p>
          </table:table-cell>
          <table:table-cell table:formula="of:=[.F312]-[.G312]-[.H312]" office:value-type="float" office:value="6685" calcext:value-type="float">
            <text:p>6685</text:p>
          </table:table-cell>
          <table:table-cell table:formula="of:=[.G312]/[.F298]" office:value-type="float" office:value="0.0291798821930222" calcext:value-type="float">
            <text:p>0.029179882193022</text:p>
          </table:table-cell>
          <table:table-cell table:formula="of:=33467077-[.F312]" office:value-type="float" office:value="33453626" calcext:value-type="float">
            <text:p>33453626</text:p>
          </table:table-cell>
          <table:table-cell table:formula="of:=MAX(0;NORMINV(RAND()*0.5+0.5;MAX([.I319];1);MAX(0.25*[.I319];1)))" office:value-type="float" office:value="7248.33879762339" calcext:value-type="float">
            <text:p>7248.33879762339</text:p>
          </table:table-cell>
          <table:table-cell table:formula="of:=[.L312]-[.L311]" office:value-type="float" office:value="-1017.89836649464" calcext:value-type="float">
            <text:p>-1017.89836649464</text:p>
          </table:table-cell>
          <table:table-cell table:formula="of:=[.I312]-[.I311]" office:value-type="float" office:value="-22" calcext:value-type="float">
            <text:p>-22</text:p>
          </table:table-cell>
          <table:table-cell office:value-type="float" office:value="-26" calcext:value-type="float">
            <text:p>-26</text:p>
          </table:table-cell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-11" calcext:value-type="float">
            <text:p>-11</text:p>
          </table:table-cell>
          <table:table-cell office:value-type="float" office:value="6" calcext:value-type="float">
            <text:p>6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12" calcext:value-type="float">
            <text:p>-12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2">
          <table:table-cell office:value-type="date" office:date-value="2020-11-16" calcext:value-type="date">
            <text:p>11/16/20</text:p>
          </table:table-cell>
          <table:table-cell table:number-columns-repeated="4"/>
          <table:table-cell office:value-type="float" office:value="13615" calcext:value-type="float">
            <text:p>13615</text:p>
          </table:table-cell>
          <table:table-cell office:value-type="float" office:value="324" calcext:value-type="float">
            <text:p>324</text:p>
          </table:table-cell>
          <table:table-cell office:value-type="float" office:value="6523" calcext:value-type="float">
            <text:p>6523</text:p>
          </table:table-cell>
          <table:table-cell table:formula="of:=[.F313]-[.G313]-[.H313]" office:value-type="float" office:value="6768" calcext:value-type="float">
            <text:p>6768</text:p>
          </table:table-cell>
          <table:table-cell table:formula="of:=[.G313]/[.F299]" office:value-type="float" office:value="0.0288564303526897" calcext:value-type="float">
            <text:p>0.02885643035269</text:p>
          </table:table-cell>
          <table:table-cell table:formula="of:=33467077-[.F313]" office:value-type="float" office:value="33453462" calcext:value-type="float">
            <text:p>33453462</text:p>
          </table:table-cell>
          <table:table-cell table:formula="of:=MAX(0;NORMINV(RAND()*0.5+0.5;MAX([.I320];1);MAX(0.25*[.I320];1)))" office:value-type="float" office:value="8557.05284750485" calcext:value-type="float">
            <text:p>8557.05284750485</text:p>
          </table:table-cell>
          <table:table-cell table:formula="of:=[.L313]-[.L312]" office:value-type="float" office:value="1308.71404988146" calcext:value-type="float">
            <text:p>1308.71404988146</text:p>
          </table:table-cell>
          <table:table-cell table:formula="of:=[.I313]-[.I312]" office:value-type="float" office:value="83" calcext:value-type="float">
            <text:p>83</text:p>
          </table:table-cell>
          <table:table-cell office:value-type="float" office:value="-14" calcext:value-type="float">
            <text:p>-14</text:p>
          </table:table-cell>
          <table:table-cell office:value-type="float" office:value="-6" calcext:value-type="float">
            <text:p>-6</text:p>
          </table:table-cell>
          <table:table-cell office:value-type="float" office:value="19" calcext:value-type="float">
            <text:p>19</text:p>
          </table:table-cell>
          <table:table-cell office:value-type="float" office:value="-10" calcext:value-type="float">
            <text:p>-10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  <table:table-cell office:value-type="float" office:value="-17" calcext:value-type="float">
            <text:p>-17</text:p>
          </table:table-cell>
          <table:table-cell office:value-type="float" office:value="-5" calcext:value-type="float">
            <text:p>-5</text:p>
          </table:table-cell>
          <table:table-cell office:value-type="float" office:value="26" calcext:value-type="float">
            <text:p>26</text:p>
          </table:table-cell>
          <table:table-cell office:value-type="float" office:value="-21" calcext:value-type="float">
            <text:p>-21</text:p>
          </table:table-cell>
          <table:table-cell office:value-type="float" office:value="-17" calcext:value-type="float">
            <text:p>-17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2">
          <table:table-cell office:value-type="date" office:date-value="2020-11-17" calcext:value-type="date">
            <text:p>11/17/20</text:p>
          </table:table-cell>
          <table:table-cell table:number-columns-repeated="4"/>
          <table:table-cell office:value-type="float" office:value="13818" calcext:value-type="float">
            <text:p>13818</text:p>
          </table:table-cell>
          <table:table-cell office:value-type="float" office:value="328" calcext:value-type="float">
            <text:p>328</text:p>
          </table:table-cell>
          <table:table-cell office:value-type="float" office:value="6582" calcext:value-type="float">
            <text:p>6582</text:p>
          </table:table-cell>
          <table:table-cell table:formula="of:=[.F314]-[.G314]-[.H314]" office:value-type="float" office:value="6908" calcext:value-type="float">
            <text:p>6908</text:p>
          </table:table-cell>
          <table:table-cell table:formula="of:=[.G314]/[.F300]" office:value-type="float" office:value="0.0283320376608793" calcext:value-type="float">
            <text:p>0.028332037660879</text:p>
          </table:table-cell>
          <table:table-cell table:formula="of:=33467077-[.F314]" office:value-type="float" office:value="33453259" calcext:value-type="float">
            <text:p>33453259</text:p>
          </table:table-cell>
          <table:table-cell table:formula="of:=MAX(0;NORMINV(RAND()*0.5+0.5;MAX([.I321];1);MAX(0.25*[.I321];1)))" office:value-type="float" office:value="7097.28069081841" calcext:value-type="float">
            <text:p>7097.28069081841</text:p>
          </table:table-cell>
          <table:table-cell table:formula="of:=[.L314]-[.L313]" office:value-type="float" office:value="-1459.77215668643" calcext:value-type="float">
            <text:p>-1459.77215668643</text:p>
          </table:table-cell>
          <table:table-cell table:formula="of:=[.I314]-[.I313]" office:value-type="float" office:value="140" calcext:value-type="float">
            <text:p>140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13" calcext:value-type="float">
            <text:p>-13</text:p>
          </table:table-cell>
          <table:table-cell office:value-type="float" office:value="-15" calcext:value-type="float">
            <text:p>-15</text:p>
          </table:table-cell>
          <table:table-cell office:value-type="float" office:value="7" calcext:value-type="float">
            <text:p>7</text:p>
          </table:table-cell>
          <table:table-cell office:value-type="float" office:value="-14" calcext:value-type="float">
            <text:p>-1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-19" calcext:value-type="float">
            <text:p>-19</text:p>
          </table:table-cell>
          <table:table-cell office:value-type="float" office:value="-20" calcext:value-type="float">
            <text:p>-20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2">
          <table:table-cell office:value-type="date" office:date-value="2020-11-18" calcext:value-type="date">
            <text:p>11/18/2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lamity State</text:p>
          </table:table-cell>
          <table:table-cell office:value-type="float" office:value="13922" calcext:value-type="float">
            <text:p>13922</text:p>
          </table:table-cell>
          <table:table-cell office:value-type="float" office:value="332" calcext:value-type="float">
            <text:p>332</text:p>
          </table:table-cell>
          <table:table-cell office:value-type="float" office:value="6623" calcext:value-type="float">
            <text:p>6623</text:p>
          </table:table-cell>
          <table:table-cell table:formula="of:=[.F315]-[.G315]-[.H315]" office:value-type="float" office:value="6967" calcext:value-type="float">
            <text:p>6967</text:p>
          </table:table-cell>
          <table:table-cell table:formula="of:=[.G315]/[.F301]" office:value-type="float" office:value="0.028104630491831" calcext:value-type="float">
            <text:p>0.028104630491831</text:p>
          </table:table-cell>
          <table:table-cell table:formula="of:=33467077-[.F315]" office:value-type="float" office:value="33453155" calcext:value-type="float">
            <text:p>33453155</text:p>
          </table:table-cell>
          <table:table-cell table:formula="of:=MAX(0;NORMINV(RAND()*0.5+0.5;MAX([.I322];1);MAX(0.25*[.I322];1)))" office:value-type="float" office:value="7284.09879384023" calcext:value-type="float">
            <text:p>7284.09879384023</text:p>
          </table:table-cell>
          <table:table-cell table:formula="of:=[.L315]-[.L314]" office:value-type="float" office:value="186.818103021816" calcext:value-type="float">
            <text:p>186.818103021816</text:p>
          </table:table-cell>
          <table:table-cell table:formula="of:=[.I315]-[.I314]" office:value-type="float" office:value="59" calcext:value-type="float">
            <text:p>59</text:p>
          </table:table-cell>
          <table:table-cell office:value-type="float" office:value="-12" calcext:value-type="float">
            <text:p>-12</text:p>
          </table:table-cell>
          <table:table-cell office:value-type="float" office:value="-4" calcext:value-type="float">
            <text:p>-4</text:p>
          </table:table-cell>
          <table:table-cell office:value-type="float" office:value="13" calcext:value-type="float">
            <text:p>13</text:p>
          </table:table-cell>
          <table:table-cell office:value-type="float" office:value="-19" calcext:value-type="float">
            <text:p>-19</text:p>
          </table:table-cell>
          <table:table-cell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office:value-type="float" office:value="-14" calcext:value-type="float">
            <text:p>-14</text:p>
          </table:table-cell>
          <table:table-cell office:value-type="float" office:value="-5" calcext:value-type="float">
            <text:p>-5</text:p>
          </table:table-cell>
          <table:table-cell office:value-type="float" office:value="18" calcext:value-type="float">
            <text:p>18</text:p>
          </table:table-cell>
          <table:table-cell office:value-type="float" office:value="-29" calcext:value-type="float">
            <text:p>-29</text:p>
          </table:table-cell>
          <table:table-cell office:value-type="float" office:value="-21" calcext:value-type="float">
            <text:p>-21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2">
          <table:table-cell office:value-type="date" office:date-value="2020-11-19" calcext:value-type="date">
            <text:p>11/19/20</text:p>
          </table:table-cell>
          <table:table-cell table:number-columns-repeated="4"/>
          <table:table-cell office:value-type="float" office:value="14134" calcext:value-type="float">
            <text:p>14134</text:p>
          </table:table-cell>
          <table:table-cell office:value-type="float" office:value="333" calcext:value-type="float">
            <text:p>333</text:p>
          </table:table-cell>
          <table:table-cell office:value-type="float" office:value="7062" calcext:value-type="float">
            <text:p>7062</text:p>
          </table:table-cell>
          <table:table-cell table:formula="of:=[.F316]-[.G316]-[.H316]" office:value-type="float" office:value="6739" calcext:value-type="float">
            <text:p>6739</text:p>
          </table:table-cell>
          <table:table-cell table:formula="of:=[.G316]/[.F302]" office:value-type="float" office:value="0.0275161130391671" calcext:value-type="float">
            <text:p>0.027516113039167</text:p>
          </table:table-cell>
          <table:table-cell table:formula="of:=33467077-[.F316]" office:value-type="float" office:value="33452943" calcext:value-type="float">
            <text:p>33452943</text:p>
          </table:table-cell>
          <table:table-cell table:formula="of:=MAX(0;NORMINV(RAND()*0.5+0.5;MAX([.I323];1);MAX(0.25*[.I323];1)))" office:value-type="float" office:value="7557.89727337152" calcext:value-type="float">
            <text:p>7557.89727337152</text:p>
          </table:table-cell>
          <table:table-cell table:formula="of:=[.L316]-[.L315]" office:value-type="float" office:value="273.798479531286" calcext:value-type="float">
            <text:p>273.798479531286</text:p>
          </table:table-cell>
          <table:table-cell table:formula="of:=[.I316]-[.I315]" office:value-type="float" office:value="-228" calcext:value-type="float">
            <text:p>-228</text:p>
          </table:table-cell>
          <table:table-cell office:value-type="float" office:value="-11" calcext:value-type="float">
            <text:p>-1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office:value-type="float" office:value="6" calcext:value-type="float">
            <text:p>6</text:p>
          </table:table-cell>
          <table:table-cell office:value-type="float" office:value="-14" calcext:value-type="float">
            <text:p>-14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-16" calcext:value-type="float">
            <text:p>-16</text:p>
          </table:table-cell>
          <table:table-cell office:value-type="float" office:value="-18" calcext:value-type="float">
            <text:p>-18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2">
          <table:table-cell office:value-type="date" office:date-value="2020-11-20" calcext:value-type="date">
            <text:p>11/20/20</text:p>
          </table:table-cell>
          <table:table-cell table:number-columns-repeated="4"/>
          <table:table-cell office:value-type="float" office:value="14267" calcext:value-type="float">
            <text:p>14267</text:p>
          </table:table-cell>
          <table:table-cell office:value-type="float" office:value="334" calcext:value-type="float">
            <text:p>334</text:p>
          </table:table-cell>
          <table:table-cell office:value-type="float" office:value="7117" calcext:value-type="float">
            <text:p>7117</text:p>
          </table:table-cell>
          <table:table-cell table:formula="of:=[.F317]-[.G317]-[.H317]" office:value-type="float" office:value="6816" calcext:value-type="float">
            <text:p>6816</text:p>
          </table:table-cell>
          <table:table-cell table:formula="of:=[.G317]/[.F303]" office:value-type="float" office:value="0.0273255338296654" calcext:value-type="float">
            <text:p>0.027325533829665</text:p>
          </table:table-cell>
          <table:table-cell table:formula="of:=33467077-[.F317]" office:value-type="float" office:value="33452810" calcext:value-type="float">
            <text:p>33452810</text:p>
          </table:table-cell>
          <table:table-cell table:formula="of:=MAX(0;NORMINV(RAND()*0.5+0.5;MAX([.I324];1);MAX(0.25*[.I324];1)))" office:value-type="float" office:value="8455.16286478046" calcext:value-type="float">
            <text:p>8455.16286478046</text:p>
          </table:table-cell>
          <table:table-cell table:formula="of:=[.L317]-[.L316]" office:value-type="float" office:value="897.265591408943" calcext:value-type="float">
            <text:p>897.265591408943</text:p>
          </table:table-cell>
          <table:table-cell table:formula="of:=[.I317]-[.I316]" office:value-type="float" office:value="77" calcext:value-type="float">
            <text:p>77</text:p>
          </table:table-cell>
          <table:table-cell office:value-type="float" office:value="-14" calcext:value-type="float">
            <text:p>-14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-17" calcext:value-type="float">
            <text:p>-17</text:p>
          </table:table-cell>
          <table:table-cell office:value-type="float" office:value="-14" calcext:value-type="float">
            <text:p>-14</text:p>
          </table:table-cell>
          <table:table-cell office:value-type="float" office:value="8" calcext:value-type="float">
            <text:p>8</text:p>
          </table:table-cell>
          <table:table-cell office:value-type="float" office:value="-17" calcext:value-type="float">
            <text:p>-17</text:p>
          </table:table-cell>
          <table:table-cell office:value-type="float" office:value="-2" calcext:value-type="float">
            <text:p>-2</text:p>
          </table:table-cell>
          <table:table-cell office:value-type="float" office:value="15" calcext:value-type="float">
            <text:p>15</text:p>
          </table:table-cell>
          <table:table-cell office:value-type="float" office:value="-29" calcext:value-type="float">
            <text:p>-29</text:p>
          </table:table-cell>
          <table:table-cell office:value-type="float" office:value="-17" calcext:value-type="float">
            <text:p>-17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2">
          <table:table-cell office:value-type="date" office:date-value="2020-11-21" calcext:value-type="date">
            <text:p>11/21/20</text:p>
          </table:table-cell>
          <table:table-cell table:number-columns-repeated="4"/>
          <table:table-cell office:value-type="float" office:value="14413" calcext:value-type="float">
            <text:p>14413</text:p>
          </table:table-cell>
          <table:table-cell office:value-type="float" office:value="336" calcext:value-type="float">
            <text:p>336</text:p>
          </table:table-cell>
          <table:table-cell office:value-type="float" office:value="7273" calcext:value-type="float">
            <text:p>7273</text:p>
          </table:table-cell>
          <table:table-cell table:formula="of:=[.F318]-[.G318]-[.H318]" office:value-type="float" office:value="6804" calcext:value-type="float">
            <text:p>6804</text:p>
          </table:table-cell>
          <table:table-cell table:formula="of:=[.G318]/[.F304]" office:value-type="float" office:value="0.0272395622213214" calcext:value-type="float">
            <text:p>0.027239562221322</text:p>
          </table:table-cell>
          <table:table-cell table:formula="of:=33467077-[.F318]" office:value-type="float" office:value="33452664" calcext:value-type="float">
            <text:p>33452664</text:p>
          </table:table-cell>
          <table:table-cell table:formula="of:=MAX(0;NORMINV(RAND()*0.5+0.5;MAX([.I325];1);MAX(0.25*[.I325];1)))" office:value-type="float" office:value="7394.53701330001" calcext:value-type="float">
            <text:p>7394.53701330001</text:p>
          </table:table-cell>
          <table:table-cell table:formula="of:=[.L318]-[.L317]" office:value-type="float" office:value="-1060.62585148045" calcext:value-type="float">
            <text:p>-1060.62585148045</text:p>
          </table:table-cell>
          <table:table-cell table:formula="of:=[.I318]-[.I317]" office:value-type="float" office:value="-12" calcext:value-type="float">
            <text:p>-12</text:p>
          </table:table-cell>
          <table:table-cell office:value-type="float" office:value="-14" calcext:value-type="float">
            <text:p>-14</text:p>
          </table:table-cell>
          <table:table-cell office:value-type="float" office:value="-2" calcext:value-type="float">
            <text:p>-2</text:p>
          </table:table-cell>
          <table:table-cell office:value-type="float" office:value="14" calcext:value-type="float">
            <text:p>14</text:p>
          </table:table-cell>
          <table:table-cell office:value-type="float" office:value="-15" calcext:value-type="float">
            <text:p>-15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-18" calcext:value-type="float">
            <text:p>-18</text:p>
          </table:table-cell>
          <table:table-cell office:value-type="float" office:value="-4" calcext:value-type="float">
            <text:p>-4</text:p>
          </table:table-cell>
          <table:table-cell office:value-type="float" office:value="18" calcext:value-type="float">
            <text:p>18</text:p>
          </table:table-cell>
          <table:table-cell office:value-type="float" office:value="-25" calcext:value-type="float">
            <text:p>-25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2">
          <table:table-cell office:value-type="date" office:date-value="2020-11-22" calcext:value-type="date">
            <text:p>11/22/20</text:p>
          </table:table-cell>
          <table:table-cell table:number-columns-repeated="4"/>
          <table:table-cell office:value-type="float" office:value="14493" calcext:value-type="float">
            <text:p>14493</text:p>
          </table:table-cell>
          <table:table-cell office:value-type="float" office:value="337" calcext:value-type="float">
            <text:p>337</text:p>
          </table:table-cell>
          <table:table-cell office:value-type="float" office:value="7346" calcext:value-type="float">
            <text:p>7346</text:p>
          </table:table-cell>
          <table:table-cell table:formula="of:=[.F319]-[.G319]-[.H319]" office:value-type="float" office:value="6810" calcext:value-type="float">
            <text:p>6810</text:p>
          </table:table-cell>
          <table:table-cell table:formula="of:=[.G319]/[.F305]" office:value-type="float" office:value="0.0271052843239765" calcext:value-type="float">
            <text:p>0.027105284323977</text:p>
          </table:table-cell>
          <table:table-cell table:formula="of:=33467077-[.F319]" office:value-type="float" office:value="33452584" calcext:value-type="float">
            <text:p>33452584</text:p>
          </table:table-cell>
          <table:table-cell table:formula="of:=MAX(0;NORMINV(RAND()*0.5+0.5;MAX([.I326];1);MAX(0.25*[.I326];1)))" office:value-type="float" office:value="7435.59948496345" calcext:value-type="float">
            <text:p>7435.59948496345</text:p>
          </table:table-cell>
          <table:table-cell table:formula="of:=[.L319]-[.L318]" office:value-type="float" office:value="41.0624716634402" calcext:value-type="float">
            <text:p>41.0624716634402</text:p>
          </table:table-cell>
          <table:table-cell table:formula="of:=[.I319]-[.I318]" office:value-type="float" office:value="6" calcext:value-type="float">
            <text:p>6</text:p>
          </table:table-cell>
          <table:table-cell office:value-type="float" office:value="-23" calcext:value-type="float">
            <text:p>-23</text:p>
          </table:table-cell>
          <table:table-cell office:value-type="float" office:value="-12" calcext:value-type="float">
            <text:p>-12</text:p>
          </table:table-cell>
          <table:table-cell office:value-type="float" office:value="-3" calcext:value-type="float">
            <text:p>-3</text:p>
          </table:table-cell>
          <table:table-cell office:value-type="float" office:value="-28" calcext:value-type="float">
            <text:p>-28</text:p>
          </table:table-cell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37" calcext:value-type="float">
            <text:p>-37</text:p>
          </table:table-cell>
          <table:table-cell office:value-type="float" office:value="-13" calcext:value-type="float">
            <text:p>-13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2">
          <table:table-cell office:value-type="date" office:date-value="2020-11-23" calcext:value-type="date">
            <text:p>11/23/20</text:p>
          </table:table-cell>
          <table:table-cell table:number-columns-repeated="4"/>
          <table:table-cell office:value-type="float" office:value="14634" calcext:value-type="float">
            <text:p>14634</text:p>
          </table:table-cell>
          <table:table-cell office:value-type="float" office:value="337" calcext:value-type="float">
            <text:p>337</text:p>
          </table:table-cell>
          <table:table-cell office:value-type="float" office:value="7351" calcext:value-type="float">
            <text:p>7351</text:p>
          </table:table-cell>
          <table:table-cell table:formula="of:=[.F320]-[.G320]-[.H320]" office:value-type="float" office:value="6946" calcext:value-type="float">
            <text:p>6946</text:p>
          </table:table-cell>
          <table:table-cell table:formula="of:=[.G320]/[.F306]" office:value-type="float" office:value="0.0265772870662461" calcext:value-type="float">
            <text:p>0.026577287066246</text:p>
          </table:table-cell>
          <table:table-cell table:formula="of:=33467077-[.F320]" office:value-type="float" office:value="33452443" calcext:value-type="float">
            <text:p>33452443</text:p>
          </table:table-cell>
          <table:table-cell table:formula="of:=MAX(0;NORMINV(RAND()*0.5+0.5;MAX([.I327];1);MAX(0.25*[.I327];1)))" office:value-type="float" office:value="7059.27026287185" calcext:value-type="float">
            <text:p>7059.27026287185</text:p>
          </table:table-cell>
          <table:table-cell table:formula="of:=[.L320]-[.L319]" office:value-type="float" office:value="-376.3292220916" calcext:value-type="float">
            <text:p>-376.3292220916</text:p>
          </table:table-cell>
          <table:table-cell table:formula="of:=[.I320]-[.I319]" office:value-type="float" office:value="136" calcext:value-type="float">
            <text:p>136</text:p>
          </table:table-cell>
          <table:table-cell office:value-type="float" office:value="-12" calcext:value-type="float">
            <text:p>-12</text:p>
          </table:table-cell>
          <table:table-cell office:value-type="float" office:value="-6" calcext:value-type="float">
            <text:p>-6</text:p>
          </table:table-cell>
          <table:table-cell office:value-type="float" office:value="17" calcext:value-type="float">
            <text:p>17</text:p>
          </table:table-cell>
          <table:table-cell office:value-type="float" office:value="-13" calcext:value-type="float">
            <text:p>-13</text:p>
          </table:table-cell>
          <table:table-cell office:value-type="float" office:value="-15" calcext:value-type="float">
            <text:p>-15</text:p>
          </table:table-cell>
          <table:table-cell office:value-type="float" office:value="8" calcext:value-type="float">
            <text:p>8</text:p>
          </table:table-cell>
          <table:table-cell office:value-type="float" office:value="-16" calcext:value-type="float">
            <text:p>-16</text:p>
          </table:table-cell>
          <table:table-cell office:value-type="float" office:value="-6" calcext:value-type="float">
            <text:p>-6</text:p>
          </table:table-cell>
          <table:table-cell office:value-type="float" office:value="22" calcext:value-type="float">
            <text:p>22</text:p>
          </table:table-cell>
          <table:table-cell office:value-type="float" office:value="-23" calcext:value-type="float">
            <text:p>-23</text:p>
          </table:table-cell>
          <table:table-cell office:value-type="float" office:value="-16" calcext:value-type="float">
            <text:p>-16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2">
          <table:table-cell office:value-type="date" office:date-value="2020-11-24" calcext:value-type="date">
            <text:p>11/24/20</text:p>
          </table:table-cell>
          <table:table-cell table:number-columns-repeated="4"/>
          <table:table-cell office:value-type="float" office:value="14742" calcext:value-type="float">
            <text:p>14742</text:p>
          </table:table-cell>
          <table:table-cell office:value-type="float" office:value="338" calcext:value-type="float">
            <text:p>338</text:p>
          </table:table-cell>
          <table:table-cell office:value-type="float" office:value="7444" calcext:value-type="float">
            <text:p>7444</text:p>
          </table:table-cell>
          <table:table-cell table:formula="of:=[.F321]-[.G321]-[.H321]" office:value-type="float" office:value="6960" calcext:value-type="float">
            <text:p>6960</text:p>
          </table:table-cell>
          <table:table-cell table:formula="of:=[.G321]/[.F307]" office:value-type="float" office:value="0.0263732833957553" calcext:value-type="float">
            <text:p>0.026373283395755</text:p>
          </table:table-cell>
          <table:table-cell table:formula="of:=33467077-[.F321]" office:value-type="float" office:value="33452335" calcext:value-type="float">
            <text:p>33452335</text:p>
          </table:table-cell>
          <table:table-cell table:formula="of:=MAX(0;NORMINV(RAND()*0.5+0.5;MAX([.I328];1);MAX(0.25*[.I328];1)))" office:value-type="float" office:value="8628.3967681558" calcext:value-type="float">
            <text:p>8628.3967681558</text:p>
          </table:table-cell>
          <table:table-cell table:formula="of:=[.L321]-[.L320]" office:value-type="float" office:value="1569.12650528395" calcext:value-type="float">
            <text:p>1569.12650528395</text:p>
          </table:table-cell>
          <table:table-cell table:formula="of:=[.I321]-[.I320]" office:value-type="float" office:value="14" calcext:value-type="float">
            <text:p>14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-11" calcext:value-type="float">
            <text:p>-11</text:p>
          </table:table-cell>
          <table:table-cell office:value-type="float" office:value="-13" calcext:value-type="float">
            <text:p>-13</text:p>
          </table:table-cell>
          <table:table-cell office:value-type="float" office:value="6" calcext:value-type="float">
            <text:p>6</text:p>
          </table:table-cell>
          <table:table-cell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2">
          <table:table-cell office:value-type="date" office:date-value="2020-11-25" calcext:value-type="date">
            <text:p>11/25/20</text:p>
          </table:table-cell>
          <table:table-cell table:number-columns-repeated="4"/>
          <table:table-cell office:value-type="float" office:value="14821" calcext:value-type="float">
            <text:p>14821</text:p>
          </table:table-cell>
          <table:table-cell office:value-type="float" office:value="340" calcext:value-type="float">
            <text:p>340</text:p>
          </table:table-cell>
          <table:table-cell office:value-type="float" office:value="7517" calcext:value-type="float">
            <text:p>7517</text:p>
          </table:table-cell>
          <table:table-cell table:formula="of:=[.F322]-[.G322]-[.H322]" office:value-type="float" office:value="6964" calcext:value-type="float">
            <text:p>6964</text:p>
          </table:table-cell>
          <table:table-cell table:formula="of:=[.G322]/[.F308]" office:value-type="float" office:value="0.0262487454643712" calcext:value-type="float">
            <text:p>0.026248745464371</text:p>
          </table:table-cell>
          <table:table-cell table:formula="of:=33467077-[.F322]" office:value-type="float" office:value="33452256" calcext:value-type="float">
            <text:p>33452256</text:p>
          </table:table-cell>
          <table:table-cell table:formula="of:=MAX(0;NORMINV(RAND()*0.5+0.5;MAX([.I329];1);MAX(0.25*[.I329];1)))" office:value-type="float" office:value="7569.42652236478" calcext:value-type="float">
            <text:p>7569.42652236478</text:p>
          </table:table-cell>
          <table:table-cell table:formula="of:=[.L322]-[.L321]" office:value-type="float" office:value="-1058.97024579102" calcext:value-type="float">
            <text:p>-1058.97024579102</text:p>
          </table:table-cell>
          <table:table-cell table:formula="of:=[.I322]-[.I321]"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-19" calcext:value-type="float">
            <text:p>-19</text:p>
          </table:table-cell>
          <table:table-cell office:value-type="float" office:value="-12" calcext:value-type="float">
            <text:p>-12</text:p>
          </table:table-cell>
          <table:table-cell office:value-type="float" office:value="6" calcext:value-type="float">
            <text:p>6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-30" calcext:value-type="float">
            <text:p>-30</text:p>
          </table:table-cell>
          <table:table-cell office:value-type="float" office:value="-18" calcext:value-type="float">
            <text:p>-18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2">
          <table:table-cell office:value-type="date" office:date-value="2020-11-26" calcext:value-type="date">
            <text:p>11/26/20</text:p>
          </table:table-cell>
          <table:table-cell table:number-columns-repeated="4"/>
          <table:table-cell office:value-type="float" office:value="14920" calcext:value-type="float">
            <text:p>14920</text:p>
          </table:table-cell>
          <table:table-cell office:value-type="float" office:value="341" calcext:value-type="float">
            <text:p>341</text:p>
          </table:table-cell>
          <table:table-cell office:value-type="float" office:value="7617" calcext:value-type="float">
            <text:p>7617</text:p>
          </table:table-cell>
          <table:table-cell table:formula="of:=[.F323]-[.G323]-[.H323]" office:value-type="float" office:value="6962" calcext:value-type="float">
            <text:p>6962</text:p>
          </table:table-cell>
          <table:table-cell table:formula="of:=[.G323]/[.F309]" office:value-type="float" office:value="0.0261242626216195" calcext:value-type="float">
            <text:p>0.02612426262162</text:p>
          </table:table-cell>
          <table:table-cell table:formula="of:=33467077-[.F323]" office:value-type="float" office:value="33452157" calcext:value-type="float">
            <text:p>33452157</text:p>
          </table:table-cell>
          <table:table-cell table:formula="of:=MAX(0;NORMINV(RAND()*0.5+0.5;MAX([.I330];1);MAX(0.25*[.I330];1)))" office:value-type="float" office:value="8683.37917399441" calcext:value-type="float">
            <text:p>8683.37917399441</text:p>
          </table:table-cell>
          <table:table-cell table:formula="of:=[.L323]-[.L322]" office:value-type="float" office:value="1113.95265162963" calcext:value-type="float">
            <text:p>1113.95265162963</text:p>
          </table:table-cell>
          <table:table-cell table:formula="of:=[.I323]-[.I322]"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-2" calcext:value-type="float">
            <text:p>-2</text:p>
          </table:table-cell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office:value-type="float" office:value="-9" calcext:value-type="float">
            <text:p>-9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-13" calcext:value-type="float">
            <text:p>-13</text:p>
          </table:table-cell>
          <table:table-cell office:value-type="float" office:value="-17" calcext:value-type="float">
            <text:p>-17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2">
          <table:table-cell office:value-type="date" office:date-value="2020-11-27" calcext:value-type="date">
            <text:p>11/27/20</text:p>
          </table:table-cell>
          <table:table-cell table:number-columns-repeated="4"/>
          <table:table-cell office:value-type="float" office:value="15008" calcext:value-type="float">
            <text:p>15008</text:p>
          </table:table-cell>
          <table:table-cell office:value-type="float" office:value="342" calcext:value-type="float">
            <text:p>342</text:p>
          </table:table-cell>
          <table:table-cell office:value-type="float" office:value="7697" calcext:value-type="float">
            <text:p>7697</text:p>
          </table:table-cell>
          <table:table-cell table:formula="of:=[.F324]-[.G324]-[.H324]" office:value-type="float" office:value="6969" calcext:value-type="float">
            <text:p>6969</text:p>
          </table:table-cell>
          <table:table-cell table:formula="of:=[.G324]/[.F310]" office:value-type="float" office:value="0.0258542485636529" calcext:value-type="float">
            <text:p>0.025854248563653</text:p>
          </table:table-cell>
          <table:table-cell table:formula="of:=33467077-[.F324]" office:value-type="float" office:value="33452069" calcext:value-type="float">
            <text:p>33452069</text:p>
          </table:table-cell>
          <table:table-cell table:formula="of:=MAX(0;NORMINV(RAND()*0.5+0.5;MAX([.I331];1);MAX(0.25*[.I331];1)))" office:value-type="float" office:value="7314.90738139489" calcext:value-type="float">
            <text:p>7314.90738139489</text:p>
          </table:table-cell>
          <table:table-cell table:formula="of:=[.L324]-[.L323]" office:value-type="float" office:value="-1368.47179259952" calcext:value-type="float">
            <text:p>-1368.47179259952</text:p>
          </table:table-cell>
          <table:table-cell table:formula="of:=[.I324]-[.I323]"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-7" calcext:value-type="float">
            <text:p>-7</text:p>
          </table:table-cell>
          <table:table-cell office:value-type="float" office:value="-12" calcext:value-type="float">
            <text:p>-12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-21" calcext:value-type="float">
            <text:p>-21</text:p>
          </table:table-cell>
          <table:table-cell office:value-type="float" office:value="-15" calcext:value-type="float">
            <text:p>-15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2">
          <table:table-cell office:value-type="date" office:date-value="2020-11-28" calcext:value-type="date">
            <text:p>11/28/20</text:p>
          </table:table-cell>
          <table:table-cell table:number-columns-repeated="4"/>
          <table:table-cell office:value-type="float" office:value="15087" calcext:value-type="float">
            <text:p>15087</text:p>
          </table:table-cell>
          <table:table-cell office:value-type="float" office:value="345" calcext:value-type="float">
            <text:p>345</text:p>
          </table:table-cell>
          <table:table-cell office:value-type="float" office:value="7763" calcext:value-type="float">
            <text:p>7763</text:p>
          </table:table-cell>
          <table:table-cell table:formula="of:=[.F325]-[.G325]-[.H325]" office:value-type="float" office:value="6979" calcext:value-type="float">
            <text:p>6979</text:p>
          </table:table-cell>
          <table:table-cell table:formula="of:=[.G325]/[.F311]" office:value-type="float" office:value="0.0257963212202781" calcext:value-type="float">
            <text:p>0.025796321220278</text:p>
          </table:table-cell>
          <table:table-cell table:formula="of:=33467077-[.F325]" office:value-type="float" office:value="33451990" calcext:value-type="float">
            <text:p>33451990</text:p>
          </table:table-cell>
          <table:table-cell table:formula="of:=MAX(0;NORMINV(RAND()*0.5+0.5;MAX([.I332];1);MAX(0.25*[.I332];1)))" office:value-type="float" office:value="7586.2211044241" calcext:value-type="float">
            <text:p>7586.2211044241</text:p>
          </table:table-cell>
          <table:table-cell table:formula="of:=[.L325]-[.L324]" office:value-type="float" office:value="271.313723029209" calcext:value-type="float">
            <text:p>271.313723029209</text:p>
          </table:table-cell>
          <table:table-cell table:formula="of:=[.I325]-[.I324]"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-24" calcext:value-type="float">
            <text:p>-24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2">
          <table:table-cell office:value-type="date" office:date-value="2020-11-29" calcext:value-type="date">
            <text:p>11/29/20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lamity State</text:p>
          </table:table-cell>
          <table:table-cell office:value-type="float" office:value="15103" calcext:value-type="float">
            <text:p>15103</text:p>
          </table:table-cell>
          <table:table-cell office:value-type="float" office:value="346" calcext:value-type="float">
            <text:p>346</text:p>
          </table:table-cell>
          <table:table-cell office:value-type="float" office:value="7763" calcext:value-type="float">
            <text:p>7763</text:p>
          </table:table-cell>
          <table:table-cell table:formula="of:=[.F326]-[.G326]-[.H326]" office:value-type="float" office:value="6994" calcext:value-type="float">
            <text:p>6994</text:p>
          </table:table-cell>
          <table:table-cell table:formula="of:=[.G326]/[.F312]" office:value-type="float" office:value="0.0257229945728942" calcext:value-type="float">
            <text:p>0.025722994572894</text:p>
          </table:table-cell>
          <table:table-cell table:formula="of:=33467077-[.F326]" office:value-type="float" office:value="33451974" calcext:value-type="float">
            <text:p>33451974</text:p>
          </table:table-cell>
          <table:table-cell table:formula="of:=MAX(0;NORMINV(RAND()*0.5+0.5;MAX([.I333];1);MAX(0.25*[.I333];1)))" office:value-type="float" office:value="10906.3330002452" calcext:value-type="float">
            <text:p>10906.3330002452</text:p>
          </table:table-cell>
          <table:table-cell table:formula="of:=[.L326]-[.L325]" office:value-type="float" office:value="3320.1118958211" calcext:value-type="float">
            <text:p>3320.1118958211</text:p>
          </table:table-cell>
          <table:table-cell table:formula="of:=[.I326]-[.I325]" office:value-type="float" office:value="15" calcext:value-type="float">
            <text:p>15</text:p>
          </table:table-cell>
          <table:table-cell office:value-type="float" office:value="-12" calcext:value-type="float">
            <text:p>-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19" calcext:value-type="float">
            <text:p>-19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-16" calcext:value-type="float">
            <text:p>-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2">
          <table:table-cell office:value-type="date" office:date-value="2020-11-30" calcext:value-type="date">
            <text:p>11/30/20</text:p>
          </table:table-cell>
          <table:table-cell table:number-columns-repeated="4"/>
          <table:table-cell office:value-type="float" office:value="15139" calcext:value-type="float">
            <text:p>15139</text:p>
          </table:table-cell>
          <table:table-cell office:value-type="float" office:value="348" calcext:value-type="float">
            <text:p>348</text:p>
          </table:table-cell>
          <table:table-cell office:value-type="float" office:value="7851" calcext:value-type="float">
            <text:p>7851</text:p>
          </table:table-cell>
          <table:table-cell table:formula="of:=[.F327]-[.G327]-[.H327]" office:value-type="float" office:value="6940" calcext:value-type="float">
            <text:p>6940</text:p>
          </table:table-cell>
          <table:table-cell table:formula="of:=[.G327]/[.F313]" office:value-type="float" office:value="0.0255600440690415" calcext:value-type="float">
            <text:p>0.025560044069042</text:p>
          </table:table-cell>
          <table:table-cell table:formula="of:=33467077-[.F327]" office:value-type="float" office:value="33451938" calcext:value-type="float">
            <text:p>33451938</text:p>
          </table:table-cell>
          <table:table-cell table:formula="of:=MAX(0;NORMINV(RAND()*0.5+0.5;MAX([.I334];1);MAX(0.25*[.I334];1)))" office:value-type="float" office:value="9179.25090533355" calcext:value-type="float">
            <text:p>9179.25090533355</text:p>
          </table:table-cell>
          <table:table-cell table:formula="of:=[.L327]-[.L326]" office:value-type="float" office:value="-1727.08209491165" calcext:value-type="float">
            <text:p>-1727.08209491165</text:p>
          </table:table-cell>
          <table:table-cell table:formula="of:=[.I327]-[.I326]" office:value-type="float" office:value="-54" calcext:value-type="float">
            <text:p>-54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-2" calcext:value-type="float">
            <text:p>-2</text:p>
          </table:table-cell>
          <table:table-cell office:value-type="float" office:value="-12" calcext:value-type="float">
            <text:p>-12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2">
          <table:table-cell office:value-type="date" office:date-value="2020-12-01" calcext:value-type="date">
            <text:p>12/01/20</text:p>
          </table:table-cell>
          <table:table-cell table:number-columns-repeated="4"/>
          <table:table-cell office:value-type="float" office:value="15251" calcext:value-type="float">
            <text:p>15251</text:p>
          </table:table-cell>
          <table:table-cell office:value-type="float" office:value="350" calcext:value-type="float">
            <text:p>350</text:p>
          </table:table-cell>
          <table:table-cell office:value-type="float" office:value="7932" calcext:value-type="float">
            <text:p>7932</text:p>
          </table:table-cell>
          <table:table-cell table:formula="of:=[.F328]-[.G328]-[.H328]" office:value-type="float" office:value="6969" calcext:value-type="float">
            <text:p>6969</text:p>
          </table:table-cell>
          <table:table-cell table:formula="of:=[.G328]/[.F314]" office:value-type="float" office:value="0.0253292806484296" calcext:value-type="float">
            <text:p>0.02532928064843</text:p>
          </table:table-cell>
          <table:table-cell table:formula="of:=33467077-[.F328]" office:value-type="float" office:value="33451826" calcext:value-type="float">
            <text:p>33451826</text:p>
          </table:table-cell>
          <table:table-cell table:formula="of:=MAX(0;NORMINV(RAND()*0.5+0.5;MAX([.I335];1);MAX(0.25*[.I335];1)))" office:value-type="float" office:value="8011.86833665168" calcext:value-type="float">
            <text:p>8011.86833665168</text:p>
          </table:table-cell>
          <table:table-cell table:formula="of:=[.L328]-[.L327]" office:value-type="float" office:value="-1167.38256868187" calcext:value-type="float">
            <text:p>-1167.38256868187</text:p>
          </table:table-cell>
          <table:table-cell table:formula="of:=[.I328]-[.I327]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-9" calcext:value-type="float">
            <text:p>-9</text:p>
          </table:table-cell>
          <table:table-cell office:value-type="float" office:value="-16" calcext:value-type="float">
            <text:p>-16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2">
          <table:table-cell office:value-type="date" office:date-value="2020-12-02" calcext:value-type="date">
            <text:p>12/02/20</text:p>
          </table:table-cell>
          <table:table-cell table:number-columns-repeated="4"/>
          <table:table-cell office:value-type="float" office:value="15319" calcext:value-type="float">
            <text:p>15319</text:p>
          </table:table-cell>
          <table:table-cell office:value-type="float" office:value="351" calcext:value-type="float">
            <text:p>351</text:p>
          </table:table-cell>
          <table:table-cell office:value-type="float" office:value="8139" calcext:value-type="float">
            <text:p>8139</text:p>
          </table:table-cell>
          <table:table-cell table:formula="of:=[.F329]-[.G329]-[.H329]" office:value-type="float" office:value="6829" calcext:value-type="float">
            <text:p>6829</text:p>
          </table:table-cell>
          <table:table-cell table:formula="of:=[.G329]/[.F315]" office:value-type="float" office:value="0.025211894842695" calcext:value-type="float">
            <text:p>0.025211894842695</text:p>
          </table:table-cell>
          <table:table-cell table:formula="of:=33467077-[.F329]" office:value-type="float" office:value="33451758" calcext:value-type="float">
            <text:p>33451758</text:p>
          </table:table-cell>
          <table:table-cell table:formula="of:=MAX(0;NORMINV(RAND()*0.5+0.5;MAX([.I336];1);MAX(0.25*[.I336];1)))" office:value-type="float" office:value="8294.83216610088" calcext:value-type="float">
            <text:p>8294.83216610088</text:p>
          </table:table-cell>
          <table:table-cell table:formula="of:=[.L329]-[.L328]" office:value-type="float" office:value="282.963829449202" calcext:value-type="float">
            <text:p>282.963829449202</text:p>
          </table:table-cell>
          <table:table-cell table:formula="of:=[.I329]-[.I328]" office:value-type="float" office:value="-140" calcext:value-type="float">
            <text:p>-14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-18" calcext:value-type="float">
            <text:p>-18</text:p>
          </table:table-cell>
          <table:table-cell office:value-type="float" office:value="-15" calcext:value-type="float">
            <text:p>-15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2">
          <table:table-cell office:value-type="date" office:date-value="2020-12-03" calcext:value-type="date">
            <text:p>12/03/20</text:p>
          </table:table-cell>
          <table:table-cell table:number-columns-repeated="4"/>
          <table:table-cell office:value-type="float" office:value="15361" calcext:value-type="float">
            <text:p>15361</text:p>
          </table:table-cell>
          <table:table-cell office:value-type="float" office:value="352" calcext:value-type="float">
            <text:p>352</text:p>
          </table:table-cell>
          <table:table-cell office:value-type="float" office:value="8244" calcext:value-type="float">
            <text:p>8244</text:p>
          </table:table-cell>
          <table:table-cell table:formula="of:=[.F330]-[.G330]-[.H330]" office:value-type="float" office:value="6765" calcext:value-type="float">
            <text:p>6765</text:p>
          </table:table-cell>
          <table:table-cell table:formula="of:=[.G330]/[.F316]" office:value-type="float" office:value="0.0249044856374699" calcext:value-type="float">
            <text:p>0.02490448563747</text:p>
          </table:table-cell>
          <table:table-cell table:formula="of:=33467077-[.F330]" office:value-type="float" office:value="33451716" calcext:value-type="float">
            <text:p>33451716</text:p>
          </table:table-cell>
          <table:table-cell table:formula="of:=MAX(0;NORMINV(RAND()*0.5+0.5;MAX([.I337];1);MAX(0.25*[.I337];1)))" office:value-type="float" office:value="7300.3897946561" calcext:value-type="float">
            <text:p>7300.3897946561</text:p>
          </table:table-cell>
          <table:table-cell table:formula="of:=[.L330]-[.L329]" office:value-type="float" office:value="-994.442371444779" calcext:value-type="float">
            <text:p>-994.442371444779</text:p>
          </table:table-cell>
          <table:table-cell table:formula="of:=[.I330]-[.I329]" office:value-type="float" office:value="-64" calcext:value-type="float">
            <text:p>-6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-3" calcext:value-type="float">
            <text:p>-3</text:p>
          </table:table-cell>
          <table:table-cell office:value-type="float" office:value="-14" calcext:value-type="float">
            <text:p>-14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2">
          <table:table-cell office:value-type="date" office:date-value="2020-12-04" calcext:value-type="date">
            <text:p>12/04/20</text:p>
          </table:table-cell>
          <table:table-cell table:number-columns-repeated="4"/>
          <table:table-cell office:value-type="float" office:value="15493" calcext:value-type="float">
            <text:p>15493</text:p>
          </table:table-cell>
          <table:table-cell office:value-type="float" office:value="353" calcext:value-type="float">
            <text:p>353</text:p>
          </table:table-cell>
          <table:table-cell office:value-type="float" office:value="8299" calcext:value-type="float">
            <text:p>8299</text:p>
          </table:table-cell>
          <table:table-cell table:formula="of:=[.F331]-[.G331]-[.H331]" office:value-type="float" office:value="6841" calcext:value-type="float">
            <text:p>6841</text:p>
          </table:table-cell>
          <table:table-cell table:formula="of:=[.G331]/[.F317]" office:value-type="float" office:value="0.0247424125604542" calcext:value-type="float">
            <text:p>0.024742412560454</text:p>
          </table:table-cell>
          <table:table-cell table:formula="of:=33467077-[.F331]" office:value-type="float" office:value="33451584" calcext:value-type="float">
            <text:p>33451584</text:p>
          </table:table-cell>
          <table:table-cell table:formula="of:=MAX(0;NORMINV(RAND()*0.5+0.5;MAX([.I338];1);MAX(0.25*[.I338];1)))" office:value-type="float" office:value="7514.19502724858" calcext:value-type="float">
            <text:p>7514.19502724858</text:p>
          </table:table-cell>
          <table:table-cell table:formula="of:=[.L331]-[.L330]" office:value-type="float" office:value="213.805232592473" calcext:value-type="float">
            <text:p>213.805232592473</text:p>
          </table:table-cell>
          <table:table-cell table:formula="of:=[.I331]-[.I330]" office:value-type="float" office:value="76" calcext:value-type="float">
            <text:p>76</text:p>
          </table:table-cell>
          <table:table-cell office:value-type="float" office:value="-2" calcext:value-type="float">
            <text:p>-2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-4" calcext:value-type="float">
            <text:p>-4</text:p>
          </table:table-cell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-18" calcext:value-type="float">
            <text:p>-18</text:p>
          </table:table-cell>
          <table:table-cell office:value-type="float" office:value="-12" calcext:value-type="float">
            <text:p>-12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2">
          <table:table-cell office:value-type="date" office:date-value="2020-12-05" calcext:value-type="date">
            <text:p>12/05/20</text:p>
          </table:table-cell>
          <table:table-cell table:number-columns-repeated="4"/>
          <table:table-cell office:value-type="float" office:value="15536" calcext:value-type="float">
            <text:p>15536</text:p>
          </table:table-cell>
          <table:table-cell office:value-type="float" office:value="354" calcext:value-type="float">
            <text:p>354</text:p>
          </table:table-cell>
          <table:table-cell office:value-type="float" office:value="8335" calcext:value-type="float">
            <text:p>8335</text:p>
          </table:table-cell>
          <table:table-cell table:formula="of:=[.F332]-[.G332]-[.H332]" office:value-type="float" office:value="6847" calcext:value-type="float">
            <text:p>6847</text:p>
          </table:table-cell>
          <table:table-cell table:formula="of:=[.G332]/[.F318]" office:value-type="float" office:value="0.0245611600638313" calcext:value-type="float">
            <text:p>0.024561160063831</text:p>
          </table:table-cell>
          <table:table-cell table:formula="of:=33467077-[.F332]" office:value-type="float" office:value="33451541" calcext:value-type="float">
            <text:p>33451541</text:p>
          </table:table-cell>
          <table:table-cell table:formula="of:=MAX(0;NORMINV(RAND()*0.5+0.5;MAX([.I339];1);MAX(0.25*[.I339];1)))" office:value-type="float" office:value="8789.91437701689" calcext:value-type="float">
            <text:p>8789.91437701689</text:p>
          </table:table-cell>
          <table:table-cell table:formula="of:=[.L332]-[.L331]" office:value-type="float" office:value="1275.71934976831" calcext:value-type="float">
            <text:p>1275.71934976831</text:p>
          </table:table-cell>
          <table:table-cell table:formula="of:=[.I332]-[.I331]"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office:value-type="date" office:date-value="2020-12-06" calcext:value-type="date">
            <text:p>12/06/20</text:p>
          </table:table-cell>
          <table:table-cell table:number-columns-repeated="4"/>
          <table:table-cell office:value-type="float" office:value="15591" calcext:value-type="float">
            <text:p>15591</text:p>
          </table:table-cell>
          <table:table-cell office:value-type="float" office:value="354" calcext:value-type="float">
            <text:p>354</text:p>
          </table:table-cell>
          <table:table-cell office:value-type="float" office:value="8338" calcext:value-type="float">
            <text:p>8338</text:p>
          </table:table-cell>
          <table:table-cell table:formula="of:=[.F333]-[.G333]-[.H333]" office:value-type="float" office:value="6899" calcext:value-type="float">
            <text:p>6899</text:p>
          </table:table-cell>
          <table:table-cell table:formula="of:=[.G333]/[.F319]" office:value-type="float" office:value="0.024425584765059" calcext:value-type="float">
            <text:p>0.024425584765059</text:p>
          </table:table-cell>
          <table:table-cell table:formula="of:=33467077-[.F333]" office:value-type="float" office:value="33451486" calcext:value-type="float">
            <text:p>33451486</text:p>
          </table:table-cell>
          <table:table-cell table:formula="of:=MAX(0;NORMINV(RAND()*0.5+0.5;MAX([.I340];1);MAX(0.25*[.I340];1)))" office:value-type="float" office:value="9824.28773346108" calcext:value-type="float">
            <text:p>9824.28773346108</text:p>
          </table:table-cell>
          <table:table-cell table:formula="of:=[.L333]-[.L332]" office:value-type="float" office:value="1034.37335644419" calcext:value-type="float">
            <text:p>1034.37335644419</text:p>
          </table:table-cell>
          <table:table-cell table:formula="of:=[.I333]-[.I332]" office:value-type="float" office:value="52" calcext:value-type="float">
            <text:p>52</text:p>
          </table:table-cell>
          <table:table-cell office:value-type="float" office:value="-13" calcext:value-type="float">
            <text:p>-1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-16" calcext:value-type="float">
            <text:p>-1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6" calcext:value-type="float">
            <text:p>-26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2">
          <table:table-cell office:value-type="date" office:date-value="2020-12-07" calcext:value-type="date">
            <text:p>12/07/20</text:p>
          </table:table-cell>
          <table:table-cell table:number-columns-repeated="4"/>
          <table:table-cell office:value-type="float" office:value="15648" calcext:value-type="float">
            <text:p>15648</text:p>
          </table:table-cell>
          <table:table-cell office:value-type="float" office:value="354" calcext:value-type="float">
            <text:p>354</text:p>
          </table:table-cell>
          <table:table-cell office:value-type="float" office:value="8353" calcext:value-type="float">
            <text:p>8353</text:p>
          </table:table-cell>
          <table:table-cell table:formula="of:=[.F334]-[.G334]-[.H334]" office:value-type="float" office:value="6941" calcext:value-type="float">
            <text:p>6941</text:p>
          </table:table-cell>
          <table:table-cell table:formula="of:=[.G334]/[.F320]" office:value-type="float" office:value="0.024190241902419" calcext:value-type="float">
            <text:p>0.024190241902419</text:p>
          </table:table-cell>
          <table:table-cell table:formula="of:=33467077-[.F334]" office:value-type="float" office:value="33451429" calcext:value-type="float">
            <text:p>33451429</text:p>
          </table:table-cell>
          <table:table-cell table:formula="of:=MAX(0;NORMINV(RAND()*0.5+0.5;MAX([.I341];1);MAX(0.25*[.I341];1)))" office:value-type="float" office:value="8013.74684811621" calcext:value-type="float">
            <text:p>8013.74684811621</text:p>
          </table:table-cell>
          <table:table-cell table:formula="of:=[.L334]-[.L333]" office:value-type="float" office:value="-1810.54088534487" calcext:value-type="float">
            <text:p>-1810.54088534487</text:p>
          </table:table-cell>
          <table:table-cell table:formula="of:=[.I334]-[.I333]" office:value-type="float" office:value="42" calcext:value-type="float">
            <text:p>42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-12" calcext:value-type="float">
            <text:p>-12</text:p>
          </table:table-cell>
          <table:table-cell office:value-type="float" office:value="-13" calcext:value-type="float">
            <text:p>-13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2">
          <table:table-cell office:value-type="date" office:date-value="2020-12-08" calcext:value-type="date">
            <text:p>12/08/20</text:p>
          </table:table-cell>
          <table:table-cell table:number-columns-repeated="4"/>
          <table:table-cell office:value-type="float" office:value="15729" calcext:value-type="float">
            <text:p>15729</text:p>
          </table:table-cell>
          <table:table-cell office:value-type="float" office:value="355" calcext:value-type="float">
            <text:p>355</text:p>
          </table:table-cell>
          <table:table-cell office:value-type="float" office:value="8470" calcext:value-type="float">
            <text:p>8470</text:p>
          </table:table-cell>
          <table:table-cell table:formula="of:=[.F335]-[.G335]-[.H335]" office:value-type="float" office:value="6904" calcext:value-type="float">
            <text:p>6904</text:p>
          </table:table-cell>
          <table:table-cell table:formula="of:=[.G335]/[.F321]" office:value-type="float" office:value="0.0240808574141907" calcext:value-type="float">
            <text:p>0.024080857414191</text:p>
          </table:table-cell>
          <table:table-cell table:formula="of:=33467077-[.F335]" office:value-type="float" office:value="33451348" calcext:value-type="float">
            <text:p>33451348</text:p>
          </table:table-cell>
          <table:table-cell table:formula="of:=MAX(0;NORMINV(RAND()*0.5+0.5;MAX([.I342];1);MAX(0.25*[.I342];1)))" office:value-type="float" office:value="9021.81838920114" calcext:value-type="float">
            <text:p>9021.81838920114</text:p>
          </table:table-cell>
          <table:table-cell table:formula="of:=[.L335]-[.L334]" office:value-type="float" office:value="1008.07154108494" calcext:value-type="float">
            <text:p>1008.07154108494</text:p>
          </table:table-cell>
          <table:table-cell table:formula="of:=[.I335]-[.I334]" office:value-type="float" office:value="-37" calcext:value-type="float">
            <text:p>-37</text:p>
          </table:table-cell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-7" calcext:value-type="float">
            <text:p>-7</text:p>
          </table:table-cell>
          <table:table-cell office:value-type="float" office:value="-13" calcext:value-type="float">
            <text:p>-13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2">
          <table:table-cell office:value-type="date" office:date-value="2020-12-09" calcext:value-type="date">
            <text:p>12/09/20</text:p>
          </table:table-cell>
          <table:table-cell table:number-columns-repeated="4"/>
          <table:table-cell office:value-type="float" office:value="15804" calcext:value-type="float">
            <text:p>15804</text:p>
          </table:table-cell>
          <table:table-cell office:value-type="float" office:value="358" calcext:value-type="float">
            <text:p>358</text:p>
          </table:table-cell>
          <table:table-cell office:value-type="float" office:value="8579" calcext:value-type="float">
            <text:p>8579</text:p>
          </table:table-cell>
          <table:table-cell table:formula="of:=[.F336]-[.G336]-[.H336]" office:value-type="float" office:value="6867" calcext:value-type="float">
            <text:p>6867</text:p>
          </table:table-cell>
          <table:table-cell table:formula="of:=[.G336]/[.F322]" office:value-type="float" office:value="0.0241549153228527" calcext:value-type="float">
            <text:p>0.024154915322853</text:p>
          </table:table-cell>
          <table:table-cell table:formula="of:=33467077-[.F336]" office:value-type="float" office:value="33451273" calcext:value-type="float">
            <text:p>33451273</text:p>
          </table:table-cell>
          <table:table-cell table:formula="of:=MAX(0;NORMINV(RAND()*0.5+0.5;MAX([.I343];1);MAX(0.25*[.I343];1)))" office:value-type="float" office:value="8228.10616473403" calcext:value-type="float">
            <text:p>8228.10616473403</text:p>
          </table:table-cell>
          <table:table-cell table:formula="of:=[.L336]-[.L335]" office:value-type="float" office:value="-793.71222446711" calcext:value-type="float">
            <text:p>-793.71222446711</text:p>
          </table:table-cell>
          <table:table-cell table:formula="of:=[.I336]-[.I335]" office:value-type="float" office:value="-37" calcext:value-type="float">
            <text:p>-37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-17" calcext:value-type="float">
            <text:p>-17</text:p>
          </table:table-cell>
          <table:table-cell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2">
          <table:table-cell office:value-type="date" office:date-value="2020-12-10" calcext:value-type="date">
            <text:p>12/10/20</text:p>
          </table:table-cell>
          <table:table-cell table:number-columns-repeated="4"/>
          <table:table-cell office:value-type="float" office:value="15925" calcext:value-type="float">
            <text:p>15925</text:p>
          </table:table-cell>
          <table:table-cell office:value-type="float" office:value="362" calcext:value-type="float">
            <text:p>362</text:p>
          </table:table-cell>
          <table:table-cell office:value-type="float" office:value="8679" calcext:value-type="float">
            <text:p>8679</text:p>
          </table:table-cell>
          <table:table-cell table:formula="of:=[.F337]-[.G337]-[.H337]" office:value-type="float" office:value="6884" calcext:value-type="float">
            <text:p>6884</text:p>
          </table:table-cell>
          <table:table-cell table:formula="of:=[.G337]/[.F323]" office:value-type="float" office:value="0.0242627345844504" calcext:value-type="float">
            <text:p>0.02426273458445</text:p>
          </table:table-cell>
          <table:table-cell table:formula="of:=33467077-[.F337]" office:value-type="float" office:value="33451152" calcext:value-type="float">
            <text:p>33451152</text:p>
          </table:table-cell>
          <table:table-cell table:formula="of:=MAX(0;NORMINV(RAND()*0.5+0.5;MAX([.I344];1);MAX(0.25*[.I344];1)))" office:value-type="float" office:value="7238.34009077228" calcext:value-type="float">
            <text:p>7238.34009077228</text:p>
          </table:table-cell>
          <table:table-cell table:formula="of:=[.L337]-[.L336]" office:value-type="float" office:value="-989.766073961751" calcext:value-type="float">
            <text:p>-989.766073961751</text:p>
          </table:table-cell>
          <table:table-cell table:formula="of:=[.I337]-[.I336]" office:value-type="float" office:value="17" calcext:value-type="float">
            <text:p>17</text:p>
          </table:table-cell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-4" calcext:value-type="float">
            <text:p>-4</text:p>
          </table:table-cell>
          <table:table-cell office:value-type="float" office:value="-14" calcext:value-type="float">
            <text:p>-14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2">
          <table:table-cell office:value-type="date" office:date-value="2020-12-11" calcext:value-type="date">
            <text:p>12/11/20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lamity State</text:p>
          </table:table-cell>
          <table:table-cell office:value-type="float" office:value="16061" calcext:value-type="float">
            <text:p>16061</text:p>
          </table:table-cell>
          <table:table-cell office:value-type="float" office:value="365" calcext:value-type="float">
            <text:p>365</text:p>
          </table:table-cell>
          <table:table-cell office:value-type="float" office:value="8798" calcext:value-type="float">
            <text:p>8798</text:p>
          </table:table-cell>
          <table:table-cell table:formula="of:=[.F338]-[.G338]-[.H338]" office:value-type="float" office:value="6898" calcext:value-type="float">
            <text:p>6898</text:p>
          </table:table-cell>
          <table:table-cell table:formula="of:=[.G338]/[.F324]" office:value-type="float" office:value="0.0243203624733475" calcext:value-type="float">
            <text:p>0.024320362473348</text:p>
          </table:table-cell>
          <table:table-cell table:formula="of:=33467077-[.F338]" office:value-type="float" office:value="33451016" calcext:value-type="float">
            <text:p>33451016</text:p>
          </table:table-cell>
          <table:table-cell table:formula="of:=MAX(0;NORMINV(RAND()*0.5+0.5;MAX([.I345];1);MAX(0.25*[.I345];1)))" office:value-type="float" office:value="7019.37627546408" calcext:value-type="float">
            <text:p>7019.37627546408</text:p>
          </table:table-cell>
          <table:table-cell table:formula="of:=[.L338]-[.L337]" office:value-type="float" office:value="-218.963815308204" calcext:value-type="float">
            <text:p>-218.963815308204</text:p>
          </table:table-cell>
          <table:table-cell table:formula="of:=[.I338]-[.I337]" office:value-type="float" office:value="14" calcext:value-type="float">
            <text:p>14</text:p>
          </table:table-cell>
          <table:table-cell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office:value-type="float" office:value="8" calcext:value-type="float">
            <text:p>8</text:p>
          </table:table-cell>
          <table:table-cell office:value-type="float" office:value="-11" calcext:value-type="float">
            <text:p>-11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2">
          <table:table-cell office:value-type="date" office:date-value="2020-12-12" calcext:value-type="date">
            <text:p>12/12/20</text:p>
          </table:table-cell>
          <table:table-cell table:number-columns-repeated="4"/>
          <table:table-cell office:value-type="float" office:value="16161" calcext:value-type="float">
            <text:p>16161</text:p>
          </table:table-cell>
          <table:table-cell office:value-type="float" office:value="366" calcext:value-type="float">
            <text:p>366</text:p>
          </table:table-cell>
          <table:table-cell office:value-type="float" office:value="8841" calcext:value-type="float">
            <text:p>8841</text:p>
          </table:table-cell>
          <table:table-cell table:formula="of:=[.F339]-[.G339]-[.H339]" office:value-type="float" office:value="6954" calcext:value-type="float">
            <text:p>6954</text:p>
          </table:table-cell>
          <table:table-cell table:formula="of:=[.G339]/[.F325]" office:value-type="float" office:value="0.0242592960827202" calcext:value-type="float">
            <text:p>0.02425929608272</text:p>
          </table:table-cell>
          <table:table-cell table:formula="of:=33467077-[.F339]" office:value-type="float" office:value="33450916" calcext:value-type="float">
            <text:p>33450916</text:p>
          </table:table-cell>
          <table:table-cell table:formula="of:=MAX(0;NORMINV(RAND()*0.5+0.5;MAX([.I346];1);MAX(0.25*[.I346];1)))" office:value-type="float" office:value="10325.1311466821" calcext:value-type="float">
            <text:p>10325.1311466821</text:p>
          </table:table-cell>
          <table:table-cell table:formula="of:=[.L339]-[.L338]" office:value-type="float" office:value="3305.75487121803" calcext:value-type="float">
            <text:p>3305.75487121803</text:p>
          </table:table-cell>
          <table:table-cell table:formula="of:=[.I339]-[.I338]" office:value-type="float" office:value="56" calcext:value-type="float">
            <text:p>56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11" calcext:value-type="float">
            <text:p>-11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2">
          <table:table-cell office:value-type="date" office:date-value="2020-12-13" calcext:value-type="date">
            <text:p>12/13/20</text:p>
          </table:table-cell>
          <table:table-cell table:number-columns-repeated="4"/>
          <table:table-cell office:value-type="float" office:value="16188" calcext:value-type="float">
            <text:p>16188</text:p>
          </table:table-cell>
          <table:table-cell office:value-type="float" office:value="371" calcext:value-type="float">
            <text:p>371</text:p>
          </table:table-cell>
          <table:table-cell office:value-type="float" office:value="8898" calcext:value-type="float">
            <text:p>8898</text:p>
          </table:table-cell>
          <table:table-cell table:formula="of:=[.F340]-[.G340]-[.H340]" office:value-type="float" office:value="6919" calcext:value-type="float">
            <text:p>6919</text:p>
          </table:table-cell>
          <table:table-cell table:formula="of:=[.G340]/[.F326]" office:value-type="float" office:value="0.0245646560286036" calcext:value-type="float">
            <text:p>0.024564656028604</text:p>
          </table:table-cell>
          <table:table-cell table:formula="of:=33467077-[.F340]" office:value-type="float" office:value="33450889" calcext:value-type="float">
            <text:p>33450889</text:p>
          </table:table-cell>
          <table:table-cell table:formula="of:=MAX(0;NORMINV(RAND()*0.5+0.5;MAX([.I347];1);MAX(0.25*[.I347];1)))" office:value-type="float" office:value="9897.39592555671" calcext:value-type="float">
            <text:p>9897.39592555671</text:p>
          </table:table-cell>
          <table:table-cell table:formula="of:=[.L340]-[.L339]" office:value-type="float" office:value="-427.7352211254" calcext:value-type="float">
            <text:p>-427.7352211254</text:p>
          </table:table-cell>
          <table:table-cell table:formula="of:=[.I340]-[.I339]" office:value-type="float" office:value="-35" calcext:value-type="float">
            <text:p>-35</text:p>
          </table:table-cell>
          <table:table-cell office:value-type="float" office:value="-16" calcext:value-type="float">
            <text:p>-16</text:p>
          </table:table-cell>
          <table:table-cell office:value-type="float" office:value="-4" calcext:value-type="float">
            <text:p>-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-19" calcext:value-type="float">
            <text:p>-19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  <table:table-cell office:value-type="float" office:value="-21" calcext:value-type="float">
            <text:p>-21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2">
          <table:table-cell office:value-type="date" office:date-value="2020-12-14" calcext:value-type="date">
            <text:p>12/14/20</text:p>
          </table:table-cell>
          <table:table-cell table:number-columns-repeated="4"/>
          <table:table-cell office:value-type="float" office:value="16277" calcext:value-type="float">
            <text:p>16277</text:p>
          </table:table-cell>
          <table:table-cell office:value-type="float" office:value="372" calcext:value-type="float">
            <text:p>372</text:p>
          </table:table-cell>
          <table:table-cell office:value-type="float" office:value="8924" calcext:value-type="float">
            <text:p>8924</text:p>
          </table:table-cell>
          <table:table-cell table:formula="of:=[.F341]-[.G341]-[.H341]" office:value-type="float" office:value="6981" calcext:value-type="float">
            <text:p>6981</text:p>
          </table:table-cell>
          <table:table-cell table:formula="of:=[.G341]/[.F327]" office:value-type="float" office:value="0.0245722967170883" calcext:value-type="float">
            <text:p>0.024572296717088</text:p>
          </table:table-cell>
          <table:table-cell table:formula="of:=33467077-[.F341]" office:value-type="float" office:value="33450800" calcext:value-type="float">
            <text:p>33450800</text:p>
          </table:table-cell>
          <table:table-cell table:formula="of:=MAX(0;NORMINV(RAND()*0.5+0.5;MAX([.I348];1);MAX(0.25*[.I348];1)))" office:value-type="float" office:value="8584.38584203712" calcext:value-type="float">
            <text:p>8584.38584203712</text:p>
          </table:table-cell>
          <table:table-cell table:formula="of:=[.L341]-[.L340]" office:value-type="float" office:value="-1313.01008351959" calcext:value-type="float">
            <text:p>-1313.01008351959</text:p>
          </table:table-cell>
          <table:table-cell table:formula="of:=[.I341]-[.I340]" office:value-type="float" office:value="62" calcext:value-type="float">
            <text:p>62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-11" calcext:value-type="float">
            <text:p>-11</text:p>
          </table:table-cell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1" calcext:value-type="float">
            <text:p>-11</text:p>
          </table:table-cell>
          <table:table-cell office:value-type="float" office:value="-13" calcext:value-type="float">
            <text:p>-13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2">
          <table:table-cell office:value-type="date" office:date-value="2020-12-15" calcext:value-type="date">
            <text:p>12/15/20</text:p>
          </table:table-cell>
          <table:table-cell table:number-columns-repeated="4"/>
          <table:table-cell office:value-type="float" office:value="16362" calcext:value-type="float">
            <text:p>16362</text:p>
          </table:table-cell>
          <table:table-cell office:value-type="float" office:value="372" calcext:value-type="float">
            <text:p>372</text:p>
          </table:table-cell>
          <table:table-cell office:value-type="float" office:value="8990" calcext:value-type="float">
            <text:p>8990</text:p>
          </table:table-cell>
          <table:table-cell table:formula="of:=[.F342]-[.G342]-[.H342]" office:value-type="float" office:value="7000" calcext:value-type="float">
            <text:p>7000</text:p>
          </table:table-cell>
          <table:table-cell table:formula="of:=[.G342]/[.F328]" office:value-type="float" office:value="0.0243918431578257" calcext:value-type="float">
            <text:p>0.024391843157826</text:p>
          </table:table-cell>
          <table:table-cell table:formula="of:=33467077-[.F342]" office:value-type="float" office:value="33450715" calcext:value-type="float">
            <text:p>33450715</text:p>
          </table:table-cell>
          <table:table-cell table:formula="of:=MAX(0;NORMINV(RAND()*0.5+0.5;MAX([.I349];1);MAX(0.25*[.I349];1)))" office:value-type="float" office:value="6856.91803289956" calcext:value-type="float">
            <text:p>6856.91803289956</text:p>
          </table:table-cell>
          <table:table-cell table:formula="of:=[.L342]-[.L341]" office:value-type="float" office:value="-1727.46780913756" calcext:value-type="float">
            <text:p>-1727.46780913756</text:p>
          </table:table-cell>
          <table:table-cell table:formula="of:=[.I342]-[.I341]" office:value-type="float" office:value="19" calcext:value-type="float">
            <text:p>19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-3" calcext:value-type="float">
            <text:p>-3</text:p>
          </table:table-cell>
          <table:table-cell office:value-type="float" office:value="-16" calcext:value-type="float">
            <text:p>-16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2">
          <table:table-cell office:value-type="date" office:date-value="2020-12-16" calcext:value-type="date">
            <text:p>12/16/20</text:p>
          </table:table-cell>
          <table:table-cell table:number-columns-repeated="4"/>
          <table:table-cell office:value-type="float" office:value="16407" calcext:value-type="float">
            <text:p>16407</text:p>
          </table:table-cell>
          <table:table-cell office:value-type="float" office:value="379" calcext:value-type="float">
            <text:p>379</text:p>
          </table:table-cell>
          <table:table-cell office:value-type="float" office:value="9194" calcext:value-type="float">
            <text:p>9194</text:p>
          </table:table-cell>
          <table:table-cell table:formula="of:=[.F343]-[.G343]-[.H343]" office:value-type="float" office:value="6834" calcext:value-type="float">
            <text:p>6834</text:p>
          </table:table-cell>
          <table:table-cell table:formula="of:=[.G343]/[.F329]" office:value-type="float" office:value="0.0247405183105947" calcext:value-type="float">
            <text:p>0.024740518310595</text:p>
          </table:table-cell>
          <table:table-cell table:formula="of:=33467077-[.F343]" office:value-type="float" office:value="33450670" calcext:value-type="float">
            <text:p>33450670</text:p>
          </table:table-cell>
          <table:table-cell table:formula="of:=MAX(0;NORMINV(RAND()*0.5+0.5;MAX([.I350];1);MAX(0.25*[.I350];1)))" office:value-type="float" office:value="9085.65292650722" calcext:value-type="float">
            <text:p>9085.65292650722</text:p>
          </table:table-cell>
          <table:table-cell table:formula="of:=[.L343]-[.L342]" office:value-type="float" office:value="2228.73489360765" calcext:value-type="float">
            <text:p>2228.73489360765</text:p>
          </table:table-cell>
          <table:table-cell table:formula="of:=[.I343]-[.I342]" office:value-type="float" office:value="-166" calcext:value-type="float">
            <text:p>-166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-13" calcext:value-type="float">
            <text:p>-13</text:p>
          </table:table-cell>
          <table:table-cell office:value-type="float" office:value="-15" calcext:value-type="float">
            <text:p>-15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2">
          <table:table-cell office:value-type="date" office:date-value="2020-12-17" calcext:value-type="date">
            <text:p>12/17/20</text:p>
          </table:table-cell>
          <table:table-cell table:number-columns-repeated="4"/>
          <table:table-cell office:value-type="float" office:value="16484" calcext:value-type="float">
            <text:p>16484</text:p>
          </table:table-cell>
          <table:table-cell office:value-type="float" office:value="382" calcext:value-type="float">
            <text:p>382</text:p>
          </table:table-cell>
          <table:table-cell office:value-type="float" office:value="9266" calcext:value-type="float">
            <text:p>9266</text:p>
          </table:table-cell>
          <table:table-cell table:formula="of:=[.F344]-[.G344]-[.H344]" office:value-type="float" office:value="6836" calcext:value-type="float">
            <text:p>6836</text:p>
          </table:table-cell>
          <table:table-cell table:formula="of:=[.G344]/[.F330]" office:value-type="float" office:value="0.0248681726450101" calcext:value-type="float">
            <text:p>0.02486817264501</text:p>
          </table:table-cell>
          <table:table-cell table:formula="of:=33467077-[.F344]" office:value-type="float" office:value="33450593" calcext:value-type="float">
            <text:p>33450593</text:p>
          </table:table-cell>
          <table:table-cell table:formula="of:=MAX(0;NORMINV(RAND()*0.5+0.5;MAX([.I351];1);MAX(0.25*[.I351];1)))" office:value-type="float" office:value="7744.94961201946" calcext:value-type="float">
            <text:p>7744.94961201946</text:p>
          </table:table-cell>
          <table:table-cell table:formula="of:=[.L344]-[.L343]" office:value-type="float" office:value="-1340.70331448776" calcext:value-type="float">
            <text:p>-1340.70331448776</text:p>
          </table:table-cell>
          <table:table-cell table:formula="of:=[.I344]-[.I343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-14" calcext:value-type="float">
            <text:p>-14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2">
          <table:table-cell office:value-type="date" office:date-value="2020-12-18" calcext:value-type="date">
            <text:p>12/18/20</text:p>
          </table:table-cell>
          <table:table-cell table:number-columns-repeated="4"/>
          <table:table-cell office:value-type="float" office:value="16562" calcext:value-type="float">
            <text:p>16562</text:p>
          </table:table-cell>
          <table:table-cell office:value-type="float" office:value="384" calcext:value-type="float">
            <text:p>384</text:p>
          </table:table-cell>
          <table:table-cell office:value-type="float" office:value="9345" calcext:value-type="float">
            <text:p>9345</text:p>
          </table:table-cell>
          <table:table-cell table:formula="of:=[.F345]-[.G345]-[.H345]" office:value-type="float" office:value="6833" calcext:value-type="float">
            <text:p>6833</text:p>
          </table:table-cell>
          <table:table-cell table:formula="of:=[.G345]/[.F331]" office:value-type="float" office:value="0.0247853869489447" calcext:value-type="float">
            <text:p>0.024785386948945</text:p>
          </table:table-cell>
          <table:table-cell table:formula="of:=33467077-[.F345]" office:value-type="float" office:value="33450515" calcext:value-type="float">
            <text:p>33450515</text:p>
          </table:table-cell>
          <table:table-cell table:formula="of:=MAX(0;NORMINV(RAND()*0.5+0.5;MAX([.I352];1);MAX(0.25*[.I352];1)))" office:value-type="float" office:value="7009.88901176556" calcext:value-type="float">
            <text:p>7009.88901176556</text:p>
          </table:table-cell>
          <table:table-cell table:formula="of:=[.L345]-[.L344]" office:value-type="float" office:value="-735.060600253892" calcext:value-type="float">
            <text:p>-735.060600253892</text:p>
          </table:table-cell>
          <table:table-cell table:formula="of:=[.I345]-[.I344]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-12" calcext:value-type="float">
            <text:p>-12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-10" calcext:value-type="float">
            <text:p>-10</text:p>
          </table:table-cell>
          <table:table-cell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2">
          <table:table-cell office:value-type="date" office:date-value="2020-12-19" calcext:value-type="date">
            <text:p>12/19/20</text:p>
          </table:table-cell>
          <table:table-cell table:number-columns-repeated="4"/>
          <table:table-cell office:value-type="float" office:value="16626" calcext:value-type="float">
            <text:p>16626</text:p>
          </table:table-cell>
          <table:table-cell office:value-type="float" office:value="386" calcext:value-type="float">
            <text:p>386</text:p>
          </table:table-cell>
          <table:table-cell office:value-type="float" office:value="9518" calcext:value-type="float">
            <text:p>9518</text:p>
          </table:table-cell>
          <table:table-cell table:formula="of:=[.F346]-[.G346]-[.H346]" office:value-type="float" office:value="6722" calcext:value-type="float">
            <text:p>6722</text:p>
          </table:table-cell>
          <table:table-cell table:formula="of:=[.G346]/[.F332]" office:value-type="float" office:value="0.0248455200823893" calcext:value-type="float">
            <text:p>0.024845520082389</text:p>
          </table:table-cell>
          <table:table-cell table:formula="of:=33467077-[.F346]" office:value-type="float" office:value="33450451" calcext:value-type="float">
            <text:p>33450451</text:p>
          </table:table-cell>
          <table:table-cell table:formula="of:=MAX(0;NORMINV(RAND()*0.5+0.5;MAX([.I353];1);MAX(0.25*[.I353];1)))" office:value-type="float" office:value="8761.34822409855" calcext:value-type="float">
            <text:p>8761.34822409855</text:p>
          </table:table-cell>
          <table:table-cell table:formula="of:=[.L346]-[.L345]" office:value-type="float" office:value="1751.45921233298" calcext:value-type="float">
            <text:p>1751.45921233298</text:p>
          </table:table-cell>
          <table:table-cell table:formula="of:=[.I346]-[.I345]"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office:value-type="date" office:date-value="2020-12-20" calcext:value-type="date">
            <text:p>12/20/20</text:p>
          </table:table-cell>
          <table:table-cell table:number-columns-repeated="4"/>
          <table:table-cell office:value-type="float" office:value="16644" calcext:value-type="float">
            <text:p>16644</text:p>
          </table:table-cell>
          <table:table-cell office:value-type="float" office:value="387" calcext:value-type="float">
            <text:p>387</text:p>
          </table:table-cell>
          <table:table-cell office:value-type="float" office:value="9592" calcext:value-type="float">
            <text:p>9592</text:p>
          </table:table-cell>
          <table:table-cell table:formula="of:=[.F347]-[.G347]-[.H347]" office:value-type="float" office:value="6665" calcext:value-type="float">
            <text:p>6665</text:p>
          </table:table-cell>
          <table:table-cell table:formula="of:=[.G347]/[.F333]" office:value-type="float" office:value="0.0248220126996344" calcext:value-type="float">
            <text:p>0.024822012699634</text:p>
          </table:table-cell>
          <table:table-cell table:formula="of:=33467077-[.F347]" office:value-type="float" office:value="33450433" calcext:value-type="float">
            <text:p>33450433</text:p>
          </table:table-cell>
          <table:table-cell table:formula="of:=MAX(0;NORMINV(RAND()*0.5+0.5;MAX([.I354];1);MAX(0.25*[.I354];1)))" office:value-type="float" office:value="6731.17412063561" calcext:value-type="float">
            <text:p>6731.17412063561</text:p>
          </table:table-cell>
          <table:table-cell table:formula="of:=[.L347]-[.L346]" office:value-type="float" office:value="-2030.17410346294" calcext:value-type="float">
            <text:p>-2030.17410346294</text:p>
          </table:table-cell>
          <table:table-cell table:formula="of:=[.I347]-[.I346]" office:value-type="float" office:value="-57" calcext:value-type="float">
            <text:p>-57</text:p>
          </table:table-cell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-12" calcext:value-type="float">
            <text:p>-1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2">
          <table:table-cell office:value-type="date" office:date-value="2020-12-21" calcext:value-type="date">
            <text:p>12/21/20</text:p>
          </table:table-cell>
          <table:table-cell table:number-columns-repeated="4"/>
          <table:table-cell office:value-type="float" office:value="16686" calcext:value-type="float">
            <text:p>16686</text:p>
          </table:table-cell>
          <table:table-cell office:value-type="float" office:value="390" calcext:value-type="float">
            <text:p>390</text:p>
          </table:table-cell>
          <table:table-cell office:value-type="float" office:value="9695" calcext:value-type="float">
            <text:p>9695</text:p>
          </table:table-cell>
          <table:table-cell table:formula="of:=[.F348]-[.G348]-[.H348]" office:value-type="float" office:value="6601" calcext:value-type="float">
            <text:p>6601</text:p>
          </table:table-cell>
          <table:table-cell table:formula="of:=[.G348]/[.F334]" office:value-type="float" office:value="0.0249233128834356" calcext:value-type="float">
            <text:p>0.024923312883436</text:p>
          </table:table-cell>
          <table:table-cell table:formula="of:=33467077-[.F348]" office:value-type="float" office:value="33450391" calcext:value-type="float">
            <text:p>33450391</text:p>
          </table:table-cell>
          <table:table-cell table:formula="of:=MAX(0;NORMINV(RAND()*0.5+0.5;MAX([.I355];1);MAX(0.25*[.I355];1)))" office:value-type="float" office:value="7828.96668726172" calcext:value-type="float">
            <text:p>7828.96668726172</text:p>
          </table:table-cell>
          <table:table-cell table:formula="of:=[.L348]-[.L347]" office:value-type="float" office:value="1097.79256662611" calcext:value-type="float">
            <text:p>1097.79256662611</text:p>
          </table:table-cell>
          <table:table-cell table:formula="of:=[.I348]-[.I347]" office:value-type="float" office:value="-64" calcext:value-type="float">
            <text:p>-6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-20" calcext:value-type="float">
            <text:p>-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-21" calcext:value-type="float">
            <text:p>-21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2">
          <table:table-cell office:value-type="date" office:date-value="2020-12-22" calcext:value-type="date">
            <text:p>12/22/20</text:p>
          </table:table-cell>
          <table:table-cell table:number-columns-repeated="4"/>
          <table:table-cell office:value-type="float" office:value="16802" calcext:value-type="float">
            <text:p>16802</text:p>
          </table:table-cell>
          <table:table-cell office:value-type="float" office:value="393" calcext:value-type="float">
            <text:p>393</text:p>
          </table:table-cell>
          <table:table-cell office:value-type="float" office:value="9729" calcext:value-type="float">
            <text:p>9729</text:p>
          </table:table-cell>
          <table:table-cell table:formula="of:=[.F349]-[.G349]-[.H349]" office:value-type="float" office:value="6680" calcext:value-type="float">
            <text:p>6680</text:p>
          </table:table-cell>
          <table:table-cell table:formula="of:=[.G349]/[.F335]" office:value-type="float" office:value="0.0249856952126645" calcext:value-type="float">
            <text:p>0.024985695212665</text:p>
          </table:table-cell>
          <table:table-cell table:formula="of:=33467077-[.F349]" office:value-type="float" office:value="33450275" calcext:value-type="float">
            <text:p>33450275</text:p>
          </table:table-cell>
          <table:table-cell table:formula="of:=MAX(0;NORMINV(RAND()*0.5+0.5;MAX([.I356];1);MAX(0.25*[.I356];1)))" office:value-type="float" office:value="7340.19253510615" calcext:value-type="float">
            <text:p>7340.19253510615</text:p>
          </table:table-cell>
          <table:table-cell table:formula="of:=[.L349]-[.L348]" office:value-type="float" office:value="-488.774152155574" calcext:value-type="float">
            <text:p>-488.774152155574</text:p>
          </table:table-cell>
          <table:table-cell table:formula="of:=[.I349]-[.I348]"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-21" calcext:value-type="float">
            <text:p>-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-26" calcext:value-type="float">
            <text:p>-26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2">
          <table:table-cell office:value-type="date" office:date-value="2020-12-23" calcext:value-type="date">
            <text:p>12/23/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lamity State</text:p>
          </table:table-cell>
          <table:table-cell office:value-type="float" office:value="16931" calcext:value-type="float">
            <text:p>16931</text:p>
          </table:table-cell>
          <table:table-cell office:value-type="float" office:value="393" calcext:value-type="float">
            <text:p>393</text:p>
          </table:table-cell>
          <table:table-cell office:value-type="float" office:value="9729" calcext:value-type="float">
            <text:p>9729</text:p>
          </table:table-cell>
          <table:table-cell table:formula="of:=[.F350]-[.G350]-[.H350]" office:value-type="float" office:value="6809" calcext:value-type="float">
            <text:p>6809</text:p>
          </table:table-cell>
          <table:table-cell table:formula="of:=[.G350]/[.F336]" office:value-type="float" office:value="0.0248671222475323" calcext:value-type="float">
            <text:p>0.024867122247532</text:p>
          </table:table-cell>
          <table:table-cell table:formula="of:=33467077-[.F350]" office:value-type="float" office:value="33450146" calcext:value-type="float">
            <text:p>33450146</text:p>
          </table:table-cell>
          <table:table-cell table:formula="of:=MAX(0;NORMINV(RAND()*0.5+0.5;MAX([.I357];1);MAX(0.25*[.I357];1)))" office:value-type="float" office:value="6360.27904794109" calcext:value-type="float">
            <text:p>6360.27904794109</text:p>
          </table:table-cell>
          <table:table-cell table:formula="of:=[.L350]-[.L349]" office:value-type="float" office:value="-979.913487165059" calcext:value-type="float">
            <text:p>-979.913487165059</text:p>
          </table:table-cell>
          <table:table-cell table:formula="of:=[.I350]-[.I349]" office:value-type="float" office:value="129" calcext:value-type="float">
            <text:p>12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-22" calcext:value-type="float">
            <text:p>-2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-3" calcext:value-type="float">
            <text:p>-3</text:p>
          </table:table-cell>
          <table:table-cell office:value-type="float" office:value="-27" calcext:value-type="float">
            <text:p>-27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2">
          <table:table-cell office:value-type="date" office:date-value="2020-12-24" calcext:value-type="date">
            <text:p>12/24/20</text:p>
          </table:table-cell>
          <table:table-cell table:number-columns-repeated="4"/>
          <table:table-cell office:value-type="float" office:value="17029" calcext:value-type="float">
            <text:p>17029</text:p>
          </table:table-cell>
          <table:table-cell office:value-type="float" office:value="393" calcext:value-type="float">
            <text:p>393</text:p>
          </table:table-cell>
          <table:table-cell office:value-type="float" office:value="9729" calcext:value-type="float">
            <text:p>9729</text:p>
          </table:table-cell>
          <table:table-cell table:formula="of:=[.F351]-[.G351]-[.H351]" office:value-type="float" office:value="6907" calcext:value-type="float">
            <text:p>6907</text:p>
          </table:table-cell>
          <table:table-cell table:formula="of:=[.G351]/[.F337]" office:value-type="float" office:value="0.0246781789638932" calcext:value-type="float">
            <text:p>0.024678178963893</text:p>
          </table:table-cell>
          <table:table-cell table:formula="of:=33467077-[.F351]" office:value-type="float" office:value="33450048" calcext:value-type="float">
            <text:p>33450048</text:p>
          </table:table-cell>
          <table:table-cell table:formula="of:=MAX(0;NORMINV(RAND()*0.5+0.5;MAX([.I358];1);MAX(0.25*[.I358];1)))" office:value-type="float" office:value="6615.55069429184" calcext:value-type="float">
            <text:p>6615.55069429184</text:p>
          </table:table-cell>
          <table:table-cell table:formula="of:=[.L351]-[.L350]" office:value-type="float" office:value="255.271646350757" calcext:value-type="float">
            <text:p>255.271646350757</text:p>
          </table:table-cell>
          <table:table-cell table:formula="of:=[.I351]-[.I350]"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-35" calcext:value-type="float">
            <text:p>-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2">
          <table:table-cell office:value-type="date" office:date-value="2020-12-25" calcext:value-type="date">
            <text:p>12/25/20</text:p>
          </table:table-cell>
          <table:table-cell table:number-columns-repeated="4"/>
          <table:table-cell office:value-type="float" office:value="17099" calcext:value-type="float">
            <text:p>17099</text:p>
          </table:table-cell>
          <table:table-cell office:value-type="float" office:value="396" calcext:value-type="float">
            <text:p>396</text:p>
          </table:table-cell>
          <table:table-cell office:value-type="float" office:value="9921" calcext:value-type="float">
            <text:p>9921</text:p>
          </table:table-cell>
          <table:table-cell table:formula="of:=[.F352]-[.G352]-[.H352]" office:value-type="float" office:value="6782" calcext:value-type="float">
            <text:p>6782</text:p>
          </table:table-cell>
          <table:table-cell table:formula="of:=[.G352]/[.F338]" office:value-type="float" office:value="0.024655999003798" calcext:value-type="float">
            <text:p>0.024655999003798</text:p>
          </table:table-cell>
          <table:table-cell table:formula="of:=33467077-[.F352]" office:value-type="float" office:value="33449978" calcext:value-type="float">
            <text:p>33449978</text:p>
          </table:table-cell>
          <table:table-cell table:formula="of:=MAX(0;NORMINV(RAND()*0.5+0.5;MAX([.I359];1);MAX(0.25*[.I359];1)))" office:value-type="float" office:value="8824.25647596599" calcext:value-type="float">
            <text:p>8824.25647596599</text:p>
          </table:table-cell>
          <table:table-cell table:formula="of:=[.L352]-[.L351]" office:value-type="float" office:value="2208.70578167414" calcext:value-type="float">
            <text:p>2208.70578167414</text:p>
          </table:table-cell>
          <table:table-cell table:formula="of:=[.I352]-[.I351]" office:value-type="float" office:value="-125" calcext:value-type="float">
            <text:p>-125</text:p>
          </table:table-cell>
          <table:table-cell office:value-type="float" office:value="-61" calcext:value-type="float">
            <text:p>-61</text:p>
          </table:table-cell>
          <table:table-cell office:value-type="float" office:value="-63" calcext:value-type="float">
            <text:p>-63</text:p>
          </table:table-cell>
          <table:table-cell office:value-type="float" office:value="-22" calcext:value-type="float">
            <text:p>-22</text:p>
          </table:table-cell>
          <table:table-cell office:value-type="float" office:value="-53" calcext:value-type="float">
            <text:p>-53</text:p>
          </table:table-cell>
          <table:table-cell office:value-type="float" office:value="-79" calcext:value-type="float">
            <text:p>-7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37" calcext:value-type="float">
            <text:p>-37</text:p>
          </table:table-cell>
          <table:table-cell office:value-type="float" office:value="-64" calcext:value-type="float">
            <text:p>-64</text:p>
          </table:table-cell>
          <table:table-cell office:value-type="float" office:value="-81" calcext:value-type="float">
            <text:p>-81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2">
          <table:table-cell office:value-type="date" office:date-value="2020-12-26" calcext:value-type="date">
            <text:p>12/26/20</text:p>
          </table:table-cell>
          <table:table-cell table:number-columns-repeated="4"/>
          <table:table-cell office:value-type="float" office:value="17149" calcext:value-type="float">
            <text:p>17149</text:p>
          </table:table-cell>
          <table:table-cell office:value-type="float" office:value="399" calcext:value-type="float">
            <text:p>399</text:p>
          </table:table-cell>
          <table:table-cell office:value-type="float" office:value="9976" calcext:value-type="float">
            <text:p>9976</text:p>
          </table:table-cell>
          <table:table-cell table:formula="of:=[.F353]-[.G353]-[.H353]" office:value-type="float" office:value="6774" calcext:value-type="float">
            <text:p>6774</text:p>
          </table:table-cell>
          <table:table-cell table:formula="of:=[.G353]/[.F339]" office:value-type="float" office:value="0.0246890662706516" calcext:value-type="float">
            <text:p>0.024689066270652</text:p>
          </table:table-cell>
          <table:table-cell table:formula="of:=33467077-[.F353]" office:value-type="float" office:value="33449928" calcext:value-type="float">
            <text:p>33449928</text:p>
          </table:table-cell>
          <table:table-cell table:formula="of:=MAX(0;NORMINV(RAND()*0.5+0.5;MAX([.I360];1);MAX(0.25*[.I360];1)))" office:value-type="float" office:value="7359.21912311258" calcext:value-type="float">
            <text:p>7359.21912311258</text:p>
          </table:table-cell>
          <table:table-cell table:formula="of:=[.L353]-[.L352]" office:value-type="float" office:value="-1465.03735285341" calcext:value-type="float">
            <text:p>-1465.03735285341</text:p>
          </table:table-cell>
          <table:table-cell table:formula="of:=[.I353]-[.I352]" office:value-type="float" office:value="-8" calcext:value-type="float">
            <text:p>-8</text:p>
          </table:table-cell>
          <table:table-cell office:value-type="float" office:value="-22" calcext:value-type="float">
            <text:p>-22</text:p>
          </table:table-cell>
          <table:table-cell office:value-type="float" office:value="-11" calcext:value-type="float">
            <text:p>-11</text:p>
          </table:table-cell>
          <table:table-cell office:value-type="float" office:value="21" calcext:value-type="float">
            <text:p>21</text:p>
          </table:table-cell>
          <table:table-cell office:value-type="float" office:value="-4" calcext:value-type="float">
            <text:p>-4</text:p>
          </table:table-cell>
          <table:table-cell office:value-type="float" office:value="-19" calcext:value-type="float">
            <text:p>-19</text:p>
          </table:table-cell>
          <table:table-cell office:value-type="float" office:value="7" calcext:value-type="float">
            <text:p>7</text:p>
          </table:table-cell>
          <table:table-cell office:value-type="float" office:value="-26" calcext:value-type="float">
            <text:p>-26</text:p>
          </table:table-cell>
          <table:table-cell office:value-type="float" office:value="-13" calcext:value-type="float">
            <text:p>-13</text:p>
          </table:table-cell>
          <table:table-cell office:value-type="float" office:value="20" calcext:value-type="float">
            <text:p>20</text:p>
          </table:table-cell>
          <table:table-cell office:value-type="float" office:value="-15" calcext:value-type="float">
            <text:p>-15</text:p>
          </table:table-cell>
          <table:table-cell office:value-type="float" office:value="-21" calcext:value-type="float">
            <text:p>-21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2">
          <table:table-cell office:value-type="date" office:date-value="2020-12-27" calcext:value-type="date">
            <text:p>12/27/20</text:p>
          </table:table-cell>
          <table:table-cell table:number-columns-repeated="4"/>
          <table:table-cell office:value-type="float" office:value="17240" calcext:value-type="float">
            <text:p>17240</text:p>
          </table:table-cell>
          <table:table-cell office:value-type="float" office:value="399" calcext:value-type="float">
            <text:p>399</text:p>
          </table:table-cell>
          <table:table-cell office:value-type="float" office:value="10354" calcext:value-type="float">
            <text:p>10354</text:p>
          </table:table-cell>
          <table:table-cell table:formula="of:=[.F354]-[.G354]-[.H354]" office:value-type="float" office:value="6487" calcext:value-type="float">
            <text:p>6487</text:p>
          </table:table-cell>
          <table:table-cell table:formula="of:=[.G354]/[.F340]" office:value-type="float" office:value="0.0246478873239437" calcext:value-type="float">
            <text:p>0.024647887323944</text:p>
          </table:table-cell>
          <table:table-cell table:formula="of:=33467077-[.F354]" office:value-type="float" office:value="33449837" calcext:value-type="float">
            <text:p>33449837</text:p>
          </table:table-cell>
          <table:table-cell table:formula="of:=MAX(0;NORMINV(RAND()*0.5+0.5;MAX([.I361];1);MAX(0.25*[.I361];1)))" office:value-type="float" office:value="6035.37701057297" calcext:value-type="float">
            <text:p>6035.37701057297</text:p>
          </table:table-cell>
          <table:table-cell table:formula="of:=[.L354]-[.L353]" office:value-type="float" office:value="-1323.84211253961" calcext:value-type="float">
            <text:p>-1323.84211253961</text:p>
          </table:table-cell>
          <table:table-cell table:formula="of:=[.I354]-[.I353]" office:value-type="float" office:value="-287" calcext:value-type="float">
            <text:p>-287</text:p>
          </table:table-cell>
          <table:table-cell office:value-type="float" office:value="-21" calcext:value-type="float">
            <text:p>-21</text:p>
          </table:table-cell>
          <table:table-cell office:value-type="float" office:value="-12" calcext:value-type="float">
            <text:p>-12</text:p>
          </table:table-cell>
          <table:table-cell office:value-type="float" office:value="13" calcext:value-type="float">
            <text:p>13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office:value-type="float" office:value="-25" calcext:value-type="float">
            <text:p>-25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2">
          <table:table-cell office:value-type="date" office:date-value="2020-12-28" calcext:value-type="date">
            <text:p>12/28/20</text:p>
          </table:table-cell>
          <table:table-cell table:number-columns-repeated="4"/>
          <table:table-cell office:value-type="float" office:value="17296" calcext:value-type="float">
            <text:p>17296</text:p>
          </table:table-cell>
          <table:table-cell office:value-type="float" office:value="403" calcext:value-type="float">
            <text:p>403</text:p>
          </table:table-cell>
          <table:table-cell office:value-type="float" office:value="10354" calcext:value-type="float">
            <text:p>10354</text:p>
          </table:table-cell>
          <table:table-cell table:formula="of:=[.F355]-[.G355]-[.H355]" office:value-type="float" office:value="6539" calcext:value-type="float">
            <text:p>6539</text:p>
          </table:table-cell>
          <table:table-cell table:formula="of:=[.G355]/[.F341]" office:value-type="float" office:value="0.0247588621981938" calcext:value-type="float">
            <text:p>0.024758862198194</text:p>
          </table:table-cell>
          <table:table-cell table:formula="of:=33467077-[.F355]" office:value-type="float" office:value="33449781" calcext:value-type="float">
            <text:p>33449781</text:p>
          </table:table-cell>
          <table:table-cell table:formula="of:=MAX(0;NORMINV(RAND()*0.5+0.5;MAX([.I362];1);MAX(0.25*[.I362];1)))" office:value-type="float" office:value="6671.2158636449" calcext:value-type="float">
            <text:p>6671.2158636449</text:p>
          </table:table-cell>
          <table:table-cell table:formula="of:=[.L355]-[.L354]" office:value-type="float" office:value="635.83885307193" calcext:value-type="float">
            <text:p>635.83885307193</text:p>
          </table:table-cell>
          <table:table-cell table:formula="of:=[.I355]-[.I354]" office:value-type="float" office:value="52" calcext:value-type="float">
            <text:p>52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-25" calcext:value-type="float">
            <text:p>-2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-11" calcext:value-type="float">
            <text:p>-11</text:p>
          </table:table-cell>
          <table:table-cell office:value-type="float" office:value="-26" calcext:value-type="float">
            <text:p>-26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2">
          <table:table-cell office:value-type="date" office:date-value="2020-12-29" calcext:value-type="date">
            <text:p>12/29/20</text:p>
          </table:table-cell>
          <table:table-cell table:number-columns-repeated="4"/>
          <table:table-cell office:value-type="float" office:value="17371" calcext:value-type="float">
            <text:p>17371</text:p>
          </table:table-cell>
          <table:table-cell office:value-type="float" office:value="403" calcext:value-type="float">
            <text:p>403</text:p>
          </table:table-cell>
          <table:table-cell office:value-type="float" office:value="10627" calcext:value-type="float">
            <text:p>10627</text:p>
          </table:table-cell>
          <table:table-cell table:formula="of:=[.F356]-[.G356]-[.H356]" office:value-type="float" office:value="6341" calcext:value-type="float">
            <text:p>6341</text:p>
          </table:table-cell>
          <table:table-cell table:formula="of:=[.G356]/[.F342]" office:value-type="float" office:value="0.024630240801858" calcext:value-type="float">
            <text:p>0.024630240801858</text:p>
          </table:table-cell>
          <table:table-cell table:formula="of:=33467077-[.F356]" office:value-type="float" office:value="33449706" calcext:value-type="float">
            <text:p>33449706</text:p>
          </table:table-cell>
          <table:table-cell table:formula="of:=MAX(0;NORMINV(RAND()*0.5+0.5;MAX([.I363];1);MAX(0.25*[.I363];1)))" office:value-type="float" office:value="7284.86723451397" calcext:value-type="float">
            <text:p>7284.86723451397</text:p>
          </table:table-cell>
          <table:table-cell table:formula="of:=[.L356]-[.L355]" office:value-type="float" office:value="613.651370869063" calcext:value-type="float">
            <text:p>613.651370869063</text:p>
          </table:table-cell>
          <table:table-cell table:formula="of:=[.I356]-[.I355]" office:value-type="float" office:value="-198" calcext:value-type="float">
            <text:p>-198</text:p>
          </table:table-cell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-24" calcext:value-type="float">
            <text:p>-24</text:p>
          </table:table-cell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-7" calcext:value-type="float">
            <text:p>-7</text:p>
          </table:table-cell>
          <table:table-cell office:value-type="float" office:value="-29" calcext:value-type="float">
            <text:p>-29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2">
          <table:table-cell office:value-type="date" office:date-value="2020-12-30" calcext:value-type="date">
            <text:p>12/30/20</text:p>
          </table:table-cell>
          <table:table-cell table:number-columns-repeated="4"/>
          <table:table-cell office:value-type="float" office:value="17433" calcext:value-type="float">
            <text:p>17433</text:p>
          </table:table-cell>
          <table:table-cell office:value-type="float" office:value="405" calcext:value-type="float">
            <text:p>405</text:p>
          </table:table-cell>
          <table:table-cell office:value-type="float" office:value="10859" calcext:value-type="float">
            <text:p>10859</text:p>
          </table:table-cell>
          <table:table-cell table:formula="of:=[.F357]-[.G357]-[.H357]" office:value-type="float" office:value="6169" calcext:value-type="float">
            <text:p>6169</text:p>
          </table:table-cell>
          <table:table-cell table:formula="of:=[.G357]/[.F343]" office:value-type="float" office:value="0.0246845858475041" calcext:value-type="float">
            <text:p>0.024684585847504</text:p>
          </table:table-cell>
          <table:table-cell table:formula="of:=33467077-[.F357]" office:value-type="float" office:value="33449644" calcext:value-type="float">
            <text:p>33449644</text:p>
          </table:table-cell>
          <table:table-cell table:formula="of:=MAX(0;NORMINV(RAND()*0.5+0.5;MAX([.I364];1);MAX(0.25*[.I364];1)))" office:value-type="float" office:value="8571.47514792935" calcext:value-type="float">
            <text:p>8571.47514792935</text:p>
          </table:table-cell>
          <table:table-cell table:formula="of:=[.L357]-[.L356]" office:value-type="float" office:value="1286.60791341538" calcext:value-type="float">
            <text:p>1286.60791341538</text:p>
          </table:table-cell>
          <table:table-cell table:formula="of:=[.I357]-[.I356]" office:value-type="float" office:value="-172" calcext:value-type="float">
            <text:p>-17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-16" calcext:value-type="float">
            <text:p>-16</text:p>
          </table:table-cell>
          <table:table-cell office:value-type="float" office:value="-28" calcext:value-type="float">
            <text:p>-28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2">
          <table:table-cell office:value-type="date" office:date-value="2020-12-31" calcext:value-type="date">
            <text:p>12/31/20</text:p>
          </table:table-cell>
          <table:table-cell table:number-columns-repeated="4"/>
          <table:table-cell office:value-type="float" office:value="17553" calcext:value-type="float">
            <text:p>17553</text:p>
          </table:table-cell>
          <table:table-cell office:value-type="float" office:value="405" calcext:value-type="float">
            <text:p>405</text:p>
          </table:table-cell>
          <table:table-cell office:value-type="float" office:value="11044" calcext:value-type="float">
            <text:p>11044</text:p>
          </table:table-cell>
          <table:table-cell table:formula="of:=[.F358]-[.G358]-[.H358]" office:value-type="float" office:value="6104" calcext:value-type="float">
            <text:p>6104</text:p>
          </table:table-cell>
          <table:table-cell table:formula="of:=[.G358]/[.F344]" office:value-type="float" office:value="0.0245692793011405" calcext:value-type="float">
            <text:p>0.024569279301141</text:p>
          </table:table-cell>
          <table:table-cell table:formula="of:=33467077-[.F358]" office:value-type="float" office:value="33449524" calcext:value-type="float">
            <text:p>33449524</text:p>
          </table:table-cell>
          <table:table-cell table:formula="of:=MAX(0;NORMINV(RAND()*0.5+0.5;MAX([.I365];1);MAX(0.25*[.I365];1)))" office:value-type="float" office:value="6538.06638337186" calcext:value-type="float">
            <text:p>6538.06638337186</text:p>
          </table:table-cell>
          <table:table-cell table:formula="of:=[.L358]-[.L357]" office:value-type="float" office:value="-2033.40876455749" calcext:value-type="float">
            <text:p>-2033.40876455749</text:p>
          </table:table-cell>
          <table:table-cell table:formula="of:=[.I358]-[.I357]" office:value-type="float" office:value="-65" calcext:value-type="float">
            <text:p>-65</text:p>
          </table:table-cell>
          <table:table-cell office:value-type="float" office:value="-6" calcext:value-type="float">
            <text:p>-6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-34" calcext:value-type="float">
            <text:p>-34</text:p>
          </table:table-cell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-10" calcext:value-type="float">
            <text:p>-10</text:p>
          </table:table-cell>
          <table:table-cell office:value-type="float" office:value="-38" calcext:value-type="float">
            <text:p>-38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2">
          <table:table-cell office:value-type="date" office:date-value="2021-01-01" calcext:value-type="date">
            <text:p>01/01/21</text:p>
          </table:table-cell>
          <table:table-cell table:number-columns-repeated="4"/>
          <table:table-cell office:value-type="float" office:value="17568" calcext:value-type="float">
            <text:p>17568</text:p>
          </table:table-cell>
          <table:table-cell office:value-type="float" office:value="405" calcext:value-type="float">
            <text:p>405</text:p>
          </table:table-cell>
          <table:table-cell office:value-type="float" office:value="11146" calcext:value-type="float">
            <text:p>11146</text:p>
          </table:table-cell>
          <table:table-cell table:formula="of:=[.F359]-[.G359]-[.H359]" office:value-type="float" office:value="6017" calcext:value-type="float">
            <text:p>6017</text:p>
          </table:table-cell>
          <table:table-cell table:formula="of:=[.G359]/[.F345]" office:value-type="float" office:value="0.0244535684096124" calcext:value-type="float">
            <text:p>0.024453568409612</text:p>
          </table:table-cell>
          <table:table-cell table:formula="of:=33467077-[.F359]" office:value-type="float" office:value="33449509" calcext:value-type="float">
            <text:p>33449509</text:p>
          </table:table-cell>
          <table:table-cell table:formula="of:=MAX(0;NORMINV(RAND()*0.5+0.5;MAX([.I366];1);MAX(0.25*[.I366];1)))" office:value-type="float" office:value="5328.30226719604" calcext:value-type="float">
            <text:p>5328.30226719604</text:p>
          </table:table-cell>
          <table:table-cell table:formula="of:=[.L359]-[.L358]" office:value-type="float" office:value="-1209.76411617582" calcext:value-type="float">
            <text:p>-1209.76411617582</text:p>
          </table:table-cell>
          <table:table-cell table:formula="of:=[.I359]-[.I358]" office:value-type="float" office:value="-87" calcext:value-type="float">
            <text:p>-87</text:p>
          </table:table-cell>
          <table:table-cell office:value-type="float" office:value="-62" calcext:value-type="float">
            <text:p>-62</text:p>
          </table:table-cell>
          <table:table-cell office:value-type="float" office:value="-65" calcext:value-type="float">
            <text:p>-65</text:p>
          </table:table-cell>
          <table:table-cell office:value-type="float" office:value="-22" calcext:value-type="float">
            <text:p>-22</text:p>
          </table:table-cell>
          <table:table-cell office:value-type="float" office:value="-53" calcext:value-type="float">
            <text:p>-53</text:p>
          </table:table-cell>
          <table:table-cell office:value-type="float" office:value="-78" calcext:value-type="float">
            <text:p>-78</text:p>
          </table:table-cell>
          <table:table-cell office:value-type="float" office:value="24" calcext:value-type="float">
            <text:p>24</text:p>
          </table:table-cell>
          <table:table-cell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office:value-type="float" office:value="-37" calcext:value-type="float">
            <text:p>-37</text:p>
          </table:table-cell>
          <table:table-cell office:value-type="float" office:value="-63" calcext:value-type="float">
            <text:p>-63</text:p>
          </table:table-cell>
          <table:table-cell office:value-type="float" office:value="-80" calcext:value-type="float">
            <text:p>-80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2">
          <table:table-cell office:value-type="date" office:date-value="2021-01-02" calcext:value-type="date">
            <text:p>01/02/21</text:p>
          </table:table-cell>
          <table:table-cell table:number-columns-repeated="4"/>
          <table:table-cell office:value-type="float" office:value="17608" calcext:value-type="float">
            <text:p>17608</text:p>
          </table:table-cell>
          <table:table-cell office:value-type="float" office:value="407" calcext:value-type="float">
            <text:p>407</text:p>
          </table:table-cell>
          <table:table-cell office:value-type="float" office:value="11189" calcext:value-type="float">
            <text:p>11189</text:p>
          </table:table-cell>
          <table:table-cell table:formula="of:=[.F360]-[.G360]-[.H360]" office:value-type="float" office:value="6012" calcext:value-type="float">
            <text:p>6012</text:p>
          </table:table-cell>
          <table:table-cell table:formula="of:=[.G360]/[.F346]" office:value-type="float" office:value="0.0244797305425238" calcext:value-type="float">
            <text:p>0.024479730542524</text:p>
          </table:table-cell>
          <table:table-cell table:formula="of:=33467077-[.F360]" office:value-type="float" office:value="33449469" calcext:value-type="float">
            <text:p>33449469</text:p>
          </table:table-cell>
          <table:table-cell table:formula="of:=MAX(0;NORMINV(RAND()*0.5+0.5;MAX([.I367];1);MAX(0.25*[.I367];1)))" office:value-type="float" office:value="5596.87547378487" calcext:value-type="float">
            <text:p>5596.87547378487</text:p>
          </table:table-cell>
          <table:table-cell table:formula="of:=[.L360]-[.L359]" office:value-type="float" office:value="268.573206588828" calcext:value-type="float">
            <text:p>268.573206588828</text:p>
          </table:table-cell>
          <table:table-cell table:formula="of:=[.I360]-[.I359]" office:value-type="float" office:value="-5" calcext:value-type="float">
            <text:p>-5</text:p>
          </table:table-cell>
          <table:table-cell office:value-type="float" office:value="-30" calcext:value-type="float">
            <text:p>-30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  <table:table-cell office:value-type="float" office:value="-9" calcext:value-type="float">
            <text:p>-9</text:p>
          </table:table-cell>
          <table:table-cell office:value-type="float" office:value="-22" calcext:value-type="float">
            <text:p>-22</text:p>
          </table:table-cell>
          <table:table-cell office:value-type="float" office:value="9" calcext:value-type="float">
            <text:p>9</text:p>
          </table:table-cell>
          <table:table-cell office:value-type="float" office:value="-33" calcext:value-type="float">
            <text:p>-33</text:p>
          </table:table-cell>
          <table:table-cell office:value-type="float" office:value="-19" calcext:value-type="float">
            <text:p>-19</text:p>
          </table:table-cell>
          <table:table-cell office:value-type="float" office:value="13" calcext:value-type="float">
            <text:p>13</text:p>
          </table:table-cell>
          <table:table-cell office:value-type="float" office:value="-23" calcext:value-type="float">
            <text:p>-23</text:p>
          </table:table-cell>
          <table:table-cell office:value-type="float" office:value="-24" calcext:value-type="float">
            <text:p>-24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2">
          <table:table-cell office:value-type="date" office:date-value="2021-01-03" calcext:value-type="date">
            <text:p>01/03/21</text:p>
          </table:table-cell>
          <table:table-cell table:number-columns-repeated="4"/>
          <table:table-cell office:value-type="float" office:value="17642" calcext:value-type="float">
            <text:p>17642</text:p>
          </table:table-cell>
          <table:table-cell office:value-type="float" office:value="408" calcext:value-type="float">
            <text:p>408</text:p>
          </table:table-cell>
          <table:table-cell office:value-type="float" office:value="11223" calcext:value-type="float">
            <text:p>11223</text:p>
          </table:table-cell>
          <table:table-cell table:formula="of:=[.F361]-[.G361]-[.H361]" office:value-type="float" office:value="6011" calcext:value-type="float">
            <text:p>6011</text:p>
          </table:table-cell>
          <table:table-cell table:formula="of:=[.G361]/[.F347]" office:value-type="float" office:value="0.0245133381398702" calcext:value-type="float">
            <text:p>0.02451333813987</text:p>
          </table:table-cell>
          <table:table-cell table:formula="of:=33467077-[.F361]" office:value-type="float" office:value="33449435" calcext:value-type="float">
            <text:p>33449435</text:p>
          </table:table-cell>
          <table:table-cell table:formula="of:=MAX(0;NORMINV(RAND()*0.5+0.5;MAX([.I368];1);MAX(0.25*[.I368];1)))" office:value-type="float" office:value="5712.03636530016" calcext:value-type="float">
            <text:p>5712.03636530016</text:p>
          </table:table-cell>
          <table:table-cell table:formula="of:=[.L361]-[.L360]" office:value-type="float" office:value="115.160891515292" calcext:value-type="float">
            <text:p>115.160891515292</text:p>
          </table:table-cell>
          <table:table-cell table:formula="of:=[.I361]-[.I360]" office:value-type="float" office:value="-1" calcext:value-type="float">
            <text:p>-1</text:p>
          </table:table-cell>
          <table:table-cell office:value-type="float" office:value="-24" calcext:value-type="float">
            <text:p>-24</text:p>
          </table:table-cell>
          <table:table-cell office:value-type="float" office:value="-14" calcext:value-type="float">
            <text:p>-14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-28" calcext:value-type="float">
            <text:p>-28</text:p>
          </table:table-cell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2">
          <table:table-cell office:value-type="date" office:date-value="2021-01-04" calcext:value-type="date">
            <text:p>01/04/21</text:p>
          </table:table-cell>
          <table:table-cell table:number-columns-repeated="4"/>
          <table:table-cell office:value-type="float" office:value="17684" calcext:value-type="float">
            <text:p>17684</text:p>
          </table:table-cell>
          <table:table-cell office:value-type="float" office:value="408" calcext:value-type="float">
            <text:p>408</text:p>
          </table:table-cell>
          <table:table-cell office:value-type="float" office:value="11266" calcext:value-type="float">
            <text:p>11266</text:p>
          </table:table-cell>
          <table:table-cell table:formula="of:=[.F362]-[.G362]-[.H362]" office:value-type="float" office:value="6010" calcext:value-type="float">
            <text:p>6010</text:p>
          </table:table-cell>
          <table:table-cell table:formula="of:=[.G362]/[.F348]" office:value-type="float" office:value="0.0244516361021215" calcext:value-type="float">
            <text:p>0.024451636102122</text:p>
          </table:table-cell>
          <table:table-cell table:formula="of:=33467077-[.F362]" office:value-type="float" office:value="33449393" calcext:value-type="float">
            <text:p>33449393</text:p>
          </table:table-cell>
          <table:table-cell table:formula="of:=MAX(0;NORMINV(RAND()*0.5+0.5;MAX([.I369];1);MAX(0.25*[.I369];1)))" office:value-type="float" office:value="4092.48738049616" calcext:value-type="float">
            <text:p>4092.48738049616</text:p>
          </table:table-cell>
          <table:table-cell table:formula="of:=[.L362]-[.L361]" office:value-type="float" office:value="-1619.548984804" calcext:value-type="float">
            <text:p>-1619.548984804</text:p>
          </table:table-cell>
          <table:table-cell table:formula="of:=[.I362]-[.I361]"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-17" calcext:value-type="float">
            <text:p>-17</text:p>
          </table:table-cell>
          <table:table-cell office:value-type="float" office:value="9" calcext:value-type="float">
            <text:p>9</text:p>
          </table:table-cell>
          <table:table-cell office:value-type="float" office:value="-13" calcext:value-type="float">
            <text:p>-1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-11" calcext:value-type="float">
            <text:p>-11</text:p>
          </table:table-cell>
          <table:table-cell office:value-type="float" office:value="-19" calcext:value-type="float">
            <text:p>-19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2">
          <table:table-cell office:value-type="date" office:date-value="2021-01-05" calcext:value-type="date">
            <text:p>01/05/21</text:p>
          </table:table-cell>
          <table:table-cell table:number-columns-repeated="4"/>
          <table:table-cell office:value-type="float" office:value="17756" calcext:value-type="float">
            <text:p>17756</text:p>
          </table:table-cell>
          <table:table-cell office:value-type="float" office:value="410" calcext:value-type="float">
            <text:p>410</text:p>
          </table:table-cell>
          <table:table-cell office:value-type="float" office:value="11376" calcext:value-type="float">
            <text:p>11376</text:p>
          </table:table-cell>
          <table:table-cell table:formula="of:=[.F363]-[.G363]-[.H363]" office:value-type="float" office:value="5970" calcext:value-type="float">
            <text:p>5970</text:p>
          </table:table-cell>
          <table:table-cell table:formula="of:=[.G363]/[.F349]" office:value-type="float" office:value="0.024401856921795" calcext:value-type="float">
            <text:p>0.024401856921795</text:p>
          </table:table-cell>
          <table:table-cell table:formula="of:=33467077-[.F363]" office:value-type="float" office:value="33449321" calcext:value-type="float">
            <text:p>33449321</text:p>
          </table:table-cell>
          <table:table-cell table:formula="of:=MAX(0;NORMINV(RAND()*0.5+0.5;MAX([.I370];1);MAX(0.25*[.I370];1)))" office:value-type="float" office:value="3058.26075561562" calcext:value-type="float">
            <text:p>3058.26075561562</text:p>
          </table:table-cell>
          <table:table-cell table:formula="of:=[.L363]-[.L362]" office:value-type="float" office:value="-1034.22662488054" calcext:value-type="float">
            <text:p>-1034.22662488054</text:p>
          </table:table-cell>
          <table:table-cell table:formula="of:=[.I363]-[.I362]" office:value-type="float" office:value="-40" calcext:value-type="float">
            <text:p>-40</text:p>
          </table:table-cell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office:value-type="float" office:value="8" calcext:value-type="float">
            <text:p>8</text:p>
          </table:table-cell>
          <table:table-cell office:value-type="float" office:value="-11" calcext:value-type="float">
            <text:p>-1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-7" calcext:value-type="float">
            <text:p>-7</text:p>
          </table:table-cell>
          <table:table-cell office:value-type="float" office:value="-19" calcext:value-type="float">
            <text:p>-19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2">
          <table:table-cell office:value-type="date" office:date-value="2021-01-06" calcext:value-type="date">
            <text:p>01/06/21</text:p>
          </table:table-cell>
          <table:table-cell table:number-columns-repeated="4"/>
          <table:table-cell office:value-type="float" office:value="17864" calcext:value-type="float">
            <text:p>17864</text:p>
          </table:table-cell>
          <table:table-cell office:value-type="float" office:value="413" calcext:value-type="float">
            <text:p>413</text:p>
          </table:table-cell>
          <table:table-cell office:value-type="float" office:value="11477" calcext:value-type="float">
            <text:p>11477</text:p>
          </table:table-cell>
          <table:table-cell table:formula="of:=[.F364]-[.G364]-[.H364]" office:value-type="float" office:value="5974" calcext:value-type="float">
            <text:p>5974</text:p>
          </table:table-cell>
          <table:table-cell table:formula="of:=[.G364]/[.F350]" office:value-type="float" office:value="0.0243931250369145" calcext:value-type="float">
            <text:p>0.024393125036915</text:p>
          </table:table-cell>
          <table:table-cell table:formula="of:=33467077-[.F364]" office:value-type="float" office:value="33449213" calcext:value-type="float">
            <text:p>33449213</text:p>
          </table:table-cell>
          <table:table-cell table:formula="of:=MAX(0;NORMINV(RAND()*0.5+0.5;MAX([.I371];1);MAX(0.25*[.I371];1)))" office:value-type="float" office:value="2732.25513611514" calcext:value-type="float">
            <text:p>2732.25513611514</text:p>
          </table:table-cell>
          <table:table-cell table:formula="of:=[.L364]-[.L363]" office:value-type="float" office:value="-326.005619500481" calcext:value-type="float">
            <text:p>-326.005619500481</text:p>
          </table:table-cell>
          <table:table-cell table:formula="of:=[.I364]-[.I363]"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-4" calcext:value-type="float">
            <text:p>-4</text:p>
          </table:table-cell>
          <table:table-cell office:value-type="float" office:value="-11" calcext:value-type="float">
            <text:p>-11</text:p>
          </table:table-cell>
          <table:table-cell office:value-type="float" office:value="8" calcext:value-type="float">
            <text:p>8</text:p>
          </table:table-cell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-19" calcext:value-type="float">
            <text:p>-19</text:p>
          </table:table-cell>
          <table:table-cell office:value-type="float" office:value="-17" calcext:value-type="float">
            <text:p>-17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2">
          <table:table-cell office:value-type="date" office:date-value="2021-01-07" calcext:value-type="date">
            <text:p>01/07/21</text:p>
          </table:table-cell>
          <table:table-cell table:number-columns-repeated="4"/>
          <table:table-cell office:value-type="float" office:value="17974" calcext:value-type="float">
            <text:p>17974</text:p>
          </table:table-cell>
          <table:table-cell office:value-type="float" office:value="413" calcext:value-type="float">
            <text:p>413</text:p>
          </table:table-cell>
          <table:table-cell office:value-type="float" office:value="11955" calcext:value-type="float">
            <text:p>11955</text:p>
          </table:table-cell>
          <table:table-cell table:formula="of:=[.F365]-[.G365]-[.H365]" office:value-type="float" office:value="5606" calcext:value-type="float">
            <text:p>5606</text:p>
          </table:table-cell>
          <table:table-cell table:formula="of:=[.G365]/[.F351]" office:value-type="float" office:value="0.0242527453168125" calcext:value-type="float">
            <text:p>0.024252745316813</text:p>
          </table:table-cell>
          <table:table-cell table:formula="of:=33467077-[.F365]" office:value-type="float" office:value="33449103" calcext:value-type="float">
            <text:p>33449103</text:p>
          </table:table-cell>
          <table:table-cell table:formula="of:=MAX(0;NORMINV(RAND()*0.5+0.5;MAX([.I372];1);MAX(0.25*[.I372];1)))" office:value-type="float" office:value="3066.90567307832" calcext:value-type="float">
            <text:p>3066.90567307832</text:p>
          </table:table-cell>
          <table:table-cell table:formula="of:=[.L365]-[.L364]" office:value-type="float" office:value="334.650536963184" calcext:value-type="float">
            <text:p>334.650536963184</text:p>
          </table:table-cell>
          <table:table-cell table:formula="of:=[.I365]-[.I364]" office:value-type="float" office:value="-368" calcext:value-type="float">
            <text:p>-368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office:value-type="float" office:value="-11" calcext:value-type="float">
            <text:p>-11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-4" calcext:value-type="float">
            <text:p>-4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2">
          <table:table-cell office:value-type="date" office:date-value="2021-01-08" calcext:value-type="date">
            <text:p>01/08/21</text:p>
          </table:table-cell>
          <table:table-cell table:number-columns-repeated="4"/>
          <table:table-cell office:value-type="float" office:value="18066" calcext:value-type="float">
            <text:p>18066</text:p>
          </table:table-cell>
          <table:table-cell office:value-type="float" office:value="415" calcext:value-type="float">
            <text:p>415</text:p>
          </table:table-cell>
          <table:table-cell office:value-type="float" office:value="12712" calcext:value-type="float">
            <text:p>12712</text:p>
          </table:table-cell>
          <table:table-cell table:formula="of:=[.F366]-[.G366]-[.H366]" office:value-type="float" office:value="4939" calcext:value-type="float">
            <text:p>4939</text:p>
          </table:table-cell>
          <table:table-cell table:formula="of:=[.G366]/[.F352]" office:value-type="float" office:value="0.0242704251710626" calcext:value-type="float">
            <text:p>0.024270425171063</text:p>
          </table:table-cell>
          <table:table-cell table:formula="of:=33467077-[.F366]" office:value-type="float" office:value="33449011" calcext:value-type="float">
            <text:p>33449011</text:p>
          </table:table-cell>
          <table:table-cell table:formula="of:=MAX(0;NORMINV(RAND()*0.5+0.5;MAX([.I373];1);MAX(0.25*[.I373];1)))" office:value-type="float" office:value="2188.71300514841" calcext:value-type="float">
            <text:p>2188.71300514841</text:p>
          </table:table-cell>
          <table:table-cell table:formula="of:=[.L366]-[.L365]" office:value-type="float" office:value="-878.192667929909" calcext:value-type="float">
            <text:p>-878.192667929909</text:p>
          </table:table-cell>
          <table:table-cell table:formula="of:=[.I366]-[.I365]" office:value-type="float" office:value="-667" calcext:value-type="float">
            <text:p>-667</text:p>
          </table:table-cell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office:value-type="float" office:value="-13" calcext:value-type="float">
            <text:p>-13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-20" calcext:value-type="float">
            <text:p>-20</text:p>
          </table:table-cell>
          <table:table-cell office:value-type="float" office:value="-13" calcext:value-type="float">
            <text:p>-13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2">
          <table:table-cell office:value-type="date" office:date-value="2021-01-09" calcext:value-type="date">
            <text:p>01/09/21</text:p>
          </table:table-cell>
          <table:table-cell table:number-columns-repeated="4"/>
          <table:table-cell office:value-type="float" office:value="18156" calcext:value-type="float">
            <text:p>18156</text:p>
          </table:table-cell>
          <table:table-cell office:value-type="float" office:value="416" calcext:value-type="float">
            <text:p>416</text:p>
          </table:table-cell>
          <table:table-cell office:value-type="float" office:value="13205" calcext:value-type="float">
            <text:p>13205</text:p>
          </table:table-cell>
          <table:table-cell table:formula="of:=[.F367]-[.G367]-[.H367]" office:value-type="float" office:value="4535" calcext:value-type="float">
            <text:p>4535</text:p>
          </table:table-cell>
          <table:table-cell table:formula="of:=[.G367]/[.F353]" office:value-type="float" office:value="0.0242579742259024" calcext:value-type="float">
            <text:p>0.024257974225902</text:p>
          </table:table-cell>
          <table:table-cell table:formula="of:=33467077-[.F367]" office:value-type="float" office:value="33448921" calcext:value-type="float">
            <text:p>33448921</text:p>
          </table:table-cell>
          <table:table-cell table:formula="of:=MAX(0;NORMINV(RAND()*0.5+0.5;MAX([.I374];1);MAX(0.25*[.I374];1)))" office:value-type="float" office:value="2139.88463137511" calcext:value-type="float">
            <text:p>2139.88463137511</text:p>
          </table:table-cell>
          <table:table-cell table:formula="of:=[.L367]-[.L366]" office:value-type="float" office:value="-48.8283737733041" calcext:value-type="float">
            <text:p>-48.8283737733041</text:p>
          </table:table-cell>
          <table:table-cell table:formula="of:=[.I367]-[.I366]" office:value-type="float" office:value="-404" calcext:value-type="float">
            <text:p>-404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2" calcext:value-type="float">
            <text:p>-12</text:p>
          </table:table-cell>
          <table:table-cell office:value-type="float" office:value="-4" calcext:value-type="float">
            <text:p>-4</text:p>
          </table:table-cell>
          <table:table-cell office:value-type="float" office:value="24" calcext:value-type="float">
            <text:p>24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2">
          <table:table-cell office:value-type="date" office:date-value="2021-01-10" calcext:value-type="date">
            <text:p>01/10/21</text:p>
          </table:table-cell>
          <table:table-cell table:number-columns-repeated="4"/>
          <table:table-cell office:value-type="float" office:value="18193" calcext:value-type="float">
            <text:p>18193</text:p>
          </table:table-cell>
          <table:table-cell office:value-type="float" office:value="416" calcext:value-type="float">
            <text:p>416</text:p>
          </table:table-cell>
          <table:table-cell office:value-type="float" office:value="13872" calcext:value-type="float">
            <text:p>13872</text:p>
          </table:table-cell>
          <table:table-cell table:formula="of:=[.F368]-[.G368]-[.H368]" office:value-type="float" office:value="3905" calcext:value-type="float">
            <text:p>3905</text:p>
          </table:table-cell>
          <table:table-cell table:formula="of:=[.G368]/[.F354]" office:value-type="float" office:value="0.0241299303944316" calcext:value-type="float">
            <text:p>0.024129930394432</text:p>
          </table:table-cell>
          <table:table-cell table:formula="of:=33467077-[.F368]" office:value-type="float" office:value="33448884" calcext:value-type="float">
            <text:p>33448884</text:p>
          </table:table-cell>
          <table:table-cell table:formula="of:=MAX(0;NORMINV(RAND()*0.5+0.5;MAX([.I375];1);MAX(0.25*[.I375];1)))" office:value-type="float" office:value="2739.71010116919" calcext:value-type="float">
            <text:p>2739.71010116919</text:p>
          </table:table-cell>
          <table:table-cell table:formula="of:=[.L368]-[.L367]" office:value-type="float" office:value="599.825469794078" calcext:value-type="float">
            <text:p>599.825469794078</text:p>
          </table:table-cell>
          <table:table-cell table:formula="of:=[.I368]-[.I367]" office:value-type="float" office:value="-630" calcext:value-type="float">
            <text:p>-630</text:p>
          </table:table-cell>
          <table:table-cell office:value-type="float" office:value="-15" calcext:value-type="float">
            <text:p>-15</text:p>
          </table:table-cell>
          <table:table-cell office:value-type="float" office:value="-7" calcext:value-type="float">
            <text:p>-7</text:p>
          </table:table-cell>
          <table:table-cell office:value-type="float" office:value="14" calcext:value-type="float">
            <text:p>14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-19" calcext:value-type="float">
            <text:p>-19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-18" calcext:value-type="float">
            <text:p>-18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2">
          <table:table-cell office:value-type="date" office:date-value="2021-01-11" calcext:value-type="date">
            <text:p>01/11/21</text:p>
          </table:table-cell>
          <table:table-cell table:number-columns-repeated="4"/>
          <table:table-cell office:value-type="float" office:value="18254" calcext:value-type="float">
            <text:p>18254</text:p>
          </table:table-cell>
          <table:table-cell office:value-type="float" office:value="420" calcext:value-type="float">
            <text:p>420</text:p>
          </table:table-cell>
          <table:table-cell office:value-type="float" office:value="14825" calcext:value-type="float">
            <text:p>14825</text:p>
          </table:table-cell>
          <table:table-cell table:formula="of:=[.F369]-[.G369]-[.H369]" office:value-type="float" office:value="3009" calcext:value-type="float">
            <text:p>3009</text:p>
          </table:table-cell>
          <table:table-cell table:formula="of:=[.G369]/[.F355]" office:value-type="float" office:value="0.0242830712303423" calcext:value-type="float">
            <text:p>0.024283071230342</text:p>
          </table:table-cell>
          <table:table-cell table:formula="of:=33467077-[.F369]" office:value-type="float" office:value="33448823" calcext:value-type="float">
            <text:p>33448823</text:p>
          </table:table-cell>
          <table:table-cell table:formula="of:=MAX(0;NORMINV(RAND()*0.5+0.5;MAX([.I376];1);MAX(0.25*[.I376];1)))" office:value-type="float" office:value="2645.38071902718" calcext:value-type="float">
            <text:p>2645.38071902718</text:p>
          </table:table-cell>
          <table:table-cell table:formula="of:=[.L369]-[.L368]" office:value-type="float" office:value="-94.3293821420093" calcext:value-type="float">
            <text:p>-94.3293821420093</text:p>
          </table:table-cell>
          <table:table-cell table:formula="of:=[.I369]-[.I368]" office:value-type="float" office:value="-896" calcext:value-type="float">
            <text:p>-896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2">
          <table:table-cell office:value-type="date" office:date-value="2021-01-12" calcext:value-type="date">
            <text:p>01/12/21</text:p>
          </table:table-cell>
          <table:table-cell table:number-columns-repeated="4"/>
          <table:table-cell office:value-type="float" office:value="18343" calcext:value-type="float">
            <text:p>18343</text:p>
          </table:table-cell>
          <table:table-cell office:value-type="float" office:value="422" calcext:value-type="float">
            <text:p>422</text:p>
          </table:table-cell>
          <table:table-cell office:value-type="float" office:value="15512" calcext:value-type="float">
            <text:p>15512</text:p>
          </table:table-cell>
          <table:table-cell table:formula="of:=[.F370]-[.G370]-[.H370]" office:value-type="float" office:value="2409" calcext:value-type="float">
            <text:p>2409</text:p>
          </table:table-cell>
          <table:table-cell table:formula="of:=[.G370]/[.F356]" office:value-type="float" office:value="0.0242933625007196" calcext:value-type="float">
            <text:p>0.02429336250072</text:p>
          </table:table-cell>
          <table:table-cell table:formula="of:=33467077-[.F370]" office:value-type="float" office:value="33448734" calcext:value-type="float">
            <text:p>33448734</text:p>
          </table:table-cell>
          <table:table-cell table:formula="of:=MAX(0;NORMINV(RAND()*0.5+0.5;MAX([.I377];1);MAX(0.25*[.I377];1)))" office:value-type="float" office:value="1860.98731837025" calcext:value-type="float">
            <text:p>1860.98731837025</text:p>
          </table:table-cell>
          <table:table-cell table:formula="of:=[.L370]-[.L369]" office:value-type="float" office:value="-784.393400656932" calcext:value-type="float">
            <text:p>-784.393400656932</text:p>
          </table:table-cell>
          <table:table-cell table:formula="of:=[.I370]-[.I369]" office:value-type="float" office:value="-600" calcext:value-type="float">
            <text:p>-600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-3" calcext:value-type="float">
            <text:p>-3</text:p>
          </table:table-cell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2">
          <table:table-cell office:value-type="date" office:date-value="2021-01-13" calcext:value-type="date">
            <text:p>01/13/21</text:p>
          </table:table-cell>
          <table:table-cell table:number-columns-repeated="4"/>
          <table:table-cell office:value-type="float" office:value="18425" calcext:value-type="float">
            <text:p>18425</text:p>
          </table:table-cell>
          <table:table-cell office:value-type="float" office:value="424" calcext:value-type="float">
            <text:p>424</text:p>
          </table:table-cell>
          <table:table-cell office:value-type="float" office:value="15631" calcext:value-type="float">
            <text:p>15631</text:p>
          </table:table-cell>
          <table:table-cell table:formula="of:=[.F371]-[.G371]-[.H371]" office:value-type="float" office:value="2370" calcext:value-type="float">
            <text:p>2370</text:p>
          </table:table-cell>
          <table:table-cell table:formula="of:=[.G371]/[.F357]" office:value-type="float" office:value="0.024321688751219" calcext:value-type="float">
            <text:p>0.024321688751219</text:p>
          </table:table-cell>
          <table:table-cell table:formula="of:=33467077-[.F371]" office:value-type="float" office:value="33448652" calcext:value-type="float">
            <text:p>33448652</text:p>
          </table:table-cell>
          <table:table-cell table:formula="of:=MAX(0;NORMINV(RAND()*0.5+0.5;MAX([.I378];1);MAX(0.25*[.I378];1)))" office:value-type="float" office:value="2599.39485650622" calcext:value-type="float">
            <text:p>2599.39485650622</text:p>
          </table:table-cell>
          <table:table-cell table:formula="of:=[.L371]-[.L370]" office:value-type="float" office:value="738.407538135979" calcext:value-type="float">
            <text:p>738.407538135979</text:p>
          </table:table-cell>
          <table:table-cell table:formula="of:=[.I371]-[.I370]" office:value-type="float" office:value="-39" calcext:value-type="float">
            <text:p>-39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office:value-type="float" office:value="20" calcext:value-type="float">
            <text:p>20</text:p>
          </table:table-cell>
          <table:table-cell office:value-type="float" office:value="-15" calcext:value-type="float">
            <text:p>-15</text:p>
          </table:table-cell>
          <table:table-cell office:value-type="float" office:value="-12" calcext:value-type="float">
            <text:p>-12</text:p>
          </table:table-cell>
          <table:table-cell office:value-type="float" office:value="3" calcext:value-type="float">
            <text:p>3</text:p>
          </table:table-cell>
          <table:table-cell office:value-type="float" office:value="-11" calcext:value-type="float">
            <text:p>-11</text:p>
          </table:table-cell>
          <table:table-cell office:value-type="float" office:value="-3" calcext:value-type="float">
            <text:p>-3</text:p>
          </table:table-cell>
          <table:table-cell office:value-type="float" office:value="24" calcext:value-type="float">
            <text:p>24</text:p>
          </table:table-cell>
          <table:table-cell office:value-type="float" office:value="-24" calcext:value-type="float">
            <text:p>-24</text:p>
          </table:table-cell>
          <table:table-cell office:value-type="float" office:value="-17" calcext:value-type="float">
            <text:p>-17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2">
          <table:table-cell office:value-type="date" office:date-value="2021-01-14" calcext:value-type="date">
            <text:p>01/14/21</text:p>
          </table:table-cell>
          <table:table-cell table:number-columns-repeated="4"/>
          <table:table-cell office:value-type="float" office:value="18613" calcext:value-type="float">
            <text:p>18613</text:p>
          </table:table-cell>
          <table:table-cell office:value-type="float" office:value="425" calcext:value-type="float">
            <text:p>425</text:p>
          </table:table-cell>
          <table:table-cell office:value-type="float" office:value="16008" calcext:value-type="float">
            <text:p>16008</text:p>
          </table:table-cell>
          <table:table-cell table:formula="of:=[.F372]-[.G372]-[.H372]" office:value-type="float" office:value="2180" calcext:value-type="float">
            <text:p>2180</text:p>
          </table:table-cell>
          <table:table-cell table:formula="of:=[.G372]/[.F358]" office:value-type="float" office:value="0.0242123853472341" calcext:value-type="float">
            <text:p>0.024212385347234</text:p>
          </table:table-cell>
          <table:table-cell table:formula="of:=33467077-[.F372]" office:value-type="float" office:value="33448464" calcext:value-type="float">
            <text:p>33448464</text:p>
          </table:table-cell>
          <table:table-cell table:formula="of:=MAX(0;NORMINV(RAND()*0.5+0.5;MAX([.I378];1);MAX(0.25*[.I378];1)))" office:value-type="float" office:value="1980.00874434093" calcext:value-type="float">
            <text:p>1980.00874434093</text:p>
          </table:table-cell>
          <table:table-cell table:formula="of:=[.L372]-[.L371]" office:value-type="float" office:value="-619.386112165295" calcext:value-type="float">
            <text:p>-619.386112165295</text:p>
          </table:table-cell>
          <table:table-cell table:formula="of:=[.I372]-[.I371]" office:value-type="float" office:value="-190" calcext:value-type="float">
            <text:p>-190</text:p>
          </table:table-cell>
          <table:table-cell office:value-type="float" office:value="-13" calcext:value-type="float">
            <text:p>-13</text:p>
          </table:table-cell>
          <table:table-cell office:value-type="float" office:value="-8" calcext:value-type="float">
            <text:p>-8</text:p>
          </table:table-cell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office:value-type="float" office:value="-16" calcext:value-type="float">
            <text:p>-16</text:p>
          </table:table-cell>
          <table:table-cell office:value-type="float" office:value="3" calcext:value-type="float">
            <text:p>3</text:p>
          </table:table-cell>
          <table:table-cell office:value-type="float" office:value="-16" calcext:value-type="float">
            <text:p>-16</text:p>
          </table:table-cell>
          <table:table-cell office:value-type="float" office:value="-7" calcext:value-type="float">
            <text:p>-7</text:p>
          </table:table-cell>
          <table:table-cell office:value-type="float" office:value="24" calcext:value-type="float">
            <text:p>24</text:p>
          </table:table-cell>
          <table:table-cell office:value-type="float" office:value="-16" calcext:value-type="float">
            <text:p>-16</text:p>
          </table:table-cell>
          <table:table-cell office:value-type="float" office:value="-21" calcext:value-type="float">
            <text:p>-21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2">
          <table:table-cell office:value-type="date" office:date-value="2021-01-15" calcext:value-type="date">
            <text:p>01/15/21</text:p>
          </table:table-cell>
          <table:table-cell table:number-columns-repeated="4"/>
          <table:table-cell office:value-type="float" office:value="18679" calcext:value-type="float">
            <text:p>18679</text:p>
          </table:table-cell>
          <table:table-cell office:value-type="float" office:value="428" calcext:value-type="float">
            <text:p>428</text:p>
          </table:table-cell>
          <table:table-cell office:value-type="float" office:value="16120" calcext:value-type="float">
            <text:p>16120</text:p>
          </table:table-cell>
          <table:table-cell table:formula="of:=[.F373]-[.G373]-[.H373]" office:value-type="float" office:value="2131" calcext:value-type="float">
            <text:p>2131</text:p>
          </table:table-cell>
          <table:table-cell table:formula="of:=[.G373]/[.F359]" office:value-type="float" office:value="0.0243624772313297" calcext:value-type="float">
            <text:p>0.02436247723133</text:p>
          </table:table-cell>
          <table:table-cell table:formula="of:=33467077-[.F373]" office:value-type="float" office:value="33448398" calcext:value-type="float">
            <text:p>33448398</text:p>
          </table:table-cell>
          <table:table-cell table:formula="of:=MAX(0;NORMINV(RAND()*0.5+0.5;MAX([.I378];1);MAX(0.25*[.I378];1)))" office:value-type="float" office:value="1839.17928960161" calcext:value-type="float">
            <text:p>1839.17928960161</text:p>
          </table:table-cell>
          <table:table-cell table:formula="of:=[.L373]-[.L372]" office:value-type="float" office:value="-140.829454739323" calcext:value-type="float">
            <text:p>-140.829454739323</text:p>
          </table:table-cell>
          <table:table-cell table:formula="of:=[.I373]-[.I372]" office:value-type="float" office:value="-49" calcext:value-type="float">
            <text:p>-49</text:p>
          </table:table-cell>
          <table:table-cell office:value-type="float" office:value="-19" calcext:value-type="float">
            <text:p>-19</text:p>
          </table:table-cell>
          <table:table-cell office:value-type="float" office:value="-12" calcext:value-type="float">
            <text:p>-12</text:p>
          </table:table-cell>
          <table:table-cell office:value-type="float" office:value="9" calcext:value-type="float">
            <text:p>9</text:p>
          </table:table-cell>
          <table:table-cell office:value-type="float" office:value="-17" calcext:value-type="float">
            <text:p>-17</text:p>
          </table:table-cell>
          <table:table-cell office:value-type="float" office:value="-21" calcext:value-type="float">
            <text:p>-21</text:p>
          </table:table-cell>
          <table:table-cell office:value-type="float" office:value="5" calcext:value-type="float">
            <text:p>5</text:p>
          </table:table-cell>
          <table:table-cell office:value-type="float" office:value="-21" calcext:value-type="float">
            <text:p>-21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office:value-type="float" office:value="-28" calcext:value-type="float">
            <text:p>-28</text:p>
          </table:table-cell>
          <table:table-cell office:value-type="float" office:value="-23" calcext:value-type="float">
            <text:p>-23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2">
          <table:table-cell office:value-type="date" office:date-value="2021-01-16" calcext:value-type="date">
            <text:p>01/16/21</text:p>
          </table:table-cell>
          <table:table-cell table:number-columns-repeated="4"/>
          <table:table-cell office:value-type="float" office:value="18765" calcext:value-type="float">
            <text:p>18765</text:p>
          </table:table-cell>
          <table:table-cell office:value-type="float" office:value="431" calcext:value-type="float">
            <text:p>431</text:p>
          </table:table-cell>
          <table:table-cell office:value-type="float" office:value="16225" calcext:value-type="float">
            <text:p>16225</text:p>
          </table:table-cell>
          <table:table-cell table:formula="of:=[.F374]-[.G374]-[.H374]" office:value-type="float" office:value="2109" calcext:value-type="float">
            <text:p>2109</text:p>
          </table:table-cell>
          <table:table-cell table:formula="of:=[.G374]/[.F360]" office:value-type="float" office:value="0.0244775102226261" calcext:value-type="float">
            <text:p>0.024477510222626</text:p>
          </table:table-cell>
          <table:table-cell table:formula="of:=33467077-[.F374]" office:value-type="float" office:value="33448312" calcext:value-type="float">
            <text:p>33448312</text:p>
          </table:table-cell>
          <table:table-cell table:formula="of:=MAX(0;NORMINV(RAND()*0.5+0.5;MAX([.I378];1);MAX(0.25*[.I378];1)))" office:value-type="float" office:value="1877.51367020696" calcext:value-type="float">
            <text:p>1877.51367020696</text:p>
          </table:table-cell>
          <table:table-cell table:formula="of:=[.L374]-[.L373]" office:value-type="float" office:value="38.334380605351" calcext:value-type="float">
            <text:p>38.334380605351</text:p>
          </table:table-cell>
          <table:table-cell table:formula="of:=[.I374]-[.I373]" office:value-type="float" office:value="-22" calcext:value-type="float">
            <text:p>-22</text:p>
          </table:table-cell>
          <table:table-cell office:value-type="float" office:value="-19" calcext:value-type="float">
            <text:p>-19</text:p>
          </table:table-cell>
          <table:table-cell office:value-type="float" office:value="-16" calcext:value-type="float">
            <text:p>-16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-16" calcext:value-type="float">
            <text:p>-16</text:p>
          </table:table-cell>
          <table:table-cell office:value-type="float" office:value="2" calcext:value-type="float">
            <text:p>2</text:p>
          </table:table-cell>
          <table:table-cell office:value-type="float" office:value="-22" calcext:value-type="float">
            <text:p>-22</text:p>
          </table:table-cell>
          <table:table-cell office:value-type="float" office:value="-18" calcext:value-type="float">
            <text:p>-18</text:p>
          </table:table-cell>
          <table:table-cell office:value-type="float" office:value="12" calcext:value-type="float">
            <text:p>12</text:p>
          </table:table-cell>
          <table:table-cell office:value-type="float" office:value="-23" calcext:value-type="float">
            <text:p>-23</text:p>
          </table:table-cell>
          <table:table-cell office:value-type="float" office:value="-17" calcext:value-type="float">
            <text:p>-17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2">
          <table:table-cell office:value-type="date" office:date-value="2021-01-17" calcext:value-type="date">
            <text:p>01/17/21</text:p>
          </table:table-cell>
          <table:table-cell table:number-columns-repeated="4"/>
          <table:table-cell office:value-type="float" office:value="18875" calcext:value-type="float">
            <text:p>18875</text:p>
          </table:table-cell>
          <table:table-cell office:value-type="float" office:value="436" calcext:value-type="float">
            <text:p>436</text:p>
          </table:table-cell>
          <table:table-cell office:value-type="float" office:value="16347" calcext:value-type="float">
            <text:p>16347</text:p>
          </table:table-cell>
          <table:table-cell table:formula="of:=[.F375]-[.G375]-[.H375]" office:value-type="float" office:value="2092" calcext:value-type="float">
            <text:p>2092</text:p>
          </table:table-cell>
          <table:table-cell table:formula="of:=[.G375]/[.F361]" office:value-type="float" office:value="0.0247137512753656" calcext:value-type="float">
            <text:p>0.024713751275366</text:p>
          </table:table-cell>
          <table:table-cell table:formula="of:=33467077-[.F375]" office:value-type="float" office:value="33448202" calcext:value-type="float">
            <text:p>33448202</text:p>
          </table:table-cell>
          <table:table-cell table:formula="of:=MAX(0;NORMINV(RAND()*0.5+0.5;MAX([.I378];1);MAX(0.25*[.I378];1)))" office:value-type="float" office:value="2093.82580619505" calcext:value-type="float">
            <text:p>2093.82580619505</text:p>
          </table:table-cell>
          <table:table-cell table:formula="of:=[.L375]-[.L374]" office:value-type="float" office:value="216.312135988092" calcext:value-type="float">
            <text:p>216.312135988092</text:p>
          </table:table-cell>
          <table:table-cell table:formula="of:=[.I375]-[.I374]" office:value-type="float" office:value="-17" calcext:value-type="float">
            <text:p>-17</text:p>
          </table:table-cell>
          <table:table-cell office:value-type="float" office:value="-26" calcext:value-type="float">
            <text:p>-26</text:p>
          </table:table-cell>
          <table:table-cell office:value-type="float" office:value="-23" calcext:value-type="float">
            <text:p>-23</text:p>
          </table:table-cell>
          <table:table-cell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-20" calcext:value-type="float">
            <text:p>-20</text:p>
          </table:table-cell>
          <table:table-cell office:value-type="float" office:value="5" calcext:value-type="float">
            <text:p>5</text:p>
          </table:table-cell>
          <table:table-cell office:value-type="float" office:value="-28" calcext:value-type="float">
            <text:p>-28</text:p>
          </table:table-cell>
          <table:table-cell office:value-type="float" office:value="-24" calcext:value-type="float">
            <text:p>-24</text:p>
          </table:table-cell>
          <table:table-cell office:value-type="float" office:value="-6" calcext:value-type="float">
            <text:p>-6</text:p>
          </table:table-cell>
          <table:table-cell office:value-type="float" office:value="-38" calcext:value-type="float">
            <text:p>-38</text:p>
          </table:table-cell>
          <table:table-cell office:value-type="float" office:value="-21" calcext:value-type="float">
            <text:p>-21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2">
          <table:table-cell office:value-type="date" office:date-value="2021-01-18" calcext:value-type="date">
            <text:p>01/18/21</text:p>
          </table:table-cell>
          <table:table-cell table:number-columns-repeated="4"/>
          <table:table-cell office:value-type="float" office:value="18926" calcext:value-type="float">
            <text:p>18926</text:p>
          </table:table-cell>
          <table:table-cell office:value-type="float" office:value="439" calcext:value-type="float">
            <text:p>439</text:p>
          </table:table-cell>
          <table:table-cell office:value-type="float" office:value="16677" calcext:value-type="float">
            <text:p>16677</text:p>
          </table:table-cell>
          <table:table-cell table:formula="of:=[.F376]-[.G376]-[.H376]" office:value-type="float" office:value="1810" calcext:value-type="float">
            <text:p>1810</text:p>
          </table:table-cell>
          <table:table-cell table:formula="of:=[.G376]/[.F362]" office:value-type="float" office:value="0.0248247002940511" calcext:value-type="float">
            <text:p>0.024824700294051</text:p>
          </table:table-cell>
          <table:table-cell table:formula="of:=33467077-[.F376]" office:value-type="float" office:value="33448151" calcext:value-type="float">
            <text:p>33448151</text:p>
          </table:table-cell>
          <table:table-cell table:formula="of:=MAX(0;NORMINV(RAND()*0.5+0.5;MAX([.I378];1);MAX(0.25*[.I378];1)))" office:value-type="float" office:value="2163.22502200294" calcext:value-type="float">
            <text:p>2163.22502200294</text:p>
          </table:table-cell>
          <table:table-cell table:formula="of:=[.L376]-[.L375]" office:value-type="float" office:value="69.3992158078909" calcext:value-type="float">
            <text:p>69.3992158078909</text:p>
          </table:table-cell>
          <table:table-cell table:formula="of:=[.I376]-[.I375]" office:value-type="float" office:value="-282" calcext:value-type="float">
            <text:p>-282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-12" calcext:value-type="float">
            <text:p>-12</text:p>
          </table:table-cell>
          <table:table-cell office:value-type="float" office:value="-22" calcext:value-type="float">
            <text:p>-22</text:p>
          </table:table-cell>
          <table:table-cell office:value-type="float" office:value="5" calcext:value-type="float">
            <text:p>5</text:p>
          </table:table-cell>
          <table:table-cell office:value-type="float" office:value="-19" calcext:value-type="float">
            <text:p>-19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  <table:table-cell office:value-type="float" office:value="-22" calcext:value-type="float">
            <text:p>-22</text:p>
          </table:table-cell>
          <table:table-cell office:value-type="float" office:value="-23" calcext:value-type="float">
            <text:p>-23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2">
          <table:table-cell office:value-type="date" office:date-value="2021-01-19" calcext:value-type="date">
            <text:p>01/19/21</text:p>
          </table:table-cell>
          <table:table-cell table:number-columns-repeated="4"/>
          <table:table-cell office:value-type="float" office:value="19011" calcext:value-type="float">
            <text:p>19011</text:p>
          </table:table-cell>
          <table:table-cell office:value-type="float" office:value="442" calcext:value-type="float">
            <text:p>442</text:p>
          </table:table-cell>
          <table:table-cell office:value-type="float" office:value="16822" calcext:value-type="float">
            <text:p>16822</text:p>
          </table:table-cell>
          <table:table-cell table:formula="of:=[.F377]-[.G377]-[.H377]" office:value-type="float" office:value="1747" calcext:value-type="float">
            <text:p>1747</text:p>
          </table:table-cell>
          <table:table-cell table:formula="of:=[.G377]/[.F363]" office:value-type="float" office:value="0.024892993917549" calcext:value-type="float">
            <text:p>0.024892993917549</text:p>
          </table:table-cell>
          <table:table-cell table:formula="of:=33467077-[.F377]" office:value-type="float" office:value="33448066" calcext:value-type="float">
            <text:p>33448066</text:p>
          </table:table-cell>
          <table:table-cell table:formula="of:=MAX(0;NORMINV(RAND()*0.5+0.5;MAX([.I378];1);MAX(0.25*[.I378];1)))" office:value-type="float" office:value="2023.21062879368" calcext:value-type="float">
            <text:p>2023.21062879368</text:p>
          </table:table-cell>
          <table:table-cell table:formula="of:=[.L377]-[.L376]" office:value-type="float" office:value="-140.014393209261" calcext:value-type="float">
            <text:p>-140.014393209261</text:p>
          </table:table-cell>
          <table:table-cell table:formula="of:=[.I377]-[.I376]" office:value-type="float" office:value="-63" calcext:value-type="float">
            <text:p>-63</text:p>
          </table:table-cell>
          <table:table-cell office:value-type="float" office:value="-18" calcext:value-type="float">
            <text:p>-18</text:p>
          </table:table-cell>
          <table:table-cell office:value-type="float" office:value="-13" calcext:value-type="float">
            <text:p>-13</text:p>
          </table:table-cell>
          <table:table-cell office:value-type="float" office:value="8" calcext:value-type="float">
            <text:p>8</text:p>
          </table:table-cell>
          <table:table-cell office:value-type="float" office:value="-16" calcext:value-type="float">
            <text:p>-16</text:p>
          </table:table-cell>
          <table:table-cell office:value-type="float" office:value="-20" calcext:value-type="float">
            <text:p>-20</text:p>
          </table:table-cell>
          <table:table-cell office:value-type="float" office:value="4" calcext:value-type="float">
            <text:p>4</text:p>
          </table:table-cell>
          <table:table-cell office:value-type="float" office:value="-19" calcext:value-type="float">
            <text:p>-19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office:value-type="float" office:value="-21" calcext:value-type="float">
            <text:p>-21</text:p>
          </table:table-cell>
          <table:table-cell office:value-type="float" office:value="-25" calcext:value-type="float">
            <text:p>-25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2">
          <table:table-cell office:value-type="date" office:date-value="2021-01-20" calcext:value-type="date">
            <text:p>01/20/21</text:p>
          </table:table-cell>
          <table:table-cell table:number-columns-repeated="4"/>
          <table:table-cell office:value-type="float" office:value="19093" calcext:value-type="float">
            <text:p>19093</text:p>
          </table:table-cell>
          <table:table-cell office:value-type="float" office:value="444" calcext:value-type="float">
            <text:p>444</text:p>
          </table:table-cell>
          <table:table-cell office:value-type="float" office:value="16921" calcext:value-type="float">
            <text:p>16921</text:p>
          </table:table-cell>
          <table:table-cell table:formula="of:=[.F378]-[.G378]-[.H378]" office:value-type="float" office:value="1728" calcext:value-type="float">
            <text:p>1728</text:p>
          </table:table-cell>
          <table:table-cell table:formula="of:=[.G378]/[.F364]" office:value-type="float" office:value="0.0248544558889386" calcext:value-type="float">
            <text:p>0.024854455888939</text:p>
          </table:table-cell>
          <table:table-cell table:formula="of:=33467077-[.F378]" office:value-type="float" office:value="33447984" calcext:value-type="float">
            <text:p>33447984</text:p>
          </table:table-cell>
          <table:table-cell table:formula="of:=MAX(0;NORMINV(RAND()*0.5+0.5;MAX([.I378];1);MAX(0.25*[.I378];1)))" office:value-type="float" office:value="2082.17778826263" calcext:value-type="float">
            <text:p>2082.17778826263</text:p>
          </table:table-cell>
          <table:table-cell table:formula="of:=[.L378]-[.L377]" office:value-type="float" office:value="58.967159468948" calcext:value-type="float">
            <text:p>58.967159468948</text:p>
          </table:table-cell>
          <table:table-cell table:formula="of:=[.I378]-[.I377]" office:value-type="float" office:value="-19" calcext:value-type="float">
            <text:p>-19</text:p>
          </table:table-cell>
          <table:table-cell office:value-type="float" office:value="-16" calcext:value-type="float">
            <text:p>-16</text:p>
          </table:table-cell>
          <table:table-cell office:value-type="float" office:value="-13" calcext:value-type="float">
            <text:p>-13</text:p>
          </table:table-cell>
          <table:table-cell office:value-type="float" office:value="10" calcext:value-type="float">
            <text:p>10</text:p>
          </table:table-cell>
          <table:table-cell office:value-type="float" office:value="-15" calcext:value-type="float">
            <text:p>-15</text:p>
          </table:table-cell>
          <table:table-cell office:value-type="float" office:value="-19" calcext:value-type="float">
            <text:p>-19</text:p>
          </table:table-cell>
          <table:table-cell office:value-type="float" office:value="5" calcext:value-type="float">
            <text:p>5</text:p>
          </table:table-cell>
          <table:table-cell office:value-type="float" office:value="-17" calcext:value-type="float">
            <text:p>-17</text:p>
          </table:table-cell>
          <table:table-cell office:value-type="float" office:value="-14" calcext:value-type="float">
            <text:p>-14</text:p>
          </table:table-cell>
          <table:table-cell office:value-type="float" office:value="6" calcext:value-type="float">
            <text:p>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2">
          <table:table-cell table:number-columns-repeated="11"/>
          <table:table-cell table:style-name="Default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 style:data-style-name="N2" text:time-value="12:21:10.0933631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7T14:42:16.544868438</meta:creation-date>
    <meta:generator>LibreOffice/7.0.3.1$Linux_X86_64 LibreOffice_project/00$Build-1</meta:generator>
    <dc:date>2021-02-09T12:20:01.961166636</dc:date>
    <meta:editing-duration>PT43M7S</meta:editing-duration>
    <meta:editing-cycles>8</meta:editing-cycles>
    <meta:document-statistic meta:table-count="1" meta:cell-count="7823" meta:object-count="0"/>
  </office:meta>
</office:document-meta>
</file>